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3" manifest:media-type=""/>
  <manifest:file-entry manifest:full-path="ObjectReplacements/Object 23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75" manifest:media-type=""/>
  <manifest:file-entry manifest:full-path="ObjectReplacements/Object 162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44/Configurations2/accelerator/current.xml" manifest:media-type="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43/Configurations2/accelerator/current.xml" manifest:media-type="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2" manifest:media-type="application/vnd.oasis.opendocument.formula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42/Configurations2/accelerator/current.xml" manifest:media-type="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265/Configurations2/accelerator/current.xml" manifest:media-type="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9/content.xml" manifest:media-type="text/xml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48/Configurations2/accelerator/current.xml" manifest:media-type="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21/settings.xml" manifest:media-type="text/xml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8/settings.xml" manifest:media-type="text/xml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2/content.xml" manifest:media-type="text/xml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50/Configurations2/accelerator/current.xml" manifest:media-type="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51/Configurations2/accelerator/current.xml" manifest:media-type="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52/Configurations2/accelerator/current.xml" manifest:media-type="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53/Configurations2/accelerator/current.xml" manifest:media-type="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54/Configurations2/accelerator/current.xml" manifest:media-type="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55/content.xml" manifest:media-type="text/xml"/>
  <manifest:file-entry manifest:full-path="Object 255/Configurations2/accelerator/current.xml" manifest:media-type="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56/Configurations2/accelerator/current.xml" manifest:media-type="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58/Configurations2/accelerator/current.xml" manifest:media-type="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57/Configurations2/accelerator/current.xml" manifest:media-type="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59/Configurations2/accelerator/current.xml" manifest:media-type="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260/Configurations2/accelerator/current.xml" manifest:media-type="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262/Configurations2/accelerator/current.xml" manifest:media-type="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263/Configurations2/accelerator/current.xml" manifest:media-type="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2" manifest:media-type="application/vnd.oasis.opendocument.formula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64/Configurations2/accelerator/current.xml" manifest:media-type="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67/Configurations2/accelerator/current.xml" manifest:media-type="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68/Configurations2/accelerator/current.xml" manifest:media-type="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69/Configurations2/accelerator/current.xml" manifest:media-type="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70/Configurations2/accelerator/current.xml" manifest:media-type="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271/Configurations2/accelerator/current.xml" manifest:media-type="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2" manifest:media-type="application/vnd.oasis.opendocument.formula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272/content.xml" manifest:media-type="text/xml"/>
  <manifest:file-entry manifest:full-path="Object 272/Configurations2/accelerator/current.xml" manifest:media-type="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" manifest:version="1.2" manifest:media-type="application/vnd.oasis.opendocument.formula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273/Configurations2/accelerator/current.xml" manifest:media-type="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274/Configurations2/accelerator/current.xml" manifest:media-type="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275/Configurations2/accelerator/current.xml" manifest:media-type="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276/Configurations2/accelerator/current.xml" manifest:media-type="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settings.xml" manifest:media-type="text/xml"/>
  <manifest:file-entry manifest:full-path="Object 27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277/Configurations2/accelerator/current.xml" manifest:media-type="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78/Configurations2/accelerator/current.xml" manifest:media-type="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01/settings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70/content.xml" manifest:media-type="text/xml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6/settings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6/settings.xml" manifest:media-type="text/xml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styles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195/content.xml" manifest:media-type="text/xml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98/settings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200/content.xml" manifest:media-type="text/xml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7/content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78/content.xml" manifest:media-type="text/xml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52/content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Thumbnails/thumbnail.png" manifest:media-type="image/png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77/content.xml" manifest:media-type="text/xml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216/settings.xml" manifest:media-type="text/xml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2" manifest:media-type="application/vnd.oasis.opendocument.formula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208/settings.xml" manifest:media-type="text/xml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583e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6001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71ae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8c21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d75b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f65e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0d3e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26ae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37d9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b8b6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c9f0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e962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ed92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0558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201f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38d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582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699d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88be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9b2f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c23d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c44b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cb27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cd5a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e78d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f018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f82c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136e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3567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3bc1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4e71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61bd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70e7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7e49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800e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a363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bb17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bf32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d827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0df6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2fc1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6aad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9d40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cd78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e8b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ed2c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f572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faf8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9f81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c9d6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e230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f235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fce0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0ae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154a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1bd8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3a47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4b7c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6928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b92a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bb46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d3d7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2db9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3077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37e1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5679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725c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9042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afc7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2769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945a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a582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f8a0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43b2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b96d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bb30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ca87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d741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f788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1867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696c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6e48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8bbe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a814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c7c4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ec5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0465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2e7b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421e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5a14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86cd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9f94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c3f1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0c4b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1d88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4878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789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8ad4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987f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a42b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c3c3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c7f3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c938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d106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eea1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049f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e1dc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f949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1681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3406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42f5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73d4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c556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0c5f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29f6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366f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4851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641a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7b34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d2a9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3282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4a8f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c473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ef2f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fbe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07f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4557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54f5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65c1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6f7c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7c8c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21542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23122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2460b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2726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866f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2932f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256df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2cdb5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2db5a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2f03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31046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33d36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4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308f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5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9b2f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6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136e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7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70e7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8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0df6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9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9d40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0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f572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1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faf8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2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1bd8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3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3077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4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5679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5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2769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6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945a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7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43b2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8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e52f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9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ec5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0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0c4b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1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c7f3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2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049f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3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e1dc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4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080e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5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c473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6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fbe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7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54f5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8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2460b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2f03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33d36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3c860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2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3c860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2" style:family="text">
      <style:text-properties style:font-name="Times New Roman" fo:font-size="10pt" officeooo:rsid="02a16171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292f1e6" style:font-name-asian="Courier New" style:font-size-asian="10pt" style:font-name-complex="Courier New" style:font-size-complex="10pt"/>
    </style:style>
    <style:style style:name="T4" style:family="text">
      <style:text-properties style:font-name="Times New Roman" fo:font-size="10pt" officeooo:rsid="02ae64fd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officeooo:rsid="02990d13" style:font-name-asian="Courier New" style:font-size-asian="10pt" style:font-name-complex="Courier New" style:font-size-complex="10pt"/>
    </style:style>
    <style:style style:name="T6" style:family="text">
      <style:text-properties style:font-name="Times New Roman" fo:font-size="10pt" officeooo:rsid="0299c4af" style:font-name-asian="Courier New" style:font-size-asian="10pt" style:font-name-complex="Courier New" style:font-size-complex="10pt"/>
    </style:style>
    <style:style style:name="T7" style:family="text">
      <style:text-properties style:font-name="Times New Roman" fo:font-size="10pt" officeooo:rsid="0334c646" style:font-name-asian="Courier New" style:font-size-asian="10pt" style:font-name-complex="Courier New" style:font-size-complex="10pt"/>
    </style:style>
    <style:style style:name="T8" style:family="text">
      <style:text-properties style:font-name="Times New Roman" fo:font-size="10pt" officeooo:rsid="0010d3e8" style:font-name-asian="Courier New" style:font-size-asian="10pt" style:font-name-complex="Courier New" style:font-size-complex="10pt"/>
    </style:style>
    <style:style style:name="T9" style:family="text">
      <style:text-properties style:font-name="Times New Roman" fo:font-size="10pt" officeooo:rsid="00126ae7" style:font-name-asian="Courier New" style:font-size-asian="10pt" style:font-name-complex="Courier New" style:font-size-complex="10pt"/>
    </style:style>
    <style:style style:name="T10" style:family="text">
      <style:text-properties style:font-name="Times New Roman" fo:font-size="10pt" officeooo:rsid="00137d96" style:font-name-asian="Courier New" style:font-size-asian="10pt" style:font-name-complex="Courier New" style:font-size-complex="10pt"/>
    </style:style>
    <style:style style:name="T11" style:family="text">
      <style:text-properties style:font-name="Times New Roman" fo:font-size="10pt" officeooo:rsid="00149505" style:font-name-asian="Courier New" style:font-size-asian="10pt" style:font-name-complex="Courier New" style:font-size-complex="10pt"/>
    </style:style>
    <style:style style:name="T12" style:family="text">
      <style:text-properties style:font-name="Times New Roman" fo:font-size="10pt" officeooo:rsid="0017c40f" style:font-name-asian="Courier New" style:font-size-asian="10pt" style:font-name-complex="Courier New" style:font-size-complex="10pt"/>
    </style:style>
    <style:style style:name="T13" style:family="text">
      <style:text-properties style:font-name="Times New Roman" fo:font-size="10pt" officeooo:rsid="001b8b6d" style:font-name-asian="Courier New" style:font-size-asian="10pt" style:font-name-complex="Courier New" style:font-size-complex="10pt"/>
    </style:style>
    <style:style style:name="T14" style:family="text">
      <style:text-properties style:font-name="Times New Roman" fo:font-size="10pt" officeooo:rsid="001c9f01" style:font-name-asian="Courier New" style:font-size-asian="10pt" style:font-name-complex="Courier New" style:font-size-complex="10pt"/>
    </style:style>
    <style:style style:name="T15" style:family="text">
      <style:text-properties style:font-name="Times New Roman" fo:font-size="10pt" officeooo:rsid="001e962a" style:font-name-asian="Courier New" style:font-size-asian="10pt" style:font-name-complex="Courier New" style:font-size-complex="10pt"/>
    </style:style>
    <style:style style:name="T16" style:family="text">
      <style:text-properties style:font-name="Times New Roman" fo:font-size="10pt" officeooo:rsid="0020558c" style:font-name-asian="Courier New" style:font-size-asian="10pt" style:font-name-complex="Courier New" style:font-size-complex="10pt"/>
    </style:style>
    <style:style style:name="T17" style:family="text">
      <style:text-properties style:font-name="Times New Roman" fo:font-size="10pt" officeooo:rsid="002201f5" style:font-name-asian="Courier New" style:font-size-asian="10pt" style:font-name-complex="Courier New" style:font-size-complex="10pt"/>
    </style:style>
    <style:style style:name="T18" style:family="text">
      <style:text-properties style:font-name="Times New Roman" fo:font-size="10pt" officeooo:rsid="00238db6" style:font-name-asian="Courier New" style:font-size-asian="10pt" style:font-name-complex="Courier New" style:font-size-complex="10pt"/>
    </style:style>
    <style:style style:name="T19" style:family="text">
      <style:text-properties style:font-name="Times New Roman" fo:font-size="10pt" officeooo:rsid="002582d3" style:font-name-asian="Courier New" style:font-size-asian="10pt" style:font-name-complex="Courier New" style:font-size-complex="10pt"/>
    </style:style>
    <style:style style:name="T20" style:family="text">
      <style:text-properties style:font-name="Times New Roman" fo:font-size="10pt" officeooo:rsid="002699d1" style:font-name-asian="Courier New" style:font-size-asian="10pt" style:font-name-complex="Courier New" style:font-size-complex="10pt"/>
    </style:style>
    <style:style style:name="T21" style:family="text">
      <style:text-properties style:font-name="Times New Roman" fo:font-size="10pt" officeooo:rsid="002cd5a0" style:font-name-asian="Courier New" style:font-size-asian="10pt" style:font-name-complex="Courier New" style:font-size-complex="10pt"/>
    </style:style>
    <style:style style:name="T22" style:family="text">
      <style:text-properties style:font-name="Times New Roman" fo:font-size="10pt" officeooo:rsid="002e78d9" style:font-name-asian="Courier New" style:font-size-asian="10pt" style:font-name-complex="Courier New" style:font-size-complex="10pt"/>
    </style:style>
    <style:style style:name="T23" style:family="text">
      <style:text-properties style:font-name="Times New Roman" fo:font-size="10pt" officeooo:rsid="002f0181" style:font-name-asian="Courier New" style:font-size-asian="10pt" style:font-name-complex="Courier New" style:font-size-complex="10pt"/>
    </style:style>
    <style:style style:name="T24" style:family="text">
      <style:text-properties style:font-name="Times New Roman" fo:font-size="10pt" officeooo:rsid="0034e718" style:font-name-asian="Courier New" style:font-size-asian="10pt" style:font-name-complex="Courier New" style:font-size-complex="10pt"/>
    </style:style>
    <style:style style:name="T25" style:family="text">
      <style:text-properties style:font-name="Times New Roman" fo:font-size="10pt" officeooo:rsid="00370e7a" style:font-name-asian="Courier New" style:font-size-asian="10pt" style:font-name-complex="Courier New" style:font-size-complex="10pt"/>
    </style:style>
    <style:style style:name="T26" style:family="text">
      <style:text-properties style:font-name="Times New Roman" fo:font-size="10pt" officeooo:rsid="003d827c" style:font-name-asian="Courier New" style:font-size-asian="10pt" style:font-name-complex="Courier New" style:font-size-complex="10pt"/>
    </style:style>
    <style:style style:name="T27" style:family="text">
      <style:text-properties style:font-name="Times New Roman" fo:font-size="10pt" officeooo:rsid="0049d40c" style:font-name-asian="Courier New" style:font-size-asian="10pt" style:font-name-complex="Courier New" style:font-size-complex="10pt"/>
    </style:style>
    <style:style style:name="T28" style:family="text">
      <style:text-properties style:font-name="Times New Roman" fo:font-size="10pt" officeooo:rsid="004e8be3" style:font-name-asian="Courier New" style:font-size-asian="10pt" style:font-name-complex="Courier New" style:font-size-complex="10pt"/>
    </style:style>
    <style:style style:name="T29" style:family="text">
      <style:text-properties style:font-name="Times New Roman" fo:font-size="10pt" officeooo:rsid="004f5728" style:font-name-asian="Courier New" style:font-size-asian="10pt" style:font-name-complex="Courier New" style:font-size-complex="10pt"/>
    </style:style>
    <style:style style:name="T30" style:family="text">
      <style:text-properties style:font-name="Times New Roman" fo:font-size="10pt" officeooo:rsid="006154a1" style:font-name-asian="Courier New" style:font-size-asian="10pt" style:font-name-complex="Courier New" style:font-size-complex="10pt"/>
    </style:style>
    <style:style style:name="T31" style:family="text">
      <style:text-properties style:font-name="Times New Roman" fo:font-size="10pt" officeooo:rsid="006d3d7d" style:font-name-asian="Courier New" style:font-size-asian="10pt" style:font-name-complex="Courier New" style:font-size-complex="10pt"/>
    </style:style>
    <style:style style:name="T32" style:family="text">
      <style:text-properties style:font-name="Times New Roman" fo:font-size="10pt" officeooo:rsid="0072db9b" style:font-name-asian="Courier New" style:font-size-asian="10pt" style:font-name-complex="Courier New" style:font-size-complex="10pt"/>
    </style:style>
    <style:style style:name="T33" style:family="text">
      <style:text-properties style:font-name="Times New Roman" fo:font-size="10pt" officeooo:rsid="00730771" style:font-name-asian="Courier New" style:font-size-asian="10pt" style:font-name-complex="Courier New" style:font-size-complex="10pt"/>
    </style:style>
    <style:style style:name="T34" style:family="text">
      <style:text-properties style:font-name="Times New Roman" fo:font-size="10pt" officeooo:rsid="00737e10" style:font-name-asian="Courier New" style:font-size-asian="10pt" style:font-name-complex="Courier New" style:font-size-complex="10pt"/>
    </style:style>
    <style:style style:name="T35" style:family="text">
      <style:text-properties style:font-name="Times New Roman" fo:font-size="10pt" officeooo:rsid="007afc79" style:font-name-asian="Courier New" style:font-size-asian="10pt" style:font-name-complex="Courier New" style:font-size-complex="10pt"/>
    </style:style>
    <style:style style:name="T36" style:family="text">
      <style:text-properties style:font-name="Times New Roman" fo:font-size="10pt" officeooo:rsid="0080f6e1" style:font-name-asian="Courier New" style:font-size-asian="10pt" style:font-name-complex="Courier New" style:font-size-complex="10pt"/>
    </style:style>
    <style:style style:name="T37" style:family="text">
      <style:text-properties style:font-name="Times New Roman" fo:font-size="10pt" officeooo:rsid="009acf2d" style:font-name-asian="Courier New" style:font-size-asian="10pt" style:font-name-complex="Courier New" style:font-size-complex="10pt"/>
    </style:style>
    <style:style style:name="T38" style:family="text">
      <style:text-properties style:font-name="Times New Roman" fo:font-size="10pt" officeooo:rsid="009b96d5" style:font-name-asian="Courier New" style:font-size-asian="10pt" style:font-name-complex="Courier New" style:font-size-complex="10pt"/>
    </style:style>
    <style:style style:name="T39" style:family="text">
      <style:text-properties style:font-name="Times New Roman" fo:font-size="10pt" officeooo:rsid="009bb30d" style:font-name-asian="Courier New" style:font-size-asian="10pt" style:font-name-complex="Courier New" style:font-size-complex="10pt"/>
    </style:style>
    <style:style style:name="T40" style:family="text">
      <style:text-properties style:font-name="Times New Roman" fo:font-size="10pt" officeooo:rsid="009ca878" style:font-name-asian="Courier New" style:font-size-asian="10pt" style:font-name-complex="Courier New" style:font-size-complex="10pt"/>
    </style:style>
    <style:style style:name="T41" style:family="text">
      <style:text-properties style:font-name="Times New Roman" fo:font-size="10pt" officeooo:rsid="009d7411" style:font-name-asian="Courier New" style:font-size-asian="10pt" style:font-name-complex="Courier New" style:font-size-complex="10pt"/>
    </style:style>
    <style:style style:name="T42" style:family="text">
      <style:text-properties style:font-name="Times New Roman" fo:font-size="10pt" officeooo:rsid="009f7880" style:font-name-asian="Courier New" style:font-size-asian="10pt" style:font-name-complex="Courier New" style:font-size-complex="10pt"/>
    </style:style>
    <style:style style:name="T43" style:family="text">
      <style:text-properties style:font-name="Times New Roman" fo:font-size="10pt" officeooo:rsid="00a18672" style:font-name-asian="Courier New" style:font-size-asian="10pt" style:font-name-complex="Courier New" style:font-size-complex="10pt"/>
    </style:style>
    <style:style style:name="T44" style:family="text">
      <style:text-properties style:font-name="Times New Roman" fo:font-size="10pt" officeooo:rsid="00a696c7" style:font-name-asian="Courier New" style:font-size-asian="10pt" style:font-name-complex="Courier New" style:font-size-complex="10pt"/>
    </style:style>
    <style:style style:name="T45" style:family="text">
      <style:text-properties style:font-name="Times New Roman" fo:font-size="10pt" officeooo:rsid="00a6e48c" style:font-name-asian="Courier New" style:font-size-asian="10pt" style:font-name-complex="Courier New" style:font-size-complex="10pt"/>
    </style:style>
    <style:style style:name="T46" style:family="text">
      <style:text-properties style:font-name="Times New Roman" fo:font-size="10pt" officeooo:rsid="00a8bbe7" style:font-name-asian="Courier New" style:font-size-asian="10pt" style:font-name-complex="Courier New" style:font-size-complex="10pt"/>
    </style:style>
    <style:style style:name="T47" style:family="text">
      <style:text-properties style:font-name="Times New Roman" fo:font-size="10pt" officeooo:rsid="00aa814c" style:font-name-asian="Courier New" style:font-size-asian="10pt" style:font-name-complex="Courier New" style:font-size-complex="10pt"/>
    </style:style>
    <style:style style:name="T48" style:family="text">
      <style:text-properties style:font-name="Times New Roman" fo:font-size="10pt" officeooo:rsid="00ac7c4b" style:font-name-asian="Courier New" style:font-size-asian="10pt" style:font-name-complex="Courier New" style:font-size-complex="10pt"/>
    </style:style>
    <style:style style:name="T49" style:family="text">
      <style:text-properties style:font-name="Times New Roman" fo:font-size="10pt" officeooo:rsid="00ae52f7" style:font-name-asian="Courier New" style:font-size-asian="10pt" style:font-name-complex="Courier New" style:font-size-complex="10pt"/>
    </style:style>
    <style:style style:name="T50" style:family="text">
      <style:text-properties style:font-name="Times New Roman" fo:font-size="10pt" officeooo:rsid="00b04652" style:font-name-asian="Courier New" style:font-size-asian="10pt" style:font-name-complex="Courier New" style:font-size-complex="10pt"/>
    </style:style>
    <style:style style:name="T51" style:family="text">
      <style:text-properties style:font-name="Times New Roman" fo:font-size="10pt" officeooo:rsid="00b421e7" style:font-name-asian="Courier New" style:font-size-asian="10pt" style:font-name-complex="Courier New" style:font-size-complex="10pt"/>
    </style:style>
    <style:style style:name="T52" style:family="text">
      <style:text-properties style:font-name="Times New Roman" fo:font-size="10pt" officeooo:rsid="00b86cde" style:font-name-asian="Courier New" style:font-size-asian="10pt" style:font-name-complex="Courier New" style:font-size-complex="10pt"/>
    </style:style>
    <style:style style:name="T53" style:family="text">
      <style:text-properties style:font-name="Times New Roman" fo:font-size="10pt" officeooo:rsid="00b9f947" style:font-name-asian="Courier New" style:font-size-asian="10pt" style:font-name-complex="Courier New" style:font-size-complex="10pt"/>
    </style:style>
    <style:style style:name="T54" style:family="text">
      <style:text-properties style:font-name="Times New Roman" fo:font-size="10pt" officeooo:rsid="00bc3f1c" style:font-name-asian="Courier New" style:font-size-asian="10pt" style:font-name-complex="Courier New" style:font-size-complex="10pt"/>
    </style:style>
    <style:style style:name="T55" style:family="text">
      <style:text-properties style:font-name="Times New Roman" fo:font-size="10pt" officeooo:rsid="00bf8d45" style:font-name-asian="Courier New" style:font-size-asian="10pt" style:font-name-complex="Courier New" style:font-size-complex="10pt"/>
    </style:style>
    <style:style style:name="T56" style:family="text">
      <style:text-properties style:font-name="Times New Roman" fo:font-size="10pt" officeooo:rsid="00c0c4b8" style:font-name-asian="Courier New" style:font-size-asian="10pt" style:font-name-complex="Courier New" style:font-size-complex="10pt"/>
    </style:style>
    <style:style style:name="T57" style:family="text">
      <style:text-properties style:font-name="Times New Roman" fo:font-size="10pt" officeooo:rsid="00c1d881" style:font-name-asian="Courier New" style:font-size-asian="10pt" style:font-name-complex="Courier New" style:font-size-complex="10pt"/>
    </style:style>
    <style:style style:name="T58" style:family="text">
      <style:text-properties style:font-name="Times New Roman" fo:font-size="10pt" officeooo:rsid="00c3d30a" style:font-name-asian="Courier New" style:font-size-asian="10pt" style:font-name-complex="Courier New" style:font-size-complex="10pt"/>
    </style:style>
    <style:style style:name="T59" style:family="text">
      <style:text-properties style:font-name="Times New Roman" fo:font-size="10pt" officeooo:rsid="00ca42b1" style:font-name-asian="Courier New" style:font-size-asian="10pt" style:font-name-complex="Courier New" style:font-size-complex="10pt"/>
    </style:style>
    <style:style style:name="T60" style:family="text">
      <style:text-properties style:font-name="Times New Roman" fo:font-size="10pt" officeooo:rsid="00cc3c33" style:font-name-asian="Courier New" style:font-size-asian="10pt" style:font-name-complex="Courier New" style:font-size-complex="10pt"/>
    </style:style>
    <style:style style:name="T61" style:family="text">
      <style:text-properties style:font-name="Times New Roman" fo:font-size="10pt" officeooo:rsid="00cd106d" style:font-name-asian="Courier New" style:font-size-asian="10pt" style:font-name-complex="Courier New" style:font-size-complex="10pt"/>
    </style:style>
    <style:style style:name="T62" style:family="text">
      <style:text-properties style:font-name="Times New Roman" fo:font-size="10pt" officeooo:rsid="00ceea1b" style:font-name-asian="Courier New" style:font-size-asian="10pt" style:font-name-complex="Courier New" style:font-size-complex="10pt"/>
    </style:style>
    <style:style style:name="T63" style:family="text">
      <style:text-properties style:font-name="Times New Roman" fo:font-size="10pt" officeooo:rsid="00ec5566" style:font-name-asian="Courier New" style:font-size-asian="10pt" style:font-name-complex="Courier New" style:font-size-complex="10pt"/>
    </style:style>
    <style:style style:name="T64" style:family="text">
      <style:text-properties style:font-name="Times New Roman" fo:font-size="10pt" officeooo:rsid="00ed9083" style:font-name-asian="Courier New" style:font-size-asian="10pt" style:font-name-complex="Courier New" style:font-size-complex="10pt"/>
    </style:style>
    <style:style style:name="T65" style:family="text">
      <style:text-properties style:font-name="Times New Roman" fo:font-size="10pt" officeooo:rsid="00f0c5f3" style:font-name-asian="Courier New" style:font-size-asian="10pt" style:font-name-complex="Courier New" style:font-size-complex="10pt"/>
    </style:style>
    <style:style style:name="T66" style:family="text">
      <style:text-properties style:font-name="Times New Roman" fo:font-size="10pt" officeooo:rsid="00f366f1" style:font-name-asian="Courier New" style:font-size-asian="10pt" style:font-name-complex="Courier New" style:font-size-complex="10pt"/>
    </style:style>
    <style:style style:name="T67" style:family="text">
      <style:text-properties style:font-name="Times New Roman" fo:font-size="10pt" officeooo:rsid="00f641a0" style:font-name-asian="Courier New" style:font-size-asian="10pt" style:font-name-complex="Courier New" style:font-size-complex="10pt"/>
    </style:style>
    <style:style style:name="T68" style:family="text">
      <style:text-properties style:font-name="Times New Roman" fo:font-size="10pt" officeooo:rsid="00f7b34d" style:font-name-asian="Courier New" style:font-size-asian="10pt" style:font-name-complex="Courier New" style:font-size-complex="10pt"/>
    </style:style>
    <style:style style:name="T69" style:family="text">
      <style:text-properties style:font-name="Times New Roman" fo:font-size="10pt" officeooo:rsid="00f866f6" style:font-name-asian="Courier New" style:font-size-asian="10pt" style:font-name-complex="Courier New" style:font-size-complex="10pt"/>
    </style:style>
    <style:style style:name="T70" style:family="text">
      <style:text-properties style:font-name="Times New Roman" fo:font-size="10pt" officeooo:rsid="00fd2a96" style:font-name-asian="Courier New" style:font-size-asian="10pt" style:font-name-complex="Courier New" style:font-size-complex="10pt"/>
    </style:style>
    <style:style style:name="T71" style:family="text">
      <style:text-properties style:font-name="Times New Roman" fo:font-size="10pt" officeooo:rsid="010080e8" style:font-name-asian="Courier New" style:font-size-asian="10pt" style:font-name-complex="Courier New" style:font-size-complex="10pt"/>
    </style:style>
    <style:style style:name="T72" style:family="text">
      <style:text-properties style:font-name="Times New Roman" fo:font-size="10pt" officeooo:rsid="0102307e" style:font-name-asian="Courier New" style:font-size-asian="10pt" style:font-name-complex="Courier New" style:font-size-complex="10pt"/>
    </style:style>
    <style:style style:name="T73" style:family="text">
      <style:text-properties style:font-name="Times New Roman" fo:font-size="10pt" officeooo:rsid="0103282d" style:font-name-asian="Courier New" style:font-size-asian="10pt" style:font-name-complex="Courier New" style:font-size-complex="10pt"/>
    </style:style>
    <style:style style:name="T74" style:family="text">
      <style:text-properties style:font-name="Times New Roman" fo:font-size="10pt" officeooo:rsid="010fbe20" style:font-name-asian="Courier New" style:font-size-asian="10pt" style:font-name-complex="Courier New" style:font-size-complex="10pt"/>
    </style:style>
    <style:style style:name="T75" style:family="text">
      <style:text-properties style:font-name="Times New Roman" fo:font-size="10pt" officeooo:rsid="01107f34" style:font-name-asian="Courier New" style:font-size-asian="10pt" style:font-name-complex="Courier New" style:font-size-complex="10pt"/>
    </style:style>
    <style:style style:name="T76" style:family="text">
      <style:text-properties style:font-name="Times New Roman" fo:font-size="10pt" officeooo:rsid="01145577" style:font-name-asian="Courier New" style:font-size-asian="10pt" style:font-name-complex="Courier New" style:font-size-complex="10pt"/>
    </style:style>
    <style:style style:name="T77" style:family="text">
      <style:text-properties style:font-name="Times New Roman" fo:font-size="10pt" officeooo:rsid="012460b0" style:font-name-asian="Courier New" style:font-size-asian="10pt" style:font-name-complex="Courier New" style:font-size-complex="10pt"/>
    </style:style>
    <style:style style:name="T78" style:family="text">
      <style:text-properties style:font-name="Times New Roman" fo:font-size="10pt" officeooo:rsid="01272684" style:font-name-asian="Courier New" style:font-size-asian="10pt" style:font-name-complex="Courier New" style:font-size-complex="10pt"/>
    </style:style>
    <style:style style:name="T79" style:family="text">
      <style:text-properties style:font-name="Times New Roman" fo:font-size="10pt" officeooo:rsid="012932f1" style:font-name-asian="Courier New" style:font-size-asian="10pt" style:font-name-complex="Courier New" style:font-size-complex="10pt"/>
    </style:style>
    <style:style style:name="T80" style:family="text">
      <style:text-properties style:font-name="Times New Roman" fo:font-size="10pt" officeooo:rsid="012a2f24" style:font-name-asian="Courier New" style:font-size-asian="10pt" style:font-name-complex="Courier New" style:font-size-complex="10pt"/>
    </style:style>
    <style:style style:name="T81" style:family="text">
      <style:text-properties style:font-name="Times New Roman" fo:font-size="10pt" officeooo:rsid="012cdb5b" style:font-name-asian="Courier New" style:font-size-asian="10pt" style:font-name-complex="Courier New" style:font-size-complex="10pt"/>
    </style:style>
    <style:style style:name="T82" style:family="text">
      <style:text-properties style:font-name="Times New Roman" style:font-name-asian="Courier New" style:font-name-complex="Courier New"/>
    </style:style>
    <style:style style:name="T83" style:family="text">
      <style:text-properties style:font-name="Times New Roman" officeooo:rsid="002201f5" style:font-name-asian="Courier New" style:font-name-complex="Courier New"/>
    </style:style>
    <style:style style:name="T84" style:family="text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MathematicaFormatStandardForm"><text:span text:style-name="T1"><draw:frame draw:style-name="fr1" draw:name="Object326" text:anchor-type="as-char" svg:y="-0.2547in" svg:width="3.528in" svg:height="0.4193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331" text:anchor-type="as-char" svg:y="-0.2547in" svg:width="4.1583in" svg:height="0.419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33" text:anchor-type="as-char" svg:y="-0.3984in" svg:width="3.1909in" svg:height="0.5602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MathematicaFormatStandardForm"><text:span text:style-name="T3">for re(s) &gt; </text:span></text:span><text:span text:style-name="MathematicaFormatStandardForm"><text:span text:style-name="T6">0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2" draw:name="Object162" text:anchor-type="as-char" svg:y="-0.378in" svg:width="3.002in" svg:height="0.5189in" draw:z-index="7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MathematicaFormatStandardForm"><text:span text:style-name="T3">for </text:span></text:span><text:span text:style-name="MathematicaFormatStandardForm"><text:span text:style-name="T5">im</text:span></text:span><text:span text:style-name="MathematicaFormatStandardForm"><text:span text:style-name="T3">(</text:span></text:span><text:span text:style-name="MathematicaFormatStandardForm"><text:span text:style-name="T5">t</text:span></text:span><text:span text:style-name="MathematicaFormatStandardForm"><text:span text:style-name="T3">) &gt; </text:span></text:span><text:span text:style-name="MathematicaFormatStandardForm"><text:span text:style-name="T5">0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59" text:anchor-type="as-char" svg:y="-0.2547in" svg:width="4.1516in" svg:height="0.416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MathematicaFormatStandardForm"><text:span text:style-name="T2">re</text:span></text:span><text:span text:style-name="MathematicaFormatStandardForm"><text:span text:style-name="T3">(</text:span></text:span><text:span text:style-name="MathematicaFormatStandardForm"><text:span text:style-name="T4">t</text:span></text:span><text:span text:style-name="MathematicaFormatStandardForm"><text:span text:style-name="T3">) &gt; </text:span></text:span><text:span text:style-name="MathematicaFormatStandardForm"><text:span text:style-name="T5">0</text:span></text:span></text:p>
      <text:p text:style-name="P1"><text:span text:style-name="MathematicaFormatStandardForm"><text:span text:style-name="T5"/></text:span></text:p>
      <text:p text:style-name="P4"><text:span text:style-name="MathematicaFormatStandardForm"><text:span text:style-name="T1"><draw:frame draw:style-name="fr2" draw:name="Object125" text:anchor-type="as-char" svg:y="-0.2339in" svg:width="3.2047in" svg:height="0.3752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1"><text:span text:style-name="MathematicaFormatStandardForm"><text:span text:style-name="T5"/></text:span></text:p>
      <text:p text:style-name="P73"><text:span text:style-name="MathematicaFormatStandardForm"><text:span text:style-name="T1"><draw:frame draw:style-name="fr2" draw:name="Object516" text:anchor-type="as-char" svg:y="-0.378in" svg:width="2.839in" svg:height="0.5189in" draw:z-index="9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span></text:p>
      <text:p text:style-name="P73"><text:span text:style-name="MathematicaFormatStandardForm"><text:span text:style-name="T1"/></text:span></text:p>
      <text:p text:style-name="P73"><text:span text:style-name="MathematicaFormatStandardForm"><text:span text:style-name="T1"><draw:frame draw:style-name="fr1" draw:name="Object519" text:anchor-type="as-char" svg:y="-0.2547in" svg:width="4.4874in" svg:height="0.4165in" draw:z-index="10"><draw:object xlink:href="./Object 153" xlink:type="simple" xlink:show="embed" xlink:actuate="onLoad"/><draw:image xlink:href="./ObjectReplacements/Object 153" xlink:type="simple" xlink:show="embed" xlink:actuate="onLoad"/><svg:desc>formula</svg:desc></draw:frame></text:span></text:span></text:p>
      <text:p text:style-name="P1"><text:span text:style-name="MathematicaFormatStandardForm"><text:span text:style-name="T5"/></text:span></text:p>
      <text:p text:style-name="P3"><text:span text:style-name="MathematicaFormatStandardForm"><text:span text:style-name="T1"><draw:frame draw:style-name="fr1" draw:name="Object127" text:anchor-type="as-char" svg:y="-0.2547in" svg:width="2.5752in" svg:height="0.4165in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3"><text:span text:style-name="MathematicaFormatStandardForm"><text:span text:style-name="T1"/></text:span></text:p>
      <text:p text:style-name="P5"><text:span text:style-name="MathematicaFormatStandardForm"><text:span text:style-name="T1"><draw:frame draw:style-name="fr1" draw:name="Object103" text:anchor-type="as-char" svg:y="-0.4256in" svg:width="3.4957in" svg:height="0.798in" draw:z-index="12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<text:p text:style-name="P6"><text:span text:style-name="MathematicaFormatStandardForm"><text:span text:style-name="T7"/></text:span></text:p>
      <text:p text:style-name="P6"><text:span text:style-name="MathematicaFormatStandardForm"><text:span text:style-name="T7">Another one! <text:s/>For Re(s) &gt; 0</text:span></text:span></text:p>
      <text:p text:style-name="P6"><text:span text:style-name="MathematicaFormatStandardForm"><text:span text:style-name="T1"/></text:span></text:p>
      <text:p text:style-name="P6"><text:span text:style-name="MathematicaFormatStandardForm"><text:span text:style-name="T1"><draw:frame draw:style-name="fr1" draw:name="Object523" text:anchor-type="as-char" svg:y="-0.2547in" svg:width="2.5925in" svg:height="0.4165in" draw:z-index="13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<text:p text:style-name="P6"><text:span text:style-name="MathematicaFormatStandardForm"><text:span text:style-name="T1"/></text:span></text:p>
      <text:p text:style-name="P6"><text:span text:style-name="MathematicaFormatStandardForm"><text:span text:style-name="T1"><draw:frame draw:style-name="fr1" draw:name="Object524" text:anchor-type="as-char" svg:y="-0.4453in" svg:width="1.9161in" svg:height="0.6146in" draw:z-index="14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<text:p text:style-name="P6"><text:span text:style-name="MathematicaFormatStandardForm"><text:span text:style-name="T1"/></text:span></text:p>
      <text:p text:style-name="P7"><text:span text:style-name="MathematicaFormatStandardForm"><text:span text:style-name="T8">Okay. <text:s/>So here's yet another useful variant. <text:s/>For</text:span></text:span></text:p>
      <text:p text:style-name="P7"><text:span text:style-name="MathematicaFormatStandardForm"><text:span text:style-name="T8"/></text:span></text:p>
      <text:p text:style-name="P8"><text:span text:style-name="MathematicaFormatStandardForm"><text:span text:style-name="T1"><draw:frame draw:style-name="fr1" draw:name="Object17" text:anchor-type="as-char" svg:y="-0.2547in" svg:width="1.9429in" svg:height="0.4165in" draw:z-index="15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text:span text:style-name="MathematicaFormatStandardForm"><text:span text:style-name="T1"> </text:span></text:span><text:span text:style-name="MathematicaFormatStandardForm"><text:span text:style-name="T9">which is </text:span></text:span><text:span text:style-name="MathematicaFormatStandardForm"><text:span text:style-name="T1"><draw:frame draw:style-name="fr1" draw:name="Object19" text:anchor-type="as-char" svg:y="-0.4453in" svg:width="1.6102in" svg:height="0.8291in" draw:z-index="16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<text:p text:style-name="P7"><text:soft-page-break/><text:span text:style-name="MathematicaFormatStandardForm"><text:span text:style-name="T1"/></text:span></text:p>
      <text:p text:style-name="P7"><text:span text:style-name="MathematicaFormatStandardForm"><text:span text:style-name="T8">if s is a zeta zero, </text:span></text:span></text:p>
      <text:p text:style-name="P7"><text:span text:style-name="MathematicaFormatStandardForm"><text:span text:style-name="T8"/></text:span></text:p>
      <text:p text:style-name="P7"><text:span text:style-name="MathematicaFormatStandardForm"><text:span text:style-name="T1"><draw:frame draw:style-name="fr1" draw:name="Object18" text:anchor-type="as-char" svg:y="-0.1453in" svg:width="1.0618in" svg:height="0.2882in" draw:z-index="17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8">Otherwise seems not to converge (?)</text:span></text:span></text:p>
      <text:p text:style-name="P144"><text:span text:style-name="MathematicaFormatStandardForm"><text:span text:style-name="T1"><draw:frame draw:style-name="fr1" draw:name="Object20" text:anchor-type="as-char" svg:y="-0.2547in" svg:width="1.8453in" svg:height="0.4165in" draw:z-index="18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9"><text:span text:style-name="MathematicaFormatStandardForm"><text:span text:style-name="T1"/></text:span></text:p>
      <text:p text:style-name="P9"><text:span text:style-name="MathematicaFormatStandardForm"><text:span text:style-name="T10">Slight variant:</text:span></text:span></text:p>
      <text:p text:style-name="P9"><text:span text:style-name="MathematicaFormatStandardForm"><text:span text:style-name="T1"/></text:span></text:p>
      <text:p text:style-name="P10"><text:span text:style-name="MathematicaFormatStandardForm"><text:span text:style-name="T1"><draw:frame draw:style-name="fr1" draw:name="Object2" text:anchor-type="as-char" svg:y="-0.4453in" svg:width="2.8138in" svg:height="0.6146in" draw:z-index="19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10"><text:span text:style-name="MathematicaFormatStandardForm"><text:span text:style-name="T13"/></text:span></text:p>
      <text:p text:style-name="P11"><text:span text:style-name="MathematicaFormatStandardForm"><text:span text:style-name="T14">NOTE. <text:s/>This converges for re(s) &lt; 1, which is a bit more than before.</text:span></text:span></text:p>
      <text:p text:style-name="P10"><text:span text:style-name="MathematicaFormatStandardForm"><text:span text:style-name="T13"/></text:span></text:p>
      <text:p text:style-name="P11"><text:span text:style-name="MathematicaFormatStandardForm"><text:span text:style-name="T14">This can be rewritten as</text:span></text:span></text:p>
      <text:p text:style-name="P10"><text:span text:style-name="MathematicaFormatStandardForm"><text:span text:style-name="T13"/></text:span></text:p>
      <text:p text:style-name="P11"><text:span text:style-name="MathematicaFormatStandardForm"><text:span text:style-name="T1"><draw:frame draw:style-name="fr1" draw:name="Object3" text:anchor-type="as-char" svg:y="-0.2547in" svg:width="1.5201in" svg:height="0.4165in" draw:z-index="2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10"><text:span text:style-name="MathematicaFormatStandardForm"><text:span text:style-name="T13"/></text:span></text:p>
      <text:p text:style-name="P11"><text:span text:style-name="MathematicaFormatStandardForm"><text:span text:style-name="T14">This is just the first few terms of the euler maclurin formula.</text:span></text:span></text:p>
      <text:p text:style-name="P10"><text:span text:style-name="MathematicaFormatStandardForm"><text:span text:style-name="T13"/></text:span></text:p>
      <text:p text:style-name="P12"><text:span text:style-name="MathematicaFormatStandardForm"><text:span text:style-name="T15">Then we take the top part of that fraction.</text:span></text:span></text:p>
      <text:p text:style-name="P10"><text:span text:style-name="MathematicaFormatStandardForm"><text:span text:style-name="T13"/></text:span></text:p>
      <text:p text:style-name="P10"><text:span text:style-name="MathematicaFormatStandardForm"><text:span text:style-name="T13">...</text:span></text:span></text:p>
      <text:p text:style-name="P10"><text:span text:style-name="MathematicaFormatStandardForm"><text:span text:style-name="T13"/></text:span></text:p>
      <text:p text:style-name="P10"><text:span text:style-name="MathematicaFormatStandardForm"><text:span text:style-name="T1"><draw:frame draw:style-name="fr1" draw:name="Object1" text:anchor-type="as-char" svg:y="-0.2547in" svg:width="2.7028in" svg:height="0.4165in" draw:z-index="21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10"><text:span text:style-name="MathematicaFormatStandardForm"><text:span text:style-name="T1"/></text:span></text:p>
      <text:p text:style-name="P13"><text:span text:style-name="MathematicaFormatStandardForm"><text:span text:style-name="T11">SO. <text:s/>Some notes on g(s).</text:span></text:span></text:p>
      <text:p text:style-name="P13"><text:span text:style-name="MathematicaFormatStandardForm"><text:span text:style-name="T11"/></text:span></text:p>
      <text:p text:style-name="P13"><text:span text:style-name="MathematicaFormatStandardForm"><text:span text:style-name="T1"><draw:frame draw:style-name="fr2" draw:name="Object22" text:anchor-type="as-char" svg:y="-0.1244in" svg:width="1.1874in" svg:height="0.1591in" draw:z-index="22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14"><text:span text:style-name="MathematicaFormatStandardForm"><text:span text:style-name="T1"><draw:frame draw:style-name="fr2" draw:name="Object5" text:anchor-type="as-char" svg:y="-0.1252in" svg:width="3.1417in" svg:height="0.1598in" draw:z-index="23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13"><text:span text:style-name="MathematicaFormatStandardForm"><text:span text:style-name="T1"><draw:frame draw:style-name="fr2" draw:name="Object23" text:anchor-type="as-char" svg:y="-0.1244in" svg:width="0.5366in" svg:height="0.1591in" draw:z-index="24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13"><text:span text:style-name="MathematicaFormatStandardForm"><text:span text:style-name="T1"><draw:frame draw:style-name="fr2" draw:name="Object24" text:anchor-type="as-char" svg:y="-0.1244in" svg:width="1.9228in" svg:height="0.1591in" draw:z-index="25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14"><text:span text:style-name="MathematicaFormatStandardForm"><text:span text:style-name="T1"><draw:frame draw:style-name="fr2" draw:name="Object4" text:anchor-type="as-char" svg:y="-0.1244in" svg:width="2.7484in" svg:height="0.1591in" draw:z-index="26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14"><text:span text:style-name="MathematicaFormatStandardForm"><text:span text:style-name="T16">UNLESS</text:span></text:span></text:p>
      <text:p text:style-name="P13"><text:span text:style-name="MathematicaFormatStandardForm"><text:span text:style-name="T1"/></text:span></text:p>
      <text:p text:style-name="P13"><text:span text:style-name="MathematicaFormatStandardForm"><text:span text:style-name="T12">s is a zeta zero *-1, then</text:span></text:span><text:span text:style-name="MathematicaFormatStandardForm"><text:span text:style-name="T1"><draw:frame draw:style-name="fr2" draw:name="Object25" text:anchor-type="as-char" svg:y="-0.1244in" svg:width="0.5319in" svg:height="0.1591in" draw:z-index="27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13"><text:span text:style-name="MathematicaFormatStandardForm"><text:span text:style-name="T84"/></text:span></text:p>
      <text:p text:style-name="P17"><text:span text:style-name="MathematicaFormatStandardForm"><text:span text:style-name="T19">(this split is reminding me of something – half the plane is infinity, the other half is 0. <text:s/>But what? <text:s/>My generalization of binomial being used for 2^z comes to mind, but I'm not sure that's it).</text:span></text:span></text:p>
      <text:p text:style-name="P13"><text:span text:style-name="MathematicaFormatStandardForm"><text:span text:style-name="T84"/></text:span></text:p>
      <text:p text:style-name="P15"><text:span text:style-name="MathematicaFormatStandardForm"><text:span text:style-name="T83">…</text:span></text:span></text:p>
      <text:p text:style-name="P15"><text:span text:style-name="MathematicaFormatStandardForm"><text:span text:style-name="T83"/></text:span></text:p>
      <text:p text:style-name="P15"><text:span text:style-name="MathematicaFormatStandardForm"><text:span text:style-name="T17">As for the bottom part </text:span></text:span><text:span text:style-name="MathematicaFormatStandardForm"><text:span text:style-name="T18">(the way I'm writing this, </text:span></text:span><text:span text:style-name="MathematicaFormatStandardForm"><text:span text:style-name="T18"><draw:frame draw:style-name="fr1" draw:name="Object9" text:anchor-type="as-char" svg:y="-0.1453in" svg:width="1.152in" svg:height="0.2008in" draw:z-index="28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text:span text:style-name="MathematicaFormatStandardForm"><text:span text:style-name="T18">)</text:span></text:span></text:p>
      <text:p text:style-name="P15"><text:span text:style-name="MathematicaFormatStandardForm"><text:span text:style-name="T17"/></text:span></text:p>
      <text:p text:style-name="P15"><text:span text:style-name="MathematicaFormatStandardForm"><text:span text:style-name="T1"><draw:frame draw:style-name="fr1" draw:name="Object6" text:anchor-type="as-char" svg:y="-0.2252in" svg:width="1.4827in" svg:height="0.3937in" draw:z-index="29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15"><text:span text:style-name="MathematicaFormatStandardForm"><text:span text:style-name="T1"/></text:span></text:p>
      <text:p text:style-name="P15"><text:span text:style-name="MathematicaFormatStandardForm"><text:span text:style-name="T1"><draw:frame draw:style-name="fr2" draw:name="Object7" text:anchor-type="as-char" svg:y="-0.1244in" svg:width="2.4555in" svg:height="0.1591in" draw:z-index="31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15"><text:span text:style-name="MathematicaFormatStandardForm"><text:span text:style-name="T1"/></text:span></text:p>
      <text:p text:style-name="P16"><text:soft-page-break/><text:span text:style-name="MathematicaFormatStandardForm"><text:span text:style-name="T1"><draw:frame draw:style-name="fr2" draw:name="Object8" text:anchor-type="as-char" svg:y="-0.2043in" svg:width="0.6701in" svg:height="0.3283in" draw:z-index="32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16"><text:span text:style-name="MathematicaFormatStandardForm"><text:span text:style-name="T1"/></text:span></text:p>
      <text:p text:style-name="P16"><text:span text:style-name="MathematicaFormatStandardForm"><text:span text:style-name="T1"><draw:frame draw:style-name="fr2" draw:name="Object10" text:anchor-type="as-char" svg:y="-0.1244in" svg:width="1.1874in" svg:height="0.1591in" draw:z-index="33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16"><text:span text:style-name="MathematicaFormatStandardForm"><text:span text:style-name="T1"/></text:span></text:p>
      <text:p text:style-name="P16"><text:span text:style-name="MathematicaFormatStandardForm"><text:span text:style-name="T1"/></text:span></text:p>
      <text:p text:style-name="P16"><text:span text:style-name="MathematicaFormatStandardForm"><text:span text:style-name="T1"/></text:span></text:p>
      <text:p text:style-name="P16"><text:span text:style-name="MathematicaFormatStandardForm"><text:span text:style-name="T1">……</text:span></text:span></text:p>
      <text:p text:style-name="P16"><text:span text:style-name="MathematicaFormatStandardForm"><text:span text:style-name="T1"/></text:span></text:p>
      <text:p text:style-name="P18"><text:span text:style-name="MathematicaFormatStandardForm"><text:span text:style-name="T1"><draw:frame draw:style-name="fr1" draw:name="Object11" text:anchor-type="as-char" svg:y="-0.4453in" svg:width="2.8138in" svg:height="0.6146in" draw:z-index="34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18"><text:span text:style-name="MathematicaFormatStandardForm"><text:span text:style-name="T1"/></text:span></text:p>
      <text:p text:style-name="P18"><text:span text:style-name="MathematicaFormatStandardForm"><text:span text:style-name="T20">vs</text:span></text:span></text:p>
      <text:p text:style-name="P18"><text:span text:style-name="MathematicaFormatStandardForm"><text:span text:style-name="T20"/></text:span></text:p>
      <text:p text:style-name="P18"><text:span text:style-name="MathematicaFormatStandardForm"><text:span text:style-name="T1"><draw:frame draw:style-name="fr2" draw:name="Object529" text:anchor-type="as-char" svg:y="-0.2339in" svg:width="3.7929in" svg:height="0.3752in" draw:z-index="35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18"><text:span text:style-name="MathematicaFormatStandardForm"><text:span text:style-name="T1"/></text:span></text:p>
      <text:p text:style-name="P18"><text:span text:style-name="MathematicaFormatStandardForm"><text:span text:style-name="T20">vs</text:span></text:span></text:p>
      <text:p text:style-name="P18"><text:span text:style-name="MathematicaFormatStandardForm"><text:span text:style-name="T20"/></text:span></text:p>
      <text:p text:style-name="P18"><text:span text:style-name="MathematicaFormatStandardForm"><text:span text:style-name="T1"><draw:frame draw:style-name="fr2" draw:name="Object12" text:anchor-type="as-char" svg:y="-0.4244in" svg:width="2.711in" svg:height="0.5728in" draw:z-index="36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<text:p text:style-name="P18"><text:span text:style-name="MathematicaFormatStandardForm"><text:span text:style-name="T1"/></text:span></text:p>
      <text:p text:style-name="P18"><text:span text:style-name="MathematicaFormatStandardForm"><text:span text:style-name="T1"><draw:frame draw:style-name="fr2" draw:name="Object13" text:anchor-type="as-char" svg:y="-0.4244in" svg:width="2.422in" svg:height="0.5728in" draw:z-index="37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18"><text:span text:style-name="MathematicaFormatStandardForm"><text:span text:style-name="T1"/></text:span></text:p>
      <text:p text:style-name="P18"><text:span text:style-name="MathematicaFormatStandardForm"><text:span text:style-name="T1"><draw:frame draw:style-name="fr2" draw:name="Object14" text:anchor-type="as-char" svg:y="-0.4244in" svg:width="2.0161in" svg:height="0.5681in" draw:z-index="38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18"><text:span text:style-name="MathematicaFormatStandardForm"><text:span text:style-name="T1"/></text:span></text:p>
      <text:p text:style-name="P18"><text:span text:style-name="MathematicaFormatStandardForm"><text:span text:style-name="T1"><draw:frame draw:style-name="fr2" draw:name="Object15" text:anchor-type="as-char" svg:y="-0.2339in" svg:width="1.7138in" svg:height="0.3752in" draw:z-index="39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18"><text:span text:style-name="MathematicaFormatStandardForm"><text:span text:style-name="T1"/></text:span></text:p>
      <text:p text:style-name="P18"><text:span text:style-name="MathematicaFormatStandardForm"><text:span text:style-name="T1">...</text:span></text:span></text:p>
      <text:p text:style-name="P18"><text:span text:style-name="MathematicaFormatStandardForm"><text:span text:style-name="T1"/></text:span></text:p>
      <text:p text:style-name="P18"><text:span text:style-name="MathematicaFormatStandardForm"><text:span text:style-name="T1"><draw:frame draw:style-name="fr2" draw:name="Object27" text:anchor-type="as-char" svg:y="-0.2339in" svg:width="4.2425in" svg:height="0.3752in" draw:z-index="42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18"><text:span text:style-name="MathematicaFormatStandardForm"><text:span text:style-name="T1"/></text:span></text:p>
      <text:p text:style-name="P18"><text:span text:style-name="MathematicaFormatStandardForm"><text:span text:style-name="T1"><draw:frame draw:style-name="fr2" draw:name="Object16" text:anchor-type="as-char" svg:y="-0.4244in" svg:width="2.711in" svg:height="0.5728in" draw:z-index="43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<text:p text:style-name="P18"><text:span text:style-name="MathematicaFormatStandardForm"><text:span text:style-name="T1"/></text:span></text:p>
      <text:p text:style-name="P18"><text:span text:style-name="MathematicaFormatStandardForm"><text:span text:style-name="T1"><draw:frame draw:style-name="fr2" draw:name="Object21" text:anchor-type="as-char" svg:y="-0.4244in" svg:width="2.328in" svg:height="0.5728in" draw:z-index="44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<text:p text:style-name="P18"><text:span text:style-name="MathematicaFormatStandardForm"><text:span text:style-name="T1"/></text:span></text:p>
      <text:p text:style-name="P18"><text:span text:style-name="MathematicaFormatStandardForm"><text:span text:style-name="T1"><draw:frame draw:style-name="fr2" draw:name="Object26" text:anchor-type="as-char" svg:y="-0.4244in" svg:width="3.3598in" svg:height="0.5728in" draw:z-index="45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<text:p text:style-name="P18"><text:span text:style-name="MathematicaFormatStandardForm"><text:span text:style-name="T1"/></text:span></text:p>
      <text:p text:style-name="P19"><text:soft-page-break/><text:span text:style-name="MathematicaFormatStandardForm"><text:span text:style-name="T1"><draw:frame draw:style-name="fr2" draw:name="Object28" text:anchor-type="as-char" svg:y="-0.4244in" svg:width="3.322in" svg:height="0.5728in" draw:z-index="46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145"><text:span text:style-name="MathematicaFormatStandardForm"><text:span text:style-name="T1"><draw:frame draw:style-name="fr1" draw:name="Object29" text:anchor-type="as-char" svg:y="-0.4453in" svg:width="2.8138in" svg:height="0.6146in" draw:z-index="47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/text:p>
      <text:p text:style-name="P20"><text:span text:style-name="MathematicaFormatStandardForm"><text:span text:style-name="T1"/></text:span></text:p>
      <text:p text:style-name="P20"><text:span text:style-name="MathematicaFormatStandardForm"><text:span text:style-name="T1"/></text:span></text:p>
      <text:p text:style-name="P20"><text:span text:style-name="MathematicaFormatStandardForm"><text:span text:style-name="T1"/></text:span></text:p>
      <text:p text:style-name="P20"><text:span text:style-name="MathematicaFormatStandardForm"><text:span text:style-name="T1"><draw:frame draw:style-name="fr1" draw:name="Object30" text:anchor-type="as-char" svg:y="-0.4453in" svg:width="2.0575in" svg:height="0.6098in" draw:z-index="48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<text:p text:style-name="P21"><text:span text:style-name="MathematicaFormatStandardForm"><text:span text:style-name="T1"/></text:span></text:p>
      <text:p text:style-name="P21"><text:span text:style-name="MathematicaFormatStandardForm"><text:span text:style-name="T1"><draw:frame draw:style-name="fr1" draw:name="Object31" text:anchor-type="as-char" svg:y="-0.4453in" svg:width="2.2807in" svg:height="0.5909in" draw:z-index="49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/text:p>
      <text:p text:style-name="P21"><text:span text:style-name="MathematicaFormatStandardForm"><text:span text:style-name="T1"/></text:span></text:p>
      <text:p text:style-name="P22"><text:span text:style-name="MathematicaFormatStandardForm"><text:span text:style-name="T1"><draw:frame draw:style-name="fr1" draw:name="Object32" text:anchor-type="as-char" svg:y="-0.4453in" svg:width="2.152in" svg:height="0.5909in" draw:z-index="50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/text:p>
      <text:p text:style-name="P22"><text:span text:style-name="MathematicaFormatStandardForm"><text:span text:style-name="T1"/></text:span></text:p>
      <text:p text:style-name="P22"><text:span text:style-name="MathematicaFormatStandardForm"><text:span text:style-name="T1"><draw:frame draw:style-name="fr1" draw:name="Object33" text:anchor-type="as-char" svg:y="-0.2547in" svg:width="2.1571in" svg:height="0.4165in" draw:z-index="51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<text:p text:style-name="P22"><text:span text:style-name="MathematicaFormatStandardForm"><text:span text:style-name="T1"/></text:span></text:p>
      <text:p text:style-name="P23"><text:span text:style-name="MathematicaFormatStandardForm"><text:span text:style-name="T1"><draw:frame draw:style-name="fr1" draw:name="Object34" text:anchor-type="as-char" svg:y="-0.2646in" svg:width="2.8161in" svg:height="0.4346in" draw:z-index="52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23"><text:span text:style-name="MathematicaFormatStandardForm"><text:span text:style-name="T1"><draw:frame draw:style-name="fr1" draw:name="Object35" text:anchor-type="as-char" svg:y="-0.2646in" svg:width="2.422in" svg:height="0.4346in" draw:z-index="53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25"><text:span text:style-name="MathematicaFormatStandardForm"><text:span text:style-name="T21">Why this, compared to </text:span></text:span><text:span text:style-name="MathematicaFormatStandardForm"><text:span text:style-name="T22">the simpler</text:span></text:span><text:span text:style-name="MathematicaFormatStandardForm"><text:span text:style-name="T1"><draw:frame draw:style-name="fr2" draw:name="Object37" text:anchor-type="as-char" svg:y="-0.2437in" svg:width="1.5673in" svg:height="0.3929in" draw:z-index="54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text:span text:style-name="MathematicaFormatStandardForm"><text:span text:style-name="T1">?</text:span></text:span></text:p>
      <text:p text:style-name="P24"><text:span text:style-name="MathematicaFormatStandardForm"><text:span text:style-name="T21"/></text:span></text:p>
      <text:p text:style-name="P25"><text:span text:style-name="MathematicaFormatStandardForm"><text:span text:style-name="T22">(For reference, this is</text:span></text:span><text:span text:style-name="MathematicaFormatStandardForm"><text:span text:style-name="T1"><draw:frame draw:style-name="fr2" draw:name="Object36" text:anchor-type="as-char" svg:y="-0.2437in" svg:width="3.1016in" svg:height="0.3929in" draw:z-index="55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text:span text:style-name="MathematicaFormatStandardForm"><text:span text:style-name="T22">)</text:span></text:span></text:p>
      <text:p text:style-name="P25"><text:span text:style-name="MathematicaFormatStandardForm"><text:span text:style-name="T22"/></text:span></text:p>
      <text:p text:style-name="P26"><text:span text:style-name="MathematicaFormatStandardForm"><text:span text:style-name="T23">Basically, for visual purposes, this doesn't converge if re(s) &lt; 0 except at zeta zeros.</text:span></text:span></text:p>
      <text:p text:style-name="P146"><text:span text:style-name="MathematicaFormatStandardForm"><text:span text:style-name="T1"><draw:frame draw:style-name="fr1" draw:name="Object38" text:anchor-type="as-char" svg:y="-0.2547in" svg:width="2.1571in" svg:height="0.4165in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<text:p text:style-name="P27"><text:span text:style-name="MathematicaFormatStandardForm"><text:span text:style-name="T1"/></text:span></text:p>
      <text:p text:style-name="P28"><text:span text:style-name="MathematicaFormatStandardForm"><text:span text:style-name="T1"><draw:frame draw:style-name="fr1" draw:name="Object39" text:anchor-type="as-char" svg:y="-0.2547in" svg:width="2.878in" svg:height="0.4193in" draw:z-index="57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/text:p>
      <text:p text:style-name="P28"><text:span text:style-name="MathematicaFormatStandardForm"><text:span text:style-name="T1"/></text:span></text:p>
      <text:p text:style-name="P36"><text:span text:style-name="MathematicaFormatStandardForm"><text:span text:style-name="T1"><draw:frame draw:style-name="fr1" draw:name="Object63" text:anchor-type="as-char" svg:y="-0.2547in" svg:width="2.6055in" svg:height="0.4165in" draw:z-index="58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/text:p>
      <text:p text:style-name="P36"><text:span text:style-name="MathematicaFormatStandardForm"><text:span text:style-name="T1"/></text:span></text:p>
      <text:p text:style-name="P37"><text:span text:style-name="MathematicaFormatStandardForm"><text:span text:style-name="T1"><draw:frame draw:style-name="fr1" draw:name="Object64" text:anchor-type="as-char" svg:y="-0.3984in" svg:width="2.928in" svg:height="0.5602in" draw:z-index="59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/text:p>
      <text:p text:style-name="P37"><text:span text:style-name="MathematicaFormatStandardForm"><text:span text:style-name="T1"/></text:span></text:p>
      <text:p text:style-name="P38"><text:span text:style-name="MathematicaFormatStandardForm"><text:span text:style-name="T1"><draw:frame draw:style-name="fr1" draw:name="Object65" text:anchor-type="as-char" svg:y="-0.3984in" svg:width="2.9252in" svg:height="0.5602in" draw:z-index="60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/text:p>
      <text:p text:style-name="P28"><text:span text:style-name="MathematicaFormatStandardForm"><text:span text:style-name="T1"/></text:span></text:p>
      <text:p text:style-name="P28"><text:span text:style-name="MathematicaFormatStandardForm"><text:span text:style-name="T1">...</text:span></text:span></text:p>
      <text:p text:style-name="P28"><text:span text:style-name="MathematicaFormatStandardForm"><text:span text:style-name="T1"/></text:span></text:p>
      <text:p text:style-name="P28"><text:span text:style-name="MathematicaFormatStandardForm"><text:span text:style-name="T1"><draw:frame draw:style-name="fr1" draw:name="Object40" text:anchor-type="as-char" svg:y="-0.2547in" svg:width="5.1638in" svg:height="0.4193in" draw:z-index="61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<text:p text:style-name="P28"><text:span text:style-name="MathematicaFormatStandardForm"><text:span text:style-name="T1"/></text:span></text:p>
      <text:p text:style-name="P28"><text:span text:style-name="MathematicaFormatStandardForm"><text:span text:style-name="T1"><draw:frame draw:style-name="fr1" draw:name="Object41" text:anchor-type="as-char" svg:y="-0.2547in" svg:width="4.9252in" svg:height="0.4165in" draw:z-index="62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<text:p text:style-name="P28"><text:span text:style-name="MathematicaFormatStandardForm"><text:span text:style-name="T1"/></text:span></text:p>
      <text:p text:style-name="P28"><text:span text:style-name="MathematicaFormatStandardForm"><text:span text:style-name="T1"><draw:frame draw:style-name="fr1" draw:name="Object42" text:anchor-type="as-char" svg:y="-0.3984in" svg:width="8.7839in" svg:height="0.5602in" draw:z-index="63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<text:p text:style-name="P28"><text:span text:style-name="MathematicaFormatStandardForm"><text:span text:style-name="T1"/></text:span></text:p>
      <text:p text:style-name="P28"><text:span text:style-name="MathematicaFormatStandardForm"><text:span text:style-name="T1"/></text:span></text:p>
      <text:p text:style-name="P28"><text:span text:style-name="MathematicaFormatStandardForm"><text:span text:style-name="T1"/></text:span></text:p>
      <text:p text:style-name="P28"><text:span text:style-name="MathematicaFormatStandardForm"><text:span text:style-name="T1"><draw:frame draw:style-name="fr1" draw:name="Object43" text:anchor-type="as-char" svg:y="-0.3984in" svg:width="7.3228in" svg:height="0.5602in" draw:z-index="64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/text:p>
      <text:p text:style-name="P28"><text:span text:style-name="MathematicaFormatStandardForm"><text:span text:style-name="T1"/></text:span></text:p>
      <text:p text:style-name="P28"><text:span text:style-name="MathematicaFormatStandardForm"><text:span text:style-name="T1"><draw:frame draw:style-name="fr1" draw:name="Object44" text:anchor-type="as-char" svg:y="-0.3984in" svg:width="6.0327in" svg:height="0.5602in" draw:z-index="65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/text:p>
      <text:p text:style-name="P28"><text:span text:style-name="MathematicaFormatStandardForm"><text:span text:style-name="T1"/></text:span></text:p>
      <text:p text:style-name="P29"><text:span text:style-name="MathematicaFormatStandardForm"><text:span text:style-name="T1"><draw:frame draw:style-name="fr1" draw:name="Object45" text:anchor-type="as-char" svg:y="-0.2583in" svg:width="5.4016in" svg:height="0.4201in" draw:z-index="66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/text:p>
      <text:p text:style-name="P29"><text:span text:style-name="MathematicaFormatStandardForm"><text:span text:style-name="T1"/></text:span></text:p>
      <text:p text:style-name="P29"><text:span text:style-name="MathematicaFormatStandardForm"><text:span text:style-name="T1"><draw:frame draw:style-name="fr1" draw:name="Object46" text:anchor-type="as-char" svg:y="-0.2583in" svg:width="5.4598in" svg:height="0.4201in" draw:z-index="67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/text:p>
      <text:p text:style-name="P29"><text:span text:style-name="MathematicaFormatStandardForm"><text:span text:style-name="T1"/></text:span></text:p>
      <text:p text:style-name="P30"><text:span text:style-name="MathematicaFormatStandardForm"><text:span text:style-name="T1"><draw:frame draw:style-name="fr1" draw:name="Object47" text:anchor-type="as-char" svg:y="-0.2583in" svg:width="5.2437in" svg:height="0.4201in" draw:z-index="68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/text:p>
      <text:p text:style-name="P30"><text:span text:style-name="MathematicaFormatStandardForm"><text:span text:style-name="T1"/></text:span></text:p>
      <text:p text:style-name="P31"><text:span text:style-name="MathematicaFormatStandardForm"><text:span text:style-name="T24">(revisit)</text:span></text:span></text:p>
      <text:p text:style-name="P31"><text:span text:style-name="MathematicaFormatStandardForm"><text:span text:style-name="T24"/></text:span></text:p>
      <text:p text:style-name="P32"><text:soft-page-break/><text:span text:style-name="MathematicaFormatStandardForm"><text:span text:style-name="T1"><draw:frame draw:style-name="fr2" draw:name="Object48" text:anchor-type="as-char" svg:y="-0.2583in" svg:width="5.7217in" svg:height="0.3783in" draw:z-index="69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/text:p>
      <text:p text:style-name="P32"><text:span text:style-name="MathematicaFormatStandardForm"><text:span text:style-name="T1"/></text:span></text:p>
      <text:p text:style-name="P32"><text:span text:style-name="MathematicaFormatStandardForm"><text:span text:style-name="T1"><draw:frame draw:style-name="fr2" draw:name="Object49" text:anchor-type="as-char" svg:y="-0.2583in" svg:width="5.3193in" svg:height="0.3783in" draw:z-index="70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/text:p>
      <text:p text:style-name="P32"><text:span text:style-name="MathematicaFormatStandardForm"><text:span text:style-name="T1"/></text:span></text:p>
      <text:p text:style-name="P32"><text:span text:style-name="MathematicaFormatStandardForm"><text:span text:style-name="T1"><draw:frame draw:style-name="fr2" draw:name="Object50" text:anchor-type="as-char" svg:y="-0.2583in" svg:width="5.3193in" svg:height="0.3783in" draw:z-index="71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/text:p>
      <text:p text:style-name="P32"><text:span text:style-name="MathematicaFormatStandardForm"><text:span text:style-name="T1"/></text:span></text:p>
      <text:p text:style-name="P32"><text:span text:style-name="MathematicaFormatStandardForm"><text:span text:style-name="T1"><draw:frame draw:style-name="fr2" draw:name="Object51" text:anchor-type="as-char" svg:y="-0.2374in" svg:width="5.3193in" svg:height="0.3783in" draw:z-index="72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/text:p>
      <text:p text:style-name="P32"><text:span text:style-name="MathematicaFormatStandardForm"><text:span text:style-name="T1"/></text:span></text:p>
      <text:p text:style-name="P32"><text:span text:style-name="MathematicaFormatStandardForm"><text:span text:style-name="T1"/></text:span></text:p>
      <text:p text:style-name="P39"><text:span text:style-name="MathematicaFormatStandardForm"><text:span text:style-name="T26">HERE, THIS.</text:span></text:span></text:p>
      <text:p text:style-name="P32"><text:span text:style-name="MathematicaFormatStandardForm"><text:span text:style-name="T1"/></text:span></text:p>
      <text:p text:style-name="P35"><text:span text:style-name="MathematicaFormatStandardForm"><text:span text:style-name="T1"><draw:frame draw:style-name="fr1" draw:name="Object61" text:anchor-type="as-char" svg:y="-0.2583in" svg:width="4.5154in" svg:height="0.4201in" draw:z-index="73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/text:p>
      <text:p text:style-name="P35"><text:span text:style-name="MathematicaFormatStandardForm"><text:span text:style-name="T1"/></text:span></text:p>
      <text:p text:style-name="P35"><text:span text:style-name="MathematicaFormatStandardForm"><text:span text:style-name="T1"><draw:frame draw:style-name="fr1" draw:name="Object62" text:anchor-type="as-char" svg:y="-0.2583in" svg:width="4.8925in" svg:height="0.4201in" draw:z-index="74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/text:p>
      <text:p text:style-name="P32"><text:span text:style-name="MathematicaFormatStandardForm"><text:span text:style-name="T1"/></text:span></text:p>
      <text:p text:style-name="P39"/>
      <text:p text:style-name="P147"><text:span text:style-name="MathematicaFormatStandardForm"><text:span text:style-name="T25">NOT DONE</text:span></text:span></text:p>
      <text:p text:style-name="P32"><text:span text:style-name="MathematicaFormatStandardForm"><text:span text:style-name="T1"/></text:span></text:p>
      <text:p text:style-name="P32"><text:span text:style-name="MathematicaFormatStandardForm"><text:span text:style-name="T1">…</text:span></text:span></text:p>
      <text:p text:style-name="P32"><text:span text:style-name="MathematicaFormatStandardForm"><text:span text:style-name="T1"/></text:span></text:p>
      <text:p text:style-name="P33"><text:span text:style-name="MathematicaFormatStandardForm"><text:span text:style-name="T1"><draw:frame draw:style-name="fr1" draw:name="Object52" text:anchor-type="as-char" svg:y="-0.2646in" svg:width="1.6138in" svg:height="0.4346in" draw:z-index="75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/text:p>
      <text:p text:style-name="P33"><text:span text:style-name="MathematicaFormatStandardForm"><text:span text:style-name="T1"/></text:span></text:p>
      <text:p text:style-name="P33"><text:span text:style-name="MathematicaFormatStandardForm"><text:span text:style-name="T1"><draw:frame draw:style-name="fr1" draw:name="Object53" text:anchor-type="as-char" svg:y="-0.2547in" svg:width="1.502in" svg:height="0.4165in" draw:z-index="76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/text:p>
      <text:p text:style-name="P33"><text:span text:style-name="MathematicaFormatStandardForm"><text:span text:style-name="T1"/></text:span></text:p>
      <text:p text:style-name="P33"><text:span text:style-name="MathematicaFormatStandardForm"><text:span text:style-name="T1"><draw:frame draw:style-name="fr1" draw:name="Object54" text:anchor-type="as-char" svg:y="-0.2547in" svg:width="1.6866in" svg:height="0.4165in" draw:z-index="78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/text:p>
      <text:p text:style-name="P33"><text:span text:style-name="MathematicaFormatStandardForm"><text:span text:style-name="T1"/></text:span></text:p>
      <text:p text:style-name="P33"><text:span text:style-name="MathematicaFormatStandardForm"><text:span text:style-name="T1"><draw:frame draw:style-name="fr1" draw:name="Object55" text:anchor-type="as-char" svg:y="-0.2547in" svg:width="2.7752in" svg:height="0.4165in" draw:z-index="79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/text:p>
      <text:p text:style-name="P33"><text:span text:style-name="MathematicaFormatStandardForm"><text:span text:style-name="T1"/></text:span></text:p>
      <text:p text:style-name="P33"><text:span text:style-name="MathematicaFormatStandardForm"><text:span text:style-name="T1"><draw:frame draw:style-name="fr1" draw:name="Object56" text:anchor-type="as-char" svg:y="-0.2547in" svg:width="2.3409in" svg:height="0.4165in" draw:z-index="81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/text:p>
      <text:p text:style-name="P33"><text:span text:style-name="MathematicaFormatStandardForm"><text:span text:style-name="T1"/></text:span></text:p>
      <text:p text:style-name="P34"><text:span text:style-name="MathematicaFormatStandardForm"><text:span text:style-name="T1"><draw:frame draw:style-name="fr1" draw:name="Object57" text:anchor-type="as-char" svg:y="-0.3984in" svg:width="2.7217in" svg:height="0.5602in" draw:z-index="83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/text:p>
      <text:p text:style-name="P34"><text:span text:style-name="MathematicaFormatStandardForm"><text:span text:style-name="T1"/></text:span></text:p>
      <text:p text:style-name="P34"><text:span text:style-name="MathematicaFormatStandardForm"><text:span text:style-name="T1"><draw:frame draw:style-name="fr1" draw:name="Object58" text:anchor-type="as-char" svg:y="-0.3984in" svg:width="2.7429in" svg:height="0.5602in" draw:z-index="86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/text:p>
      <text:p text:style-name="P34"><text:span text:style-name="MathematicaFormatStandardForm"><text:span text:style-name="T1"/></text:span></text:p>
      <text:p text:style-name="P34"><text:span text:style-name="MathematicaFormatStandardForm"><text:span text:style-name="T1"><draw:frame draw:style-name="fr1" draw:name="Object59" text:anchor-type="as-char" svg:y="-0.2583in" svg:width="2.5917in" svg:height="0.4201in" draw:z-index="87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/text:p>
      <text:p text:style-name="P34"><text:span text:style-name="MathematicaFormatStandardForm"><text:span text:style-name="T1"/></text:span></text:p>
      <text:p text:style-name="P34"><text:span text:style-name="MathematicaFormatStandardForm"><text:span text:style-name="T1"><draw:frame draw:style-name="fr1" draw:name="Object60" text:anchor-type="as-char" svg:y="-0.2583in" svg:width="2.6161in" svg:height="0.4201in" draw:z-index="88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/text:p>
      <text:p text:style-name="P34"><text:span text:style-name="MathematicaFormatStandardForm"><text:span text:style-name="T1"/></text:span></text:p>
      <text:p text:style-name="P40"><text:span text:style-name="MathematicaFormatStandardForm"><text:span text:style-name="T1"/></text:span></text:p>
      <text:p text:style-name="P148"><text:span text:style-name="MathematicaFormatStandardForm"><text:span text:style-name="T1"><draw:frame draw:style-name="fr1" draw:name="Object67" text:anchor-type="as-char" svg:y="-0.2583in" svg:width="4.4937in" svg:height="0.4201in" draw:z-index="89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/text:p>
      <text:p text:style-name="P40"><text:span text:style-name="MathematicaFormatStandardForm"><text:span text:style-name="T1"/></text:span></text:p>
      <text:p text:style-name="P40"><text:span text:style-name="MathematicaFormatStandardForm"><text:span text:style-name="T1"><draw:frame draw:style-name="fr1" draw:name="Object66" text:anchor-type="as-char" svg:y="-0.2583in" svg:width="4.8717in" svg:height="0.4201in" draw:z-index="90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/text:p>
      <text:p text:style-name="P40"><text:span text:style-name="MathematicaFormatStandardForm"><text:span text:style-name="T1"/></text:span></text:p>
      <text:p text:style-name="P40"><text:span text:style-name="MathematicaFormatStandardForm"><text:span text:style-name="T1">…</text:span></text:span></text:p>
      <text:p text:style-name="P40"><text:span text:style-name="MathematicaFormatStandardForm"><text:span text:style-name="T1"/></text:span></text:p>
      <text:p text:style-name="P40"><text:span text:style-name="MathematicaFormatStandardForm"><text:span text:style-name="T1"><draw:frame draw:style-name="fr2" draw:name="Object70" text:anchor-type="as-char" svg:y="-0.2374in" svg:width="3.9437in" svg:height="0.3783in" draw:z-index="91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span></text:p>
      <text:p text:style-name="P40"><text:span text:style-name="MathematicaFormatStandardForm"><text:span text:style-name="T1"/></text:span></text:p>
      <text:p text:style-name="P40"><text:span text:style-name="MathematicaFormatStandardForm"><text:span text:style-name="T1"><draw:frame draw:style-name="fr2" draw:name="Object71" text:anchor-type="as-char" svg:y="-0.2374in" svg:width="3.9228in" svg:height="0.3783in" draw:z-index="92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span></text:p>
      <text:p text:style-name="P40"><text:span text:style-name="MathematicaFormatStandardForm"><text:span text:style-name="T1"/></text:span></text:p>
      <text:p text:style-name="P40"><text:span text:style-name="MathematicaFormatStandardForm"><text:span text:style-name="T1">…</text:span></text:span></text:p>
      <text:p text:style-name="P40"><text:span text:style-name="MathematicaFormatStandardForm"><text:span text:style-name="T1"/></text:span></text:p>
      <text:p text:style-name="P42"><text:span text:style-name="MathematicaFormatStandardForm"><text:span text:style-name="T1"/></text:span></text:p>
      <text:p text:style-name="P40"><text:span text:style-name="MathematicaFormatStandardForm"><text:span text:style-name="T1"><draw:frame draw:style-name="fr2" draw:name="Object68" text:anchor-type="as-char" svg:y="-0.2374in" svg:width="4.898in" svg:height="0.3783in" draw:z-index="93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/text:p>
      <text:p text:style-name="P40"><text:span text:style-name="MathematicaFormatStandardForm"><text:span text:style-name="T1"/></text:span></text:p>
      <text:p text:style-name="P41"><text:span text:style-name="MathematicaFormatStandardForm"><text:span text:style-name="T1"><draw:frame draw:style-name="fr2" draw:name="Object69" text:anchor-type="as-char" svg:y="-0.2374in" svg:width="4.5984in" svg:height="0.3783in" draw:z-index="94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span></text:p>
      <text:p text:style-name="P41"><text:span text:style-name="MathematicaFormatStandardForm"><text:span text:style-name="T1"/></text:span></text:p>
      <text:p text:style-name="P41"><text:span text:style-name="MathematicaFormatStandardForm"><text:span text:style-name="T1">…</text:span></text:span></text:p>
      <text:p text:style-name="P41"><text:span text:style-name="MathematicaFormatStandardForm"><text:span text:style-name="T1"/></text:span></text:p>
      <text:p text:style-name="P43"><text:span text:style-name="MathematicaFormatStandardForm"><text:span text:style-name="T27">Do these 4 permutations:</text:span></text:span></text:p>
      <text:p text:style-name="P43"><text:span text:style-name="MathematicaFormatStandardForm"><text:span text:style-name="T27"/></text:span></text:p>
      <text:p text:style-name="P43"><text:span text:style-name="MathematicaFormatStandardForm"><text:span text:style-name="T1"><draw:frame draw:style-name="fr2" draw:name="Object76" text:anchor-type="as-char" svg:y="-0.2374in" svg:width="2.6429in" svg:height="0.3626in" draw:z-index="95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span></text:p>
      <text:p text:style-name="P43"><text:span text:style-name="MathematicaFormatStandardForm"><text:span text:style-name="T1"/></text:span></text:p>
      <text:p text:style-name="P43"><text:span text:style-name="MathematicaFormatStandardForm"><text:span text:style-name="T1"><draw:frame draw:style-name="fr2" draw:name="Object77" text:anchor-type="as-char" svg:y="-0.2374in" svg:width="2.6217in" svg:height="0.3626in" draw:z-index="96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span></text:p>
      <text:p text:style-name="P43"><text:span text:style-name="MathematicaFormatStandardForm"><text:span text:style-name="T1"/></text:span></text:p>
      <text:p text:style-name="P43"><text:span text:style-name="MathematicaFormatStandardForm"><text:span text:style-name="T1"><draw:frame draw:style-name="fr2" draw:name="Object78" text:anchor-type="as-char" svg:y="-0.2339in" svg:width="2.2484in" svg:height="0.3752in" draw:z-index="97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span></text:p>
      <text:p text:style-name="P43"><text:span text:style-name="MathematicaFormatStandardForm"><text:span text:style-name="T1"/></text:span></text:p>
      <text:p text:style-name="P43"><text:span text:style-name="MathematicaFormatStandardForm"><text:span text:style-name="T1"><draw:frame draw:style-name="fr2" draw:name="Object79" text:anchor-type="as-char" svg:y="-0.2339in" svg:width="2.2272in" svg:height="0.3752in" draw:z-index="98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span></text:p>
      <text:p text:style-name="P43"><text:span text:style-name="MathematicaFormatStandardForm"><text:span text:style-name="T1"/></text:span></text:p>
      <text:p text:style-name="P43"><text:span text:style-name="MathematicaFormatStandardForm"><text:span text:style-name="T1"/></text:span></text:p>
      <text:p text:style-name="P43"><text:span text:style-name="MathematicaFormatStandardForm"><text:span text:style-name="T1"/></text:span></text:p>
      <text:p text:style-name="P43"><text:span text:style-name="MathematicaFormatStandardForm"><text:span text:style-name="T1"/></text:span></text:p>
      <text:p text:style-name="P43"><text:span text:style-name="MathematicaFormatStandardForm"><text:span text:style-name="T1"/></text:span></text:p>
      <text:p text:style-name="P43"><text:span text:style-name="MathematicaFormatStandardForm"><text:span text:style-name="T1"/></text:span></text:p>
      <text:p text:style-name="P149"><text:span text:style-name="MathematicaFormatStandardForm"><text:span text:style-name="T1">…………………….</text:span></text:span></text:p>
      <text:p text:style-name="P43"><text:span text:style-name="MathematicaFormatStandardForm"><text:span text:style-name="T1"/></text:span></text:p>
      <text:p text:style-name="P44"><text:span text:style-name="MathematicaFormatStandardForm"><text:span text:style-name="T1"><draw:frame draw:style-name="fr2" draw:name="Object72" text:anchor-type="as-char" svg:y="-0.2043in" svg:width="2.0752in" svg:height="0.3283in" draw:z-index="99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span></text:p>
      <text:p text:style-name="P44"><text:span text:style-name="MathematicaFormatStandardForm"><text:span text:style-name="T1"/></text:span></text:p>
      <text:p text:style-name="P44"><text:span text:style-name="MathematicaFormatStandardForm"><text:span text:style-name="T1"><draw:frame draw:style-name="fr2" draw:name="Object73" text:anchor-type="as-char" svg:y="-0.2228in" svg:width="1.6228in" svg:height="0.5217in" draw:z-index="100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span></text:p>
      <text:p text:style-name="P44"><text:span text:style-name="MathematicaFormatStandardForm"><text:span text:style-name="T1"/></text:span></text:p>
      <text:p text:style-name="P44"><text:span text:style-name="MathematicaFormatStandardForm"><text:span text:style-name="T1"><draw:frame draw:style-name="fr2" draw:name="Object74" text:anchor-type="as-char" svg:y="-0.3173in" svg:width="2.3807in" svg:height="0.6161in" draw:z-index="104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span></text:p>
      <text:p text:style-name="P44"><text:span text:style-name="MathematicaFormatStandardForm"><text:span text:style-name="T1"/></text:span></text:p>
      <text:p text:style-name="P44"><text:span text:style-name="MathematicaFormatStandardForm"><text:span text:style-name="T1"><draw:frame draw:style-name="fr2" draw:name="Object75" text:anchor-type="as-char" svg:y="-0.3173in" svg:width="2.7256in" svg:height="0.6161in" draw:z-index="106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span></text:p>
      <text:p text:style-name="P43"><text:span text:style-name="MathematicaFormatStandardForm"><text:span text:style-name="T1"/></text:span></text:p>
      <text:p text:style-name="P43"><text:span text:style-name="MathematicaFormatStandardForm"><text:span text:style-name="T1">………………..</text:span></text:span></text:p>
      <text:p text:style-name="P43"><text:span text:style-name="MathematicaFormatStandardForm"><text:span text:style-name="T1"/></text:span></text:p>
      <text:p text:style-name="P45"><text:span text:style-name="MathematicaFormatStandardForm"><text:span text:style-name="T1"><draw:frame draw:style-name="fr2" draw:name="Object80" text:anchor-type="as-char" svg:y="-0.2339in" svg:width="2.2484in" svg:height="0.3752in" draw:z-index="107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span></text:p>
      <text:p text:style-name="P45"><text:span text:style-name="MathematicaFormatStandardForm"><text:span text:style-name="T1"/></text:span></text:p>
      <text:p text:style-name="P45"><text:span text:style-name="MathematicaFormatStandardForm"><text:span text:style-name="T1"><draw:frame draw:style-name="fr2" draw:name="Object81" text:anchor-type="as-char" svg:y="-0.2339in" svg:width="2.0535in" svg:height="0.3752in" draw:z-index="108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span></text:p>
      <text:p text:style-name="P45"><text:span text:style-name="MathematicaFormatStandardForm"><text:span text:style-name="T1"/></text:span></text:p>
      <text:p text:style-name="P45"><text:span text:style-name="MathematicaFormatStandardForm"><text:span text:style-name="T1"><draw:frame draw:style-name="fr2" draw:name="Object82" text:anchor-type="as-char" svg:y="-0.2339in" svg:width="2.4063in" svg:height="0.3752in" draw:z-index="109"><draw:object xlink:href="./Object 93" xlink:type="simple" xlink:show="embed" xlink:actuate="onLoad"/><draw:image xlink:href="./ObjectReplacements/Object 93" xlink:type="simple" xlink:show="embed" xlink:actuate="onLoad"/><svg:desc>formula</svg:desc></draw:frame></text:span></text:span></text:p>
      <text:p text:style-name="P45"><text:span text:style-name="MathematicaFormatStandardForm"><text:span text:style-name="T1"/></text:span></text:p>
      <text:p text:style-name="P45"><text:span text:style-name="MathematicaFormatStandardForm"><text:span text:style-name="T1"><draw:frame draw:style-name="fr2" draw:name="Object84" text:anchor-type="as-char" svg:y="-0.2339in" svg:width="2.4008in" svg:height="0.3752in" draw:z-index="110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span></text:p>
      <text:p text:style-name="P45"><text:span text:style-name="MathematicaFormatStandardForm"><text:span text:style-name="T1"/></text:span></text:p>
      <text:p text:style-name="P45"><text:span text:style-name="MathematicaFormatStandardForm"><text:span text:style-name="T1"><draw:frame draw:style-name="fr2" draw:name="Object85" text:anchor-type="as-char" svg:y="-0.2339in" svg:width="2.4028in" svg:height="0.3752in" draw:z-index="112"><draw:object xlink:href="./Object 96" xlink:type="simple" xlink:show="embed" xlink:actuate="onLoad"/><draw:image xlink:href="./ObjectReplacements/Object 96" xlink:type="simple" xlink:show="embed" xlink:actuate="onLoad"/><svg:desc>formula</svg:desc></draw:frame></text:span></text:span></text:p>
      <text:p text:style-name="P45"><text:span text:style-name="MathematicaFormatStandardForm"><text:span text:style-name="T1"/></text:span></text:p>
      <text:p text:style-name="P45"><text:span text:style-name="MathematicaFormatStandardForm"><text:span text:style-name="T1"/></text:span></text:p>
      <text:p text:style-name="P45"><text:span text:style-name="MathematicaFormatStandardForm"><text:span text:style-name="T1">….</text:span></text:span></text:p>
      <text:p text:style-name="P45"><text:span text:style-name="MathematicaFormatStandardForm"><text:span text:style-name="T1"/></text:span></text:p>
      <text:p text:style-name="P45"><text:span text:style-name="MathematicaFormatStandardForm"><text:span text:style-name="T28">(save this! <text:s/>It's the plus version: </text:span></text:span><text:span text:style-name="MathematicaFormatStandardForm"><text:span text:style-name="T1"><draw:frame draw:style-name="fr2" draw:name="Object83" text:anchor-type="as-char" svg:y="-0.2339in" svg:width="2.4063in" svg:height="0.3752in" draw:z-index="115"><draw:object xlink:href="./Object 94" xlink:type="simple" xlink:show="embed" xlink:actuate="onLoad"/><draw:image xlink:href="./ObjectReplacements/Object 94" xlink:type="simple" xlink:show="embed" xlink:actuate="onLoad"/><svg:desc>formula</svg:desc></draw:frame></text:span></text:span><text:span text:style-name="MathematicaFormatStandardForm"><text:span text:style-name="T1"> </text:span></text:span><text:span text:style-name="MathematicaFormatStandardForm"><text:span text:style-name="T28">)</text:span></text:span></text:p>
      <text:p text:style-name="P45"><text:span text:style-name="MathematicaFormatStandardForm"><text:span text:style-name="T28"/></text:span></text:p>
      <text:p text:style-name="P45"><text:span text:style-name="MathematicaFormatStandardForm"><text:span text:style-name="T28"/></text:span></text:p>
      <text:p text:style-name="P46"><text:span text:style-name="MathematicaFormatStandardForm"><text:span text:style-name="T1"><draw:frame draw:style-name="fr2" draw:name="Object86" text:anchor-type="as-char" svg:y="-0.2339in" svg:width="2.4028in" svg:height="0.3752in" draw:z-index="117"><draw:object xlink:href="./Object 97" xlink:type="simple" xlink:show="embed" xlink:actuate="onLoad"/><draw:image xlink:href="./ObjectReplacements/Object 97" xlink:type="simple" xlink:show="embed" xlink:actuate="onLoad"/><svg:desc>formula</svg:desc></draw:frame></text:span></text:span></text:p>
      <text:p text:style-name="P46"><text:span text:style-name="MathematicaFormatStandardForm"><text:span text:style-name="T1"/></text:span></text:p>
      <text:p text:style-name="P47"><text:span text:style-name="MathematicaFormatStandardForm"><text:span text:style-name="T29">BLAH BLAH BLAH</text:span></text:span></text:p>
      <text:p text:style-name="P47"><text:span text:style-name="MathematicaFormatStandardForm"><text:span text:style-name="T29"/></text:span></text:p>
      <text:p text:style-name="P47"><text:span text:style-name="MathematicaFormatStandardForm"><text:span text:style-name="T29">Finally, if s is a real-valued variable that is a zeta 0 frequency, then</text:span></text:span></text:p>
      <text:p text:style-name="P47"><text:span text:style-name="MathematicaFormatStandardForm"><text:span text:style-name="T29"/></text:span></text:p>
      <text:p text:style-name="P150"><text:span text:style-name="MathematicaFormatStandardForm"><text:span text:style-name="T1"><draw:frame draw:style-name="fr1" draw:name="Object88" text:anchor-type="as-char" svg:y="-0.2547in" svg:width="2.7118in" svg:height="0.4165in" draw:z-index="118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span></text:p>
      <text:p text:style-name="P47"><text:span text:style-name="MathematicaFormatStandardForm"><text:span text:style-name="T1"/></text:span></text:p>
      <text:p text:style-name="P47"><text:span text:style-name="MathematicaFormatStandardForm"><text:span text:style-name="T1"><draw:frame draw:style-name="fr1" draw:name="Object87" text:anchor-type="as-char" svg:y="-0.2547in" svg:width="3.089in" svg:height="0.4165in" draw:z-index="119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span></text:p>
      <text:p text:style-name="P47"><text:span text:style-name="MathematicaFormatStandardForm"><text:span text:style-name="T1"/></text:span></text:p>
      <text:p text:style-name="P47"><text:span text:style-name="MathematicaFormatStandardForm"><text:span text:style-name="T1">…</text:span></text:span></text:p>
      <text:p text:style-name="P49"><text:span text:style-name="MathematicaFormatStandardForm"><text:span text:style-name="T1"/></text:span></text:p>
      <text:p text:style-name="P49"><text:span text:style-name="MathematicaFormatStandardForm"><text:span text:style-name="T1"><draw:frame draw:style-name="fr1" draw:name="Object101" text:anchor-type="as-char" svg:y="-0.2547in" svg:width="3.0736in" svg:height="0.4165in" draw:z-index="120"><draw:object xlink:href="./Object 112" xlink:type="simple" xlink:show="embed" xlink:actuate="onLoad"/><draw:image xlink:href="./ObjectReplacements/Object 112" xlink:type="simple" xlink:show="embed" xlink:actuate="onLoad"/><svg:desc>formula</svg:desc></draw:frame></text:span></text:span></text:p>
      <text:p text:style-name="P49"><text:span text:style-name="MathematicaFormatStandardForm"><text:span text:style-name="T1"/></text:span></text:p>
      <text:p text:style-name="P49"><text:span text:style-name="MathematicaFormatStandardForm"><text:span text:style-name="T1"><draw:frame draw:style-name="fr1" draw:name="Object100" text:anchor-type="as-char" svg:y="-0.2547in" svg:width="3.4516in" svg:height="0.4165in" draw:z-index="121"><draw:object xlink:href="./Object 111" xlink:type="simple" xlink:show="embed" xlink:actuate="onLoad"/><draw:image xlink:href="./ObjectReplacements/Object 111" xlink:type="simple" xlink:show="embed" xlink:actuate="onLoad"/><svg:desc>formula</svg:desc></draw:frame></text:span></text:span></text:p>
      <text:p text:style-name="P49"><text:span text:style-name="MathematicaFormatStandardForm"><text:span text:style-name="T1"/></text:span></text:p>
      <text:p text:style-name="P50"><text:span text:style-name="MathematicaFormatStandardForm"><text:span text:style-name="T1"><draw:frame draw:style-name="fr1" draw:name="Object102" text:anchor-type="as-char" svg:y="-0.1453in" svg:width="1.3874in" svg:height="0.2882in" draw:z-index="122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span></text:p>
      <text:p text:style-name="P50"><text:span text:style-name="MathematicaFormatStandardForm"><text:span text:style-name="T1"/></text:span></text:p>
      <text:p text:style-name="P50"><text:span text:style-name="MathematicaFormatStandardForm"><text:span text:style-name="T1"><draw:frame draw:style-name="fr1" draw:name="Object104" text:anchor-type="as-char" svg:y="-0.2252in" svg:width="1.7646in" svg:height="0.3701in" draw:z-index="123"><draw:object xlink:href="./Object 114" xlink:type="simple" xlink:show="embed" xlink:actuate="onLoad"/><draw:image xlink:href="./ObjectReplacements/Object 114" xlink:type="simple" xlink:show="embed" xlink:actuate="onLoad"/><svg:desc>formula</svg:desc></draw:frame></text:span></text:span></text:p>
      <text:p text:style-name="P50"><text:span text:style-name="MathematicaFormatStandardForm"><text:span text:style-name="T1"/></text:span></text:p>
      <text:p text:style-name="P51"><text:span text:style-name="MathematicaFormatStandardForm"><text:span text:style-name="T1"><draw:frame draw:style-name="fr1" draw:name="Object106" text:anchor-type="as-char" svg:y="-0.2252in" svg:width="2.7374in" svg:height="0.3701in" draw:z-index="124"><draw:object xlink:href="./Object 116" xlink:type="simple" xlink:show="embed" xlink:actuate="onLoad"/><draw:image xlink:href="./ObjectReplacements/Object 116" xlink:type="simple" xlink:show="embed" xlink:actuate="onLoad"/><svg:desc>formula</svg:desc></draw:frame></text:span></text:span></text:p>
      <text:p text:style-name="P51"><text:span text:style-name="MathematicaFormatStandardForm"><text:span text:style-name="T1"/></text:span></text:p>
      <text:p text:style-name="P51"><text:span text:style-name="MathematicaFormatStandardForm"><text:span text:style-name="T1"><draw:frame draw:style-name="fr1" draw:name="Object107" text:anchor-type="as-char" svg:y="-0.2252in" svg:width="1.7291in" svg:height="0.3701in" draw:z-index="125"><draw:object xlink:href="./Object 117" xlink:type="simple" xlink:show="embed" xlink:actuate="onLoad"/><draw:image xlink:href="./ObjectReplacements/Object 117" xlink:type="simple" xlink:show="embed" xlink:actuate="onLoad"/><svg:desc>formula</svg:desc></draw:frame></text:span></text:span></text:p>
      <text:p text:style-name="P51"><text:span text:style-name="MathematicaFormatStandardForm"><text:span text:style-name="T1"/></text:span></text:p>
      <text:p text:style-name="P53"><text:span text:style-name="MathematicaFormatStandardForm"><text:span text:style-name="T1"><draw:frame draw:style-name="fr1" draw:name="Object108" text:anchor-type="as-char" svg:y="-0.2547in" svg:width="2.5618in" svg:height="0.4165in" draw:z-index="126"><draw:object xlink:href="./Object 118" xlink:type="simple" xlink:show="embed" xlink:actuate="onLoad"/><draw:image xlink:href="./ObjectReplacements/Object 118" xlink:type="simple" xlink:show="embed" xlink:actuate="onLoad"/><svg:desc>formula</svg:desc></draw:frame></text:span></text:span></text:p>
      <text:p text:style-name="P51"><text:span text:style-name="MathematicaFormatStandardForm"><text:span text:style-name="T1"/></text:span></text:p>
      <text:p text:style-name="P51"><text:span text:style-name="MathematicaFormatStandardForm"><text:span text:style-name="T1"/></text:span></text:p>
      <text:p text:style-name="P51"><text:span text:style-name="MathematicaFormatStandardForm"><text:span text:style-name="T1">…</text:span></text:span></text:p>
      <text:p text:style-name="P51"><text:span text:style-name="MathematicaFormatStandardForm"><text:span text:style-name="T1"/></text:span></text:p>
      <text:p text:style-name="P52"><text:span text:style-name="MathematicaFormatStandardForm"><text:span text:style-name="T1"><draw:frame draw:style-name="fr1" draw:name="Object105" text:anchor-type="as-char" svg:y="-0.2252in" svg:width="1.4819in" svg:height="0.3701in" draw:z-index="127"><draw:object xlink:href="./Object 119" xlink:type="simple" xlink:show="embed" xlink:actuate="onLoad"/><draw:image xlink:href="./ObjectReplacements/Object 119" xlink:type="simple" xlink:show="embed" xlink:actuate="onLoad"/><svg:desc>formula</svg:desc></draw:frame></text:span></text:span></text:p>
      <text:p text:style-name="P52"><text:span text:style-name="MathematicaFormatStandardForm"><text:span text:style-name="T1"/></text:span></text:p>
      <text:p text:style-name="P52"><text:span text:style-name="MathematicaFormatStandardForm"><text:span text:style-name="T1"><draw:frame draw:style-name="fr1" draw:name="Object109" text:anchor-type="as-char" svg:y="-0.2043in" svg:width="1.9307in" svg:height="0.3701in" draw:z-index="128"><draw:object xlink:href="./Object 115" xlink:type="simple" xlink:show="embed" xlink:actuate="onLoad"/><draw:image xlink:href="./ObjectReplacements/Object 115" xlink:type="simple" xlink:show="embed" xlink:actuate="onLoad"/><svg:desc>formula</svg:desc></draw:frame></text:span></text:span></text:p>
      <text:p text:style-name="P52"><text:span text:style-name="MathematicaFormatStandardForm"><text:span text:style-name="T1"/></text:span></text:p>
      <text:p text:style-name="P52"><text:span text:style-name="MathematicaFormatStandardForm"><text:span text:style-name="T1"><draw:frame draw:style-name="fr1" draw:name="Object110" text:anchor-type="as-char" svg:y="-0.2252in" svg:width="2.0256in" svg:height="0.3701in" draw:z-index="129"><draw:object xlink:href="./Object 120" xlink:type="simple" xlink:show="embed" xlink:actuate="onLoad"/><draw:image xlink:href="./ObjectReplacements/Object 120" xlink:type="simple" xlink:show="embed" xlink:actuate="onLoad"/><svg:desc>formula</svg:desc></draw:frame></text:span></text:span></text:p>
      <text:p text:style-name="P53"><text:span text:style-name="MathematicaFormatStandardForm"><text:span text:style-name="T1"/></text:span></text:p>
      <text:p text:style-name="P53"><text:span text:style-name="MathematicaFormatStandardForm"><text:span text:style-name="T1">...</text:span></text:span></text:p>
      <text:p text:style-name="P50"/>
      <text:p text:style-name="P54"><text:span text:style-name="MathematicaFormatStandardForm"><text:span text:style-name="T1"><draw:frame draw:style-name="fr1" draw:name="Object112" text:anchor-type="as-char" svg:y="-0.2547in" svg:width="2.5618in" svg:height="0.4165in" draw:z-index="130"><draw:object xlink:href="./Object 122" xlink:type="simple" xlink:show="embed" xlink:actuate="onLoad"/><draw:image xlink:href="./ObjectReplacements/Object 122" xlink:type="simple" xlink:show="embed" xlink:actuate="onLoad"/><svg:desc>formula</svg:desc></draw:frame></text:span></text:span></text:p>
      <text:p text:style-name="P54"><text:span text:style-name="MathematicaFormatStandardForm"><text:span text:style-name="T1"/></text:span></text:p>
      <text:p text:style-name="P54"><text:span text:style-name="MathematicaFormatStandardForm"><text:span text:style-name="T1"><draw:frame draw:style-name="fr1" draw:name="Object113" text:anchor-type="as-char" svg:y="-0.2547in" svg:width="3.0902in" svg:height="0.4165in" draw:z-index="131"><draw:object xlink:href="./Object 123" xlink:type="simple" xlink:show="embed" xlink:actuate="onLoad"/><draw:image xlink:href="./ObjectReplacements/Object 123" xlink:type="simple" xlink:show="embed" xlink:actuate="onLoad"/><svg:desc>formula</svg:desc></draw:frame></text:span></text:span></text:p>
      <text:p text:style-name="P54"><text:span text:style-name="MathematicaFormatStandardForm"><text:span text:style-name="T1"/></text:span></text:p>
      <text:p text:style-name="P55"><text:span text:style-name="MathematicaFormatStandardForm"><text:span text:style-name="T30">(I should rework out what this looks like with the zeta components kept in, obviously.)</text:span></text:span></text:p>
      <text:p text:style-name="P50"><text:span text:style-name="MathematicaFormatStandardForm"><text:span text:style-name="T1"/></text:span></text:p>
      <text:p text:style-name="P151"><text:span text:style-name="MathematicaFormatStandardForm"><text:span text:style-name="T1"><draw:frame draw:style-name="fr1" draw:name="Object90" text:anchor-type="as-char" svg:y="-0.378in" svg:width="2.928in" svg:height="0.5602in" draw:z-index="134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span></text:p>
      <text:p text:style-name="P48"><text:span text:style-name="MathematicaFormatStandardForm"><text:span text:style-name="T1"/></text:span></text:p>
      <text:p text:style-name="P48"><text:span text:style-name="MathematicaFormatStandardForm"><text:span text:style-name="T1"><draw:frame draw:style-name="fr1" draw:name="Object89" text:anchor-type="as-char" svg:y="-0.378in" svg:width="2.9252in" svg:height="0.5602in" draw:z-index="135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span></text:p>
      <text:p text:style-name="P48"><text:span text:style-name="MathematicaFormatStandardForm"><text:span text:style-name="T1"/></text:span></text:p>
      <text:p text:style-name="P48"><text:span text:style-name="MathematicaFormatStandardForm"><text:span text:style-name="T1"/></text:span></text:p>
      <text:p text:style-name="P152"><text:span text:style-name="MathematicaFormatStandardForm"><text:span text:style-name="T1"><draw:frame draw:style-name="fr2" draw:name="Object115" text:anchor-type="as-char" svg:y="-0.2374in" svg:width="4.452in" svg:height="0.3783in" draw:z-index="136"><draw:object xlink:href="./Object 125" xlink:type="simple" xlink:show="embed" xlink:actuate="onLoad"/><draw:image xlink:href="./ObjectReplacements/Object 125" xlink:type="simple" xlink:show="embed" xlink:actuate="onLoad"/><svg:desc>formula</svg:desc></draw:frame></text:span></text:span></text:p>
      <text:p text:style-name="P56"><text:span text:style-name="MathematicaFormatStandardForm"><text:span text:style-name="T1"/></text:span></text:p>
      <text:p text:style-name="P56"><text:span text:style-name="MathematicaFormatStandardForm"><text:span text:style-name="T1"><draw:frame draw:style-name="fr2" draw:name="Object114" text:anchor-type="as-char" svg:y="-0.2165in" svg:width="4.8299in" svg:height="0.3783in" draw:z-index="137"><draw:object xlink:href="./Object 124" xlink:type="simple" xlink:show="embed" xlink:actuate="onLoad"/><draw:image xlink:href="./ObjectReplacements/Object 124" xlink:type="simple" xlink:show="embed" xlink:actuate="onLoad"/><svg:desc>formula</svg:desc></draw:frame></text:span></text:span></text:p>
      <text:p text:style-name="P56"><text:span text:style-name="MathematicaFormatStandardForm"><text:span text:style-name="T1"/></text:span></text:p>
      <text:p text:style-name="P56"><text:span text:style-name="MathematicaFormatStandardForm"><text:span text:style-name="T1">…</text:span></text:span></text:p>
      <text:p text:style-name="P56"><text:span text:style-name="MathematicaFormatStandardForm"><text:span text:style-name="T1"/></text:span></text:p>
      <text:p text:style-name="P56"><text:span text:style-name="MathematicaFormatStandardForm"><text:span text:style-name="T1"><draw:frame draw:style-name="fr2" draw:name="Object116" text:anchor-type="as-char" svg:y="-0.2374in" svg:width="4.452in" svg:height="0.3783in" draw:z-index="138"><draw:object xlink:href="./Object 126" xlink:type="simple" xlink:show="embed" xlink:actuate="onLoad"/><draw:image xlink:href="./ObjectReplacements/Object 126" xlink:type="simple" xlink:show="embed" xlink:actuate="onLoad"/><svg:desc>formula</svg:desc></draw:frame></text:span></text:span></text:p>
      <text:p text:style-name="P56"><text:span text:style-name="MathematicaFormatStandardForm"><text:span text:style-name="T1"/></text:span></text:p>
      <text:p text:style-name="P56"><text:span text:style-name="MathematicaFormatStandardForm"><text:span text:style-name="T1"><draw:frame draw:style-name="fr2" draw:name="Object117" text:anchor-type="as-char" svg:y="-0.378in" svg:width="4.5445in" svg:height="0.5189in" draw:z-index="139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span></text:p>
      <text:p text:style-name="P56"><text:span text:style-name="MathematicaFormatStandardForm"><text:span text:style-name="T1"/></text:span></text:p>
      <text:p text:style-name="P56"><text:span text:style-name="MathematicaFormatStandardForm"><text:span text:style-name="T1"><draw:frame draw:style-name="fr2" draw:name="Object118" text:anchor-type="as-char" svg:y="-0.2374in" svg:width="4.6965in" svg:height="0.3783in" draw:z-index="140"><draw:object xlink:href="./Object 128" xlink:type="simple" xlink:show="embed" xlink:actuate="onLoad"/><draw:image xlink:href="./ObjectReplacements/Object 128" xlink:type="simple" xlink:show="embed" xlink:actuate="onLoad"/><svg:desc>formula</svg:desc></draw:frame></text:span></text:span></text:p>
      <text:p text:style-name="P56"><text:span text:style-name="MathematicaFormatStandardForm"><text:span text:style-name="T1"/></text:span></text:p>
      <text:p text:style-name="P56"><text:span text:style-name="MathematicaFormatStandardForm"><text:span text:style-name="T1">…</text:span></text:span></text:p>
      <text:p text:style-name="P56"><text:span text:style-name="MathematicaFormatStandardForm"><text:span text:style-name="T1"/></text:span></text:p>
      <text:p text:style-name="P56"><text:span text:style-name="MathematicaFormatStandardForm"><text:span text:style-name="T1"><draw:frame draw:style-name="fr2" draw:name="Object119" text:anchor-type="as-char" svg:y="-0.2374in" svg:width="4.9028in" svg:height="0.3783in" draw:z-index="141"><draw:object xlink:href="./Object 129" xlink:type="simple" xlink:show="embed" xlink:actuate="onLoad"/><draw:image xlink:href="./ObjectReplacements/Object 129" xlink:type="simple" xlink:show="embed" xlink:actuate="onLoad"/><svg:desc>formula</svg:desc></draw:frame></text:span></text:span></text:p>
      <text:p text:style-name="P56"><text:span text:style-name="MathematicaFormatStandardForm"><text:span text:style-name="T1"/></text:span></text:p>
      <text:p text:style-name="P56"><text:span text:style-name="MathematicaFormatStandardForm"><text:span text:style-name="T1"><draw:frame draw:style-name="fr2" draw:name="Object120" text:anchor-type="as-char" svg:y="-0.2374in" svg:width="4.3563in" svg:height="0.3783in" draw:z-index="143"><draw:object xlink:href="./Object 130" xlink:type="simple" xlink:show="embed" xlink:actuate="onLoad"/><draw:image xlink:href="./ObjectReplacements/Object 130" xlink:type="simple" xlink:show="embed" xlink:actuate="onLoad"/><svg:desc>formula</svg:desc></draw:frame></text:span></text:span></text:p>
      <text:p text:style-name="P56"><text:span text:style-name="MathematicaFormatStandardForm"><text:span text:style-name="T1"/></text:span></text:p>
      <text:p text:style-name="P57"><text:span text:style-name="MathematicaFormatStandardForm"><text:span text:style-name="T1"><draw:frame draw:style-name="fr2" draw:name="Object121" text:anchor-type="as-char" svg:y="-0.2374in" svg:width="4.0035in" svg:height="0.3811in" draw:z-index="145"><draw:object xlink:href="./Object 131" xlink:type="simple" xlink:show="embed" xlink:actuate="onLoad"/><draw:image xlink:href="./ObjectReplacements/Object 131" xlink:type="simple" xlink:show="embed" xlink:actuate="onLoad"/><svg:desc>formula</svg:desc></draw:frame></text:span></text:span></text:p>
      <text:p text:style-name="P57"><text:span text:style-name="MathematicaFormatStandardForm"><text:span text:style-name="T1"/></text:span></text:p>
      <text:p text:style-name="P60"><text:span text:style-name="MathematicaFormatStandardForm"><text:span text:style-name="T1"><draw:frame draw:style-name="fr1" draw:name="Object92" text:anchor-type="as-char" svg:y="-0.2583in" svg:width="4.2146in" svg:height="0.4228in" draw:z-index="146"><draw:object xlink:href="./Object 103" xlink:type="simple" xlink:show="embed" xlink:actuate="onLoad"/><draw:image xlink:href="./ObjectReplacements/Object 103" xlink:type="simple" xlink:show="embed" xlink:actuate="onLoad"/><svg:desc>formula</svg:desc></draw:frame></text:span></text:span></text:p>
      <text:p text:style-name="P57"><text:span text:style-name="MathematicaFormatStandardForm"><text:span text:style-name="T1"/></text:span></text:p>
      <text:p text:style-name="P57"><text:span text:style-name="MathematicaFormatStandardForm"><text:span text:style-name="T1">…</text:span></text:span><text:span text:style-name="MathematicaFormatStandardForm"><text:span text:style-name="T31">and...</text:span></text:span></text:p>
      <text:p text:style-name="P57"><text:span text:style-name="MathematicaFormatStandardForm"><text:span text:style-name="T1"/></text:span></text:p>
      <text:p text:style-name="P61"><text:span text:style-name="MathematicaFormatStandardForm"><text:span text:style-name="T1"><draw:frame draw:style-name="fr1" draw:name="Object91" text:anchor-type="as-char" svg:y="-0.2583in" svg:width="4.4465in" svg:height="0.4228in" draw:z-index="148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span></text:p>
      <text:p text:style-name="P61"><text:span text:style-name="MathematicaFormatStandardForm"><text:span text:style-name="T1"/></text:span></text:p>
      <text:p text:style-name="P62"><text:span text:style-name="MathematicaFormatStandardForm"><text:span text:style-name="T31">These can be shifted over by ½ and rewritten as</text:span></text:span></text:p>
      <text:p text:style-name="P62"><text:span text:style-name="MathematicaFormatStandardForm"><text:span text:style-name="T31"/></text:span></text:p>
      <text:p text:style-name="P62"><text:span text:style-name="MathematicaFormatStandardForm"><text:span text:style-name="T1"><draw:frame draw:style-name="fr1" draw:name="Object94" text:anchor-type="as-char" svg:y="-0.2547in" svg:width="4.2008in" svg:height="0.4165in" draw:z-index="149"><draw:object xlink:href="./Object 105" xlink:type="simple" xlink:show="embed" xlink:actuate="onLoad"/><draw:image xlink:href="./ObjectReplacements/Object 105" xlink:type="simple" xlink:show="embed" xlink:actuate="onLoad"/><svg:desc>formula</svg:desc></draw:frame></text:span></text:span></text:p>
      <text:p text:style-name="P62"><text:span text:style-name="MathematicaFormatStandardForm"><text:span text:style-name="T1"/></text:span></text:p>
      <text:p text:style-name="P62"><text:span text:style-name="MathematicaFormatStandardForm"><text:span text:style-name="T1"><draw:frame draw:style-name="fr1" draw:name="Object93" text:anchor-type="as-char" svg:y="-0.2547in" svg:width="4.4335in" svg:height="0.4165in" draw:z-index="150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span></text:p>
      <text:p text:style-name="P62"><text:span text:style-name="MathematicaFormatStandardForm"><text:span text:style-name="T1"/></text:span></text:p>
      <text:p text:style-name="P81"><text:span text:style-name="MathematicaFormatStandardForm"><text:span text:style-name="T44">which is</text:span></text:span></text:p>
      <text:p text:style-name="P81"><text:span text:style-name="MathematicaFormatStandardForm"><text:span text:style-name="T44"/></text:span></text:p>
      <text:p text:style-name="P81"><text:span text:style-name="MathematicaFormatStandardForm"><text:span text:style-name="T1"><draw:frame draw:style-name="fr1" draw:name="Object156" text:anchor-type="as-char" svg:y="-0.2665in" svg:width="4.8319in" svg:height="0.4283in" draw:z-index="151"><draw:object xlink:href="./Object 167" xlink:type="simple" xlink:show="embed" xlink:actuate="onLoad"/><draw:image xlink:href="./ObjectReplacements/Object 167" xlink:type="simple" xlink:show="embed" xlink:actuate="onLoad"/><svg:desc>formula</svg:desc></draw:frame></text:span></text:span></text:p>
      <text:p text:style-name="P81"><text:span text:style-name="MathematicaFormatStandardForm"><text:span text:style-name="T1"/></text:span></text:p>
      <text:p text:style-name="P81"><text:span text:style-name="MathematicaFormatStandardForm"><text:span text:style-name="T1"><draw:frame draw:style-name="fr1" draw:name="Object157" text:anchor-type="as-char" svg:y="-0.2665in" svg:width="4.9335in" svg:height="0.4283in" draw:z-index="152"><draw:object xlink:href="./Object 168" xlink:type="simple" xlink:show="embed" xlink:actuate="onLoad"/><draw:image xlink:href="./ObjectReplacements/Object 168" xlink:type="simple" xlink:show="embed" xlink:actuate="onLoad"/><svg:desc>formula</svg:desc></draw:frame></text:span></text:span></text:p>
      <text:p text:style-name="P153"><text:span text:style-name="MathematicaFormatStandardForm"><text:span text:style-name="T33">Or rotated instead, to get more familiar trig functions:</text:span></text:span></text:p>
      <text:p text:style-name="P64"><text:span text:style-name="MathematicaFormatStandardForm"><text:span text:style-name="T33"/></text:span></text:p>
      <text:p text:style-name="P64"><text:span text:style-name="MathematicaFormatStandardForm"><text:span text:style-name="T1"><draw:frame draw:style-name="fr1" draw:name="Object96" text:anchor-type="as-char" svg:y="-0.2583in" svg:width="4.4646in" svg:height="0.4228in" draw:z-index="153"><draw:object xlink:href="./Object 107" xlink:type="simple" xlink:show="embed" xlink:actuate="onLoad"/><draw:image xlink:href="./ObjectReplacements/Object 107" xlink:type="simple" xlink:show="embed" xlink:actuate="onLoad"/><svg:desc>formula</svg:desc></draw:frame></text:span></text:span></text:p>
      <text:p text:style-name="P64"><text:span text:style-name="MathematicaFormatStandardForm"><text:span text:style-name="T1"/></text:span></text:p>
      <text:p text:style-name="P64"><text:span text:style-name="MathematicaFormatStandardForm"><text:span text:style-name="T1">…</text:span></text:span><text:span text:style-name="MathematicaFormatStandardForm"><text:span text:style-name="T31">and...</text:span></text:span></text:p>
      <text:p text:style-name="P64"><text:span text:style-name="MathematicaFormatStandardForm"><text:span text:style-name="T1"/></text:span></text:p>
      <text:p text:style-name="P64"><text:span text:style-name="MathematicaFormatStandardForm"><text:span text:style-name="T1"><draw:frame draw:style-name="fr1" draw:name="Object95" text:anchor-type="as-char" svg:y="-0.2583in" svg:width="4.6134in" svg:height="0.4228in" draw:z-index="154"><draw:object xlink:href="./Object 106" xlink:type="simple" xlink:show="embed" xlink:actuate="onLoad"/><draw:image xlink:href="./ObjectReplacements/Object 106" xlink:type="simple" xlink:show="embed" xlink:actuate="onLoad"/><svg:desc>formula</svg:desc></draw:frame></text:span></text:span></text:p>
      <text:p text:style-name="P63"><text:span text:style-name="MathematicaFormatStandardForm"><text:span text:style-name="T1"/></text:span></text:p>
      <text:p text:style-name="P82"><text:span text:style-name="MathematicaFormatStandardForm"><text:span text:style-name="T45">which is</text:span></text:span></text:p>
      <text:p text:style-name="P82"><text:span text:style-name="MathematicaFormatStandardForm"><text:span text:style-name="T45"/></text:span></text:p>
      <text:p text:style-name="P82"><text:span text:style-name="MathematicaFormatStandardForm"><text:span text:style-name="T1"><draw:frame draw:style-name="fr1" draw:name="Object159" text:anchor-type="as-char" svg:y="-0.2665in" svg:width="4.6689in" svg:height="0.4311in" draw:z-index="155"><draw:object xlink:href="./Object 170" xlink:type="simple" xlink:show="embed" xlink:actuate="onLoad"/><draw:image xlink:href="./ObjectReplacements/Object 170" xlink:type="simple" xlink:show="embed" xlink:actuate="onLoad"/><svg:desc>formula</svg:desc></draw:frame></text:span></text:span></text:p>
      <text:p text:style-name="P82"><text:span text:style-name="MathematicaFormatStandardForm"><text:span text:style-name="T1"/></text:span></text:p>
      <text:p text:style-name="P82"><text:span text:style-name="MathematicaFormatStandardForm"><text:span text:style-name="T1">…</text:span></text:span><text:span text:style-name="MathematicaFormatStandardForm"><text:span text:style-name="T31">and...</text:span></text:span></text:p>
      <text:p text:style-name="P82"><text:span text:style-name="MathematicaFormatStandardForm"><text:span text:style-name="T1"/></text:span></text:p>
      <text:p text:style-name="P82"><text:span text:style-name="MathematicaFormatStandardForm"><text:span text:style-name="T1"><draw:frame draw:style-name="fr1" draw:name="Object158" text:anchor-type="as-char" svg:y="-0.2665in" svg:width="4.8165in" svg:height="0.4311in" draw:z-index="156"><draw:object xlink:href="./Object 169" xlink:type="simple" xlink:show="embed" xlink:actuate="onLoad"/><draw:image xlink:href="./ObjectReplacements/Object 169" xlink:type="simple" xlink:show="embed" xlink:actuate="onLoad"/><svg:desc>formula</svg:desc></draw:frame></text:span></text:span></text:p>
      <text:p text:style-name="P63"><text:span text:style-name="MathematicaFormatStandardForm"><text:span text:style-name="T1"/></text:span></text:p>
      <text:p text:style-name="P65"><text:span text:style-name="MathematicaFormatStandardForm"><text:span text:style-name="T34">Based on this, </text:span></text:span><text:span text:style-name="MathematicaFormatStandardForm"><text:span text:style-name="T32">zeta zeros must satisfy the following</text:span></text:span></text:p>
      <text:p text:style-name="P58"><text:span text:style-name="MathematicaFormatStandardForm"><text:span text:style-name="T1"/></text:span></text:p>
      <text:p text:style-name="P59"><text:span text:style-name="MathematicaFormatStandardForm"><text:span text:style-name="T1"><draw:frame draw:style-name="fr1" draw:name="Object126" text:anchor-type="as-char" svg:y="-0.2547in" svg:width="2.3701in" svg:height="0.4193in" draw:z-index="157"><draw:object xlink:href="./Object 135" xlink:type="simple" xlink:show="embed" xlink:actuate="onLoad"/><draw:image xlink:href="./ObjectReplacements/Object 135" xlink:type="simple" xlink:show="embed" xlink:actuate="onLoad"/><svg:desc>formula</svg:desc></draw:frame></text:span></text:span></text:p>
      <text:p text:style-name="P58"><text:span text:style-name="MathematicaFormatStandardForm"><text:span text:style-name="T1"/></text:span></text:p>
      <text:p text:style-name="P58"><text:span text:style-name="MathematicaFormatStandardForm"><text:span text:style-name="T1"><draw:frame draw:style-name="fr1" draw:name="Object129" text:anchor-type="as-char" svg:y="-0.2547in" svg:width="2.6098in" svg:height="0.4193in" draw:z-index="158"><draw:object xlink:href="./Object 137" xlink:type="simple" xlink:show="embed" xlink:actuate="onLoad"/><draw:image xlink:href="./ObjectReplacements/Object 137" xlink:type="simple" xlink:show="embed" xlink:actuate="onLoad"/><svg:desc>formula</svg:desc></draw:frame></text:span></text:span></text:p>
      <text:p text:style-name="P154"><text:span text:style-name="MathematicaFormatStandardForm"><text:span text:style-name="T1"><draw:frame draw:style-name="fr1" draw:name="Object98" text:anchor-type="as-char" svg:y="-0.2339in" svg:width="3.0736in" svg:height="0.4165in" draw:z-index="159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span></text:p>
      <text:p text:style-name="P66"><text:span text:style-name="MathematicaFormatStandardForm"><text:span text:style-name="T1"/></text:span></text:p>
      <text:p text:style-name="P66"><text:span text:style-name="MathematicaFormatStandardForm"><text:span text:style-name="T1"><draw:frame draw:style-name="fr1" draw:name="Object97" text:anchor-type="as-char" svg:y="-0.2339in" svg:width="3.4516in" svg:height="0.4165in" draw:z-index="160"><draw:object xlink:href="./Object 108" xlink:type="simple" xlink:show="embed" xlink:actuate="onLoad"/><draw:image xlink:href="./ObjectReplacements/Object 108" xlink:type="simple" xlink:show="embed" xlink:actuate="onLoad"/><svg:desc>formula</svg:desc></draw:frame></text:span></text:span></text:p>
      <text:p text:style-name="P66"><text:span text:style-name="MathematicaFormatStandardForm"><text:span text:style-name="T1"/></text:span></text:p>
      <text:p text:style-name="P66"><text:span text:style-name="MathematicaFormatStandardForm"><text:span text:style-name="T1">...</text:span></text:span></text:p>
      <text:p text:style-name="P67"><text:span text:style-name="MathematicaFormatStandardForm"><text:span text:style-name="T1"/></text:span></text:p>
      <text:p text:style-name="P69"><text:span text:style-name="MathematicaFormatStandardForm"><text:span text:style-name="T35">The following mu</text:span></text:span><text:span text:style-name="MathematicaFormatStandardForm"><text:span text:style-name="T36">st</text:span></text:span><text:span text:style-name="MathematicaFormatStandardForm"><text:span text:style-name="T35"> be true for zeta zeros.</text:span></text:span></text:p>
      <text:p text:style-name="P67"><text:span text:style-name="MathematicaFormatStandardForm"><text:span text:style-name="T1"/></text:span></text:p>
      <text:p text:style-name="P67"><text:span text:style-name="MathematicaFormatStandardForm"><text:span text:style-name="T1"><draw:frame draw:style-name="fr2" draw:name="Object99" text:anchor-type="as-char" svg:y="-0.2339in" svg:width="3.2862in" svg:height="0.3752in" draw:z-index="161"><draw:object xlink:href="./Object 110" xlink:type="simple" xlink:show="embed" xlink:actuate="onLoad"/><draw:image xlink:href="./ObjectReplacements/Object 110" xlink:type="simple" xlink:show="embed" xlink:actuate="onLoad"/><svg:desc>formula</svg:desc></draw:frame></text:span></text:span></text:p>
      <text:p text:style-name="P67"><text:span text:style-name="MathematicaFormatStandardForm"><text:span text:style-name="T1"/></text:span></text:p>
      <text:p text:style-name="P67"><text:span text:style-name="MathematicaFormatStandardForm"><text:span text:style-name="T1"><draw:frame draw:style-name="fr2" draw:name="Object122" text:anchor-type="as-char" svg:y="-0.2374in" svg:width="3.6929in" svg:height="0.3783in" draw:z-index="162"><draw:object xlink:href="./Object 132" xlink:type="simple" xlink:show="embed" xlink:actuate="onLoad"/><draw:image xlink:href="./ObjectReplacements/Object 132" xlink:type="simple" xlink:show="embed" xlink:actuate="onLoad"/><svg:desc>formula</svg:desc></draw:frame></text:span></text:span></text:p>
      <text:p text:style-name="P67"><text:span text:style-name="MathematicaFormatStandardForm"><text:span text:style-name="T1"/></text:span></text:p>
      <text:p text:style-name="P67"><text:span text:style-name="MathematicaFormatStandardForm"><text:span text:style-name="T1"><draw:frame draw:style-name="fr2" draw:name="Object128" text:anchor-type="as-char" svg:y="-0.2374in" svg:width="3.5689in" svg:height="0.3783in" draw:z-index="163"><draw:object xlink:href="./Object 136" xlink:type="simple" xlink:show="embed" xlink:actuate="onLoad"/><draw:image xlink:href="./ObjectReplacements/Object 136" xlink:type="simple" xlink:show="embed" xlink:actuate="onLoad"/><svg:desc>formula</svg:desc></draw:frame></text:span></text:span></text:p>
      <text:p text:style-name="P67"><text:span text:style-name="MathematicaFormatStandardForm"><text:span text:style-name="T1"/></text:span></text:p>
      <text:p text:style-name="P68"><text:span text:style-name="MathematicaFormatStandardForm"><text:span text:style-name="T1"><draw:frame draw:style-name="fr1" draw:name="Object130" text:anchor-type="as-char" svg:y="-0.2583in" svg:width="3.7417in" svg:height="0.4201in" draw:z-index="164"><draw:object xlink:href="./Object 138" xlink:type="simple" xlink:show="embed" xlink:actuate="onLoad"/><draw:image xlink:href="./ObjectReplacements/Object 138" xlink:type="simple" xlink:show="embed" xlink:actuate="onLoad"/><svg:desc>formula</svg:desc></draw:frame></text:span></text:span></text:p>
      <text:p text:style-name="P68"><text:span text:style-name="MathematicaFormatStandardForm"><text:span text:style-name="T1"/></text:span></text:p>
      <text:p text:style-name="P68"><text:span text:style-name="MathematicaFormatStandardForm"><text:span text:style-name="T1">...</text:span></text:span></text:p>
      <text:p text:style-name="P155"><text:span text:style-name="MathematicaFormatStandardForm"><text:span text:style-name="T1"><draw:frame draw:style-name="fr2" draw:name="Object123" text:anchor-type="as-char" svg:y="-0.2547in" svg:width="2.6701in" svg:height="0.3752in" draw:z-index="165"><draw:object xlink:href="./Object 133" xlink:type="simple" xlink:show="embed" xlink:actuate="onLoad"/><draw:image xlink:href="./ObjectReplacements/Object 133" xlink:type="simple" xlink:show="embed" xlink:actuate="onLoad"/><svg:desc>formula</svg:desc></draw:frame></text:span></text:span></text:p>
      <text:p text:style-name="P70"><text:span text:style-name="MathematicaFormatStandardForm"><text:span text:style-name="T1"/></text:span></text:p>
      <text:p text:style-name="P70"><text:span text:style-name="MathematicaFormatStandardForm"><text:span text:style-name="T1"><draw:frame draw:style-name="fr2" draw:name="Object111" text:anchor-type="as-char" svg:y="-0.2547in" svg:width="3.0472in" svg:height="0.3752in" draw:z-index="166"><draw:object xlink:href="./Object 121" xlink:type="simple" xlink:show="embed" xlink:actuate="onLoad"/><draw:image xlink:href="./ObjectReplacements/Object 121" xlink:type="simple" xlink:show="embed" xlink:actuate="onLoad"/><svg:desc>formula</svg:desc></draw:frame></text:span></text:span></text:p>
      <text:p text:style-name="P70"><text:span text:style-name="MathematicaFormatStandardForm"><text:span text:style-name="T1"/></text:span></text:p>
      <text:p text:style-name="P70"><text:span text:style-name="MathematicaFormatStandardForm"><text:span text:style-name="T1">…</text:span></text:span></text:p>
      <text:p text:style-name="P70"><text:span text:style-name="MathematicaFormatStandardForm"><text:span text:style-name="T1"/></text:span></text:p>
      <text:p text:style-name="P70"><text:span text:style-name="MathematicaFormatStandardForm"><text:span text:style-name="T1"><draw:frame draw:style-name="fr2" draw:name="Object124" text:anchor-type="as-char" svg:y="-0.2339in" svg:width="2.9366in" svg:height="0.3752in" draw:z-index="167"><draw:object xlink:href="./Object 134" xlink:type="simple" xlink:show="embed" xlink:actuate="onLoad"/><draw:image xlink:href="./ObjectReplacements/Object 134" xlink:type="simple" xlink:show="embed" xlink:actuate="onLoad"/><svg:desc>formula</svg:desc></draw:frame></text:span></text:span></text:p>
      <text:p text:style-name="P156"><text:span text:style-name="MathematicaFormatStandardForm"><text:span text:style-name="T1"><draw:frame draw:style-name="fr2" draw:name="Object132" text:anchor-type="as-char" svg:y="-0.2583in" svg:width="4.4228in" svg:height="0.3811in" draw:z-index="168"><draw:object xlink:href="./Object 140" xlink:type="simple" xlink:show="embed" xlink:actuate="onLoad"/><draw:image xlink:href="./ObjectReplacements/Object 140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71"><text:span text:style-name="MathematicaFormatStandardForm"><text:span text:style-name="T1">…</text:span></text:span><text:span text:style-name="MathematicaFormatStandardForm"><text:span text:style-name="T31">and...</text:span></text:span></text:p>
      <text:p text:style-name="P71"><text:span text:style-name="MathematicaFormatStandardForm"><text:span text:style-name="T1"/></text:span></text:p>
      <text:p text:style-name="P71"><text:span text:style-name="MathematicaFormatStandardForm"><text:span text:style-name="T1"><draw:frame draw:style-name="fr2" draw:name="Object131" text:anchor-type="as-char" svg:y="-0.2583in" svg:width="4.6299in" svg:height="0.3811in" draw:z-index="169"><draw:object xlink:href="./Object 139" xlink:type="simple" xlink:show="embed" xlink:actuate="onLoad"/><draw:image xlink:href="./ObjectReplacements/Object 139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71"><text:span text:style-name="MathematicaFormatStandardForm"><text:span text:style-name="T1">…..</text:span></text:span></text:p>
      <text:p text:style-name="P71"><text:span text:style-name="MathematicaFormatStandardForm"><text:span text:style-name="T1"/></text:span></text:p>
      <text:p text:style-name="P71"><text:span text:style-name="MathematicaFormatStandardForm"><text:span text:style-name="T1"><draw:frame draw:style-name="fr2" draw:name="Object133" text:anchor-type="as-char" svg:y="-0.2043in" svg:width="2.0752in" svg:height="0.3283in" draw:z-index="170"><draw:object xlink:href="./Object 141" xlink:type="simple" xlink:show="embed" xlink:actuate="onLoad"/><draw:image xlink:href="./ObjectReplacements/Object 141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71"><text:span text:style-name="MathematicaFormatStandardForm"><text:span text:style-name="T1"><draw:frame draw:style-name="fr2" draw:name="Object134" text:anchor-type="as-char" svg:y="-0.2228in" svg:width="1.6228in" svg:height="0.5217in" draw:z-index="171"><draw:object xlink:href="./Object 142" xlink:type="simple" xlink:show="embed" xlink:actuate="onLoad"/><draw:image xlink:href="./ObjectReplacements/Object 142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71"><text:span text:style-name="MathematicaFormatStandardForm"><text:span text:style-name="T1"><draw:frame draw:style-name="fr2" draw:name="Object135" text:anchor-type="as-char" svg:y="-0.3173in" svg:width="2.3807in" svg:height="0.6161in" draw:z-index="173"><draw:object xlink:href="./Object 143" xlink:type="simple" xlink:show="embed" xlink:actuate="onLoad"/><draw:image xlink:href="./ObjectReplacements/Object 143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71"><text:span text:style-name="MathematicaFormatStandardForm"><text:span text:style-name="T1"><draw:frame draw:style-name="fr2" draw:name="Object136" text:anchor-type="as-char" svg:y="-0.3173in" svg:width="2.7256in" svg:height="0.6161in" draw:z-index="174"><draw:object xlink:href="./Object 144" xlink:type="simple" xlink:show="embed" xlink:actuate="onLoad"/><draw:image xlink:href="./ObjectReplacements/Object 144" xlink:type="simple" xlink:show="embed" xlink:actuate="onLoad"/><svg:desc>formula</svg:desc></draw:frame></text:span></text:span></text:p>
      <text:p text:style-name="P71"><text:span text:style-name="MathematicaFormatStandardForm"><text:span text:style-name="T84"/></text:span></text:p>
      <text:p text:style-name="P71"><text:span text:style-name="MathematicaFormatStandardForm"><text:span text:style-name="T82">….</text:span></text:span></text:p>
      <text:p text:style-name="P160"><text:span text:style-name="MathematicaFormatStandardForm"><text:span text:style-name="T56">At zeta zeros,</text:span></text:span></text:p>
      <text:p text:style-name="P72"><text:span text:style-name="MathematicaFormatStandardForm"><text:span text:style-name="T1"/></text:span></text:p>
      <text:p text:style-name="P72"><text:span text:style-name="MathematicaFormatStandardForm"><text:span text:style-name="T1"><draw:frame draw:style-name="fr2" draw:name="Object138" text:anchor-type="as-char" svg:y="-0.2339in" svg:width="2.4165in" svg:height="0.378in" draw:z-index="175"><draw:object xlink:href="./Object 146" xlink:type="simple" xlink:show="embed" xlink:actuate="onLoad"/><draw:image xlink:href="./ObjectReplacements/Object 146" xlink:type="simple" xlink:show="embed" xlink:actuate="onLoad"/><svg:desc>formula</svg:desc></draw:frame></text:span></text:span></text:p>
      <text:p text:style-name="P72"><text:span text:style-name="MathematicaFormatStandardForm"><text:span text:style-name="T1"/></text:span></text:p>
      <text:p text:style-name="P72"><text:span text:style-name="MathematicaFormatStandardForm"><text:span text:style-name="T1"><draw:frame draw:style-name="fr2" draw:name="Object137" text:anchor-type="as-char" svg:y="-0.2339in" svg:width="2.4339in" svg:height="0.378in" draw:z-index="176"><draw:object xlink:href="./Object 145" xlink:type="simple" xlink:show="embed" xlink:actuate="onLoad"/><draw:image xlink:href="./ObjectReplacements/Object 145" xlink:type="simple" xlink:show="embed" xlink:actuate="onLoad"/><svg:desc>formula</svg:desc></draw:frame></text:span></text:span></text:p>
      <text:p text:style-name="P72"><text:span text:style-name="MathematicaFormatStandardForm"><text:span text:style-name="T1"/></text:span></text:p>
      <text:p text:style-name="P72"><text:span text:style-name="MathematicaFormatStandardForm"><text:span text:style-name="T1">…</text:span></text:span></text:p>
      <text:p text:style-name="P72"><text:span text:style-name="MathematicaFormatStandardForm"><text:span text:style-name="T1"/></text:span></text:p>
      <text:p text:style-name="P99"><text:span text:style-name="MathematicaFormatStandardForm"><text:span text:style-name="T1"><draw:frame draw:style-name="fr2" draw:name="Object174" text:anchor-type="as-char" svg:y="-0.3382in" svg:width="1.6634in" svg:height="0.4874in" draw:z-index="177"><draw:object xlink:href="./Object 183" xlink:type="simple" xlink:show="embed" xlink:actuate="onLoad"/><draw:image xlink:href="./ObjectReplacements/Object 183" xlink:type="simple" xlink:show="embed" xlink:actuate="onLoad"/><svg:desc>formula</svg:desc></draw:frame></text:span></text:span></text:p>
      <text:p text:style-name="P99"><text:span text:style-name="MathematicaFormatStandardForm"><text:span text:style-name="T1"/></text:span></text:p>
      <text:p text:style-name="P101"><text:span text:style-name="MathematicaFormatStandardForm"><text:span text:style-name="T60">Thus:</text:span></text:span></text:p>
      <text:p text:style-name="P99"><text:span text:style-name="MathematicaFormatStandardForm"><text:span text:style-name="T1"/></text:span></text:p>
      <text:p text:style-name="P101"><text:span text:style-name="MathematicaFormatStandardForm"><text:span text:style-name="T1"><draw:frame draw:style-name="fr2" draw:name="Object183" text:anchor-type="as-char" svg:y="-0.3382in" svg:width="1.8528in" svg:height="0.4874in" draw:z-index="178"><draw:object xlink:href="./Object 192" xlink:type="simple" xlink:show="embed" xlink:actuate="onLoad"/><draw:image xlink:href="./ObjectReplacements/Object 192" xlink:type="simple" xlink:show="embed" xlink:actuate="onLoad"/><svg:desc>formula</svg:desc></draw:frame></text:span></text:span></text:p>
      <text:p text:style-name="P101"><text:span text:style-name="MathematicaFormatStandardForm"><text:span text:style-name="T1"/></text:span></text:p>
      <text:p text:style-name="P101"><text:span text:style-name="MathematicaFormatStandardForm"><text:span text:style-name="T60">Question – what do you think happens if we divide both sides by d?</text:span></text:span></text:p>
      <text:p text:style-name="P72"><text:span text:style-name="MathematicaFormatStandardForm"><text:span text:style-name="T1"/></text:span></text:p>
      <text:p text:style-name="P101"><text:span text:style-name="MathematicaFormatStandardForm"><text:span text:style-name="T1"><draw:frame draw:style-name="fr2" draw:name="Object184" text:anchor-type="as-char" svg:y="-0.3382in" svg:width="1.878in" svg:height="0.4874in" draw:z-index="179"><draw:object xlink:href="./Object 193" xlink:type="simple" xlink:show="embed" xlink:actuate="onLoad"/><draw:image xlink:href="./ObjectReplacements/Object 193" xlink:type="simple" xlink:show="embed" xlink:actuate="onLoad"/><svg:desc>formula</svg:desc></draw:frame></text:span></text:span></text:p>
      <text:p text:style-name="P72"><text:span text:style-name="MathematicaFormatStandardForm"><text:span text:style-name="T1"/></text:span></text:p>
      <text:p text:style-name="P95"><text:span text:style-name="MathematicaFormatStandardForm"><text:span text:style-name="T56">Restated, </text:span></text:span><text:span text:style-name="MathematicaFormatStandardForm"><text:span text:style-name="T57">for all s is it the case that</text:span></text:span></text:p>
      <text:p text:style-name="P95"><text:span text:style-name="MathematicaFormatStandardForm"><text:span text:style-name="T56"/></text:span></text:p>
      <text:p text:style-name="P95"><text:span text:style-name="MathematicaFormatStandardForm"><text:span text:style-name="T1"><draw:frame draw:style-name="fr2" draw:name="Object172" text:anchor-type="as-char" svg:y="-0.2457in" svg:width="2.8016in" svg:height="0.3957in" draw:z-index="181"><draw:object xlink:href="./Object 181" xlink:type="simple" xlink:show="embed" xlink:actuate="onLoad"/><draw:image xlink:href="./ObjectReplacements/Object 181" xlink:type="simple" xlink:show="embed" xlink:actuate="onLoad"/><svg:desc>formula</svg:desc></draw:frame></text:span></text:span></text:p>
      <text:p text:style-name="P95"><text:span text:style-name="MathematicaFormatStandardForm"><text:span text:style-name="T1"/></text:span></text:p>
      <text:p text:style-name="P95"><text:span text:style-name="MathematicaFormatStandardForm"><text:span text:style-name="T1"><draw:frame draw:style-name="fr2" draw:name="Object173" text:anchor-type="as-char" svg:y="-0.2457in" svg:width="2.8429in" svg:height="0.3957in" draw:z-index="182"><draw:object xlink:href="./Object 182" xlink:type="simple" xlink:show="embed" xlink:actuate="onLoad"/><draw:image xlink:href="./ObjectReplacements/Object 182" xlink:type="simple" xlink:show="embed" xlink:actuate="onLoad"/><svg:desc>formula</svg:desc></draw:frame></text:span></text:span></text:p>
      <text:p text:style-name="P95"><text:span text:style-name="MathematicaFormatStandardForm"><text:span text:style-name="T1"/></text:span></text:p>
      <text:p text:style-name="P97"><text:span text:style-name="MathematicaFormatStandardForm"><text:span text:style-name="T42"><draw:frame draw:style-name="fr2" draw:name="Object176" text:anchor-type="as-char" svg:y="-0.2457in" svg:width="3.072in" svg:height="0.3957in" draw:z-index="183"><draw:object xlink:href="./Object 185" xlink:type="simple" xlink:show="embed" xlink:actuate="onLoad"/><draw:image xlink:href="./ObjectReplacements/Object 185" xlink:type="simple" xlink:show="embed" xlink:actuate="onLoad"/><svg:desc>formula</svg:desc></draw:frame></text:span></text:span></text:p>
      <text:p text:style-name="P97"><text:span text:style-name="MathematicaFormatStandardForm"><text:span text:style-name="T42"/></text:span></text:p>
      <text:p text:style-name="P98"><text:span text:style-name="MathematicaFormatStandardForm"><text:span text:style-name="T42"><draw:frame draw:style-name="fr2" draw:name="Object177" text:anchor-type="as-char" svg:y="-0.2457in" svg:width="3.9575in" svg:height="0.3957in" draw:z-index="184"><draw:object xlink:href="./Object 186" xlink:type="simple" xlink:show="embed" xlink:actuate="onLoad"/><draw:image xlink:href="./ObjectReplacements/Object 186" xlink:type="simple" xlink:show="embed" xlink:actuate="onLoad"/><svg:desc>formula</svg:desc></draw:frame></text:span></text:span></text:p>
      <text:p text:style-name="P95"><text:span text:style-name="MathematicaFormatStandardForm"><text:span text:style-name="T56"/></text:span></text:p>
      <text:p text:style-name="P95"><text:span text:style-name="MathematicaFormatStandardForm"><text:span text:style-name="T57">but, </text:span></text:span><text:span text:style-name="MathematicaFormatStandardForm"><text:span text:style-name="T58">if we divide both sides by d, </text:span></text:span><text:span text:style-name="MathematicaFormatStandardForm"><text:span text:style-name="T56">only at zeta zeros is it the case that</text:span></text:span></text:p>
      <text:p text:style-name="P94"><text:span text:style-name="MathematicaFormatStandardForm"><text:span text:style-name="T56"/></text:span></text:p>
      <text:p text:style-name="P94"><text:span text:style-name="MathematicaFormatStandardForm"><text:span text:style-name="T1"><draw:frame draw:style-name="fr2" draw:name="Object171" text:anchor-type="as-char" svg:y="-0.2457in" svg:width="2.8291in" svg:height="0.3957in" draw:z-index="185"><draw:object xlink:href="./Object 180" xlink:type="simple" xlink:show="embed" xlink:actuate="onLoad"/><draw:image xlink:href="./ObjectReplacements/Object 180" xlink:type="simple" xlink:show="embed" xlink:actuate="onLoad"/><svg:desc>formula</svg:desc></draw:frame></text:span></text:span></text:p>
      <text:p text:style-name="P94"><text:span text:style-name="MathematicaFormatStandardForm"><text:span text:style-name="T1"/></text:span></text:p>
      <text:p text:style-name="P94"><text:span text:style-name="MathematicaFormatStandardForm"><text:span text:style-name="T1"><draw:frame draw:style-name="fr2" draw:name="Object170" text:anchor-type="as-char" svg:y="-0.2457in" svg:width="2.9in" svg:height="0.3957in" draw:z-index="186"><draw:object xlink:href="./Object 179" xlink:type="simple" xlink:show="embed" xlink:actuate="onLoad"/><draw:image xlink:href="./ObjectReplacements/Object 179" xlink:type="simple" xlink:show="embed" xlink:actuate="onLoad"/><svg:desc>formula</svg:desc></draw:frame></text:span></text:span></text:p>
      <text:p text:style-name="P94"><text:span text:style-name="MathematicaFormatStandardForm"><text:span text:style-name="T42"/></text:span></text:p>
      <text:p text:style-name="P96"><text:span text:style-name="MathematicaFormatStandardForm"><text:span text:style-name="T42"><draw:frame draw:style-name="fr2" draw:name="Object175" text:anchor-type="as-char" svg:y="-0.2457in" svg:width="3.4992in" svg:height="0.3957in" draw:z-index="188"><draw:object xlink:href="./Object 184" xlink:type="simple" xlink:show="embed" xlink:actuate="onLoad"/><draw:image xlink:href="./ObjectReplacements/Object 184" xlink:type="simple" xlink:show="embed" xlink:actuate="onLoad"/><svg:desc>formula</svg:desc></draw:frame></text:span></text:span></text:p>
      <text:p text:style-name="P96"><text:span text:style-name="MathematicaFormatStandardForm"><text:span text:style-name="T42"/></text:span></text:p>
      <text:p text:style-name="P98"><text:span text:style-name="MathematicaFormatStandardForm"><text:span text:style-name="T42"><draw:frame draw:style-name="fr2" draw:name="Object178" text:anchor-type="as-char" svg:y="-0.2457in" svg:width="4.8272in" svg:height="0.3957in" draw:z-index="189"><draw:object xlink:href="./Object 187" xlink:type="simple" xlink:show="embed" xlink:actuate="onLoad"/><draw:image xlink:href="./ObjectReplacements/Object 187" xlink:type="simple" xlink:show="embed" xlink:actuate="onLoad"/><svg:desc>formula</svg:desc></draw:frame></text:span></text:span></text:p>
      <text:p text:style-name="P96"><text:span text:style-name="MathematicaFormatStandardForm"><text:span text:style-name="T1"/></text:span></text:p>
      <text:p text:style-name="P100"><text:soft-page-break/><text:span text:style-name="MathematicaFormatStandardForm"><text:span text:style-name="T59">which simplifies to</text:span></text:span></text:p>
      <text:p text:style-name="P100"><text:span text:style-name="MathematicaFormatStandardForm"><text:span text:style-name="T59"/></text:span></text:p>
      <text:p text:style-name="P100"><text:span text:style-name="MathematicaFormatStandardForm"><text:span text:style-name="T1"><draw:frame draw:style-name="fr2" draw:name="Object180" text:anchor-type="as-char" svg:y="-0.2457in" svg:width="2.2193in" svg:height="0.3898in" draw:z-index="190"><draw:object xlink:href="./Object 189" xlink:type="simple" xlink:show="embed" xlink:actuate="onLoad"/><draw:image xlink:href="./ObjectReplacements/Object 189" xlink:type="simple" xlink:show="embed" xlink:actuate="onLoad"/><svg:desc>formula</svg:desc></draw:frame></text:span></text:span></text:p>
      <text:p text:style-name="P100"><text:span text:style-name="MathematicaFormatStandardForm"><text:span text:style-name="T1"/></text:span></text:p>
      <text:p text:style-name="P100"><text:span text:style-name="MathematicaFormatStandardForm"><text:span text:style-name="T1"><draw:frame draw:style-name="fr2" draw:name="Object181" text:anchor-type="as-char" svg:y="-0.2457in" svg:width="2.2693in" svg:height="0.3898in" draw:z-index="191"><draw:object xlink:href="./Object 190" xlink:type="simple" xlink:show="embed" xlink:actuate="onLoad"/><draw:image xlink:href="./ObjectReplacements/Object 190" xlink:type="simple" xlink:show="embed" xlink:actuate="onLoad"/><svg:desc>formula</svg:desc></draw:frame></text:span></text:span></text:p>
      <text:p text:style-name="P100"><text:span text:style-name="MathematicaFormatStandardForm"><text:span text:style-name="T42"/></text:span></text:p>
      <text:p text:style-name="P100"><text:span text:style-name="MathematicaFormatStandardForm"><text:span text:style-name="T42"><draw:frame draw:style-name="fr2" draw:name="Object182" text:anchor-type="as-char" svg:y="-0.2457in" svg:width="3.2319in" svg:height="0.3898in" draw:z-index="192"><draw:object xlink:href="./Object 191" xlink:type="simple" xlink:show="embed" xlink:actuate="onLoad"/><draw:image xlink:href="./ObjectReplacements/Object 191" xlink:type="simple" xlink:show="embed" xlink:actuate="onLoad"/><svg:desc>formula</svg:desc></draw:frame></text:span></text:span></text:p>
      <text:p text:style-name="P100"><text:span text:style-name="MathematicaFormatStandardForm"><text:span text:style-name="T42"/></text:span></text:p>
      <text:p text:style-name="P100"><text:span text:style-name="MathematicaFormatStandardForm"><text:span text:style-name="T42"><draw:frame draw:style-name="fr2" draw:name="Object179" text:anchor-type="as-char" svg:y="-0.2457in" svg:width="3.0083in" svg:height="0.3866in" draw:z-index="193"><draw:object xlink:href="./Object 188" xlink:type="simple" xlink:show="embed" xlink:actuate="onLoad"/><draw:image xlink:href="./ObjectReplacements/Object 188" xlink:type="simple" xlink:show="embed" xlink:actuate="onLoad"/><svg:desc>formula</svg:desc></draw:frame></text:span></text:span></text:p>
      <text:p text:style-name="P96"><text:span text:style-name="MathematicaFormatStandardForm"><text:span text:style-name="T1"/></text:span></text:p>
      <text:p text:style-name="P96"><text:span text:style-name="MathematicaFormatStandardForm"><text:span text:style-name="T84"/></text:span></text:p>
      <text:p text:style-name="P96"><text:span text:style-name="MathematicaFormatStandardForm"><text:span text:style-name="T84"/></text:span></text:p>
      <text:p text:style-name="P96"><text:span text:style-name="MathematicaFormatStandardForm"><text:span text:style-name="T84"/></text:span></text:p>
      <text:p text:style-name="P96"><text:span text:style-name="MathematicaFormatStandardForm"><text:span text:style-name="T84"/></text:span></text:p>
      <text:p text:style-name="P161"><text:span text:style-name="MathematicaFormatStandardForm"><text:span text:style-name="T1"><draw:frame draw:style-name="fr2" draw:name="Object187" text:anchor-type="as-char" svg:y="-0.2457in" svg:width="2.8291in" svg:height="0.3957in" draw:z-index="194"><draw:object xlink:href="./Object 196" xlink:type="simple" xlink:show="embed" xlink:actuate="onLoad"/><draw:image xlink:href="./ObjectReplacements/Object 196" xlink:type="simple" xlink:show="embed" xlink:actuate="onLoad"/><svg:desc>formula</svg:desc></draw:frame></text:span></text:span></text:p>
      <text:p text:style-name="P102"><text:span text:style-name="MathematicaFormatStandardForm"><text:span text:style-name="T1"/></text:span></text:p>
      <text:p text:style-name="P102"><text:span text:style-name="MathematicaFormatStandardForm"><text:span text:style-name="T1"><draw:frame draw:style-name="fr2" draw:name="Object185" text:anchor-type="as-char" svg:y="-0.2457in" svg:width="2.9in" svg:height="0.3957in" draw:z-index="195"><draw:object xlink:href="./Object 194" xlink:type="simple" xlink:show="embed" xlink:actuate="onLoad"/><draw:image xlink:href="./ObjectReplacements/Object 194" xlink:type="simple" xlink:show="embed" xlink:actuate="onLoad"/><svg:desc>formula</svg:desc></draw:frame></text:span></text:span></text:p>
      <text:p text:style-name="P96"><text:span text:style-name="MathematicaFormatStandardForm"><text:span text:style-name="T84"/></text:span></text:p>
      <text:p text:style-name="P96"><text:span text:style-name="MathematicaFormatStandardForm"><text:span text:style-name="T82">...</text:span></text:span></text:p>
      <text:p text:style-name="P96"><text:span text:style-name="MathematicaFormatStandardForm"><text:span text:style-name="T84"/></text:span></text:p>
      <text:p text:style-name="P102"><text:span text:style-name="MathematicaFormatStandardForm"><text:span text:style-name="T1"><draw:frame draw:style-name="fr2" draw:name="Object186" text:anchor-type="as-char" svg:y="-0.2457in" svg:width="4.8008in" svg:height="0.3957in" draw:z-index="196"><draw:object xlink:href="./Object 195" xlink:type="simple" xlink:show="embed" xlink:actuate="onLoad"/><draw:image xlink:href="./ObjectReplacements/Object 195" xlink:type="simple" xlink:show="embed" xlink:actuate="onLoad"/><svg:desc>formula</svg:desc></draw:frame></text:span></text:span></text:p>
      <text:p text:style-name="P102"><text:span text:style-name="MathematicaFormatStandardForm"><text:span text:style-name="T1"/></text:span></text:p>
      <text:p text:style-name="P102"><text:span text:style-name="MathematicaFormatStandardForm"><text:span text:style-name="T1"><draw:frame draw:style-name="fr2" draw:name="Object188" text:anchor-type="as-char" svg:y="-0.2457in" svg:width="1.8429in" svg:height="0.3957in" draw:z-index="197"><draw:object xlink:href="./Object 197" xlink:type="simple" xlink:show="embed" xlink:actuate="onLoad"/><draw:image xlink:href="./ObjectReplacements/Object 197" xlink:type="simple" xlink:show="embed" xlink:actuate="onLoad"/><svg:desc>formula</svg:desc></draw:frame></text:span></text:span></text:p>
      <text:p text:style-name="P102"><text:span text:style-name="MathematicaFormatStandardForm"><text:span text:style-name="T1"/></text:span></text:p>
      <text:p text:style-name="P103"><text:span text:style-name="MathematicaFormatStandardForm"><text:span text:style-name="T1"><draw:frame draw:style-name="fr2" draw:name="Object189" text:anchor-type="as-char" svg:y="-0.2457in" svg:width="2.0366in" svg:height="0.3957in" draw:z-index="198"><draw:object xlink:href="./Object 198" xlink:type="simple" xlink:show="embed" xlink:actuate="onLoad"/><draw:image xlink:href="./ObjectReplacements/Object 198" xlink:type="simple" xlink:show="embed" xlink:actuate="onLoad"/><svg:desc>formula</svg:desc></draw:frame></text:span></text:span></text:p>
      <text:p text:style-name="P103"><text:span text:style-name="MathematicaFormatStandardForm"><text:span text:style-name="T1"/></text:span></text:p>
      <text:p text:style-name="P103"><text:span text:style-name="MathematicaFormatStandardForm"><text:span text:style-name="T1"><draw:frame draw:style-name="fr2" draw:name="Object190" text:anchor-type="as-char" svg:y="-0.2457in" svg:width="2.039in" svg:height="0.3866in" draw:z-index="199"><draw:object xlink:href="./Object 199" xlink:type="simple" xlink:show="embed" xlink:actuate="onLoad"/><draw:image xlink:href="./ObjectReplacements/Object 199" xlink:type="simple" xlink:show="embed" xlink:actuate="onLoad"/><svg:desc>formula</svg:desc></draw:frame></text:span></text:span></text:p>
      <text:p text:style-name="P103"><text:span text:style-name="MathematicaFormatStandardForm"><text:span text:style-name="T1"/></text:span></text:p>
      <text:p text:style-name="P103"><text:span text:style-name="MathematicaFormatStandardForm"><text:span text:style-name="T1">… </text:span></text:span><text:span text:style-name="MathematicaFormatStandardForm"><text:span text:style-name="T61">reindex.</text:span></text:span></text:p>
      <text:p text:style-name="P103"><text:span text:style-name="MathematicaFormatStandardForm"><text:span text:style-name="T1"/></text:span></text:p>
      <text:p text:style-name="P104"><text:span text:style-name="MathematicaFormatStandardForm"><text:span text:style-name="T1"><draw:frame draw:style-name="fr2" draw:name="Object191" text:anchor-type="as-char" svg:y="-0.2457in" svg:width="1.828in" svg:height="0.3957in" draw:z-index="200"><draw:object xlink:href="./Object 200" xlink:type="simple" xlink:show="embed" xlink:actuate="onLoad"/><draw:image xlink:href="./ObjectReplacements/Object 200" xlink:type="simple" xlink:show="embed" xlink:actuate="onLoad"/><svg:desc>formula</svg:desc></draw:frame></text:span></text:span></text:p>
      <text:p text:style-name="P104"><text:span text:style-name="MathematicaFormatStandardForm"><text:span text:style-name="T1"/></text:span></text:p>
      <text:p text:style-name="P105"><text:span text:style-name="MathematicaFormatStandardForm"><text:span text:style-name="T62">Then a sequence of fairly obvious transformations</text:span></text:span></text:p>
      <text:p text:style-name="P104"><text:span text:style-name="MathematicaFormatStandardForm"><text:span text:style-name="T1"/></text:span></text:p>
      <text:p text:style-name="P104"><text:span text:style-name="MathematicaFormatStandardForm"><text:span text:style-name="T1"><draw:frame draw:style-name="fr2" draw:name="Object192" text:anchor-type="as-char" svg:y="-0.2457in" svg:width="1.828in" svg:height="0.3957in" draw:z-index="201"><draw:object xlink:href="./Object 201" xlink:type="simple" xlink:show="embed" xlink:actuate="onLoad"/><draw:image xlink:href="./ObjectReplacements/Object 201" xlink:type="simple" xlink:show="embed" xlink:actuate="onLoad"/><svg:desc>formula</svg:desc></draw:frame></text:span></text:span></text:p>
      <text:p text:style-name="P104"><text:span text:style-name="MathematicaFormatStandardForm"><text:span text:style-name="T1"/></text:span></text:p>
      <text:p text:style-name="P105"><text:span text:style-name="MathematicaFormatStandardForm"><text:span text:style-name="T1"><draw:frame draw:style-name="fr2" draw:name="Object193" text:anchor-type="as-char" svg:y="-0.2437in" svg:width="1.7035in" svg:height="0.3929in" draw:z-index="202"><draw:object xlink:href="./Object 202" xlink:type="simple" xlink:show="embed" xlink:actuate="onLoad"/><draw:image xlink:href="./ObjectReplacements/Object 202" xlink:type="simple" xlink:show="embed" xlink:actuate="onLoad"/><svg:desc>formula</svg:desc></draw:frame></text:span></text:span></text:p>
      <text:p text:style-name="P105"><text:span text:style-name="MathematicaFormatStandardForm"><text:span text:style-name="T1"/></text:span></text:p>
      <text:p text:style-name="P105"><text:span text:style-name="MathematicaFormatStandardForm"><text:span text:style-name="T1"><draw:frame draw:style-name="fr2" draw:name="Object194" text:anchor-type="as-char" svg:y="-0.2437in" svg:width="1.7134in" svg:height="0.3929in" draw:z-index="203"><draw:object xlink:href="./Object 203" xlink:type="simple" xlink:show="embed" xlink:actuate="onLoad"/><draw:image xlink:href="./ObjectReplacements/Object 203" xlink:type="simple" xlink:show="embed" xlink:actuate="onLoad"/><svg:desc>formula</svg:desc></draw:frame></text:span></text:span></text:p>
      <text:p text:style-name="P105"><text:span text:style-name="MathematicaFormatStandardForm"><text:span text:style-name="T1"/></text:span></text:p>
      <text:p text:style-name="P105"><text:span text:style-name="MathematicaFormatStandardForm"><text:span text:style-name="T1"><draw:frame draw:style-name="fr2" draw:name="Object195" text:anchor-type="as-char" svg:y="-0.2437in" svg:width="2.1126in" svg:height="0.3929in" draw:z-index="204"><draw:object xlink:href="./Object 204" xlink:type="simple" xlink:show="embed" xlink:actuate="onLoad"/><draw:image xlink:href="./ObjectReplacements/Object 204" xlink:type="simple" xlink:show="embed" xlink:actuate="onLoad"/><svg:desc>formula</svg:desc></draw:frame></text:span></text:span></text:p>
      <text:p text:style-name="P157"><text:span text:style-name="MathematicaFormatStandardForm"><text:span text:style-name="T1"><draw:frame draw:style-name="fr2" draw:name="Object140" text:anchor-type="as-char" svg:y="-0.2374in" svg:width="4.3866in" svg:height="0.3811in" draw:z-index="205"><draw:object xlink:href="./Object 148" xlink:type="simple" xlink:show="embed" xlink:actuate="onLoad"/><draw:image xlink:href="./ObjectReplacements/Object 148" xlink:type="simple" xlink:show="embed" xlink:actuate="onLoad"/><svg:desc>formula</svg:desc></draw:frame></text:span></text:span></text:p>
      <text:p text:style-name="P74"><text:span text:style-name="MathematicaFormatStandardForm"><text:span text:style-name="T1"/></text:span></text:p>
      <text:p text:style-name="P74"><text:span text:style-name="MathematicaFormatStandardForm"><text:span text:style-name="T1">…</text:span></text:span><text:span text:style-name="MathematicaFormatStandardForm"><text:span text:style-name="T31">and...</text:span></text:span></text:p>
      <text:p text:style-name="P74"><text:span text:style-name="MathematicaFormatStandardForm"><text:span text:style-name="T1"/></text:span></text:p>
      <text:p text:style-name="P74"><text:span text:style-name="MathematicaFormatStandardForm"><text:span text:style-name="T1"><draw:frame draw:style-name="fr2" draw:name="Object139" text:anchor-type="as-char" svg:y="-0.2374in" svg:width="4.3083in" svg:height="0.3811in" draw:z-index="206"><draw:object xlink:href="./Object 147" xlink:type="simple" xlink:show="embed" xlink:actuate="onLoad"/><draw:image xlink:href="./ObjectReplacements/Object 147" xlink:type="simple" xlink:show="embed" xlink:actuate="onLoad"/><svg:desc>formula</svg:desc></draw:frame></text:span></text:span></text:p>
      <text:p text:style-name="P74"><text:span text:style-name="MathematicaFormatStandardForm"><text:span text:style-name="T1"/></text:span></text:p>
      <text:p text:style-name="P74"><text:span text:style-name="MathematicaFormatStandardForm"><text:span text:style-name="T1">…</text:span></text:span></text:p>
      <text:p text:style-name="P74"><text:span text:style-name="MathematicaFormatStandardForm"><text:span text:style-name="T1"/></text:span></text:p>
      <text:p text:style-name="P75"><text:span text:style-name="MathematicaFormatStandardForm"><text:span text:style-name="T38">AND!</text:span></text:span></text:p>
      <text:p text:style-name="P75"><text:span text:style-name="MathematicaFormatStandardForm"><text:span text:style-name="T38"/></text:span></text:p>
      <text:p text:style-name="P77"><text:span text:style-name="MathematicaFormatStandardForm"><text:span text:style-name="T1"><draw:frame draw:style-name="fr1" draw:name="Object152" text:anchor-type="as-char" svg:y="-0.2583in" svg:width="5.9492in" svg:height="0.4201in" draw:z-index="207"><draw:object xlink:href="./Object 163" xlink:type="simple" xlink:show="embed" xlink:actuate="onLoad"/><draw:image xlink:href="./ObjectReplacements/Object 163" xlink:type="simple" xlink:show="embed" xlink:actuate="onLoad"/><svg:desc>formula</svg:desc></draw:frame></text:span></text:span></text:p>
      <text:p text:style-name="P75"><text:span text:style-name="MathematicaFormatStandardForm"><text:span text:style-name="T37"/></text:span></text:p>
      <text:p text:style-name="P80"><text:span text:style-name="MathematicaFormatStandardForm"><text:span text:style-name="T43">which is</text:span></text:span></text:p>
      <text:p text:style-name="P80"><text:span text:style-name="MathematicaFormatStandardForm"><text:span text:style-name="T43"/></text:span></text:p>
      <text:p text:style-name="P80"><text:span text:style-name="MathematicaFormatStandardForm"><text:span text:style-name="T1"><draw:frame draw:style-name="fr1" draw:name="Object155" text:anchor-type="as-char" svg:y="-0.2665in" svg:width="7.1728in" svg:height="0.4283in" draw:z-index="209"><draw:object xlink:href="./Object 166" xlink:type="simple" xlink:show="embed" xlink:actuate="onLoad"/><draw:image xlink:href="./ObjectReplacements/Object 166" xlink:type="simple" xlink:show="embed" xlink:actuate="onLoad"/><svg:desc>formula</svg:desc></draw:frame></text:span></text:span></text:p>
      <text:p text:style-name="P75"/>
      <text:p text:style-name="P92"><text:span text:style-name="MathematicaFormatStandardForm"><text:span text:style-name="T53">and</text:span></text:span></text:p>
      <text:p text:style-name="P92"><text:span text:style-name="MathematicaFormatStandardForm"><text:span text:style-name="T53"/></text:span></text:p>
      <text:p text:style-name="P92"><draw:frame draw:style-name="fr1" draw:name="Object166" text:anchor-type="as-char" svg:y="-0.2583in" svg:width="5.9492in" svg:height="0.4201in" draw:z-index="210"><draw:object xlink:href="./Object 175" xlink:type="simple" xlink:show="embed" xlink:actuate="onLoad"/><draw:image xlink:href="./ObjectReplacements/Object 175" xlink:type="simple" xlink:show="embed" xlink:actuate="onLoad"/><svg:desc>formula</svg:desc></draw:frame></text:p>
      <text:p text:style-name="P75"/>
      <text:p text:style-name="P76"><text:span text:style-name="MathematicaFormatStandardForm"><text:span text:style-name="T39">which is also </text:span></text:span><text:span text:style-name="MathematicaFormatStandardForm"><text:span text:style-name="T40">except where convergence is a problem.</text:span></text:span></text:p>
      <text:p text:style-name="P76"><text:span text:style-name="MathematicaFormatStandardForm"><text:span text:style-name="T39"/></text:span></text:p>
      <text:p text:style-name="P77"><text:span text:style-name="MathematicaFormatStandardForm"><text:span text:style-name="T1"><draw:frame draw:style-name="fr1" draw:name="Object151" text:anchor-type="as-char" svg:y="-0.428in" svg:width="6.6846in" svg:height="0.7756in" draw:z-index="211"><draw:object xlink:href="./Object 162" xlink:type="simple" xlink:show="embed" xlink:actuate="onLoad"/><draw:image xlink:href="./ObjectReplacements/Object 162" xlink:type="simple" xlink:show="embed" xlink:actuate="onLoad"/><svg:desc>formula</svg:desc></draw:frame></text:span></text:span></text:p>
      <text:p text:style-name="P76"><text:span text:style-name="MathematicaFormatStandardForm"><text:span text:style-name="T39"/></text:span></text:p>
      <text:p text:style-name="P78"><text:span text:style-name="MathematicaFormatStandardForm"><text:span text:style-name="T41">generalize - </text:span></text:span></text:p>
      <text:p text:style-name="P78"><text:span text:style-name="MathematicaFormatStandardForm"><text:span text:style-name="T41"/></text:span></text:p>
      <text:p text:style-name="P78"><text:span text:style-name="MathematicaFormatStandardForm"><text:span text:style-name="T1"><draw:frame draw:style-name="fr1" draw:name="Object153" text:anchor-type="as-char" svg:y="-0.2583in" svg:width="5.852in" svg:height="0.4228in" draw:z-index="212"><draw:object xlink:href="./Object 164" xlink:type="simple" xlink:show="embed" xlink:actuate="onLoad"/><draw:image xlink:href="./ObjectReplacements/Object 164" xlink:type="simple" xlink:show="embed" xlink:actuate="onLoad"/><svg:desc>formula</svg:desc></draw:frame></text:span></text:span></text:p>
      <text:p text:style-name="P78"><text:span text:style-name="MathematicaFormatStandardForm"><text:span text:style-name="T1"/></text:span></text:p>
      <text:p text:style-name="P79"><text:span text:style-name="MathematicaFormatStandardForm"><text:span text:style-name="T42">which is</text:span></text:span></text:p>
      <text:p text:style-name="P79"><text:span text:style-name="MathematicaFormatStandardForm"><text:span text:style-name="T42"/></text:span></text:p>
      <text:p text:style-name="P97"><text:span text:style-name="MathematicaFormatStandardForm"><text:span text:style-name="T1"><draw:frame draw:style-name="fr1" draw:name="Object154" text:anchor-type="as-char" svg:y="-0.2457in" svg:width="6.3161in" svg:height="0.4311in" draw:z-index="214"><draw:object xlink:href="./Object 165" xlink:type="simple" xlink:show="embed" xlink:actuate="onLoad"/><draw:image xlink:href="./ObjectReplacements/Object 165" xlink:type="simple" xlink:show="embed" xlink:actuate="onLoad"/><svg:desc>formula</svg:desc></draw:frame></text:span></text:span></text:p>
      <text:p text:style-name="P79"><text:span text:style-name="MathematicaFormatStandardForm"><text:span text:style-name="T1"/></text:span></text:p>
      <text:p text:style-name="P97"><text:span text:style-name="MathematicaFormatStandardForm"><text:span text:style-name="T1"><draw:frame draw:style-name="fr1" draw:name="Object169" text:anchor-type="as-char" svg:y="-0.2665in" svg:width="6.5827in" svg:height="0.4374in" draw:z-index="215"><draw:object xlink:href="./Object 178" xlink:type="simple" xlink:show="embed" xlink:actuate="onLoad"/><draw:image xlink:href="./ObjectReplacements/Object 178" xlink:type="simple" xlink:show="embed" xlink:actuate="onLoad"/><svg:desc>formula</svg:desc></draw:frame></text:span></text:span></text:p>
      <text:p text:style-name="P79"><text:span text:style-name="MathematicaFormatStandardForm"><text:span text:style-name="T53"/></text:span></text:p>
      <text:p text:style-name="P158"><text:span text:style-name="MathematicaFormatStandardForm"><text:span text:style-name="T49">Once again...</text:span></text:span></text:p>
      <text:p text:style-name="P83"><text:span text:style-name="MathematicaFormatStandardForm"><text:span text:style-name="T46"/></text:span></text:p>
      <text:p text:style-name="P83"><text:span text:style-name="MathematicaFormatStandardForm"><text:span text:style-name="T1"><draw:frame draw:style-name="fr2" draw:name="Object141" text:anchor-type="as-char" svg:y="-0.2665in" svg:width="6.5571in" svg:height="0.3898in" draw:z-index="217"><draw:object xlink:href="./Object 149" xlink:type="simple" xlink:show="embed" xlink:actuate="onLoad"/><draw:image xlink:href="./ObjectReplacements/Object 149" xlink:type="simple" xlink:show="embed" xlink:actuate="onLoad"/><svg:desc>formula</svg:desc></draw:frame></text:span></text:span></text:p>
      <text:p text:style-name="P83"><text:span text:style-name="MathematicaFormatStandardForm"><text:span text:style-name="T1"/></text:span></text:p>
      <text:p text:style-name="P84"><text:span text:style-name="MathematicaFormatStandardForm"><text:span text:style-name="T49">R</text:span></text:span><text:span text:style-name="MathematicaFormatStandardForm"><text:span text:style-name="T47">evisit that special case</text:span></text:span></text:p>
      <text:p text:style-name="P84"><text:span text:style-name="MathematicaFormatStandardForm"><text:span text:style-name="T47"/></text:span></text:p>
      <text:p text:style-name="P84"><text:span text:style-name="MathematicaFormatStandardForm"><text:span text:style-name="T47"><draw:frame draw:style-name="fr2" draw:name="Object143" text:anchor-type="as-char" svg:y="-0.2665in" svg:width="7.1311in" svg:height="0.3866in" draw:z-index="218"><draw:object xlink:href="./Object 151" xlink:type="simple" xlink:show="embed" xlink:actuate="onLoad"/><draw:image xlink:href="./ObjectReplacements/Object 151" xlink:type="simple" xlink:show="embed" xlink:actuate="onLoad"/><svg:desc>formula</svg:desc></draw:frame></text:span></text:span></text:p>
      <text:p text:style-name="P84"><text:span text:style-name="MathematicaFormatStandardForm"><text:span text:style-name="T47"/></text:span></text:p>
      <text:p text:style-name="P84"><text:span text:style-name="MathematicaFormatStandardForm"><text:span text:style-name="T47">which means that, for zeta to be 0 for some value of -1/2+s i, that the following must be true</text:span></text:span></text:p>
      <text:p text:style-name="P84"><text:span text:style-name="MathematicaFormatStandardForm"><text:span text:style-name="T47"/></text:span></text:p>
      <text:p text:style-name="P84"><text:span text:style-name="MathematicaFormatStandardForm"><text:span text:style-name="T47"><draw:frame draw:style-name="fr2" draw:name="Object145" text:anchor-type="as-char" svg:y="-0.2457in" svg:width="3.4547in" svg:height="0.3866in" draw:z-index="220"><draw:object xlink:href="./Object 155" xlink:type="simple" xlink:show="embed" xlink:actuate="onLoad"/><draw:image xlink:href="./ObjectReplacements/Object 155" xlink:type="simple" xlink:show="embed" xlink:actuate="onLoad"/><svg:desc>formula</svg:desc></draw:frame></text:span></text:span></text:p>
      <text:p text:style-name="P84"><text:span text:style-name="MathematicaFormatStandardForm"><text:span text:style-name="T47"/></text:span></text:p>
      <text:p text:style-name="P93"><text:span text:style-name="MathematicaFormatStandardForm"><text:span text:style-name="T54">which, div</text:span></text:span><text:span text:style-name="MathematicaFormatStandardForm"><text:span text:style-name="T55">id</text:span></text:span><text:span text:style-name="MathematicaFormatStandardForm"><text:span text:style-name="T54">ed, gets right back to</text:span></text:span></text:p>
      <text:p text:style-name="P93"><text:span text:style-name="MathematicaFormatStandardForm"><text:span text:style-name="T54"/></text:span></text:p>
      <text:p text:style-name="P93"><text:span text:style-name="MathematicaFormatStandardForm"><text:span text:style-name="T47"><draw:frame draw:style-name="fr2" draw:name="Object167" text:anchor-type="as-char" svg:y="-0.2457in" svg:width="3.1965in" svg:height="0.3866in" draw:z-index="222"><draw:object xlink:href="./Object 176" xlink:type="simple" xlink:show="embed" xlink:actuate="onLoad"/><draw:image xlink:href="./ObjectReplacements/Object 176" xlink:type="simple" xlink:show="embed" xlink:actuate="onLoad"/><svg:desc>formula</svg:desc></draw:frame></text:span></text:span></text:p>
      <text:p text:style-name="P84"><text:span text:style-name="MathematicaFormatStandardForm"><text:span text:style-name="T47"/></text:span></text:p>
      <text:p text:style-name="P85"><text:span text:style-name="MathematicaFormatStandardForm"><text:span text:style-name="T48">Empirically, this doesn't converge, at all, when s has an imaginary component. <text:s/></text:span></text:span><text:span text:style-name="MathematicaFormatStandardForm"><text:span text:style-name="T49">It appears, in fact, that the center of the absolute value of the wave is a horizontal line if s is purely real, and it is a line with an increasing value if s has an imaginary component. <text:s/>If the center part is thusly increasing, there is certainly no way for the function to converge to sin(tan^-1 2s).</text:span></text:span></text:p>
      <text:p text:style-name="P159"><text:span text:style-name="MathematicaFormatStandardForm"><text:span text:style-name="T1"><draw:frame draw:style-name="fr2" draw:name="Object144" text:anchor-type="as-char" svg:y="-0.3984in" svg:width="2.8862in" svg:height="0.5189in" draw:z-index="223"><draw:object xlink:href="./Object 152" xlink:type="simple" xlink:show="embed" xlink:actuate="onLoad"/><draw:image xlink:href="./ObjectReplacements/Object 152" xlink:type="simple" xlink:show="embed" xlink:actuate="onLoad"/><svg:desc>formula</svg:desc></draw:frame></text:span></text:span></text:p>
      <text:p text:style-name="P86"><text:span text:style-name="MathematicaFormatStandardForm"><text:span text:style-name="T1"/></text:span></text:p>
      <text:p text:style-name="P86"><text:span text:style-name="MathematicaFormatStandardForm"><text:span text:style-name="T1"><draw:frame draw:style-name="fr2" draw:name="Object142" text:anchor-type="as-char" svg:y="-0.3984in" svg:width="2.8835in" svg:height="0.5189in" draw:z-index="225"><draw:object xlink:href="./Object 150" xlink:type="simple" xlink:show="embed" xlink:actuate="onLoad"/><draw:image xlink:href="./ObjectReplacements/Object 150" xlink:type="simple" xlink:show="embed" xlink:actuate="onLoad"/><svg:desc>formula</svg:desc></draw:frame></text:span></text:span></text:p>
      <text:p text:style-name="P86"><text:span text:style-name="MathematicaFormatStandardForm"><text:span text:style-name="T1"/></text:span></text:p>
      <text:p text:style-name="P86"><text:span text:style-name="MathematicaFormatStandardForm"><text:span text:style-name="T1">…</text:span></text:span></text:p>
      <text:p text:style-name="P86"><text:span text:style-name="MathematicaFormatStandardForm"><text:span text:style-name="T1"/></text:span></text:p>
      <text:p text:style-name="P86"><text:span text:style-name="MathematicaFormatStandardForm"><text:span text:style-name="T1"><draw:frame draw:style-name="fr2" draw:name="Object147" text:anchor-type="as-char" svg:y="-0.378in" svg:width="2.8862in" svg:height="0.5189in" draw:z-index="230"><draw:object xlink:href="./Object 157" xlink:type="simple" xlink:show="embed" xlink:actuate="onLoad"/><draw:image xlink:href="./ObjectReplacements/Object 157" xlink:type="simple" xlink:show="embed" xlink:actuate="onLoad"/><svg:desc>formula</svg:desc></draw:frame></text:span></text:span></text:p>
      <text:p text:style-name="P86"><text:span text:style-name="MathematicaFormatStandardForm"><text:span text:style-name="T1"/></text:span></text:p>
      <text:p text:style-name="P86"><text:span text:style-name="MathematicaFormatStandardForm"><text:span text:style-name="T1"><draw:frame draw:style-name="fr2" draw:name="Object146" text:anchor-type="as-char" svg:y="-0.378in" svg:width="3.2417in" svg:height="0.5189in" draw:z-index="233"><draw:object xlink:href="./Object 156" xlink:type="simple" xlink:show="embed" xlink:actuate="onLoad"/><draw:image xlink:href="./ObjectReplacements/Object 156" xlink:type="simple" xlink:show="embed" xlink:actuate="onLoad"/><svg:desc>formula</svg:desc></draw:frame></text:span></text:span></text:p>
      <text:p text:style-name="P86"><text:span text:style-name="MathematicaFormatStandardForm"><text:span text:style-name="T1"/></text:span></text:p>
      <text:p text:style-name="P86"><text:span text:style-name="MathematicaFormatStandardForm"><text:span text:style-name="T1">…</text:span></text:span></text:p>
      <text:p text:style-name="P86"><text:span text:style-name="MathematicaFormatStandardForm"><text:span text:style-name="T1"/></text:span></text:p>
      <text:p text:style-name="P87"><text:span text:style-name="MathematicaFormatStandardForm"><text:span text:style-name="T50">What I really need to do – I don't understand the difference between the arctan stuff and the 2s A + B stuff. <text:s/>I need to get that clear in my head.</text:span></text:span><text:span text:style-name="MathematicaFormatStandardForm"><text:span text:style-name="T1"><draw:frame draw:style-name="fr2" draw:name="Object148" text:anchor-type="as-char" svg:y="-0.2374in" svg:width="0.3937in" svg:height="0.272in" draw:z-index="234"><draw:object xlink:href="./Object 158" xlink:type="simple" xlink:show="embed" xlink:actuate="onLoad"/><draw:image xlink:href="./ObjectReplacements/Object 158" xlink:type="simple" xlink:show="embed" xlink:actuate="onLoad"/><svg:desc>formula</svg:desc></draw:frame></text:span></text:span><text:span text:style-name="MathematicaFormatStandardForm"><text:span text:style-name="T50">vs</text:span></text:span><text:span text:style-name="MathematicaFormatStandardForm"><text:span text:style-name="T1"><draw:frame draw:style-name="fr2" draw:name="Object149" text:anchor-type="as-char" svg:y="-0.4189in" svg:width="0.6362in" svg:height="0.7457in" draw:z-index="235"><draw:object xlink:href="./Object 159" xlink:type="simple" xlink:show="embed" xlink:actuate="onLoad"/><draw:image xlink:href="./ObjectReplacements/Object 159" xlink:type="simple" xlink:show="embed" xlink:actuate="onLoad"/><svg:desc>formula</svg:desc></draw:frame></text:span></text:span></text:p>
      <text:p text:style-name="P87"><text:span text:style-name="MathematicaFormatStandardForm"><text:span text:style-name="T1"/></text:span></text:p>
      <text:p text:style-name="P87"><text:span text:style-name="MathematicaFormatStandardForm"><text:span text:style-name="T1">…</text:span></text:span></text:p>
      <text:p text:style-name="P87"><text:span text:style-name="MathematicaFormatStandardForm"><text:span text:style-name="T1"/></text:span></text:p>
      <text:p text:style-name="P90"><text:span text:style-name="MathematicaFormatStandardForm"><text:span text:style-name="T1"><draw:frame draw:style-name="fr2" draw:name="Object160" text:anchor-type="as-char" svg:y="-0.2665in" svg:width="6.5571in" svg:height="0.3898in" draw:z-index="236"><draw:object xlink:href="./Object 161" xlink:type="simple" xlink:show="embed" xlink:actuate="onLoad"/><draw:image xlink:href="./ObjectReplacements/Object 161" xlink:type="simple" xlink:show="embed" xlink:actuate="onLoad"/><svg:desc>formula</svg:desc></draw:frame></text:span></text:span></text:p>
      <text:p text:style-name="P87"><text:span text:style-name="MathematicaFormatStandardForm"><text:span text:style-name="T1"/></text:span></text:p>
      <text:p text:style-name="P87"><text:span text:style-name="MathematicaFormatStandardForm"><text:span text:style-name="T1"><draw:frame draw:style-name="fr2" draw:name="Object150" text:anchor-type="as-char" svg:y="-0.2665in" svg:width="7.1311in" svg:height="0.3866in" draw:z-index="237"><draw:object xlink:href="./Object 160" xlink:type="simple" xlink:show="embed" xlink:actuate="onLoad"/><draw:image xlink:href="./ObjectReplacements/Object 160" xlink:type="simple" xlink:show="embed" xlink:actuate="onLoad"/><svg:desc>formula</svg:desc></draw:frame></text:span></text:span></text:p>
      <text:p text:style-name="P87"><text:span text:style-name="MathematicaFormatStandardForm"><text:span text:style-name="T1"/></text:span></text:p>
      <text:p text:style-name="P88"><text:span text:style-name="MathematicaFormatStandardForm"><text:span text:style-name="T1"><draw:frame draw:style-name="fr2" draw:name="Object165" text:anchor-type="as-char" svg:y="-0.2374in" svg:width="4.3866in" svg:height="0.3811in" draw:z-index="239"><draw:object xlink:href="./Object 174" xlink:type="simple" xlink:show="embed" xlink:actuate="onLoad"/><draw:image xlink:href="./ObjectReplacements/Object 174" xlink:type="simple" xlink:show="embed" xlink:actuate="onLoad"/><svg:desc>formula</svg:desc></draw:frame></text:span></text:span></text:p>
      <text:p text:style-name="P88"><text:span text:style-name="MathematicaFormatStandardForm"><text:span text:style-name="T1"/></text:span></text:p>
      <text:p text:style-name="P88"><text:span text:style-name="MathematicaFormatStandardForm"><text:span text:style-name="T1"><draw:frame draw:style-name="fr2" draw:name="Object164" text:anchor-type="as-char" svg:y="-0.2374in" svg:width="4.3083in" svg:height="0.3811in" draw:z-index="240"><draw:object xlink:href="./Object 173" xlink:type="simple" xlink:show="embed" xlink:actuate="onLoad"/><draw:image xlink:href="./ObjectReplacements/Object 173" xlink:type="simple" xlink:show="embed" xlink:actuate="onLoad"/><svg:desc>formula</svg:desc></draw:frame></text:span></text:span></text:p>
      <text:p text:style-name="P87"><text:span text:style-name="MathematicaFormatStandardForm"><text:span text:style-name="T1"/></text:span></text:p>
      <text:p text:style-name="P89"><text:span text:style-name="MathematicaFormatStandardForm"><text:span text:style-name="T51">vs</text:span></text:span></text:p>
      <text:p text:style-name="P87"><text:span text:style-name="MathematicaFormatStandardForm"><text:span text:style-name="T1"/></text:span></text:p>
      <text:p text:style-name="P88"><text:span text:style-name="MathematicaFormatStandardForm"><text:span text:style-name="T1"><draw:frame draw:style-name="fr2" draw:name="Object163" text:anchor-type="as-char" svg:y="-0.2583in" svg:width="4.4736in" svg:height="0.3783in" draw:z-index="241"><draw:object xlink:href="./Object 172" xlink:type="simple" xlink:show="embed" xlink:actuate="onLoad"/><draw:image xlink:href="./ObjectReplacements/Object 172" xlink:type="simple" xlink:show="embed" xlink:actuate="onLoad"/><svg:desc>formula</svg:desc></draw:frame></text:span></text:span></text:p>
      <text:p text:style-name="P88"><text:span text:style-name="MathematicaFormatStandardForm"><text:span text:style-name="T1"/></text:span></text:p>
      <text:p text:style-name="P91"><text:span text:style-name="MathematicaFormatStandardForm"><text:span text:style-name="T52">(but see!)</text:span></text:span></text:p>
      <text:p text:style-name="P91"><text:span text:style-name="MathematicaFormatStandardForm"><text:span text:style-name="T1"><draw:frame draw:style-name="fr2" draw:name="Object168" text:anchor-type="as-char" svg:y="-0.428in" svg:width="6.6429in" svg:height="0.7339in" draw:z-index="242"><draw:object xlink:href="./Object 177" xlink:type="simple" xlink:show="embed" xlink:actuate="onLoad"/><draw:image xlink:href="./ObjectReplacements/Object 177" xlink:type="simple" xlink:show="embed" xlink:actuate="onLoad"/><svg:desc>formula</svg:desc></draw:frame></text:span></text:span></text:p>
      <text:p text:style-name="P88"/>
      <text:p text:style-name="P88"><text:span text:style-name="MathematicaFormatStandardForm"><text:span text:style-name="T1"><draw:frame draw:style-name="fr2" draw:name="Object161" text:anchor-type="as-char" svg:y="-0.2583in" svg:width="4.8508in" svg:height="0.3783in" draw:z-index="243"><draw:object xlink:href="./Object 171" xlink:type="simple" xlink:show="embed" xlink:actuate="onLoad"/><draw:image xlink:href="./ObjectReplacements/Object 171" xlink:type="simple" xlink:show="embed" xlink:actuate="onLoad"/><svg:desc>formula</svg:desc></draw:frame></text:span></text:span></text:p>
      <text:p text:style-name="P88"><text:span text:style-name="MathematicaFormatStandardForm"><text:span text:style-name="T1"/></text:span></text:p>
      <text:p text:style-name="P162"><text:span text:style-name="MathematicaFormatStandardForm"><text:span text:style-name="T1"><draw:frame draw:style-name="fr2" draw:name="Object196" text:anchor-type="as-char" svg:y="-0.2339in" svg:width="1.7138in" svg:height="0.3752in" draw:z-index="244"><draw:object xlink:href="./Object 205" xlink:type="simple" xlink:show="embed" xlink:actuate="onLoad"/><draw:image xlink:href="./ObjectReplacements/Object 205" xlink:type="simple" xlink:show="embed" xlink:actuate="onLoad"/><svg:desc>formula</svg:desc></draw:frame></text:span></text:span></text:p>
      <text:p text:style-name="P106"><text:span text:style-name="MathematicaFormatStandardForm"><text:span text:style-name="T1"/></text:span></text:p>
      <text:p text:style-name="P106"><text:span text:style-name="MathematicaFormatStandardForm"><text:span text:style-name="T84"/></text:span></text:p>
      <text:p text:style-name="P163"><text:span text:style-name="MathematicaFormatStandardForm"><text:span text:style-name="T1"><draw:frame draw:style-name="fr2" draw:name="Object207" text:anchor-type="as-char" svg:y="-0.3173in" svg:width="2.4291in" svg:height="0.6161in" draw:z-index="245"><draw:object xlink:href="./Object 216" xlink:type="simple" xlink:show="embed" xlink:actuate="onLoad"/><draw:image xlink:href="./ObjectReplacements/Object 216" xlink:type="simple" xlink:show="embed" xlink:actuate="onLoad"/><svg:desc>formula</svg:desc></draw:frame></text:span></text:span></text:p>
      <text:p text:style-name="P107"><text:span text:style-name="MathematicaFormatStandardForm"><text:span text:style-name="T1"/></text:span></text:p>
      <text:p text:style-name="P107"><text:span text:style-name="MathematicaFormatStandardForm"><text:span text:style-name="T1"><draw:frame draw:style-name="fr2" draw:name="Object208" text:anchor-type="as-char" svg:y="-0.3173in" svg:width="2.411in" svg:height="0.6161in" draw:z-index="246"><draw:object xlink:href="./Object 217" xlink:type="simple" xlink:show="embed" xlink:actuate="onLoad"/><draw:image xlink:href="./ObjectReplacements/Object 217" xlink:type="simple" xlink:show="embed" xlink:actuate="onLoad"/><svg:desc>formula</svg:desc></draw:frame></text:span></text:span></text:p>
      <text:p text:style-name="P107"><text:span text:style-name="MathematicaFormatStandardForm"><text:span text:style-name="T84"/></text:span></text:p>
      <text:p text:style-name="P107"><text:span text:style-name="MathematicaFormatStandardForm"><text:span text:style-name="T82">…</text:span></text:span></text:p>
      <text:p text:style-name="P108"><text:span text:style-name="MathematicaFormatStandardForm"><text:span text:style-name="T1"/></text:span></text:p>
      <text:p text:style-name="P108"><text:span text:style-name="MathematicaFormatStandardForm"><text:span text:style-name="T1"><draw:frame draw:style-name="fr2" draw:name="Object209" text:anchor-type="as-char" svg:y="-0.3173in" svg:width="4.5992in" svg:height="0.6161in" draw:z-index="247"><draw:object xlink:href="./Object 218" xlink:type="simple" xlink:show="embed" xlink:actuate="onLoad"/><draw:image xlink:href="./ObjectReplacements/Object 218" xlink:type="simple" xlink:show="embed" xlink:actuate="onLoad"/><svg:desc>formula</svg:desc></draw:frame></text:span></text:span></text:p>
      <text:p text:style-name="P108"><text:span text:style-name="MathematicaFormatStandardForm"><text:span text:style-name="T1"/></text:span></text:p>
      <text:p text:style-name="P108"><text:span text:style-name="MathematicaFormatStandardForm"><text:span text:style-name="T1"><draw:frame draw:style-name="fr2" draw:name="Object210" text:anchor-type="as-char" svg:y="-0.3173in" svg:width="4.6516in" svg:height="0.6161in" draw:z-index="248"><draw:object xlink:href="./Object 219" xlink:type="simple" xlink:show="embed" xlink:actuate="onLoad"/><draw:image xlink:href="./ObjectReplacements/Object 219" xlink:type="simple" xlink:show="embed" xlink:actuate="onLoad"/><svg:desc>formula</svg:desc></draw:frame></text:span></text:span></text:p>
      <text:p text:style-name="P108"><text:span text:style-name="MathematicaFormatStandardForm"><text:span text:style-name="T1"/></text:span></text:p>
      <text:p text:style-name="P108"><text:span text:style-name="MathematicaFormatStandardForm"><text:span text:style-name="T1"><draw:frame draw:style-name="fr2" draw:name="Object211" text:anchor-type="as-char" svg:y="-0.3173in" svg:width="4.8016in" svg:height="0.6161in" draw:z-index="249"><draw:object xlink:href="./Object 220" xlink:type="simple" xlink:show="embed" xlink:actuate="onLoad"/><draw:image xlink:href="./ObjectReplacements/Object 220" xlink:type="simple" xlink:show="embed" xlink:actuate="onLoad"/><svg:desc>formula</svg:desc></draw:frame></text:span></text:span></text:p>
      <text:p text:style-name="P108"><text:span text:style-name="MathematicaFormatStandardForm"><text:span text:style-name="T1"/></text:span></text:p>
      <text:p text:style-name="P108"><text:span text:style-name="MathematicaFormatStandardForm"><text:span text:style-name="T1"><draw:frame draw:style-name="fr2" draw:name="Object212" text:anchor-type="as-char" svg:y="-0.3173in" svg:width="4.6772in" svg:height="0.6161in" draw:z-index="250"><draw:object xlink:href="./Object 221" xlink:type="simple" xlink:show="embed" xlink:actuate="onLoad"/><draw:image xlink:href="./ObjectReplacements/Object 221" xlink:type="simple" xlink:show="embed" xlink:actuate="onLoad"/><svg:desc>formula</svg:desc></draw:frame></text:span></text:span></text:p>
      <text:p text:style-name="P108"><text:span text:style-name="MathematicaFormatStandardForm"><text:span text:style-name="T1"/></text:span></text:p>
      <text:p text:style-name="P109"><text:span text:style-name="MathematicaFormatStandardForm"><text:span text:style-name="T1"><draw:frame draw:style-name="fr2" draw:name="Object213" text:anchor-type="as-char" svg:y="-0.2374in" svg:width="4.6134in" svg:height="0.5362in" draw:z-index="251"><draw:object xlink:href="./Object 222" xlink:type="simple" xlink:show="embed" xlink:actuate="onLoad"/><draw:image xlink:href="./ObjectReplacements/Object 222" xlink:type="simple" xlink:show="embed" xlink:actuate="onLoad"/><svg:desc>formula</svg:desc></draw:frame></text:span></text:span></text:p>
      <text:p text:style-name="P113"><text:span text:style-name="MathematicaFormatStandardForm"><text:span text:style-name="T63">got signs </text:span></text:span><text:span text:style-name="MathematicaFormatStandardForm"><text:span text:style-name="T64">and some constants </text:span></text:span><text:span text:style-name="MathematicaFormatStandardForm"><text:span text:style-name="T63">messed up in here somewhere… :/ <text:s/>fixed in post!</text:span></text:span></text:p>
      <text:p text:style-name="P109"><text:span text:style-name="MathematicaFormatStandardForm"><text:span text:style-name="T1"/></text:span></text:p>
      <text:p text:style-name="P110"><text:span text:style-name="MathematicaFormatStandardForm"><text:span text:style-name="T1"><draw:frame draw:style-name="fr2" draw:name="Object214" text:anchor-type="as-char" svg:y="-0.2374in" svg:width="5.9602in" svg:height="0.3783in" draw:z-index="252"><draw:object xlink:href="./Object 223" xlink:type="simple" xlink:show="embed" xlink:actuate="onLoad"/><draw:image xlink:href="./ObjectReplacements/Object 223" xlink:type="simple" xlink:show="embed" xlink:actuate="onLoad"/><svg:desc>formula</svg:desc></draw:frame></text:span></text:span></text:p>
      <text:p text:style-name="P110"><text:span text:style-name="MathematicaFormatStandardForm"><text:span text:style-name="T1"/></text:span></text:p>
      <text:p text:style-name="P111"><text:span text:style-name="MathematicaFormatStandardForm"><text:span text:style-name="T1"><draw:frame draw:style-name="fr1" draw:name="Object215" text:anchor-type="as-char" svg:y="-0.2547in" svg:width="6.0701in" svg:height="0.4165in" draw:z-index="253"><draw:object xlink:href="./Object 224" xlink:type="simple" xlink:show="embed" xlink:actuate="onLoad"/><draw:image xlink:href="./ObjectReplacements/Object 224" xlink:type="simple" xlink:show="embed" xlink:actuate="onLoad"/><svg:desc>formula</svg:desc></draw:frame></text:span></text:span></text:p>
      <text:p text:style-name="P111"><text:span text:style-name="MathematicaFormatStandardForm"><text:span text:style-name="T1"/></text:span></text:p>
      <text:p text:style-name="P111"><text:span text:style-name="MathematicaFormatStandardForm"><text:span text:style-name="T1">…</text:span></text:span></text:p>
      <text:p text:style-name="P111"><text:span text:style-name="MathematicaFormatStandardForm"><text:span text:style-name="T1"/></text:span></text:p>
      <text:p text:style-name="P111"><text:span text:style-name="MathematicaFormatStandardForm"><text:span text:style-name="T1"/></text:span></text:p>
      <text:p text:style-name="P112"><text:span text:style-name="MathematicaFormatStandardForm"><text:span text:style-name="T1"><draw:frame draw:style-name="fr2" draw:name="Object216" text:anchor-type="as-char" svg:y="-0.3173in" svg:width="4.5661in" svg:height="0.6161in" draw:z-index="254"><draw:object xlink:href="./Object 225" xlink:type="simple" xlink:show="embed" xlink:actuate="onLoad"/><draw:image xlink:href="./ObjectReplacements/Object 225" xlink:type="simple" xlink:show="embed" xlink:actuate="onLoad"/><svg:desc>formula</svg:desc></draw:frame></text:span></text:span></text:p>
      <text:p text:style-name="P112"><text:span text:style-name="MathematicaFormatStandardForm"><text:span text:style-name="T1"/></text:span></text:p>
      <text:p text:style-name="P112"><text:span text:style-name="MathematicaFormatStandardForm"><text:span text:style-name="T1"><draw:frame draw:style-name="fr2" draw:name="Object217" text:anchor-type="as-char" svg:y="-0.2374in" svg:width="4.4953in" svg:height="0.5362in" draw:z-index="255"><draw:object xlink:href="./Object 226" xlink:type="simple" xlink:show="embed" xlink:actuate="onLoad"/><draw:image xlink:href="./ObjectReplacements/Object 226" xlink:type="simple" xlink:show="embed" xlink:actuate="onLoad"/><svg:desc>formula</svg:desc></draw:frame></text:span></text:span></text:p>
      <text:p text:style-name="P112"><text:span text:style-name="MathematicaFormatStandardForm"><text:span text:style-name="T1"/></text:span></text:p>
      <text:p text:style-name="P112"><text:span text:style-name="MathematicaFormatStandardForm"><text:span text:style-name="T1"><draw:frame draw:style-name="fr1" draw:name="Object218" text:anchor-type="as-char" svg:y="-0.2547in" svg:width="6.0528in" svg:height="0.4165in" draw:z-index="256"><draw:object xlink:href="./Object 227" xlink:type="simple" xlink:show="embed" xlink:actuate="onLoad"/><draw:image xlink:href="./ObjectReplacements/Object 227" xlink:type="simple" xlink:show="embed" xlink:actuate="onLoad"/><svg:desc>formula</svg:desc></draw:frame></text:span></text:span></text:p>
      <text:p text:style-name="P112"><text:soft-page-break/><text:span text:style-name="MathematicaFormatStandardForm"><text:span text:style-name="T1"/></text:span></text:p>
      <text:p text:style-name="P114"><text:span text:style-name="MathematicaFormatStandardForm"><text:span text:style-name="T65">And now! <text:s/>Generalize!</text:span></text:span></text:p>
      <text:p text:style-name="P114"><text:span text:style-name="MathematicaFormatStandardForm"><text:span text:style-name="T65"/></text:span></text:p>
      <text:p text:style-name="P115"><text:span text:style-name="MathematicaFormatStandardForm"><text:span text:style-name="T1"><draw:frame draw:style-name="fr1" draw:name="Object197" text:anchor-type="as-char" svg:y="-0.402in" svg:width="6.0791in" svg:height="0.7516in" draw:z-index="221"><draw:object xlink:href="./Object 206" xlink:type="simple" xlink:show="embed" xlink:actuate="onLoad"/><draw:image xlink:href="./ObjectReplacements/Object 206" xlink:type="simple" xlink:show="embed" xlink:actuate="onLoad"/><svg:desc>formula</svg:desc></draw:frame></text:span></text:span></text:p>
      <text:p text:style-name="P115"><text:span text:style-name="MathematicaFormatStandardForm"><text:span text:style-name="T1"/></text:span></text:p>
      <text:p text:style-name="P119"><text:span text:style-name="MathematicaFormatStandardForm"><text:span text:style-name="T68">[FILL IN THE NEXT TWO]</text:span></text:span></text:p>
      <text:p text:style-name="P115"><text:span text:style-name="MathematicaFormatStandardForm"><text:span text:style-name="T1"/></text:span></text:p>
      <text:p text:style-name="P116"><text:span text:style-name="MathematicaFormatStandardForm"><text:span text:style-name="T66">IF </text:span></text:span><text:span text:style-name="MathematicaFormatStandardForm"><text:span text:style-name="T66"><draw:frame draw:style-name="fr2" draw:name="Object199" text:anchor-type="as-char" svg:y="-0.1244in" svg:width="0.7835in" svg:height="0.1543in" draw:z-index="227"><draw:object xlink:href="./Object 208" xlink:type="simple" xlink:show="embed" xlink:actuate="onLoad"/><draw:image xlink:href="./ObjectReplacements/Object 208" xlink:type="simple" xlink:show="embed" xlink:actuate="onLoad"/><svg:desc>formula</svg:desc></draw:frame></text:span></text:span><text:span text:style-name="MathematicaFormatStandardForm"><text:span text:style-name="T66">, </text:span></text:span><text:span text:style-name="MathematicaFormatStandardForm"><text:span text:style-name="T67">with some simplification, this is</text:span></text:span></text:p>
      <text:p text:style-name="P116"><text:span text:style-name="MathematicaFormatStandardForm"><text:span text:style-name="T66"/></text:span></text:p>
      <text:p text:style-name="P117"><text:span text:style-name="MathematicaFormatStandardForm"><text:span text:style-name="T1"><draw:frame draw:style-name="fr1" draw:name="Object198" text:anchor-type="as-char" svg:y="-0.402in" svg:width="6.0791in" svg:height="0.7516in" draw:z-index="238"><draw:object xlink:href="./Object 207" xlink:type="simple" xlink:show="embed" xlink:actuate="onLoad"/><draw:image xlink:href="./ObjectReplacements/Object 207" xlink:type="simple" xlink:show="embed" xlink:actuate="onLoad"/><svg:desc>formula</svg:desc></draw:frame></text:span></text:span></text:p>
      <text:p text:style-name="P117"><text:span text:style-name="MathematicaFormatStandardForm"><text:span text:style-name="T1"/></text:span></text:p>
      <text:p text:style-name="P118"><text:span text:style-name="MathematicaFormatStandardForm"><text:span text:style-name="T66">IF </text:span></text:span><text:span text:style-name="MathematicaFormatStandardForm"><text:span text:style-name="T66"><draw:frame draw:style-name="fr2" draw:name="Object200" text:anchor-type="as-char" svg:y="-0.1307in" svg:width="1.4583in" svg:height="0.2547in" draw:z-index="257"><draw:object xlink:href="./Object 209" xlink:type="simple" xlink:show="embed" xlink:actuate="onLoad"/><draw:image xlink:href="./ObjectReplacements/Object 209" xlink:type="simple" xlink:show="embed" xlink:actuate="onLoad"/><svg:desc>formula</svg:desc></draw:frame></text:span></text:span><text:span text:style-name="MathematicaFormatStandardForm"><text:span text:style-name="T66">, </text:span></text:span><text:span text:style-name="MathematicaFormatStandardForm"><text:span text:style-name="T67">this is</text:span></text:span></text:p>
      <text:p text:style-name="P118"><text:span text:style-name="MathematicaFormatStandardForm"><text:span text:style-name="T67"/></text:span></text:p>
      <text:p text:style-name="P118"><text:span text:style-name="MathematicaFormatStandardForm"><text:span text:style-name="T67"><draw:frame draw:style-name="fr1" draw:name="Object201" text:anchor-type="as-char" svg:y="-0.4134in" svg:width="5.4854in" svg:height="0.7681in" draw:z-index="258"><draw:object xlink:href="./Object 210" xlink:type="simple" xlink:show="embed" xlink:actuate="onLoad"/><draw:image xlink:href="./ObjectReplacements/Object 210" xlink:type="simple" xlink:show="embed" xlink:actuate="onLoad"/><svg:desc>formula</svg:desc></draw:frame></text:span></text:span></text:p>
      <text:p text:style-name="P118"><text:span text:style-name="MathematicaFormatStandardForm"><text:span text:style-name="T67"/></text:span></text:p>
      <text:p text:style-name="P136"><text:span text:style-name="MathematicaFormatStandardForm"><text:span text:style-name="T69">and… what about the earlier 2n thing?</text:span></text:span></text:p>
      <text:p text:style-name="P136"><text:span text:style-name="MathematicaFormatStandardForm"><text:span text:style-name="T69"/></text:span></text:p>
      <text:p text:style-name="P137"><text:span text:style-name="MathematicaFormatStandardForm"><text:span text:style-name="T79">NOTE NOTE NOTE – this only converges when the imaginary part of s is small enough – say -1 i &lt; im(s) &lt; 1 i</text:span></text:span></text:p>
      <text:p text:style-name="P137"><text:span text:style-name="MathematicaFormatStandardForm"><text:span text:style-name="T79"/></text:span></text:p>
      <text:p text:style-name="P137"><text:span text:style-name="MathematicaFormatStandardForm"><text:span text:style-name="T79"/></text:span></text:p>
      <text:p text:style-name="P164"><text:span text:style-name="MathematicaFormatStandardForm"><text:span text:style-name="T71">Slightly different? <text:s/></text:span></text:span><text:span text:style-name="MathematicaFormatStandardForm"><text:span text:style-name="T72">Not really.</text:span></text:span></text:p>
      <text:p text:style-name="P120"><text:span text:style-name="MathematicaFormatStandardForm"><text:span text:style-name="T70"/></text:span></text:p>
      <text:p text:style-name="P120"><text:span text:style-name="MathematicaFormatStandardForm"><text:span text:style-name="T70"><draw:frame draw:style-name="fr1" draw:name="Object202" text:anchor-type="as-char" svg:y="-0.3811in" svg:width="6.6689in" svg:height="0.7516in" draw:z-index="101"><draw:object xlink:href="./Object 211" xlink:type="simple" xlink:show="embed" xlink:actuate="onLoad"/><draw:image xlink:href="./ObjectReplacements/Object 211" xlink:type="simple" xlink:show="embed" xlink:actuate="onLoad"/><svg:desc>formula</svg:desc></draw:frame></text:span></text:span></text:p>
      <text:p text:style-name="P120"><text:span text:style-name="MathematicaFormatStandardForm"><text:span text:style-name="T70"/></text:span></text:p>
      <text:p text:style-name="P121"><text:span text:style-name="MathematicaFormatStandardForm"><text:span text:style-name="T66">IF </text:span></text:span><text:span text:style-name="MathematicaFormatStandardForm"><text:span text:style-name="T66"><draw:frame draw:style-name="fr2" draw:name="Object203" text:anchor-type="as-char" svg:y="-0.1244in" svg:width="0.7217in" svg:height="0.1543in" draw:z-index="105"><draw:object xlink:href="./Object 212" xlink:type="simple" xlink:show="embed" xlink:actuate="onLoad"/><draw:image xlink:href="./ObjectReplacements/Object 212" xlink:type="simple" xlink:show="embed" xlink:actuate="onLoad"/><svg:desc>formula</svg:desc></draw:frame></text:span></text:span><text:span text:style-name="MathematicaFormatStandardForm"><text:span text:style-name="T66">, </text:span></text:span><text:span text:style-name="MathematicaFormatStandardForm"><text:span text:style-name="T73">and divide by 2 cos(arctan 2s), </text:span></text:span><text:span text:style-name="MathematicaFormatStandardForm"><text:span text:style-name="T67">this is</text:span></text:span></text:p>
      <text:p text:style-name="P121"><text:span text:style-name="MathematicaFormatStandardForm"><text:span text:style-name="T67"/></text:span></text:p>
      <text:p text:style-name="P121"><text:span text:style-name="MathematicaFormatStandardForm"><text:span text:style-name="T70"><draw:frame draw:style-name="fr1" draw:name="Object204" text:anchor-type="as-char" svg:y="-0.2547in" svg:width="6.0319in" svg:height="0.4165in" draw:z-index="142"><draw:object xlink:href="./Object 213" xlink:type="simple" xlink:show="embed" xlink:actuate="onLoad"/><draw:image xlink:href="./ObjectReplacements/Object 213" xlink:type="simple" xlink:show="embed" xlink:actuate="onLoad"/><svg:desc>formula</svg:desc></draw:frame></text:span></text:span></text:p>
      <text:p text:style-name="P121"><text:span text:style-name="MathematicaFormatStandardForm"><text:span text:style-name="T70"/></text:span></text:p>
      <text:p text:style-name="P122"><text:span text:style-name="MathematicaFormatStandardForm"><text:span text:style-name="T66">IF </text:span></text:span><text:span text:style-name="MathematicaFormatStandardForm"><text:span text:style-name="T66"><draw:frame draw:style-name="fr2" draw:name="Object205" text:anchor-type="as-char" svg:y="-0.1307in" svg:width="0.9492in" svg:height="0.2547in" draw:z-index="144"><draw:object xlink:href="./Object 214" xlink:type="simple" xlink:show="embed" xlink:actuate="onLoad"/><draw:image xlink:href="./ObjectReplacements/Object 214" xlink:type="simple" xlink:show="embed" xlink:actuate="onLoad"/><svg:desc>formula</svg:desc></draw:frame></text:span></text:span><text:span text:style-name="MathematicaFormatStandardForm"><text:span text:style-name="T66">, </text:span></text:span><text:span text:style-name="MathematicaFormatStandardForm"><text:span text:style-name="T73">and divide by 2 cos(arctan 2s), </text:span></text:span><text:span text:style-name="MathematicaFormatStandardForm"><text:span text:style-name="T67">this is</text:span></text:span></text:p>
      <text:p text:style-name="P122"><text:span text:style-name="MathematicaFormatStandardForm"><text:span text:style-name="T67"/></text:span></text:p>
      <text:p text:style-name="P122"><text:span text:style-name="MathematicaFormatStandardForm"><text:span text:style-name="T70"><draw:frame draw:style-name="fr1" draw:name="Object206" text:anchor-type="as-char" svg:y="-0.2547in" svg:width="5.8075in" svg:height="0.4165in" draw:z-index="172"><draw:object xlink:href="./Object 215" xlink:type="simple" xlink:show="embed" xlink:actuate="onLoad"/><draw:image xlink:href="./ObjectReplacements/Object 215" xlink:type="simple" xlink:show="embed" xlink:actuate="onLoad"/><svg:desc>formula</svg:desc></draw:frame></text:span></text:span></text:p>
      <text:p text:style-name="P165"><text:span text:style-name="MathematicaFormatStandardForm"><text:span text:style-name="T1">…..</text:span></text:span></text:p>
      <text:p text:style-name="P123"><text:span text:style-name="MathematicaFormatStandardForm"><text:span text:style-name="T1"/></text:span></text:p>
      <text:p text:style-name="P123"><text:span text:style-name="MathematicaFormatStandardForm"><text:span text:style-name="T1"><draw:frame draw:style-name="fr2" draw:name="Object219" text:anchor-type="as-char" svg:y="-0.2043in" svg:width="2.0752in" svg:height="0.3283in" draw:z-index="2"><draw:object xlink:href="./Object 228" xlink:type="simple" xlink:show="embed" xlink:actuate="onLoad"/><draw:image xlink:href="./ObjectReplacements/Object 228" xlink:type="simple" xlink:show="embed" xlink:actuate="onLoad"/><svg:desc>formula</svg:desc></draw:frame></text:span></text:span></text:p>
      <text:p text:style-name="P123"><text:span text:style-name="MathematicaFormatStandardForm"><text:span text:style-name="T1"/></text:span></text:p>
      <text:p text:style-name="P123"><text:span text:style-name="MathematicaFormatStandardForm"><text:span text:style-name="T1"><draw:frame draw:style-name="fr2" draw:name="Object220" text:anchor-type="as-char" svg:y="-0.2228in" svg:width="1.6228in" svg:height="0.5217in" draw:z-index="6"><draw:object xlink:href="./Object 229" xlink:type="simple" xlink:show="embed" xlink:actuate="onLoad"/><draw:image xlink:href="./ObjectReplacements/Object 229" xlink:type="simple" xlink:show="embed" xlink:actuate="onLoad"/><svg:desc>formula</svg:desc></draw:frame></text:span></text:span></text:p>
      <text:p text:style-name="P123"><text:span text:style-name="MathematicaFormatStandardForm"><text:span text:style-name="T1"/></text:span></text:p>
      <text:p text:style-name="P123"><text:span text:style-name="MathematicaFormatStandardForm"><text:span text:style-name="T1"><draw:frame draw:style-name="fr2" draw:name="Object221" text:anchor-type="as-char" svg:y="-0.3173in" svg:width="2.3807in" svg:height="0.6161in" draw:z-index="40"><draw:object xlink:href="./Object 230" xlink:type="simple" xlink:show="embed" xlink:actuate="onLoad"/><draw:image xlink:href="./ObjectReplacements/Object 230" xlink:type="simple" xlink:show="embed" xlink:actuate="onLoad"/><svg:desc>formula</svg:desc></draw:frame></text:span></text:span></text:p>
      <text:p text:style-name="P123"><text:span text:style-name="MathematicaFormatStandardForm"><text:span text:style-name="T1"/></text:span></text:p>
      <text:p text:style-name="P123"><text:span text:style-name="MathematicaFormatStandardForm"><text:span text:style-name="T1"><draw:frame draw:style-name="fr2" draw:name="Object222" text:anchor-type="as-char" svg:y="-0.3173in" svg:width="2.7256in" svg:height="0.6161in" draw:z-index="84"><draw:object xlink:href="./Object 231" xlink:type="simple" xlink:show="embed" xlink:actuate="onLoad"/><draw:image xlink:href="./ObjectReplacements/Object 231" xlink:type="simple" xlink:show="embed" xlink:actuate="onLoad"/><svg:desc>formula</svg:desc></draw:frame></text:span></text:span></text:p>
      <text:p text:style-name="P123"><text:span text:style-name="MathematicaFormatStandardForm"><text:span text:style-name="T84"/></text:span></text:p>
      <text:p text:style-name="P123"><text:span text:style-name="MathematicaFormatStandardForm"><text:span text:style-name="T82">….</text:span></text:span></text:p>
      <text:p text:style-name="P166"><text:span text:style-name="MathematicaFormatStandardForm"><text:span text:style-name="T74">for s to be a zeta zero, this must be true:</text:span></text:span></text:p>
      <text:p text:style-name="P124"><text:span text:style-name="MathematicaFormatStandardForm"><text:span text:style-name="T1"/></text:span></text:p>
      <text:p text:style-name="P124"><text:span text:style-name="MathematicaFormatStandardForm"><text:span text:style-name="T1"><draw:frame draw:style-name="fr2" draw:name="Object223" text:anchor-type="as-char" svg:y="-0.2457in" svg:width="2.9in" svg:height="0.3957in" draw:z-index="180"><draw:object xlink:href="./Object 232" xlink:type="simple" xlink:show="embed" xlink:actuate="onLoad"/><draw:image xlink:href="./ObjectReplacements/Object 232" xlink:type="simple" xlink:show="embed" xlink:actuate="onLoad"/><svg:desc>formula</svg:desc></draw:frame></text:span></text:span></text:p>
      <text:p text:style-name="P124"><text:span text:style-name="MathematicaFormatStandardForm"><text:span text:style-name="T1"/></text:span></text:p>
      <text:p text:style-name="P125"><text:span text:style-name="MathematicaFormatStandardForm"><text:span text:style-name="T74"/></text:span></text:p>
      <text:p text:style-name="P124"><text:span text:style-name="MathematicaFormatStandardForm"><text:span text:style-name="T1"/></text:span></text:p>
      <text:p text:style-name="P124"><text:span text:style-name="MathematicaFormatStandardForm"><text:span text:style-name="T1"><draw:frame draw:style-name="fr2" draw:name="Object224" text:anchor-type="as-char" svg:y="-0.2457in" svg:width="2.2693in" svg:height="0.3898in" draw:z-index="187"><draw:object xlink:href="./Object 233" xlink:type="simple" xlink:show="embed" xlink:actuate="onLoad"/><draw:image xlink:href="./ObjectReplacements/Object 233" xlink:type="simple" xlink:show="embed" xlink:actuate="onLoad"/><svg:desc>formula</svg:desc></draw:frame></text:span></text:span></text:p>
      <text:p text:style-name="P124"><text:span text:style-name="MathematicaFormatStandardForm"><text:span text:style-name="T1"/></text:span></text:p>
      <text:p text:style-name="P124"><text:span text:style-name="MathematicaFormatStandardForm"><text:span text:style-name="T1"><draw:frame draw:style-name="fr2" draw:name="Object225" text:anchor-type="as-char" svg:y="-0.2457in" svg:width="3.039in" svg:height="0.3945in" draw:z-index="208"><draw:object xlink:href="./Object 234" xlink:type="simple" xlink:show="embed" xlink:actuate="onLoad"/><draw:image xlink:href="./ObjectReplacements/Object 234" xlink:type="simple" xlink:show="embed" xlink:actuate="onLoad"/><svg:desc>formula</svg:desc></draw:frame></text:span></text:span></text:p>
      <text:p text:style-name="P124"><text:span text:style-name="MathematicaFormatStandardForm"><text:span text:style-name="T1"/></text:span></text:p>
      <text:p text:style-name="P124"><text:span text:style-name="MathematicaFormatStandardForm"><text:span text:style-name="T1"><draw:frame draw:style-name="fr2" draw:name="Object226" text:anchor-type="as-char" svg:y="-0.2457in" svg:width="3.4362in" svg:height="0.3945in" draw:z-index="213"><draw:object xlink:href="./Object 235" xlink:type="simple" xlink:show="embed" xlink:actuate="onLoad"/><draw:image xlink:href="./ObjectReplacements/Object 235" xlink:type="simple" xlink:show="embed" xlink:actuate="onLoad"/><svg:desc>formula</svg:desc></draw:frame></text:span></text:span></text:p>
      <text:p text:style-name="P124"><text:span text:style-name="MathematicaFormatStandardForm"><text:span text:style-name="T1"/></text:span></text:p>
      <text:p text:style-name="P124"><text:span text:style-name="MathematicaFormatStandardForm"><text:span text:style-name="T1"/></text:span></text:p>
      <text:p text:style-name="P124"><text:span text:style-name="MathematicaFormatStandardForm"><text:span text:style-name="T1"><draw:frame draw:style-name="fr2" draw:name="Object227" text:anchor-type="as-char" svg:y="-0.2457in" svg:width="5.7228in" svg:height="0.3945in" draw:z-index="216"><draw:object xlink:href="./Object 236" xlink:type="simple" xlink:show="embed" xlink:actuate="onLoad"/><draw:image xlink:href="./ObjectReplacements/Object 236" xlink:type="simple" xlink:show="embed" xlink:actuate="onLoad"/><svg:desc>formula</svg:desc></draw:frame></text:span></text:span></text:p>
      <text:p text:style-name="P124"><text:span text:style-name="MathematicaFormatStandardForm"><text:span text:style-name="T1"/></text:span></text:p>
      <text:p text:style-name="P124"><text:span text:style-name="MathematicaFormatStandardForm"><text:span text:style-name="T1"><draw:frame draw:style-name="fr2" draw:name="Object228" text:anchor-type="as-char" svg:y="-0.2457in" svg:width="5.8846in" svg:height="0.3945in" draw:z-index="219"><draw:object xlink:href="./Object 237" xlink:type="simple" xlink:show="embed" xlink:actuate="onLoad"/><draw:image xlink:href="./ObjectReplacements/Object 237" xlink:type="simple" xlink:show="embed" xlink:actuate="onLoad"/><svg:desc>formula</svg:desc></draw:frame></text:span></text:span></text:p>
      <text:p text:style-name="P124"><text:span text:style-name="MathematicaFormatStandardForm"><text:span text:style-name="T1"/></text:span></text:p>
      <text:p text:style-name="P124"><text:span text:style-name="MathematicaFormatStandardForm"><text:span text:style-name="T1"><draw:frame draw:style-name="fr2" draw:name="Object229" text:anchor-type="as-char" svg:y="-0.2457in" svg:width="5.8846in" svg:height="0.3945in" draw:z-index="224"><draw:object xlink:href="./Object 238" xlink:type="simple" xlink:show="embed" xlink:actuate="onLoad"/><draw:image xlink:href="./ObjectReplacements/Object 238" xlink:type="simple" xlink:show="embed" xlink:actuate="onLoad"/><svg:desc>formula</svg:desc></draw:frame></text:span></text:span></text:p>
      <text:p text:style-name="P124"><text:span text:style-name="MathematicaFormatStandardForm"><text:span text:style-name="T1"/></text:span></text:p>
      <text:p text:style-name="P125"><text:span text:style-name="MathematicaFormatStandardForm"><text:span text:style-name="T1"><draw:frame draw:style-name="fr2" draw:name="Object231" text:anchor-type="as-char" svg:y="-0.2457in" svg:width="5.8846in" svg:height="0.3945in" draw:z-index="226"><draw:object xlink:href="./Object 240" xlink:type="simple" xlink:show="embed" xlink:actuate="onLoad"/><draw:image xlink:href="./ObjectReplacements/Object 240" xlink:type="simple" xlink:show="embed" xlink:actuate="onLoad"/><svg:desc>formula</svg:desc></draw:frame></text:span></text:span></text:p>
      <text:p text:style-name="P125"><text:span text:style-name="MathematicaFormatStandardForm"><text:span text:style-name="T1"/></text:span></text:p>
      <text:p text:style-name="P125"><text:span text:style-name="MathematicaFormatStandardForm"><text:span text:style-name="T1"><draw:frame draw:style-name="fr2" draw:name="Object232" text:anchor-type="as-char" svg:y="-0.2457in" svg:width="5.8846in" svg:height="0.3945in" draw:z-index="228"><draw:object xlink:href="./Object 241" xlink:type="simple" xlink:show="embed" xlink:actuate="onLoad"/><draw:image xlink:href="./ObjectReplacements/Object 241" xlink:type="simple" xlink:show="embed" xlink:actuate="onLoad"/><svg:desc>formula</svg:desc></draw:frame></text:span></text:span></text:p>
      <text:p text:style-name="P124"><text:span text:style-name="MathematicaFormatStandardForm"><text:span text:style-name="T1"/></text:span></text:p>
      <text:p text:style-name="P124"><text:span text:style-name="MathematicaFormatStandardForm"><text:span text:style-name="T1"/></text:span></text:p>
      <text:p text:style-name="P124"><text:span text:style-name="MathematicaFormatStandardForm"><text:span text:style-name="T1"/></text:span></text:p>
      <text:p text:style-name="P124"><text:span text:style-name="MathematicaFormatStandardForm"><text:span text:style-name="T1"/></text:span></text:p>
      <text:p text:style-name="P125"><text:span text:style-name="MathematicaFormatStandardForm"><text:span text:style-name="T1"><draw:frame draw:style-name="fr2" draw:name="Object230" text:anchor-type="as-char" svg:y="-0.2457in" svg:width="4.2965in" svg:height="0.3945in" draw:z-index="229"><draw:object xlink:href="./Object 239" xlink:type="simple" xlink:show="embed" xlink:actuate="onLoad"/><draw:image xlink:href="./ObjectReplacements/Object 239" xlink:type="simple" xlink:show="embed" xlink:actuate="onLoad"/><svg:desc>formula</svg:desc></draw:frame></text:span></text:span><text:span text:style-name="MathematicaFormatStandardForm"><text:span text:style-name="T1"> </text:span></text:span></text:p>
      <text:p text:style-name="P126"><text:span text:style-name="MathematicaFormatStandardForm"><text:span text:style-name="T75"/></text:span></text:p>
      <text:p text:style-name="P126"><text:span text:style-name="MathematicaFormatStandardForm"><text:span text:style-name="T75">AND</text:span></text:span></text:p>
      <text:p text:style-name="P126"><text:span text:style-name="MathematicaFormatStandardForm"><text:span text:style-name="T75"/></text:span></text:p>
      <text:p text:style-name="P125"><text:span text:style-name="MathematicaFormatStandardForm"><text:span text:style-name="T1"><draw:frame draw:style-name="fr2" draw:name="Object233" text:anchor-type="as-char" svg:y="-0.2457in" svg:width="4.2in" svg:height="0.3945in" draw:z-index="231"><draw:object xlink:href="./Object 242" xlink:type="simple" xlink:show="embed" xlink:actuate="onLoad"/><draw:image xlink:href="./ObjectReplacements/Object 242" xlink:type="simple" xlink:show="embed" xlink:actuate="onLoad"/><svg:desc>formula</svg:desc></draw:frame></text:span></text:span></text:p>
      <text:p text:style-name="P124"><text:span text:style-name="MathematicaFormatStandardForm"><text:span text:style-name="T42"/></text:span></text:p>
      <text:p text:style-name="P127"><text:span text:style-name="MathematicaFormatStandardForm"><text:span text:style-name="T76">and if A is 0, this simplifies to</text:span></text:span></text:p>
      <text:p text:style-name="P127"><text:span text:style-name="MathematicaFormatStandardForm"><text:span text:style-name="T76"/></text:span></text:p>
      <text:p text:style-name="P127"><text:span text:style-name="MathematicaFormatStandardForm"><text:span text:style-name="T1"><draw:frame draw:style-name="fr2" draw:name="Object234" text:anchor-type="as-char" svg:y="-0.2457in" svg:width="2.3453in" svg:height="0.3898in" draw:z-index="232"><draw:object xlink:href="./Object 243" xlink:type="simple" xlink:show="embed" xlink:actuate="onLoad"/><draw:image xlink:href="./ObjectReplacements/Object 243" xlink:type="simple" xlink:show="embed" xlink:actuate="onLoad"/><svg:desc>formula</svg:desc></draw:frame></text:span></text:span></text:p>
      <text:p text:style-name="P167"><text:span text:style-name="MathematicaFormatStandardForm"><text:span text:style-name="T1"><draw:frame draw:style-name="fr2" draw:name="Object236" text:anchor-type="as-char" svg:y="-0.2339in" svg:width="6.0283in" svg:height="0.3752in" draw:z-index="30"><draw:object xlink:href="./Object 245" xlink:type="simple" xlink:show="embed" xlink:actuate="onLoad"/><draw:image xlink:href="./ObjectReplacements/Object 245" xlink:type="simple" xlink:show="embed" xlink:actuate="onLoad"/><svg:desc>formula</svg:desc></draw:frame></text:span></text:span></text:p>
      <text:p text:style-name="P128"><text:span text:style-name="MathematicaFormatStandardForm"><text:span text:style-name="T1"/></text:span></text:p>
      <text:p text:style-name="P128"><text:span text:style-name="MathematicaFormatStandardForm"><text:span text:style-name="T1"><draw:frame draw:style-name="fr2" draw:name="Object235" text:anchor-type="as-char" svg:y="-0.2547in" svg:width="6.011in" svg:height="0.3752in" draw:z-index="41"><draw:object xlink:href="./Object 244" xlink:type="simple" xlink:show="embed" xlink:actuate="onLoad"/><draw:image xlink:href="./ObjectReplacements/Object 244" xlink:type="simple" xlink:show="embed" xlink:actuate="onLoad"/><svg:desc>formula</svg:desc></draw:frame></text:span></text:span></text:p>
      <text:p text:style-name="P128"><text:span text:style-name="MathematicaFormatStandardForm"><text:span text:style-name="T1"/></text:span></text:p>
      <text:p text:style-name="P131"><text:span text:style-name="MathematicaFormatStandardForm"><text:span text:style-name="T1"><draw:frame draw:style-name="fr2" draw:name="Object244" text:anchor-type="as-char" svg:y="-0.402in" svg:width="6.0374in" svg:height="0.7098in" draw:z-index="77"><draw:object xlink:href="./Object 253" xlink:type="simple" xlink:show="embed" xlink:actuate="onLoad"/><draw:image xlink:href="./ObjectReplacements/Object 253" xlink:type="simple" xlink:show="embed" xlink:actuate="onLoad"/><svg:desc>formula</svg:desc></draw:frame></text:span></text:span></text:p>
      <text:p text:style-name="P128"><text:span text:style-name="MathematicaFormatStandardForm"><text:span text:style-name="T1"/></text:span></text:p>
      <text:p text:style-name="P128"><text:span text:style-name="MathematicaFormatStandardForm"><text:span text:style-name="T1">…</text:span></text:span></text:p>
      <text:p text:style-name="P128"><text:span text:style-name="MathematicaFormatStandardForm"><text:span text:style-name="T1"/></text:span></text:p>
      <text:p text:style-name="P132"><text:span text:style-name="MathematicaFormatStandardForm"><text:span text:style-name="T1"><draw:frame draw:style-name="fr2" draw:name="Object246" text:anchor-type="as-char" svg:y="-0.2043in" svg:width="0.9382in" svg:height="0.3283in" draw:z-index="80"><draw:object xlink:href="./Object 255" xlink:type="simple" xlink:show="embed" xlink:actuate="onLoad"/><draw:image xlink:href="./ObjectReplacements/Object 255" xlink:type="simple" xlink:show="embed" xlink:actuate="onLoad"/><svg:desc>formula</svg:desc></draw:frame></text:span></text:span></text:p>
      <text:p text:style-name="P132"><text:span text:style-name="MathematicaFormatStandardForm"><text:span text:style-name="T1"/></text:span></text:p>
      <text:p text:style-name="P132"><text:span text:style-name="MathematicaFormatStandardForm"><text:span text:style-name="T1"><draw:frame draw:style-name="fr2" draw:name="Object247" text:anchor-type="as-char" svg:y="-0.2043in" svg:width="1.0193in" svg:height="0.3283in" draw:z-index="82"><draw:object xlink:href="./Object 256" xlink:type="simple" xlink:show="embed" xlink:actuate="onLoad"/><draw:image xlink:href="./ObjectReplacements/Object 256" xlink:type="simple" xlink:show="embed" xlink:actuate="onLoad"/><svg:desc>formula</svg:desc></draw:frame></text:span></text:span></text:p>
      <text:p text:style-name="P128"><text:span text:style-name="MathematicaFormatStandardForm"><text:span text:style-name="T1"/></text:span></text:p>
      <text:p text:style-name="P128"><text:span text:style-name="MathematicaFormatStandardForm"><text:span text:style-name="T1"><draw:frame draw:style-name="fr2" draw:name="Object239" text:anchor-type="as-char" svg:y="-0.2043in" svg:width="1.3555in" svg:height="0.3283in" draw:z-index="85"><draw:object xlink:href="./Object 248" xlink:type="simple" xlink:show="embed" xlink:actuate="onLoad"/><draw:image xlink:href="./ObjectReplacements/Object 248" xlink:type="simple" xlink:show="embed" xlink:actuate="onLoad"/><svg:desc>formula</svg:desc></draw:frame></text:span></text:span></text:p>
      <text:p text:style-name="P128"><text:span text:style-name="MathematicaFormatStandardForm"><text:span text:style-name="T1"/></text:span></text:p>
      <text:p text:style-name="P128"><text:span text:style-name="MathematicaFormatStandardForm"><text:span text:style-name="T1"><draw:frame draw:style-name="fr2" draw:name="Object240" text:anchor-type="as-char" svg:y="-0.2043in" svg:width="1.4181in" svg:height="0.3283in" draw:z-index="102"><draw:object xlink:href="./Object 249" xlink:type="simple" xlink:show="embed" xlink:actuate="onLoad"/><draw:image xlink:href="./ObjectReplacements/Object 249" xlink:type="simple" xlink:show="embed" xlink:actuate="onLoad"/><svg:desc>formula</svg:desc></draw:frame></text:span></text:span></text:p>
      <text:p text:style-name="P128"><text:span text:style-name="MathematicaFormatStandardForm"><text:span text:style-name="T1"/></text:span></text:p>
      <text:p text:style-name="P128"><text:span text:style-name="MathematicaFormatStandardForm"><text:span text:style-name="T1">...</text:span></text:span></text:p>
      <text:p text:style-name="P128"><text:span text:style-name="MathematicaFormatStandardForm"><text:span text:style-name="T1"/></text:span></text:p>
      <text:p text:style-name="P128"><text:span text:style-name="MathematicaFormatStandardForm"><text:span text:style-name="T1"><draw:frame draw:style-name="fr2" draw:name="Object237" text:anchor-type="as-char" svg:y="-0.2339in" svg:width="4.9661in" svg:height="0.3752in" draw:z-index="103"><draw:object xlink:href="./Object 246" xlink:type="simple" xlink:show="embed" xlink:actuate="onLoad"/><draw:image xlink:href="./ObjectReplacements/Object 246" xlink:type="simple" xlink:show="embed" xlink:actuate="onLoad"/><svg:desc>formula</svg:desc></draw:frame></text:span></text:span></text:p>
      <text:p text:style-name="P128"><text:span text:style-name="MathematicaFormatStandardForm"><text:span text:style-name="T1"/></text:span></text:p>
      <text:p text:style-name="P128"><text:span text:style-name="MathematicaFormatStandardForm"><text:span text:style-name="T1"><draw:frame draw:style-name="fr2" draw:name="Object238" text:anchor-type="as-char" svg:y="-0.2339in" svg:width="4.8862in" svg:height="0.3752in" draw:z-index="111"><draw:object xlink:href="./Object 247" xlink:type="simple" xlink:show="embed" xlink:actuate="onLoad"/><draw:image xlink:href="./ObjectReplacements/Object 247" xlink:type="simple" xlink:show="embed" xlink:actuate="onLoad"/><svg:desc>formula</svg:desc></draw:frame></text:span></text:span></text:p>
      <text:p text:style-name="P128"><text:span text:style-name="MathematicaFormatStandardForm"><text:span text:style-name="T1"/></text:span></text:p>
      <text:p text:style-name="P131"><text:span text:style-name="MathematicaFormatStandardForm"><text:span text:style-name="T1"><draw:frame draw:style-name="fr2" draw:name="Object245" text:anchor-type="as-char" svg:y="-0.2339in" svg:width="6.7244in" svg:height="0.3752in" draw:z-index="113"><draw:object xlink:href="./Object 254" xlink:type="simple" xlink:show="embed" xlink:actuate="onLoad"/><draw:image xlink:href="./ObjectReplacements/Object 254" xlink:type="simple" xlink:show="embed" xlink:actuate="onLoad"/><svg:desc>formula</svg:desc></draw:frame></text:span></text:span></text:p>
      <text:p text:style-name="P128"><text:span text:style-name="MathematicaFormatStandardForm"><text:span text:style-name="T1"/></text:span></text:p>
      <text:p text:style-name="P129"><text:span text:style-name="MathematicaFormatStandardForm"><text:span text:style-name="T1">…</text:span></text:span></text:p>
      <text:p text:style-name="P129"><text:span text:style-name="MathematicaFormatStandardForm"><text:span text:style-name="T1"/></text:span></text:p>
      <text:p text:style-name="P129"><text:span text:style-name="MathematicaFormatStandardForm"><text:span text:style-name="T1"><draw:frame draw:style-name="fr2" draw:name="Object241" text:anchor-type="as-char" svg:y="-0.1437in" svg:width="1.2189in" svg:height="0.1783in" draw:z-index="114"><draw:object xlink:href="./Object 250" xlink:type="simple" xlink:show="embed" xlink:actuate="onLoad"/><draw:image xlink:href="./ObjectReplacements/Object 250" xlink:type="simple" xlink:show="embed" xlink:actuate="onLoad"/><svg:desc>formula</svg:desc></draw:frame></text:span></text:span></text:p>
      <text:p text:style-name="P129"><text:span text:style-name="MathematicaFormatStandardForm"><text:span text:style-name="T1"/></text:span></text:p>
      <text:p text:style-name="P129"><text:span text:style-name="MathematicaFormatStandardForm"><text:span text:style-name="T1"><draw:frame draw:style-name="fr2" draw:name="Object242" text:anchor-type="as-char" svg:y="-0.1437in" svg:width="1.3in" svg:height="0.1783in" draw:z-index="116"><draw:object xlink:href="./Object 251" xlink:type="simple" xlink:show="embed" xlink:actuate="onLoad"/><draw:image xlink:href="./ObjectReplacements/Object 251" xlink:type="simple" xlink:show="embed" xlink:actuate="onLoad"/><svg:desc>formula</svg:desc></draw:frame></text:span></text:span></text:p>
      <text:p text:style-name="P129"><text:span text:style-name="MathematicaFormatStandardForm"><text:span text:style-name="T1"/></text:span></text:p>
      <text:p text:style-name="P130"><text:span text:style-name="MathematicaFormatStandardForm"><text:span text:style-name="T1"><draw:frame draw:style-name="fr2" draw:name="Object243" text:anchor-type="as-char" svg:y="-0.2228in" svg:width="1.3547in" svg:height="0.3665in" draw:z-index="132"><draw:object xlink:href="./Object 252" xlink:type="simple" xlink:show="embed" xlink:actuate="onLoad"/><draw:image xlink:href="./ObjectReplacements/Object 252" xlink:type="simple" xlink:show="embed" xlink:actuate="onLoad"/><svg:desc>formula</svg:desc></draw:frame></text:span></text:span></text:p>
      <text:p text:style-name="P130"><text:span text:style-name="MathematicaFormatStandardForm"><text:span text:style-name="T1"/></text:span></text:p>
      <text:p text:style-name="P130"><text:span text:style-name="MathematicaFormatStandardForm"><text:span text:style-name="T1">…</text:span></text:span></text:p>
      <text:p text:style-name="P130"><text:span text:style-name="MathematicaFormatStandardForm"><text:span text:style-name="T1"/></text:span></text:p>
      <text:p text:style-name="P133"><text:span text:style-name="MathematicaFormatStandardForm"><text:span text:style-name="T1"><draw:frame draw:style-name="fr2" draw:name="Object248" text:anchor-type="as-char" svg:y="-0.1244in" svg:width="0.9571in" svg:height="0.1591in" draw:z-index="133"><draw:object xlink:href="./Object 257" xlink:type="simple" xlink:show="embed" xlink:actuate="onLoad"/><draw:image xlink:href="./ObjectReplacements/Object 257" xlink:type="simple" xlink:show="embed" xlink:actuate="onLoad"/><svg:desc>formula</svg:desc></draw:frame></text:span></text:span></text:p>
      <text:p text:style-name="P133"><text:span text:style-name="MathematicaFormatStandardForm"><text:span text:style-name="T1"/></text:span></text:p>
      <text:p text:style-name="P133"><text:span text:style-name="MathematicaFormatStandardForm"><text:span text:style-name="T1"><draw:frame draw:style-name="fr2" draw:name="Object249" text:anchor-type="as-char" svg:y="-0.1244in" svg:width="1.0228in" svg:height="0.1591in" draw:z-index="147"><draw:object xlink:href="./Object 258" xlink:type="simple" xlink:show="embed" xlink:actuate="onLoad"/><draw:image xlink:href="./ObjectReplacements/Object 258" xlink:type="simple" xlink:show="embed" xlink:actuate="onLoad"/><svg:desc>formula</svg:desc></draw:frame></text:span></text:span></text:p>
      <text:p text:style-name="P168"><text:span text:style-name="MathematicaFormatStandardForm"><text:span text:style-name="T77">OH HO!</text:span></text:span></text:p>
      <text:p text:style-name="P134"><text:span text:style-name="MathematicaFormatStandardForm"><text:span text:style-name="T77"/></text:span></text:p>
      <text:p text:style-name="P142"><text:span text:style-name="MathematicaFormatStandardForm"><text:span text:style-name="T1"><draw:frame draw:style-name="fr1" draw:name="Object261" text:anchor-type="as-char" svg:y="-0.2646in" svg:width="1.7646in" svg:height="0.4346in" draw:z-index="260"><draw:object xlink:href="./Object 270" xlink:type="simple" xlink:show="embed" xlink:actuate="onLoad"/><draw:image xlink:href="./ObjectReplacements/Object 270" xlink:type="simple" xlink:show="embed" xlink:actuate="onLoad"/><svg:desc>formula</svg:desc></draw:frame></text:span></text:span></text:p>
      <text:p text:style-name="P142"><text:span text:style-name="MathematicaFormatStandardForm"><text:span text:style-name="T1"/></text:span></text:p>
      <text:p text:style-name="P142"><text:span text:style-name="MathematicaFormatStandardForm"><text:span text:style-name="T1"><draw:frame draw:style-name="fr1" draw:name="Object262" text:anchor-type="as-char" svg:y="-0.2646in" svg:width="2.7583in" svg:height="0.4346in" draw:z-index="265"><draw:object xlink:href="./Object 271" xlink:type="simple" xlink:show="embed" xlink:actuate="onLoad"/><draw:image xlink:href="./ObjectReplacements/Object 271" xlink:type="simple" xlink:show="embed" xlink:actuate="onLoad"/><svg:desc>formula</svg:desc></draw:frame></text:span></text:span></text:p>
      <text:p text:style-name="P142"><text:span text:style-name="MathematicaFormatStandardForm"><text:span text:style-name="T1"/></text:span></text:p>
      <text:p text:style-name="P142"><text:span text:style-name="MathematicaFormatStandardForm"><text:span text:style-name="T1"><draw:frame draw:style-name="fr1" draw:name="Object263" text:anchor-type="as-char" svg:y="-0.2646in" svg:width="2.6992in" svg:height="0.4346in" draw:z-index="266"><draw:object xlink:href="./Object 272" xlink:type="simple" xlink:show="embed" xlink:actuate="onLoad"/><draw:image xlink:href="./ObjectReplacements/Object 272" xlink:type="simple" xlink:show="embed" xlink:actuate="onLoad"/><svg:desc>formula</svg:desc></draw:frame></text:span></text:span></text:p>
      <text:p text:style-name="P142"><text:span text:style-name="MathematicaFormatStandardForm"><text:span text:style-name="T1"/></text:span></text:p>
      <text:p text:style-name="P142"><text:span text:style-name="MathematicaFormatStandardForm"><text:span text:style-name="T1"><draw:frame draw:style-name="fr1" draw:name="Object260" text:anchor-type="as-char" svg:y="-0.2646in" svg:width="3.0937in" svg:height="0.4346in" draw:z-index="269"><draw:object xlink:href="./Object 269" xlink:type="simple" xlink:show="embed" xlink:actuate="onLoad"/><draw:image xlink:href="./ObjectReplacements/Object 269" xlink:type="simple" xlink:show="embed" xlink:actuate="onLoad"/><svg:desc>formula</svg:desc></draw:frame></text:span></text:span></text:p>
      <text:p text:style-name="P142"><text:span text:style-name="MathematicaFormatStandardForm"><text:span text:style-name="T1"/></text:span></text:p>
      <text:p text:style-name="P142"><text:span text:style-name="MathematicaFormatStandardForm"><text:span text:style-name="T1">...</text:span></text:span></text:p>
      <text:p text:style-name="P134"><text:span text:style-name="MathematicaFormatStandardForm"><text:span text:style-name="T77"/></text:span></text:p>
      <text:p text:style-name="P138"><text:span text:style-name="MathematicaFormatStandardForm"><text:span text:style-name="T1"><draw:frame draw:style-name="fr1" draw:name="Object250" text:anchor-type="as-char" svg:y="-0.2646in" svg:width="1.9in" svg:height="0.4346in" draw:z-index="3"><draw:object xlink:href="./Object 259" xlink:type="simple" xlink:show="embed" xlink:actuate="onLoad"/><draw:image xlink:href="./ObjectReplacements/Object 259" xlink:type="simple" xlink:show="embed" xlink:actuate="onLoad"/><svg:desc>formula</svg:desc></draw:frame></text:span></text:span></text:p>
      <text:p text:style-name="P138"><text:span text:style-name="MathematicaFormatStandardForm"><text:span text:style-name="T1"/></text:span></text:p>
      <text:p text:style-name="P140"><text:span text:style-name="MathematicaFormatStandardForm"><text:span text:style-name="T1"><draw:frame draw:style-name="fr1" draw:name="Object251" text:anchor-type="as-char" svg:y="-0.2252in" svg:width="2.0264in" svg:height="0.5437in" draw:z-index="264"><draw:object xlink:href="./Object 260" xlink:type="simple" xlink:show="embed" xlink:actuate="onLoad"/><draw:image xlink:href="./ObjectReplacements/Object 260" xlink:type="simple" xlink:show="embed" xlink:actuate="onLoad"/><svg:desc>formula</svg:desc></draw:frame></text:span></text:span></text:p>
      <text:p text:style-name="P135"><text:span text:style-name="MathematicaFormatStandardForm"><text:span text:style-name="T78"/></text:span></text:p>
      <text:p text:style-name="P135"><text:span text:style-name="MathematicaFormatStandardForm"><text:span text:style-name="T78">…</text:span></text:span></text:p>
      <text:p text:style-name="P139"><text:span text:style-name="MathematicaFormatStandardForm"><text:span text:style-name="T81"/></text:span></text:p>
      <text:p text:style-name="P139"><text:span text:style-name="MathematicaFormatStandardForm"><text:span text:style-name="T1"><draw:frame draw:style-name="fr1" draw:name="Object253" text:anchor-type="as-char" svg:y="-0.2437in" svg:width="1.7035in" svg:height="0.5634in" draw:z-index="259"><draw:object xlink:href="./Object 262" xlink:type="simple" xlink:show="embed" xlink:actuate="onLoad"/><draw:image xlink:href="./ObjectReplacements/Object 262" xlink:type="simple" xlink:show="embed" xlink:actuate="onLoad"/><svg:desc>formula</svg:desc></draw:frame></text:span></text:span></text:p>
      <text:p text:style-name="P139"><text:span text:style-name="MathematicaFormatStandardForm"><text:span text:style-name="T1"/></text:span></text:p>
      <text:p text:style-name="P141"><text:span text:style-name="MathematicaFormatStandardForm"><text:span text:style-name="T1"><draw:frame draw:style-name="fr1" draw:name="Object252" text:anchor-type="as-char" svg:y="-0.2437in" svg:width="2.3965in" svg:height="0.4083in" draw:z-index="267"><draw:object xlink:href="./Object 261" xlink:type="simple" xlink:show="embed" xlink:actuate="onLoad"/><draw:image xlink:href="./ObjectReplacements/Object 261" xlink:type="simple" xlink:show="embed" xlink:actuate="onLoad"/><svg:desc>formula</svg:desc></draw:frame></text:span></text:span></text:p>
      <text:p text:style-name="P141"><text:span text:style-name="MathematicaFormatStandardForm"><text:span text:style-name="T1"/></text:span></text:p>
      <text:p text:style-name="P141"><text:span text:style-name="MathematicaFormatStandardForm"><text:span text:style-name="T1"><draw:frame draw:style-name="fr1" draw:name="Object254" text:anchor-type="as-char" svg:y="-0.2437in" svg:width="2.4563in" svg:height="0.4083in" draw:z-index="270"><draw:object xlink:href="./Object 263" xlink:type="simple" xlink:show="embed" xlink:actuate="onLoad"/><draw:image xlink:href="./ObjectReplacements/Object 263" xlink:type="simple" xlink:show="embed" xlink:actuate="onLoad"/><svg:desc>formula</svg:desc></draw:frame></text:span></text:span></text:p>
      <text:p text:style-name="P141"><text:span text:style-name="MathematicaFormatStandardForm"><text:span text:style-name="T1"/></text:span></text:p>
      <text:p text:style-name="P141"><text:span text:style-name="MathematicaFormatStandardForm"><text:span text:style-name="T1"><draw:frame draw:style-name="fr1" draw:name="Object259" text:anchor-type="as-char" svg:y="-0.2437in" svg:width="3.5555in" svg:height="0.4083in" draw:z-index="268"><draw:object xlink:href="./Object 268" xlink:type="simple" xlink:show="embed" xlink:actuate="onLoad"/><draw:image xlink:href="./ObjectReplacements/Object 268" xlink:type="simple" xlink:show="embed" xlink:actuate="onLoad"/><svg:desc>formula</svg:desc></draw:frame></text:span></text:span></text:p>
      <text:p text:style-name="P141"><text:span text:style-name="MathematicaFormatStandardForm"><text:span text:style-name="T1"/></text:span></text:p>
      <text:p text:style-name="P141"><text:span text:style-name="MathematicaFormatStandardForm"><text:span text:style-name="T1">…</text:span></text:span></text:p>
      <text:p text:style-name="P141"><text:span text:style-name="MathematicaFormatStandardForm"><text:span text:style-name="T1"/></text:span></text:p>
      <text:p text:style-name="P141"><text:span text:style-name="MathematicaFormatStandardForm"><text:span text:style-name="T1"><draw:frame draw:style-name="fr1" draw:name="Object255" text:anchor-type="as-char" svg:y="-0.2252in" svg:width="1.048in" svg:height="0.3701in" draw:z-index="261"><draw:object xlink:href="./Object 264" xlink:type="simple" xlink:show="embed" xlink:actuate="onLoad"/><draw:image xlink:href="./ObjectReplacements/Object 264" xlink:type="simple" xlink:show="embed" xlink:actuate="onLoad"/><svg:desc>formula</svg:desc></draw:frame></text:span></text:span></text:p>
      <text:p text:style-name="P141"><text:span text:style-name="MathematicaFormatStandardForm"><text:span text:style-name="T1"/></text:span></text:p>
      <text:p text:style-name="P141"><text:span text:style-name="MathematicaFormatStandardForm"><text:span text:style-name="T1"><draw:frame draw:style-name="fr1" draw:name="Object256" text:anchor-type="as-char" svg:y="-0.2252in" svg:width="1.9638in" svg:height="0.3701in" draw:z-index="262"><draw:object xlink:href="./Object 265" xlink:type="simple" xlink:show="embed" xlink:actuate="onLoad"/><draw:image xlink:href="./ObjectReplacements/Object 265" xlink:type="simple" xlink:show="embed" xlink:actuate="onLoad"/><svg:desc>formula</svg:desc></draw:frame></text:span></text:span></text:p>
      <text:p text:style-name="P141"><text:span text:style-name="MathematicaFormatStandardForm"><text:span text:style-name="T1"/></text:span></text:p>
      <text:p text:style-name="P141"><text:span text:style-name="MathematicaFormatStandardForm"><text:span text:style-name="T1"><draw:frame draw:style-name="fr1" draw:name="Object257" text:anchor-type="as-char" svg:y="-0.2252in" svg:width="2.0264in" svg:height="0.3701in" draw:z-index="263"><draw:object xlink:href="./Object 266" xlink:type="simple" xlink:show="embed" xlink:actuate="onLoad"/><draw:image xlink:href="./ObjectReplacements/Object 266" xlink:type="simple" xlink:show="embed" xlink:actuate="onLoad"/><svg:desc>formula</svg:desc></draw:frame></text:span></text:span></text:p>
      <text:p text:style-name="P141"><text:span text:style-name="MathematicaFormatStandardForm"><text:span text:style-name="T1"/></text:span></text:p>
      <text:p text:style-name="P141"><text:span text:style-name="MathematicaFormatStandardForm"><text:span text:style-name="T1"><draw:frame draw:style-name="fr1" draw:name="Object258" text:anchor-type="as-char" svg:y="-0.2252in" svg:width="2.5819in" svg:height="0.3701in" draw:z-index="274"><draw:object xlink:href="./Object 267" xlink:type="simple" xlink:show="embed" xlink:actuate="onLoad"/><draw:image xlink:href="./ObjectReplacements/Object 267" xlink:type="simple" xlink:show="embed" xlink:actuate="onLoad"/><svg:desc>formula</svg:desc></draw:frame></text:span></text:span></text:p>
      <text:p text:style-name="P141"><text:soft-page-break/><text:span text:style-name="MathematicaFormatStandardForm"><text:span text:style-name="T1"/></text:span></text:p>
      <text:p text:style-name="P135"><text:span text:style-name="MathematicaFormatStandardForm"><text:span text:style-name="T80"/></text:span></text:p>
      <text:p text:style-name="P143"><text:span text:style-name="MathematicaFormatStandardForm"><text:span text:style-name="T1">…</text:span></text:span></text:p>
      <text:p text:style-name="P143"><text:span text:style-name="MathematicaFormatStandardForm"><text:span text:style-name="T1"/></text:span></text:p>
      <text:p text:style-name="P143"><text:span text:style-name="MathematicaFormatStandardForm"><text:span text:style-name="T1"><draw:frame draw:style-name="fr1" draw:name="Object264" text:anchor-type="as-char" svg:y="-0.1453in" svg:width="1.3862in" svg:height="0.2008in" draw:z-index="271"><draw:object xlink:href="./Object 273" xlink:type="simple" xlink:show="embed" xlink:actuate="onLoad"/><draw:image xlink:href="./ObjectReplacements/Object 273" xlink:type="simple" xlink:show="embed" xlink:actuate="onLoad"/><svg:desc>formula</svg:desc></draw:frame></text:span></text:span></text:p>
      <text:p text:style-name="P143"><text:span text:style-name="MathematicaFormatStandardForm"><text:span text:style-name="T1"/></text:span></text:p>
      <text:p text:style-name="P143"><text:span text:style-name="MathematicaFormatStandardForm"><text:span text:style-name="T1"><draw:frame draw:style-name="fr1" draw:name="Object266" text:anchor-type="as-char" svg:y="-0.2252in" svg:width="1.6898in" svg:height="0.3701in" draw:z-index="272"><draw:object xlink:href="./Object 275" xlink:type="simple" xlink:show="embed" xlink:actuate="onLoad"/><draw:image xlink:href="./ObjectReplacements/Object 275" xlink:type="simple" xlink:show="embed" xlink:actuate="onLoad"/><svg:desc>formula</svg:desc></draw:frame></text:span></text:span></text:p>
      <text:p text:style-name="P143"><text:span text:style-name="MathematicaFormatStandardForm"><text:span text:style-name="T1"/></text:span></text:p>
      <text:p text:style-name="P143"><text:span text:style-name="MathematicaFormatStandardForm"><text:span text:style-name="T1"><draw:frame draw:style-name="fr1" draw:name="Object265" text:anchor-type="as-char" svg:y="-0.2252in" svg:width="1.752in" svg:height="0.3701in" draw:z-index="273"><draw:object xlink:href="./Object 274" xlink:type="simple" xlink:show="embed" xlink:actuate="onLoad"/><draw:image xlink:href="./ObjectReplacements/Object 274" xlink:type="simple" xlink:show="embed" xlink:actuate="onLoad"/><svg:desc>formula</svg:desc></draw:frame></text:span></text:span></text:p>
      <text:p text:style-name="P143"><text:span text:style-name="MathematicaFormatStandardForm"><text:span text:style-name="T1"/></text:span></text:p>
      <text:p text:style-name="P143"><text:span text:style-name="MathematicaFormatStandardForm"><text:span text:style-name="T1"/></text:span></text:p>
      <text:p text:style-name="P172"><text:span text:style-name="MathematicaFormatStandardForm"><text:span text:style-name="T1"><draw:frame draw:style-name="fr2" draw:name="Object267" text:anchor-type="as-char" svg:y="-0.1244in" svg:width="3.0543in" svg:height="0.1591in" draw:z-index="275"><draw:object xlink:href="./Object 276" xlink:type="simple" xlink:show="embed" xlink:actuate="onLoad"/><draw:image xlink:href="./ObjectReplacements/Object 276" xlink:type="simple" xlink:show="embed" xlink:actuate="onLoad"/><svg:desc>formula</svg:desc></draw:frame></text:span></text:span></text:p>
      <text:p text:style-name="P171"><text:span text:style-name="MathematicaFormatStandardForm"><text:span text:style-name="T1"/></text:span></text:p>
      <text:p text:style-name="P171"><text:span text:style-name="MathematicaFormatStandardForm"><text:span text:style-name="T1"><draw:frame draw:style-name="fr2" draw:name="Object268" text:anchor-type="as-char" svg:y="-0.1244in" svg:width="1.3866in" svg:height="0.1591in" draw:z-index="276"><draw:object xlink:href="./Object 277" xlink:type="simple" xlink:show="embed" xlink:actuate="onLoad"/><draw:image xlink:href="./ObjectReplacements/Object 277" xlink:type="simple" xlink:show="embed" xlink:actuate="onLoad"/><svg:desc>formula</svg:desc></draw:frame></text:span></text:span></text:p>
      <text:p text:style-name="P171"><text:span text:style-name="MathematicaFormatStandardForm"><text:span text:style-name="T1"/></text:span></text:p>
      <text:p text:style-name="P171"><text:span text:style-name="MathematicaFormatStandardForm"><text:span text:style-name="T1"><draw:frame draw:style-name="fr2" draw:name="Object269" text:anchor-type="as-char" svg:y="-0.1244in" svg:width="1.1571in" svg:height="0.1591in" draw:z-index="277"><draw:object xlink:href="./Object 278" xlink:type="simple" xlink:show="embed" xlink:actuate="onLoad"/><draw:image xlink:href="./ObjectReplacements/Object 278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1T23:41:04.794000000</meta:creation-date>
    <dc:date>2017-01-19T10:34:23.618000000</dc:date>
    <meta:editing-duration>P11DT7H58M6S</meta:editing-duration>
    <meta:editing-cycles>270</meta:editing-cycles>
    <meta:generator>LibreOffice/5.0.0.5$Windows_x86 LibreOffice_project/1b1a90865e348b492231e1c451437d7a15bb262b</meta:generator>
    <meta:document-statistic meta:table-count="0" meta:image-count="0" meta:object-count="278" meta:page-count="34" meta:paragraph-count="380" meta:word-count="618" meta:character-count="3027" meta:non-whitespace-character-count="2502"/>
  </office:meta>
</office:document-meta>
</file>

<file path=Object 1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frac>
                <mn>1</mn>
                <mn>2</mn>
              </mfrac>
              <mo stretchy="false">+</mo>
              <mrow>
                <mi>t</mi>
                <mo stretchy="false">⋅</mo>
                <mi>i</mi>
              </mrow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j</mi>
            <mo stretchy="false">=</mo>
            <mn>1</mn>
          </mrow>
          <mi>n</mi>
        </munderover>
        <mrow>
          <mfrac>
            <mn>1</mn>
            <msqrt>
              <mi>j</mi>
            </msqrt>
          </mfrac>
          <mo stretchy="false">⋅</mo>
          <mrow>
            <mo fence="true" stretchy="false">(</mo>
            <mrow>
              <mrow>
                <mi>cos</mi>
                <mrow>
                  <mrow>
                    <mo fence="true" stretchy="false">(</mo>
                    <mrow>
                      <mrow>
                        <mi>t</mi>
                        <mi>log</mi>
                        <mi>j</mi>
                      </mrow>
                    </mrow>
                    <mo fence="true" stretchy="false">)</mo>
                  </mrow>
                  <mo stretchy="false">+</mo>
                  <mi>tan</mi>
                </mrow>
                <mrow>
                  <mrow>
                    <mo fence="true" stretchy="false">(</mo>
                    <mrow>
                      <mrow>
                        <mi>t</mi>
                        <mi>log</mi>
                        <mrow>
                          <mi>n</mi>
                          <mo stretchy="false">+</mo>
                          <msup>
                            <mi>cot</mi>
                            <mrow>
                              <mo stretchy="false">−</mo>
                              <mn>1</mn>
                            </mrow>
                          </msup>
                        </mrow>
                        <mrow>
                          <mo fence="true" stretchy="false">(</mo>
                          <mrow>
                            <mrow>
                              <mn>2</mn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⋅</mo>
                  <mi>sin</mi>
                </mrow>
                <mrow>
                  <mo fence="true" stretchy="false">(</mo>
                  <mrow>
                    <mrow>
                      <mi>t</mi>
                      <mi>log</mi>
                      <mi>j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%zeta(1 over 2 + t cdot i ) = lim from {n rightarrow infinity }{ }

sum from j =  1 to n { 1 over sqrt j cdot (cos(t log j)+tan(t log n + cot^-1 (2 t) )cdot sin(t log j))}</annotation>
  </semantics>
</math>
</file>

<file path=Object 10/content.xml><?xml version="1.0" encoding="utf-8"?>
<math xmlns="http://www.w3.org/1998/Math/MathML" display="block">
  <semantics>
    <mrow>
      <mi>g</mi>
      <mrow>
        <mrow>
          <mo fence="true" stretchy="false">(</mo>
          <mrow>
            <mn>0</mn>
          </mrow>
          <mo fence="true" stretchy="false">)</mo>
        </mrow>
        <mo stretchy="false">=</mo>
        <mn>1</mn>
      </mrow>
    </mrow>
    <annotation encoding="StarMath 5.0">g( 0 ) = 1</annotation>
  </semantics>
</math>
</file>

<file path=Object 100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i>n</mi>
        <mo stretchy="false">+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</mrow>
                <mo stretchy="false">−</mo>
                <mrow>
                  <msup>
                    <mi>n</mi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frac>
          <mrow>
            <mfrac>
              <mn>1</mn>
              <mn>2</mn>
            </mfrac>
            <mo stretchy="false">−</mo>
            <mi>s</mi>
          </mrow>
          <mn>2</mn>
        </mfrac>
      </mrow>
    </mrow>
    <annotation encoding="StarMath 5.0">lim from {n rightarrow infinity}{} 

-n+

( 1 over 2 - s )(sum from j = 1 to n  (n over j)^{1 over 2 + s}

- n^{1 over 2 + s} cdot %zeta( 1 over 2 + s ))

=

{1 over 2 - s} over 2</annotation>
  </semantics>
</math>
</file>

<file path=Object 101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i>n</mi>
        <mo stretchy="false">+</mo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  <mo stretchy="false">−</mo>
                <mrow>
                  <msup>
                    <mi>n</mi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−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frac>
          <mrow>
            <mfrac>
              <mn>1</mn>
              <mn>2</mn>
            </mfrac>
            <mo stretchy="false">+</mo>
            <mi>s</mi>
          </mrow>
          <mn>2</mn>
        </mfrac>
      </mrow>
    </mrow>
    <annotation encoding="StarMath 5.0">lim from {n rightarrow infinity}{} 

-n+

( 1 over 2 + s )(sum from j = 1 to n  (n over j)^{1 over 2 - s}

- n^{1 over 2 -s} cdot %zeta( 1 over 2 - s ))

=

{1 over 2 + s} over 2</annotation>
  </semantics>
</math>
</file>

<file path=Object 102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frac>
          <mn>4</mn>
          <mrow>
            <mrow>
              <mn>1</mn>
              <mo stretchy="false">−</mo>
              <mn>4</mn>
            </mrow>
            <msup>
              <mi>s</mi>
              <mn>2</mn>
            </msup>
          </mrow>
        </mfrac>
      </mrow>
      <mrow>
        <mi>n</mi>
        <mo stretchy="false">−</mo>
        <mn>1</mn>
        <mo stretchy="false">+</mo>
        <mn>2</mn>
      </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i>cosh</mi>
          <mrow>
            <mo fence="true" stretchy="false">(</mo>
            <mrow>
              <mrow>
                <mi>s</mi>
                <mi>log</mi>
                <mfrac>
                  <mi>n</mi>
                  <mi>j</mi>
                </mfrac>
              </mrow>
            </mrow>
            <mo fence="true" stretchy="false">)</mo>
          </mrow>
        </mrow>
        <mo stretchy="false">−</mo>
        <mrow>
          <msup>
            <mi>n</mi>
            <mrow>
              <mfrac>
                <mn>1</mn>
                <mn>2</mn>
              </mfrac>
              <mo stretchy="false">−</mo>
              <mi>s</mi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  <mo stretchy="false">−</mo>
        <mrow>
          <msup>
            <mi>n</mi>
            <mrow>
              <mfrac>
                <mn>1</mn>
                <mn>2</mn>
              </mfrac>
              <mo stretchy="false">+</mo>
              <mi>s</mi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  <mo stretchy="false">=</mo>
        <mn>0</mn>
      </mrow>
    </mrow>
    <annotation encoding="StarMath 5.0">lim from {n rightarrow infinity}{}

-{{4}over{1-4s^2}}n 

-1

+2 {sum from j = 1 to n (n over j)^{1 over 2} cosh(s log { n over j})}

-n^{1 over 2 -s} cdot %zeta( 1 over 2 -s ) 

-n^{1 over 2 + s} cdot %zeta( 1 over 2 + s )

= 

0</annotation>
  </semantics>
</math>
</file>

<file path=Object 103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frac>
          <mrow>
            <mn>8</mn>
            <mi>s</mi>
          </mrow>
          <mrow>
            <mrow>
              <mn>1</mn>
              <mo stretchy="false">−</mo>
              <mn>4</mn>
            </mrow>
            <msup>
              <mi>s</mi>
              <mn>2</mn>
            </msup>
          </mrow>
        </mfrac>
      </mrow>
      <mrow>
        <mi>n</mi>
        <mo stretchy="false">+</mo>
        <mn>2</mn>
      </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i>sinh</mi>
          <mrow>
            <mo fence="true" stretchy="false">(</mo>
            <mrow>
              <mrow>
                <mi>s</mi>
                <mi>log</mi>
                <mfrac>
                  <mi>n</mi>
                  <mi>j</mi>
                </mfrac>
              </mrow>
            </mrow>
            <mo fence="true" stretchy="false">)</mo>
          </mrow>
        </mrow>
        <mo stretchy="false">+</mo>
        <mrow>
          <msup>
            <mi>n</mi>
            <mrow>
              <mfrac>
                <mn>1</mn>
                <mn>2</mn>
              </mfrac>
              <mo stretchy="false">−</mo>
              <mi>s</mi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  <mo stretchy="false">−</mo>
        <mrow>
          <msup>
            <mi>n</mi>
            <mrow>
              <mfrac>
                <mn>1</mn>
                <mn>2</mn>
              </mfrac>
              <mo stretchy="false">+</mo>
              <mi>s</mi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  <mo stretchy="false">=</mo>
        <mn>0</mn>
      </mrow>
    </mrow>
    <annotation encoding="StarMath 5.0">lim from {n rightarrow infinity}{}

-{{8s}over{1-4s^2}}n 

+2 {sum from j = 1 to n (n over j)^{1 over 2} sinh(s log { n over j})}

+n^{1 over 2 -s} cdot %zeta( 1 over 2 -s ) 

-n^{1 over 2 + s} cdot %zeta( 1 over 2 + s )

= 

0</annotation>
  </semantics>
</math>
</file>

<file path=Object 104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frac>
          <mn>1</mn>
          <mrow>
            <mi>s</mi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</mrow>
        </mfrac>
      </mrow>
      <mrow>
        <mi>n</mi>
        <mo stretchy="false">−</mo>
        <mn>1</mn>
        <mo stretchy="false">+</mo>
        <mn>2</mn>
      </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i>cosh</mi>
          <mrow>
            <mo fence="true" stretchy="false">(</mo>
            <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i>log</mi>
                <mfrac>
                  <mi>n</mi>
                  <mi>j</mi>
                </mfrac>
              </mrow>
            </mrow>
            <mo fence="true" stretchy="false">)</mo>
          </mrow>
        </mrow>
        <mo stretchy="false">−</mo>
        <mrow>
          <msup>
            <mi>n</mi>
            <mrow>
              <mn>1</mn>
              <mo stretchy="false">−</mo>
              <mi>s</mi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n>1</mn>
              <mo stretchy="false">−</mo>
              <mi>s</mi>
            </mrow>
          </mrow>
          <mo fence="true" stretchy="false">)</mo>
        </mrow>
        <mo stretchy="false">−</mo>
        <mrow>
          <msup>
            <mi>n</mi>
            <mi>s</mi>
          </msup>
          <mo stretchy="false">⋅</mo>
          <mi mathvariant="normal">ζ</mi>
        </mrow>
      </mrow>
      <mrow>
        <mrow>
          <mo fence="true" stretchy="false">(</mo>
          <mrow>
            <mi>s</mi>
          </mrow>
          <mo fence="true" stretchy="false">)</mo>
        </mrow>
        <mo stretchy="false">=</mo>
        <mn>0</mn>
      </mrow>
    </mrow>
    <annotation encoding="StarMath 5.0">lim from {n rightarrow infinity}{}

-{1 over{s(1-s)}}n 

-1

+2 {sum from j = 1 to n (n over j)^{1 over 2} cosh((1 over 2 - s) log { n over j})}

-n^{1 -s} cdot %zeta( 1 -s ) 

-n^s cdot %zeta( s )

= 

0</annotation>
  </semantics>
</math>
</file>

<file path=Object 105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frac>
          <mrow>
            <mrow>
              <mn>1</mn>
              <mo stretchy="false">−</mo>
              <mn>2</mn>
            </mrow>
            <mi>s</mi>
          </mrow>
          <mrow>
            <mi>s</mi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</mrow>
        </mfrac>
      </mrow>
      <mrow>
        <mi>n</mi>
        <mo stretchy="false">+</mo>
        <mn>2</mn>
      </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i>sinh</mi>
          <mrow>
            <mo fence="true" stretchy="false">(</mo>
            <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i>log</mi>
                <mfrac>
                  <mi>n</mi>
                  <mi>j</mi>
                </mfrac>
              </mrow>
            </mrow>
            <mo fence="true" stretchy="false">)</mo>
          </mrow>
        </mrow>
        <mo stretchy="false">+</mo>
        <mrow>
          <msup>
            <mi>n</mi>
            <mi>s</mi>
          </msup>
          <mo stretchy="false">⋅</mo>
          <mi mathvariant="normal">ζ</mi>
        </mrow>
      </mrow>
      <mrow>
        <mrow>
          <mo fence="true" stretchy="false">(</mo>
          <mrow>
            <mi>s</mi>
          </mrow>
          <mo fence="true" stretchy="false">)</mo>
        </mrow>
        <mo stretchy="false">−</mo>
        <mrow>
          <msup>
            <mi>n</mi>
            <mrow>
              <mn>1</mn>
              <mo stretchy="false">−</mo>
              <mi>s</mi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n>1</mn>
              <mo stretchy="false">−</mo>
              <mi>s</mi>
            </mrow>
          </mrow>
          <mo fence="true" stretchy="false">)</mo>
        </mrow>
        <mo stretchy="false">=</mo>
        <mn>0</mn>
      </mrow>
    </mrow>
    <annotation encoding="StarMath 5.0">lim from {n rightarrow infinity}{}

-{{1-2s}over{s(1-s)}}n 


+2 {sum from j = 1 to n (n over j)^{1 over 2} sinh((1 over 2 - s) log { n over j})}

+n^s cdot %zeta( s ) 

-n^{1-s} cdot %zeta( 1 -s )

= 

0</annotation>
  </semantics>
</math>
</file>

<file path=Object 106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frac>
          <mn>4</mn>
          <mrow>
            <mrow>
              <mn>1</mn>
              <mo stretchy="false">+</mo>
              <mn>4</mn>
            </mrow>
            <msup>
              <mi>s</mi>
              <mn>2</mn>
            </msup>
          </mrow>
        </mfrac>
      </mrow>
      <mrow>
        <mi>n</mi>
        <mo stretchy="false">−</mo>
        <mn>1</mn>
        <mo stretchy="false">+</mo>
        <mn>2</mn>
      </mrow>
      <mrow>
        <mrow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frac>
                      <mi>n</mi>
                      <mi>j</mi>
                    </mfrac>
                  </mrow>
                  <mo fence="true" stretchy="false">)</mo>
                </mrow>
                <mfrac>
                  <mn>1</mn>
                  <mn>2</mn>
                </mfrac>
              </msup>
            </mrow>
            <mi>cos</mi>
            <mrow>
              <mo fence="true" stretchy="false">(</mo>
              <mrow>
                <mrow>
                  <mi>s</mi>
                  <mi>log</mi>
                  <mfrac>
                    <mi>n</mi>
                    <mi>j</mi>
                  </mfrac>
                </mrow>
              </mrow>
              <mo fence="true" stretchy="false">)</mo>
            </mrow>
          </mrow>
          <mo stretchy="false">−</mo>
          <mrow>
            <mo fence="true" stretchy="false">(</mo>
            <mrow>
              <mrow>
                <mrow>
                  <msup>
                    <mi>n</mi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  <mi>i</mi>
                    </mrow>
                  </msup>
                  <mo stretchy="false">⋅</mo>
                  <mi mathvariant="normal">ζ</mi>
                </mrow>
                <mrow>
                  <mrow>
                    <mo fence="true" stretchy="false">(</mo>
                    <mrow>
                      <mrow>
                        <mrow>
                          <mfrac>
                            <mn>1</mn>
                            <mn>2</mn>
                          </mfrac>
                          <mo stretchy="false">+</mo>
                          <mi>s</mi>
                        </mrow>
                        <mi>i</mi>
                      </mrow>
                    </mrow>
                    <mo fence="true" stretchy="false">)</mo>
                  </mrow>
                  <mo stretchy="false">+</mo>
                  <mrow>
                    <msup>
                      <mi>n</mi>
                      <mrow>
                        <mrow>
                          <mfrac>
                            <mn>1</mn>
                            <mn>2</mn>
                          </mfrac>
                          <mo stretchy="false">−</mo>
                          <mi>s</mi>
                        </mrow>
                        <mi>i</mi>
                      </mrow>
                    </msup>
                    <mo stretchy="false">⋅</mo>
                    <mi mathvariant="normal">ζ</mi>
                  </mrow>
                </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−</mo>
                        <mi>s</mi>
                      </mrow>
                      <mi>i</mi>
                    </mrow>
                  </mrow>
                  <mo fence="true" stretchy="false">)</mo>
                </mrow>
              </mrow>
            </mrow>
            <mo fence="true" stretchy="false">)</mo>
          </mrow>
        </mrow>
        <mo stretchy="false">=</mo>
        <mn>0</mn>
      </mrow>
    </mrow>
    <annotation encoding="StarMath 5.0">lim from {n rightarrow infinity}{}

-{{4}over{1+4s^2}}n 

-1

+2 {sum from j = 1 to n (n over j)^{1 over 2} cos(s log { n over j})}

-(

n^{1 over 2 + s i} cdot %zeta( 1 over 2 + s i )
+n^{1 over 2 -s i} cdot %zeta( 1 over 2 -s i ) 

)

= 

0</annotation>
  </semantics>
</math>
</file>

<file path=Object 107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frac>
          <mrow>
            <mn>8</mn>
            <mi>s</mi>
          </mrow>
          <mrow>
            <mrow>
              <mn>1</mn>
              <mo stretchy="false">+</mo>
              <mn>4</mn>
            </mrow>
            <msup>
              <mi>s</mi>
              <mn>2</mn>
            </msup>
          </mrow>
        </mfrac>
      </mrow>
      <mrow>
        <mi>n</mi>
        <mo stretchy="false">+</mo>
        <mn>2</mn>
      </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i>sin</mi>
          <mrow>
            <mo fence="true" stretchy="false">(</mo>
            <mrow>
              <mrow>
                <mi>s</mi>
                <mi>log</mi>
                <mfrac>
                  <mi>n</mi>
                  <mi>j</mi>
                </mfrac>
              </mrow>
            </mrow>
            <mo fence="true" stretchy="false">)</mo>
          </mrow>
        </mrow>
        <mo stretchy="false">+</mo>
        <mi>i</mi>
      </mrow>
      <mrow>
        <mrow>
          <mo fence="true" stretchy="false">(</mo>
          <mrow>
            <mrow>
              <mrow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  <mi>i</mi>
                    </mrow>
                  </mrow>
                  <mo fence="true" stretchy="false">)</mo>
                </mrow>
                <mo stretchy="false">−</mo>
                <mrow>
                  <msup>
                    <mi>n</mi>
                    <mrow>
                      <mrow>
                        <mfrac>
                          <mn>1</mn>
                          <mn>2</mn>
                        </mfrac>
                        <mo stretchy="false">−</mo>
                        <mi>s</mi>
                      </mrow>
                      <mi>i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n>0</mn>
      </mrow>
    </mrow>
    <annotation encoding="StarMath 5.0">lim from {n rightarrow infinity}{}

-{{8s}over{1+4s^2}}n 

+2 {sum from j = 1 to n (n over j)^{1 over 2} sin(s log { n over j})}

+ i (

n^{1 over 2 + s i} cdot %zeta( 1 over 2 + s i ) 
-n^{1 over 2 -s i} cdot %zeta( 1 over 2 - s i ) 

)

= 

0</annotation>
  </semantics>
</math>
</file>

<file path=Object 108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n>2</mn>
      </mrow>
      <mrow>
        <mi>n</mi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i>n</mi>
                  <mi>j</mi>
                </mfrac>
              </mrow>
              <mo fence="true" stretchy="false">)</mo>
            </mrow>
            <mfrac>
              <mn>1</mn>
              <mn>2</mn>
            </mfrac>
          </msup>
        </mrow>
      </mrow>
      <mi>cos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+</mo>
        <mn>2</mn>
      </mrow>
      <mi>s</mi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i>sin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=</mo>
        <mfrac>
          <mn>1</mn>
          <mn>2</mn>
        </mfrac>
      </mrow>
    </mrow>
    <annotation encoding="StarMath 5.0">lim from {n rightarrow infinity}{}

- 2n + 

sum from j = 1 to n (n over j)^{1 over 2} cos (s log { n over j})

+ 2 s sum from j = 1 to n (n over j)^{1 over 2} sin(s log{ n over j} )


= 

1 over 2</annotation>
  </semantics>
</math>
</file>

<file path=Object 109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n>2</mn>
      <mi>s</mi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i>cos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−</mo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i>n</mi>
                  <mi>j</mi>
                </mfrac>
              </mrow>
              <mo fence="true" stretchy="false">)</mo>
            </mrow>
            <mfrac>
              <mn>1</mn>
              <mn>2</mn>
            </mfrac>
          </msup>
        </mrow>
      </mrow>
      <mi>sin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=</mo>
        <mi>s</mi>
      </mrow>
    </mrow>
    <annotation encoding="StarMath 5.0">lim from {n rightarrow infinity}{}

2 s sum from j = 1 to n (n over j)^{1 over 2} cos (s log { n over j})

-

sum from j = 1 to n (n over j)^{1 over 2} sin(s log{ n over j} )


= 

s </annotation>
  </semantics>
</math>
</file>

<file path=Object 11/content.xml><?xml version="1.0" encoding="utf-8"?>
<math xmlns="http://www.w3.org/1998/Math/MathML" display="block">
  <semantics>
    <mrow>
      <mi mathvariant="italic">if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lt;</mo>
        <mn>0</mn>
      </mrow>
      <mtext>and</mtext>
      <mi mathvariant="normal">ℑ</mi>
      <mrow>
        <mrow>
          <mo fence="true" stretchy="false">(</mo>
          <mrow>
            <mi>s</mi>
          </mrow>
          <mo fence="true" stretchy="false">)</mo>
        </mrow>
        <mo stretchy="false">=</mo>
        <mn>0</mn>
      </mrow>
      <mi>,</mi>
      <mi>g</mi>
      <mrow>
        <mrow>
          <mo fence="true" stretchy="false">(</mo>
          <mrow>
            <mi>s</mi>
          </mrow>
          <mo fence="true" stretchy="false">)</mo>
        </mrow>
        <mo stretchy="false">=</mo>
        <mi mathvariant="normal">∞</mi>
      </mrow>
    </mrow>
    <annotation encoding="StarMath 5.0">if Re(s) &lt; 0 "and" Im(s)=0 , g( s ) = infinity</annotation>
  </semantics>
</math>
</file>

<file path=Object 110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i>cos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−</mo>
        <mfrac>
          <mn>1</mn>
          <mrow>
            <mn>2</mn>
            <mi>s</mi>
          </mrow>
        </mfrac>
      </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i>sin</mi>
      <mrow>
        <mrow>
          <mrow>
            <mo fence="true" stretchy="false">(</mo>
            <mrow>
              <mrow>
                <mi>s</mi>
                <mi>log</mi>
                <mfrac>
                  <mi>n</mi>
                  <mi>j</mi>
                </mfrac>
              </mrow>
            </mrow>
            <mo fence="true" stretchy="false">)</mo>
          </mrow>
          <mo stretchy="false">−</mo>
          <mfrac>
            <mn>1</mn>
            <mn>2</mn>
          </mfrac>
        </mrow>
        <mo stretchy="false">=</mo>
        <mn>0</mn>
      </mrow>
    </mrow>
    <annotation encoding="StarMath 5.0">lim from {n rightarrow infinity}{}

sum from j = 1 to n (n over j)^{1 over 2} cos (s log { n over j})

-

{ 1 over {2s}} sum from j = 1 to n (n over j)^{1 over 2} sin(s log{ n over j} )

- 1 over 2

= 

0</annotation>
  </semantics>
</math>
</file>

<file path=Object 111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n>2</mn>
      </mrow>
      <mrow>
        <mi>n</mi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i>n</mi>
                  <mi>j</mi>
                </mfrac>
              </mrow>
              <mo fence="true" stretchy="false">)</mo>
            </mrow>
            <mfrac>
              <mn>1</mn>
              <mn>2</mn>
            </mfrac>
          </msup>
        </mrow>
      </mrow>
      <mi>cos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+</mo>
        <mn>2</mn>
      </mrow>
      <mi>s</mi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i>sin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=</mo>
        <mfrac>
          <mn>1</mn>
          <mn>2</mn>
        </mfrac>
      </mrow>
    </mrow>
    <annotation encoding="StarMath 5.0">lim from {n rightarrow infinity}{}

- 2n + 

sum from j = 1 to n (n over j)^{1 over 2} cos (s log { n over j})

+ 2 s sum from j = 1 to n (n over j)^{1 over 2} sin(s log{ n over j} )


= 

1 over 2</annotation>
  </semantics>
</math>
</file>

<file path=Object 112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n>2</mn>
      <mi>s</mi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i>cos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−</mo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i>n</mi>
                  <mi>j</mi>
                </mfrac>
              </mrow>
              <mo fence="true" stretchy="false">)</mo>
            </mrow>
            <mfrac>
              <mn>1</mn>
              <mn>2</mn>
            </mfrac>
          </msup>
        </mrow>
      </mrow>
      <mi>sin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=</mo>
        <mi>s</mi>
      </mrow>
    </mrow>
    <annotation encoding="StarMath 5.0">lim from {n rightarrow infinity}{}

2 s sum from j = 1 to n (n over j)^{1 over 2} cos (s log { n over j})

-

sum from j = 1 to n (n over j)^{1 over 2} sin(s log{ n over j} )


= 

s </annotation>
  </semantics>
</math>
</file>

<file path=Object 113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n>2</mn>
      <mi>s</mi>
      <mi>A</mi>
      <mrow>
        <mrow>
          <mo fence="true" stretchy="false">(</mo>
          <mrow>
            <mi>n</mi>
          </mrow>
          <mo fence="true" stretchy="false">)</mo>
        </mrow>
        <mo stretchy="false">−</mo>
        <mi>B</mi>
      </mrow>
      <mrow>
        <mrow>
          <mo fence="true" stretchy="false">(</mo>
          <mrow>
            <mi>n</mi>
          </mrow>
          <mo fence="true" stretchy="false">)</mo>
        </mrow>
        <mo stretchy="false">=</mo>
        <mi>s</mi>
      </mrow>
    </mrow>
    <annotation encoding="StarMath 5.0">lim from {n rightarrow infinity}{}

2 s A( n )

-

B( n )


= 

s </annotation>
  </semantics>
</math>
</file>

<file path=Object 114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n>2</mn>
      </mrow>
      <mrow>
        <mi>n</mi>
        <mo stretchy="false">+</mo>
        <mi>A</mi>
      </mrow>
      <mrow>
        <mrow>
          <mo fence="true" stretchy="false">(</mo>
          <mrow>
            <mi>n</mi>
          </mrow>
          <mo fence="true" stretchy="false">)</mo>
        </mrow>
        <mo stretchy="false">+</mo>
        <mn>2</mn>
      </mrow>
      <mi>s</mi>
      <mi>B</mi>
      <mrow>
        <mrow>
          <mo fence="true" stretchy="false">(</mo>
          <mrow>
            <mi>n</mi>
          </mrow>
          <mo fence="true" stretchy="false">)</mo>
        </mrow>
        <mo stretchy="false">=</mo>
        <mfrac>
          <mn>1</mn>
          <mn>2</mn>
        </mfrac>
      </mrow>
    </mrow>
    <annotation encoding="StarMath 5.0">lim from {n rightarrow infinity}{}

- 2n + 

A( n )

+ 2 s B( n )


= 

1 over 2</annotation>
  </semantics>
</math>
</file>

<file path=Object 115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frac>
          <mrow>
            <mn>2</mn>
            <mi>n</mi>
          </mrow>
          <mrow>
            <mn>2</mn>
            <mi>s</mi>
          </mrow>
        </mfrac>
        <mo stretchy="false">+</mo>
        <mrow>
          <mfrac>
            <mn>1</mn>
            <mrow>
              <mn>2</mn>
              <mi>s</mi>
            </mrow>
          </mfrac>
          <mo stretchy="false">⋅</mo>
          <mrow>
            <mi>A</mi>
            <mrow>
              <mo fence="true" stretchy="false">(</mo>
              <mrow>
                <mi>n</mi>
              </mrow>
              <mo fence="true" stretchy="false">)</mo>
            </mrow>
          </mrow>
        </mrow>
        <mo stretchy="false">+</mo>
        <mi>B</mi>
      </mrow>
      <mrow>
        <mrow>
          <mo fence="true" stretchy="false">(</mo>
          <mrow>
            <mi>n</mi>
          </mrow>
          <mo fence="true" stretchy="false">)</mo>
        </mrow>
        <mo stretchy="false">=</mo>
        <mfrac>
          <mn>1</mn>
          <mrow>
            <mn>4</mn>
            <mi>s</mi>
          </mrow>
        </mfrac>
      </mrow>
    </mrow>
    <annotation encoding="StarMath 5.0">lim from {n rightarrow infinity}{}

- {2 n} over {2 s} + 

1 over { 2 s } cdot {A( n )}

+ B( n )


= 

1 over {4 s}</annotation>
  </semantics>
</math>
</file>

<file path=Object 116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n>2</mn>
      </mrow>
      <mrow>
        <mi>n</mi>
        <mo stretchy="false">+</mo>
        <mi>A</mi>
      </mrow>
      <mrow>
        <mrow>
          <mo fence="true" stretchy="false">(</mo>
          <mrow>
            <mi>n</mi>
          </mrow>
          <mo fence="true" stretchy="false">)</mo>
        </mrow>
        <mo stretchy="false">+</mo>
        <mn>2</mn>
      </mrow>
      <mi>s</mi>
      <mi>B</mi>
      <mrow>
        <mrow>
          <mo fence="true" stretchy="false">(</mo>
          <mrow>
            <mi>n</mi>
          </mrow>
          <mo fence="true" stretchy="false">)</mo>
        </mrow>
        <mo stretchy="false">−</mo>
        <mi>A</mi>
      </mrow>
      <mrow>
        <mrow>
          <mo fence="true" stretchy="false">(</mo>
          <mrow>
            <mi>n</mi>
          </mrow>
          <mo fence="true" stretchy="false">)</mo>
        </mrow>
        <mo stretchy="false">+</mo>
        <mrow>
          <mfrac>
            <mn>1</mn>
            <mrow>
              <mn>2</mn>
              <mi>s</mi>
            </mrow>
          </mfrac>
          <mo stretchy="false">⋅</mo>
          <mi>B</mi>
        </mrow>
      </mrow>
      <mrow>
        <mrow>
          <mo fence="true" stretchy="false">(</mo>
          <mrow>
            <mi>n</mi>
          </mrow>
          <mo fence="true" stretchy="false">)</mo>
        </mrow>
        <mo stretchy="false">=</mo>
        <mn>0</mn>
      </mrow>
    </mrow>
    <annotation encoding="StarMath 5.0">lim from {n rightarrow infinity}{}

- 2n + 

A( n )

+ 2 s B( n )

-A( n )

+

1 over {2s} cdot B( n )


= 

0</annotation>
  </semantics>
</math>
</file>

<file path=Object 117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n>2</mn>
      </mrow>
      <mrow>
        <mi>n</mi>
        <mo stretchy="false">+</mo>
        <mrow>
          <mo fence="true" stretchy="false">(</mo>
          <mrow>
            <mrow>
              <mn>2</mn>
              <mrow>
                <mi>s</mi>
                <mo stretchy="false">+</mo>
                <mfrac>
                  <mn>1</mn>
                  <mrow>
                    <mn>2</mn>
                    <mi>s</mi>
                  </mrow>
                </mfrac>
              </mrow>
            </mrow>
          </mrow>
          <mo fence="true" stretchy="false">)</mo>
        </mrow>
      </mrow>
      <mi>B</mi>
      <mrow>
        <mrow>
          <mo fence="true" stretchy="false">(</mo>
          <mrow>
            <mi>n</mi>
          </mrow>
          <mo fence="true" stretchy="false">)</mo>
        </mrow>
        <mo stretchy="false">=</mo>
        <mn>0</mn>
      </mrow>
    </mrow>
    <annotation encoding="StarMath 5.0">lim from {n rightarrow infinity}{}

- 2n + 

(2 s + 1 over {2s}) B( n )


= 

0</annotation>
  </semantics>
</math>
</file>

<file path=Object 118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n>2</mn>
      </mrow>
      <mrow>
        <mi>n</mi>
        <mo stretchy="false">+</mo>
        <mrow>
          <mo fence="true" stretchy="false">(</mo>
          <mrow>
            <mrow>
              <mn>2</mn>
              <mrow>
                <mi>s</mi>
                <mo stretchy="false">+</mo>
                <mfrac>
                  <mn>1</mn>
                  <mrow>
                    <mn>2</mn>
                    <mi>s</mi>
                  </mrow>
                </mfrac>
              </mrow>
            </mrow>
          </mrow>
          <mo fence="true" stretchy="false">)</mo>
        </mrow>
      </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i>sin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=</mo>
        <mn>0</mn>
      </mrow>
    </mrow>
    <annotation encoding="StarMath 5.0">lim from {n rightarrow infinity}{}

- 2n + 

(2 s + 1 over {2s}) sum from j = 1 to n (n over j)^{1 over 2} sin(s log{ n over j} )

= 

0</annotation>
  </semantics>
</math>
</file>

<file path=Object 119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i>A</mi>
      <mrow>
        <mrow>
          <mo fence="true" stretchy="false">(</mo>
          <mrow>
            <mi>n</mi>
          </mrow>
          <mo fence="true" stretchy="false">)</mo>
        </mrow>
        <mo stretchy="false">−</mo>
        <mrow>
          <mfrac>
            <mn>1</mn>
            <mrow>
              <mn>2</mn>
              <mi>s</mi>
            </mrow>
          </mfrac>
          <mo stretchy="false">⋅</mo>
          <mi>B</mi>
        </mrow>
      </mrow>
      <mrow>
        <mrow>
          <mo fence="true" stretchy="false">(</mo>
          <mrow>
            <mi>n</mi>
          </mrow>
          <mo fence="true" stretchy="false">)</mo>
        </mrow>
        <mo stretchy="false">=</mo>
        <mfrac>
          <mn>1</mn>
          <mn>2</mn>
        </mfrac>
      </mrow>
    </mrow>
    <annotation encoding="StarMath 5.0">lim from {n rightarrow infinity}{}

A( n )

-

1 over {2s} cdot B( n )


= 

1 over 2</annotation>
  </semantics>
</math>
</file>

<file path=Object 12/content.xml><?xml version="1.0" encoding="utf-8"?>
<math xmlns="http://www.w3.org/1998/Math/MathML" display="block">
  <semantics>
    <mrow>
      <mi>g</mi>
      <mrow>
        <mrow>
          <mo fence="true" stretchy="false">(</mo>
          <mrow>
            <mi>s</mi>
          </mrow>
          <mo fence="true" stretchy="false">)</mo>
        </mrow>
        <mo stretchy="false">=</mo>
        <mn>0</mn>
      </mrow>
    </mrow>
    <annotation encoding="StarMath 5.0">g( s ) = 0</annotation>
  </semantics>
</math>
</file>

<file path=Object 120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frac>
          <mrow>
            <mn>2</mn>
            <mi>n</mi>
          </mrow>
          <mrow>
            <mn>2</mn>
            <mi>s</mi>
          </mrow>
        </mfrac>
        <mo stretchy="false">+</mo>
        <mrow>
          <mo fence="true" stretchy="false">(</mo>
          <mrow>
            <mrow>
              <mn>2</mn>
              <mrow>
                <mi>s</mi>
                <mo stretchy="false">+</mo>
                <mfrac>
                  <mn>1</mn>
                  <mrow>
                    <mn>2</mn>
                    <mi>s</mi>
                  </mrow>
                </mfrac>
              </mrow>
            </mrow>
          </mrow>
          <mo fence="true" stretchy="false">)</mo>
        </mrow>
      </mrow>
      <mi>A</mi>
      <mrow>
        <mrow>
          <mo fence="true" stretchy="false">(</mo>
          <mrow>
            <mi>n</mi>
          </mrow>
          <mo fence="true" stretchy="false">)</mo>
        </mrow>
        <mo stretchy="false">=</mo>
        <mrow>
          <mi>s</mi>
          <mo stretchy="false">+</mo>
          <mfrac>
            <mn>1</mn>
            <mrow>
              <mn>4</mn>
              <mi>s</mi>
            </mrow>
          </mfrac>
        </mrow>
      </mrow>
    </mrow>
    <annotation encoding="StarMath 5.0">lim from {n rightarrow infinity}{}

- {2 n} over {2 s} + 

(2 s+1 over { 2 s }) A( n )

= 

s 

+

1 over {4 s}</annotation>
  </semantics>
</math>
</file>

<file path=Object 121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n>2</mn>
      </mrow>
      <mrow>
        <mi>n</mi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i>n</mi>
                  <mi>j</mi>
                </mfrac>
              </mrow>
              <mo fence="true" stretchy="false">)</mo>
            </mrow>
            <mfrac>
              <mn>1</mn>
              <mn>2</mn>
            </mfrac>
          </msup>
        </mrow>
      </mrow>
      <mrow>
        <mrow>
          <mo fence="true" stretchy="false">(</mo>
          <mrow>
            <mrow>
              <mi>cos</mi>
              <mrow>
                <mrow>
                  <mo fence="true" stretchy="false">(</mo>
                  <mrow>
                    <mrow>
                      <mi>s</mi>
                      <mi>log</mi>
                      <mfrac>
                        <mi>n</mi>
                        <mi>j</mi>
                      </mfrac>
                    </mrow>
                  </mrow>
                  <mo fence="true" stretchy="false">)</mo>
                </mrow>
                <mo stretchy="false">+</mo>
                <mn>2</mn>
              </mrow>
              <mi>s</mi>
              <mi>sin</mi>
              <mrow>
                <mo fence="true" stretchy="false">(</mo>
                <mrow>
                  <mrow>
                    <mi>s</mi>
                    <mi>log</mi>
                    <mfrac>
                      <mi>n</mi>
                      <mi>j</mi>
                    </mfrac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frac>
          <mn>1</mn>
          <mn>2</mn>
        </mfrac>
      </mrow>
    </mrow>
    <annotation encoding="StarMath 5.0">lim from {n rightarrow infinity}{}

- 2n + 

sum from j = 1 to n (n over j)^{1 over 2} ( cos (s log { n over j}) + 2 s sin(s log{ n over j}) )

= 

1 over 2</annotation>
  </semantics>
</math>
</file>

<file path=Object 122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n>2</mn>
      </mrow>
      <mrow>
        <mi>n</mi>
        <mo stretchy="false">+</mo>
        <mrow>
          <mo fence="true" stretchy="false">(</mo>
          <mrow>
            <mrow>
              <mn>2</mn>
              <mrow>
                <mi>s</mi>
                <mo stretchy="false">+</mo>
                <mfrac>
                  <mn>1</mn>
                  <mrow>
                    <mn>2</mn>
                    <mi>s</mi>
                  </mrow>
                </mfrac>
              </mrow>
            </mrow>
          </mrow>
          <mo fence="true" stretchy="false">)</mo>
        </mrow>
      </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i>sin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=</mo>
        <mn>0</mn>
      </mrow>
    </mrow>
    <annotation encoding="StarMath 5.0">lim from {n rightarrow infinity}{}

- 2n + 

(2 s + 1 over {2s}) sum from j = 1 to n (n over j)^{1 over 2} sin(s log{ n over j} )

= 

0</annotation>
  </semantics>
</math>
</file>

<file path=Object 123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frac>
          <mrow>
            <mn>2</mn>
            <mi>n</mi>
          </mrow>
          <mrow>
            <mn>2</mn>
            <mi>s</mi>
          </mrow>
        </mfrac>
        <mo stretchy="false">−</mo>
        <mi>s</mi>
        <mo stretchy="false">−</mo>
        <mfrac>
          <mn>1</mn>
          <mrow>
            <mn>4</mn>
            <mi>s</mi>
          </mrow>
        </mfrac>
        <mo stretchy="false">+</mo>
        <mrow>
          <mo fence="true" stretchy="false">(</mo>
          <mrow>
            <mrow>
              <mn>2</mn>
              <mrow>
                <mi>s</mi>
                <mo stretchy="false">+</mo>
                <mfrac>
                  <mn>1</mn>
                  <mrow>
                    <mn>2</mn>
                    <mi>s</mi>
                  </mrow>
                </mfrac>
              </mrow>
            </mrow>
          </mrow>
          <mo fence="true" stretchy="false">)</mo>
        </mrow>
      </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i>cos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=</mo>
        <mn>0</mn>
      </mrow>
    </mrow>
    <annotation encoding="StarMath 5.0">lim from {n rightarrow infinity}{}

- {2 n} over {2 s} 

- s 



- 1 over {4 s}+ 

(2 s+1 over { 2 s })sum from j = 1 to n (n over j)^{1 over 2} cos(s log{ n over j} )


= 

0</annotation>
  </semantics>
</math>
</file>

<file path=Object 124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n>2</mn>
      </mrow>
      <mrow>
        <mi>n</mi>
        <mo stretchy="false">+</mo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+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o stretchy="false">+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</mrow>
              </mrow>
            </mrow>
          </mrow>
          <mo fence="true" stretchy="false">)</mo>
        </mrow>
        <mo stretchy="false">=</mo>
        <mrow>
          <mo stretchy="false">−</mo>
          <mfrac>
            <mn>1</mn>
            <mn>2</mn>
          </mfrac>
        </mrow>
      </mrow>
    </mrow>
    <annotation encoding="StarMath 5.0">lim from {n rightarrow infinity}{}

-2n + 

(1 over 2 + s )(n^{1 over 2 -s} cdot %zeta( 1 over 2 -s ) 

-{{sum from j = 1 to n  (n over j)^{1 over 2 - s}} })

+(1 over 2 - s )(n^{1 over 2 + s} cdot %zeta( 1 over 2 + s )

+{sum from j = 1 to n (n over j)^{1 over 2+ s}})


= 

-{1 over 2} </annotation>
  </semantics>
</math>
</file>

<file path=Object 12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+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o stretchy="false">+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</mrow>
              </mrow>
            </mrow>
          </mrow>
          <mo fence="true" stretchy="false">)</mo>
        </mrow>
        <mo stretchy="false">=</mo>
        <mrow>
          <mo stretchy="false">−</mo>
          <mi>s</mi>
        </mrow>
      </mrow>
    </mrow>
    <annotation encoding="StarMath 5.0">lim from {n rightarrow infinity}{}

(1 over 2 + s )(n^{1 over 2 -s} cdot %zeta( 1 over 2 -s ) 

-{{sum from j = 1 to n  (n over j)^{1 over 2 - s}} })

-(1 over 2 - s )(n^{1 over 2 + s} cdot %zeta( 1 over 2 + s )

+{sum from j = 1 to n (n over j)^{1 over 2+ s}})


= 






-s </annotation>
  </semantics>
</math>
</file>

<file path=Object 126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+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o stretchy="false">+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</mrow>
              </mrow>
            </mrow>
          </mrow>
          <mo fence="true" stretchy="false">)</mo>
        </mrow>
        <mo stretchy="false">=</mo>
        <mrow>
          <mo stretchy="false">−</mo>
          <mi>s</mi>
        </mrow>
      </mrow>
    </mrow>
    <annotation encoding="StarMath 5.0">lim from {n rightarrow infinity}{}

(1 over 2 + s )(n^{1 over 2 -s} cdot %zeta( 1 over 2 -s ) 

-{{sum from j = 1 to n  (n over j)^{1 over 2 - s}} })

-(1 over 2 - s )(n^{1 over 2 + s} cdot %zeta( 1 over 2 + s )

+{sum from j = 1 to n (n over j)^{1 over 2+ s}})


= 

-s </annotation>
  </semantics>
</math>
</file>

<file path=Object 127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frac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  <mrow>
          <mn>2</mn>
          <mi>s</mi>
        </mrow>
      </mfrac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−</mo>
        <mfrac>
          <mrow>
            <mo fence="true" stretchy="false">(</mo>
            <mrow>
              <mrow>
                <mfrac>
                  <mn>1</mn>
                  <mn>2</mn>
                </mfrac>
                <mo stretchy="false">−</mo>
                <mi>s</mi>
              </mrow>
            </mrow>
            <mo fence="true" stretchy="false">)</mo>
          </mrow>
          <mrow>
            <mn>2</mn>
            <mi>s</mi>
          </mrow>
        </mfrac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+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o stretchy="false">+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</mrow>
              </mrow>
            </mrow>
          </mrow>
          <mo fence="true" stretchy="false">)</mo>
        </mrow>
        <mo stretchy="false">=</mo>
        <mrow>
          <mo stretchy="false">−</mo>
          <mfrac>
            <mn>1</mn>
            <mn>2</mn>
          </mfrac>
        </mrow>
      </mrow>
    </mrow>
    <annotation encoding="StarMath 5.0">lim from {n rightarrow infinity}{}

(1 over 2 + s ) over {2 s}(n^{1 over 2 -s} cdot %zeta( 1 over 2 -s ) 

-{{sum from j = 1 to n  (n over j)^{1 over 2 - s}} })

-(1 over 2 - s ) over {2 s}(n^{1 over 2 + s} cdot %zeta( 1 over 2 + s )

+{sum from j = 1 to n (n over j)^{1 over 2+ s}})


= 

-{ 1 over 2 } </annotation>
  </semantics>
</math>
</file>

<file path=Object 128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frac>
              <mn>1</mn>
              <mrow>
                <mn>4</mn>
                <mi>s</mi>
              </mrow>
            </mfrac>
            <mo stretchy="false">+</mo>
            <mfrac>
              <mn>1</mn>
              <mn>2</mn>
            </mfrac>
          </mrow>
        </mrow>
        <mo fence="true" stretchy="false">)</mo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frac>
                <mrow>
                  <mo stretchy="false">−</mo>
                  <mn>1</mn>
                </mrow>
                <mrow>
                  <mn>4</mn>
                  <mi>s</mi>
                </mrow>
              </mfrac>
              <mo stretchy="false">+</mo>
              <mfrac>
                <mn>1</mn>
                <mn>2</mn>
              </mfrac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+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o stretchy="false">+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</mrow>
              </mrow>
            </mrow>
          </mrow>
          <mo fence="true" stretchy="false">)</mo>
        </mrow>
        <mo stretchy="false">=</mo>
        <mrow>
          <mo stretchy="false">−</mo>
          <mfrac>
            <mn>1</mn>
            <mn>2</mn>
          </mfrac>
        </mrow>
      </mrow>
    </mrow>
    <annotation encoding="StarMath 5.0">lim from {n rightarrow infinity}{}

(1 over {4 s} + 1 over 2 )(n^{1 over 2 -s} cdot %zeta( 1 over 2 -s ) 

-{{sum from j = 1 to n  (n over j)^{1 over 2 - s}} })

+(-1 over {4 s} + 1 over 2 )(n^{1 over 2 + s} cdot %zeta( 1 over 2 + s )

+{sum from j = 1 to n (n over j)^{1 over 2+ s}})


= 

-{ 1 over 2 } </annotation>
  </semantics>
</math>
</file>

<file path=Object 129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n>2</mn>
      </mrow>
      <mrow>
        <mi>n</mi>
        <mo stretchy="false">+</mo>
        <mrow>
          <mo fence="true" stretchy="false">(</mo>
          <mrow>
            <mrow>
              <mi>s</mi>
              <mo stretchy="false">−</mo>
              <mfrac>
                <mn>1</mn>
                <mrow>
                  <mn>4</mn>
                  <mi>s</mi>
                </mrow>
              </mfrac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−</mo>
        <mrow>
          <mo fence="true" stretchy="false">(</mo>
          <mrow>
            <mrow>
              <mi>s</mi>
              <mo stretchy="false">−</mo>
              <mfrac>
                <mn>1</mn>
                <mrow>
                  <mn>4</mn>
                  <mi>s</mi>
                </mrow>
              </mfrac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+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o stretchy="false">+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</mrow>
              </mrow>
            </mrow>
          </mrow>
          <mo fence="true" stretchy="false">)</mo>
        </mrow>
        <mo stretchy="false">=</mo>
        <mn>0</mn>
      </mrow>
    </mrow>
    <annotation encoding="StarMath 5.0">lim from {n rightarrow infinity}{}

-2n + 

(s-1 over {4 s} )(n^{1 over 2 -s} cdot %zeta( 1 over 2 -s ) 

-{{sum from j = 1 to n  (n over j)^{1 over 2 - s}} })


-(s-1 over {4 s} )(n^{1 over 2 + s} cdot %zeta( 1 over 2 + s )

+{sum from j = 1 to n (n over j)^{1 over 2+ s}})



= 

0</annotation>
  </semantics>
</math>
</file>

<file path=Object 13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n>1</mn>
            <msqrt>
              <mi>j</mi>
            </msqrt>
          </mfrac>
        </mrow>
        <mo stretchy="false">⋅</mo>
        <mrow>
          <mo fence="true" stretchy="false">(</mo>
          <mrow>
            <mrow>
              <mn>2</mn>
              <mi>x</mi>
              <mi>cos</mi>
              <mrow>
                <mrow>
                  <mo fence="true" stretchy="false">(</mo>
                  <mrow>
                    <mrow>
                      <mrow>
                        <mi>x</mi>
                        <mo stretchy="false">⋅</mo>
                        <mi>log</mi>
                      </mrow>
                      <mfrac>
                        <mi>j</mi>
                        <mi>n</mi>
                      </mfrac>
                    </mrow>
                  </mrow>
                  <mo fence="true" stretchy="false">)</mo>
                </mrow>
                <mo stretchy="false">+</mo>
                <mi>sin</mi>
              </mrow>
              <mrow>
                <mo fence="true" stretchy="false">(</mo>
                <mrow>
                  <mrow>
                    <mrow>
                      <mi>x</mi>
                      <mo stretchy="false">⋅</mo>
                      <mi>log</mi>
                    </mrow>
                    <mfrac>
                      <mi>j</mi>
                      <mi>n</mi>
                    </mfrac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lim from {n rightarrow infinity }{ }sum from j = 1 to n {1 over sqrt j} cdot 

( 2 x cos( x cdot log j over n)



+

sin( x cdot log j over n )

)</annotation>
  </semantics>
</math>
</file>

<file path=Object 130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n>2</mn>
      </mrow>
      <mrow>
        <mi>n</mi>
        <mo stretchy="false">+</mo>
        <mrow>
          <mo fence="true" stretchy="false">(</mo>
          <mrow>
            <mrow>
              <mi>s</mi>
              <mo stretchy="false">−</mo>
              <mfrac>
                <mn>1</mn>
                <mrow>
                  <mn>4</mn>
                  <mi>s</mi>
                </mrow>
              </mfrac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  <mo stretchy="false">−</mo>
                <mrow>
                  <msup>
                    <mi>n</mi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  <mo stretchy="false">⋅</mo>
                  <mi mathvariant="normal">ζ</mi>
                </mrow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</mrow>
              </mrow>
            </mrow>
          </mrow>
          <mo fence="true" stretchy="false">)</mo>
        </mrow>
        <mo stretchy="false">=</mo>
        <mn>0</mn>
      </mrow>
    </mrow>
    <annotation encoding="StarMath 5.0">lim from {n rightarrow infinity}{}

-2n + 

(s-1 over {4 s} )(n^{1 over 2 -s} cdot %zeta( 1 over 2 -s ) 

-{{sum from j = 1 to n  (n over j)^{1 over 2 - s}}}


-n^{1 over 2 + s} cdot %zeta( 1 over 2 + s )

-{sum from j = 1 to n (n over j)^{1 over 2+ s}}
)


= 

0</annotation>
  </semantics>
</math>
</file>

<file path=Object 131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frac>
        <mrow>
          <mn>8</mn>
          <mi>s</mi>
        </mrow>
        <mrow>
          <mrow>
            <mn>1</mn>
            <mo stretchy="false">−</mo>
            <mn>4</mn>
          </mrow>
          <msup>
            <mi>s</mi>
            <mn>2</mn>
          </msup>
        </mrow>
      </mfrac>
      <mrow>
        <mi>n</mi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i>n</mi>
                  <mi>j</mi>
                </mfrac>
              </mrow>
              <mo fence="true" stretchy="false">)</mo>
            </mrow>
            <mrow>
              <mfrac>
                <mn>1</mn>
                <mn>2</mn>
              </mfrac>
              <mo stretchy="false">−</mo>
              <mi>s</mi>
            </mrow>
          </msup>
        </mrow>
        <mo stretchy="false">−</mo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i>n</mi>
                  <mi>j</mi>
                </mfrac>
              </mrow>
              <mo fence="true" stretchy="false">)</mo>
            </mrow>
            <mrow>
              <mfrac>
                <mn>1</mn>
                <mn>2</mn>
              </mfrac>
              <mo stretchy="false">+</mo>
              <mi>s</mi>
            </mrow>
          </msup>
        </mrow>
        <mo stretchy="false">−</mo>
        <mrow>
          <msup>
            <mi>n</mi>
            <mrow>
              <mfrac>
                <mn>1</mn>
                <mn>2</mn>
              </mfrac>
              <mo stretchy="false">−</mo>
              <mi>s</mi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  <mo stretchy="false">+</mo>
        <mrow>
          <msup>
            <mi>n</mi>
            <mrow>
              <mfrac>
                <mn>1</mn>
                <mn>2</mn>
              </mfrac>
              <mo stretchy="false">+</mo>
              <mi>s</mi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  <mo stretchy="false">=</mo>
        <mn>0</mn>
      </mrow>
    </mrow>
    <annotation encoding="StarMath 5.0">lim from {n rightarrow infinity}{}

{{8s}over{1-4s^2}}n 

+{{sum from j = 1 to n  (n over j)^{1 over 2 - s}}}

-{sum from j = 1 to n (n over j)^{1 over 2+ s}}

-n^{1 over 2 -s} cdot %zeta( 1 over 2 -s ) 

+n^{1 over 2 + s} cdot %zeta( 1 over 2 + s )





= 

0</annotation>
  </semantics>
</math>
</file>

<file path=Object 132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sup>
          <mi>n</mi>
          <mfrac>
            <mn>1</mn>
            <mn>2</mn>
          </mfrac>
        </msup>
        <mo stretchy="false">+</mo>
        <mfrac>
          <mn>1</mn>
          <mn>2</mn>
        </mfrac>
      </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n>1</mn>
                <mi>j</mi>
              </mfrac>
            </mrow>
            <mo fence="true" stretchy="false">)</mo>
          </mrow>
          <mfrac>
            <mn>1</mn>
            <mn>2</mn>
          </mfrac>
        </msup>
      </mrow>
      <mi>cos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+</mo>
        <mi>s</mi>
      </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n>1</mn>
                <mi>j</mi>
              </mfrac>
            </mrow>
            <mo fence="true" stretchy="false">)</mo>
          </mrow>
          <mfrac>
            <mn>1</mn>
            <mn>2</mn>
          </mfrac>
        </msup>
      </mrow>
      <mi>sin</mi>
      <mrow>
        <mrow>
          <mrow>
            <mo fence="true" stretchy="false">(</mo>
            <mrow>
              <mrow>
                <mi>s</mi>
                <mi>log</mi>
                <mfrac>
                  <mi>n</mi>
                  <mi>j</mi>
                </mfrac>
              </mrow>
            </mrow>
            <mo fence="true" stretchy="false">)</mo>
          </mrow>
          <mo stretchy="false">−</mo>
          <msup>
            <mi>n</mi>
            <mrow>
              <mo stretchy="false">−</mo>
              <mfrac>
                <mn>1</mn>
                <mn>2</mn>
              </mfrac>
            </mrow>
          </msup>
        </mrow>
        <mo stretchy="false">=</mo>
        <mn>0</mn>
      </mrow>
    </mrow>
    <annotation encoding="StarMath 5.0">lim from {n rightarrow infinity}{}

- n^{1 over 2} + 

{1 over 2} sum from j = 1 to n (1 over j)^{1 over 2} cos (s log { n over j})

+ s sum from j = 1 to n (1 over j)^{1 over 2} sin(s log{ n over j} )

- {n^{-{1 over 2}}}

= 

0</annotation>
  </semantics>
</math>
</file>

<file path=Object 133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row>
        <mrow>
          <mo fence="true" stretchy="false">(</mo>
          <mrow>
            <mrow>
              <mn>2</mn>
              <mi>s</mi>
              <mi>cos</mi>
              <mrow>
                <mrow>
                  <mo fence="true" stretchy="false">(</mo>
                  <mrow>
                    <mrow>
                      <mi>s</mi>
                      <mi>log</mi>
                      <mfrac>
                        <mi>n</mi>
                        <mi>j</mi>
                      </mfrac>
                    </mrow>
                  </mrow>
                  <mo fence="true" stretchy="false">)</mo>
                </mrow>
                <mo stretchy="false">−</mo>
                <mi>sin</mi>
              </mrow>
              <mrow>
                <mo fence="true" stretchy="false">(</mo>
                <mrow>
                  <mrow>
                    <mi>s</mi>
                    <mi>log</mi>
                    <mfrac>
                      <mi>n</mi>
                      <mi>j</mi>
                    </mfrac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i>s</mi>
      </mrow>
    </mrow>
    <annotation encoding="StarMath 5.0">lim from {n rightarrow infinity}{}

sum from j = 1 to n (n over j)^{1 over 2} ( 2 s cos (s log { n over j}) - sin(s log{ n over j}) )

= 

s </annotation>
  </semantics>
</math>
</file>

<file path=Object 13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i>n</mi>
        <mo stretchy="false">⋅</mo>
        <mfrac>
          <mn>1</mn>
          <mi>n</mi>
        </mfrac>
        <mo stretchy="false">⋅</mo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i>n</mi>
                  <mi>j</mi>
                </mfrac>
              </mrow>
              <mo fence="true" stretchy="false">)</mo>
            </mrow>
            <mfrac>
              <mn>1</mn>
              <mn>2</mn>
            </mfrac>
          </msup>
        </mrow>
      </mrow>
      <mrow>
        <mrow>
          <mo fence="true" stretchy="false">(</mo>
          <mrow>
            <mrow>
              <mn>2</mn>
              <mi>s</mi>
              <mi>cos</mi>
              <mrow>
                <mrow>
                  <mo fence="true" stretchy="false">(</mo>
                  <mrow>
                    <mrow>
                      <mi>s</mi>
                      <mi>log</mi>
                      <mfrac>
                        <mi>n</mi>
                        <mi>j</mi>
                      </mfrac>
                    </mrow>
                  </mrow>
                  <mo fence="true" stretchy="false">)</mo>
                </mrow>
                <mo stretchy="false">−</mo>
                <mi>sin</mi>
              </mrow>
              <mrow>
                <mo fence="true" stretchy="false">(</mo>
                <mrow>
                  <mrow>
                    <mi>s</mi>
                    <mi>log</mi>
                    <mfrac>
                      <mi>n</mi>
                      <mi>j</mi>
                    </mfrac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i>s</mi>
      </mrow>
    </mrow>
    <annotation encoding="StarMath 5.0">lim from {n rightarrow infinity}{}

n cdot {1 over n} cdot sum from j = 1 to n (n over j)^{1 over 2} ( 2 s cos (s log { n over j}) - sin(s log{ n over j}) )

= 

s </annotation>
  </semantics>
</math>
</file>

<file path=Object 135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row>
          <mfrac>
            <mrow>
              <mn>4</mn>
              <mi>s</mi>
            </mrow>
            <mrow>
              <mrow>
                <mn>1</mn>
                <mo stretchy="false">+</mo>
                <mn>4</mn>
              </mrow>
              <msup>
                <mi>s</mi>
                <mn>2</mn>
              </msup>
            </mrow>
          </mfrac>
          <mo stretchy="false">⋅</mo>
          <mi>n</mi>
        </mrow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i>n</mi>
                  <mi>j</mi>
                </mfrac>
              </mrow>
              <mo fence="true" stretchy="false">)</mo>
            </mrow>
            <mfrac>
              <mn>1</mn>
              <mn>2</mn>
            </mfrac>
          </msup>
        </mrow>
      </mrow>
      <mi>sin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=</mo>
        <mn>0</mn>
      </mrow>
    </mrow>
    <annotation encoding="StarMath 5.0">lim from {n rightarrow infinity}{}

- {4 s} over {1 + 4 s^2} cdot n + 

 sum from j = 1 to n (n over j)^{1 over 2} sin(s log{ n over j} )

=

0</annotation>
  </semantics>
</math>
</file>

<file path=Object 136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sup>
          <mi>n</mi>
          <mfrac>
            <mn>1</mn>
            <mn>2</mn>
          </mfrac>
        </msup>
        <mo stretchy="false">−</mo>
        <msup>
          <mi>n</mi>
          <mrow>
            <mo stretchy="false">−</mo>
            <mfrac>
              <mn>1</mn>
              <mn>2</mn>
            </mfrac>
          </mrow>
        </msup>
        <mo stretchy="false">+</mo>
        <mfrac>
          <mn>1</mn>
          <mn>2</mn>
        </mfrac>
      </mrow>
      <mrow>
        <munderover>
          <mo stretchy="false">∑</mo>
          <mrow>
            <mi>j</mi>
            <mo stretchy="false">=</mo>
            <mn>1</mn>
          </mrow>
          <mi>n</mi>
        </munderover>
        <msup>
          <mi>j</mi>
          <mrow>
            <mo stretchy="false">−</mo>
            <mfrac>
              <mn>1</mn>
              <mn>2</mn>
            </mfrac>
          </mrow>
        </msup>
      </mrow>
      <mi>cos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+</mo>
        <mi>s</mi>
      </mrow>
      <mrow>
        <munderover>
          <mo stretchy="false">∑</mo>
          <mrow>
            <mi>j</mi>
            <mo stretchy="false">=</mo>
            <mn>1</mn>
          </mrow>
          <mi>n</mi>
        </munderover>
        <msup>
          <mi>j</mi>
          <mrow>
            <mo stretchy="false">−</mo>
            <mfrac>
              <mn>1</mn>
              <mn>2</mn>
            </mfrac>
          </mrow>
        </msup>
      </mrow>
      <mi>sin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=</mo>
        <mn>0</mn>
      </mrow>
    </mrow>
    <annotation encoding="StarMath 5.0">lim from {n rightarrow infinity}{}

- n^{1 over 2} 

- {n^{-{1 over 2}}}

+ 

{1 over 2} sum from j = 1 to n j^{-{1 over 2}} cos (s log { n over j})

+ s sum from j = 1 to n j^{-{1 over 2}} sin(s log{ n over j} )



= 

0</annotation>
  </semantics>
</math>
</file>

<file path=Object 137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row>
          <mfrac>
            <mn>2</mn>
            <mrow>
              <mrow>
                <mn>1</mn>
                <mo stretchy="false">+</mo>
                <mn>4</mn>
              </mrow>
              <msup>
                <mi>s</mi>
                <mn>2</mn>
              </msup>
            </mrow>
          </mfrac>
          <mo stretchy="false">⋅</mo>
          <mi>n</mi>
        </mrow>
        <mo stretchy="false">−</mo>
        <mfrac>
          <mn>1</mn>
          <mn>2</mn>
        </mfrac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i>n</mi>
                  <mi>j</mi>
                </mfrac>
              </mrow>
              <mo fence="true" stretchy="false">)</mo>
            </mrow>
            <mfrac>
              <mn>1</mn>
              <mn>2</mn>
            </mfrac>
          </msup>
        </mrow>
      </mrow>
      <mi>cos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=</mo>
        <mn>0</mn>
      </mrow>
    </mrow>
    <annotation encoding="StarMath 5.0">lim from {n rightarrow infinity}{}

- {2} over {1+4s^2} cdot n

- {1 over 2}+ 

sum from j = 1 to n (n over j)^{1 over 2} cos(s log{ n over j} )


= 

0</annotation>
  </semantics>
</math>
</file>

<file path=Object 138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row>
          <mn>2</mn>
          <mo stretchy="false">⋅</mo>
          <mi>cosh</mi>
        </mrow>
      </mrow>
      <mrow>
        <mrow>
          <mo fence="true" stretchy="false">(</mo>
          <mrow>
            <mrow>
              <mfrac>
                <mn>1</mn>
                <mn>2</mn>
              </mfrac>
              <mi>log</mi>
              <mi>n</mi>
            </mrow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i>j</mi>
            <mrow>
              <mo stretchy="false">−</mo>
              <mfrac>
                <mn>1</mn>
                <mn>2</mn>
              </mfrac>
            </mrow>
          </msup>
        </mrow>
      </mrow>
      <mrow>
        <mrow>
          <mo fence="true" stretchy="false">(</mo>
          <mrow>
            <mrow>
              <mfrac>
                <mn>1</mn>
                <mn>2</mn>
              </mfrac>
              <mi>cos</mi>
              <mrow>
                <mrow>
                  <mo fence="true" stretchy="false">(</mo>
                  <mrow>
                    <mrow>
                      <mi>s</mi>
                      <mi>log</mi>
                      <mfrac>
                        <mi>n</mi>
                        <mi>j</mi>
                      </mfrac>
                    </mrow>
                  </mrow>
                  <mo fence="true" stretchy="false">)</mo>
                </mrow>
                <mo stretchy="false">+</mo>
                <mi>s</mi>
              </mrow>
              <mi>sin</mi>
              <mrow>
                <mo fence="true" stretchy="false">(</mo>
                <mrow>
                  <mrow>
                    <mi>s</mi>
                    <mi>log</mi>
                    <mfrac>
                      <mi>n</mi>
                      <mi>j</mi>
                    </mfrac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n>0</mn>
      </mrow>
    </mrow>
    <annotation encoding="StarMath 5.0">lim from {n rightarrow infinity}{}

- 2 cdot cosh(1 over 2 log n)

+ 

 sum from j = 1 to n j^{-{1 over 2}} ({1 over 2} cos (s log { n over j})

+ s  sin(s log{ n over j} ))

= 

0</annotation>
  </semantics>
</math>
</file>

<file path=Object 139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frac>
          <mn>4</mn>
          <mrow>
            <mrow>
              <mn>1</mn>
              <mo stretchy="false">+</mo>
              <mn>4</mn>
            </mrow>
            <msup>
              <mi>s</mi>
              <mn>2</mn>
            </msup>
          </mrow>
        </mfrac>
      </mrow>
      <mrow>
        <mi>n</mi>
        <mo stretchy="false">−</mo>
        <mn>1</mn>
        <mo stretchy="false">+</mo>
        <mn>2</mn>
      </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i>cos</mi>
          <mrow>
            <mo fence="true" stretchy="false">(</mo>
            <mrow>
              <mrow>
                <mi>s</mi>
                <mi>log</mi>
                <mfrac>
                  <mi>n</mi>
                  <mi>j</mi>
                </mfrac>
              </mrow>
            </mrow>
            <mo fence="true" stretchy="false">)</mo>
          </mrow>
        </mrow>
        <mo stretchy="false">−</mo>
        <mi>i</mi>
      </mrow>
      <mrow>
        <mrow>
          <mo fence="true" stretchy="false">(</mo>
          <mrow>
            <mrow>
              <mrow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  <mi>i</mi>
                    </mrow>
                  </mrow>
                  <mo fence="true" stretchy="false">)</mo>
                </mrow>
                <mo stretchy="false">+</mo>
                <mrow>
                  <msup>
                    <mi>n</mi>
                    <mrow>
                      <mrow>
                        <mfrac>
                          <mn>1</mn>
                          <mn>2</mn>
                        </mfrac>
                        <mo stretchy="false">−</mo>
                        <mi>s</mi>
                      </mrow>
                      <mi>i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n>0</mn>
      </mrow>
    </mrow>
    <annotation encoding="StarMath 5.0">lim from {n rightarrow infinity}{}

-{{4}over{1+4s^2}}n 

-1

+2 {sum from j = 1 to n (n over j)^{1 over 2} cos(s log { n over j})}

-i(

n^{1 over 2 + s i} cdot %zeta( 1 over 2 + s i )
+n^{1 over 2 -s i} cdot %zeta( 1 over 2 -s i ) 

)

= 

0</annotation>
  </semantics>
</math>
</file>

<file path=Object 1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n>1</mn>
            <msqrt>
              <mi>j</mi>
            </msqrt>
          </mfrac>
        </mrow>
        <mo stretchy="false">⋅</mo>
        <mrow>
          <mo fence="true" stretchy="false">(</mo>
          <mrow>
            <mrow>
              <mi>x</mi>
              <mrow>
                <mrow>
                  <mo fence="true" stretchy="false">(</mo>
                  <mrow>
                    <mrow>
                      <msup>
                        <mi>e</mi>
                        <mrow>
                          <mrow>
                            <mi>x</mi>
                            <mo stretchy="false">⋅</mo>
                            <mi>log</mi>
                          </mrow>
                          <mrow>
                            <mi>j</mi>
                            <mo stretchy="false">/</mo>
                            <mi>n</mi>
                          </mrow>
                        </mrow>
                      </msup>
                      <mo stretchy="false">+</mo>
                      <msup>
                        <mi>e</mi>
                        <mrow>
                          <mrow>
                            <mrow>
                              <mo stretchy="false">−</mo>
                              <mi>x</mi>
                            </mrow>
                            <mo stretchy="false">⋅</mo>
                            <mi>log</mi>
                          </mrow>
                          <mrow>
                            <mi>j</mi>
                            <mo stretchy="false">/</mo>
                            <mi>n</mi>
                          </mrow>
                        </mrow>
                      </msup>
                    </mrow>
                  </mrow>
                  <mo fence="true" stretchy="false">)</mo>
                </mrow>
                <mo stretchy="false">+</mo>
                <mfrac>
                  <mn>1</mn>
                  <mn>2</mn>
                </mfrac>
              </mrow>
              <mrow>
                <mo fence="true" stretchy="false">(</mo>
                <mrow>
                  <mrow>
                    <msup>
                      <mi>e</mi>
                      <mrow>
                        <mrow>
                          <mi>x</mi>
                          <mo stretchy="false">⋅</mo>
                          <mi>log</mi>
                        </mrow>
                        <mrow>
                          <mi>j</mi>
                          <mo stretchy="false">/</mo>
                          <mi>n</mi>
                        </mrow>
                      </mrow>
                    </msup>
                    <mo stretchy="false">−</mo>
                    <msup>
                      <mi>e</mi>
                      <mrow>
                        <mrow>
                          <mrow>
                            <mo stretchy="false">−</mo>
                            <mi>x</mi>
                          </mrow>
                          <mo stretchy="false">⋅</mo>
                          <mi>log</mi>
                        </mrow>
                        <mrow>
                          <mi>j</mi>
                          <mo stretchy="false">/</mo>
                          <mi>n</mi>
                        </mrow>
                      </mrow>
                    </msup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lim from {n rightarrow infinity }{ }sum from j = 1 to n {1 over sqrt j} cdot 

( x( 

e^{x cdot log j/n}+e^{-x cdot log j/n}

)

+

1 over 2( 

e^{x cdot log j/n}-e^{-x cdot log j/n}

)

)</annotation>
  </semantics>
</math>
</file>

<file path=Object 140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frac>
          <mrow>
            <mn>8</mn>
            <mi>s</mi>
          </mrow>
          <mrow>
            <mrow>
              <mn>1</mn>
              <mo stretchy="false">+</mo>
              <mn>4</mn>
            </mrow>
            <msup>
              <mi>s</mi>
              <mn>2</mn>
            </msup>
          </mrow>
        </mfrac>
      </mrow>
      <mrow>
        <mi>n</mi>
        <mo stretchy="false">+</mo>
        <mn>2</mn>
      </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i>sin</mi>
          <mrow>
            <mo fence="true" stretchy="false">(</mo>
            <mrow>
              <mrow>
                <mi>s</mi>
                <mi>log</mi>
                <mfrac>
                  <mi>n</mi>
                  <mi>j</mi>
                </mfrac>
              </mrow>
            </mrow>
            <mo fence="true" stretchy="false">)</mo>
          </mrow>
        </mrow>
        <mo stretchy="false">+</mo>
        <mi>i</mi>
      </mrow>
      <mrow>
        <mrow>
          <mo fence="true" stretchy="false">(</mo>
          <mrow>
            <mrow>
              <mrow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  <mi>i</mi>
                    </mrow>
                  </mrow>
                  <mo fence="true" stretchy="false">)</mo>
                </mrow>
                <mo stretchy="false">−</mo>
                <mrow>
                  <msup>
                    <mi>n</mi>
                    <mrow>
                      <mrow>
                        <mfrac>
                          <mn>1</mn>
                          <mn>2</mn>
                        </mfrac>
                        <mo stretchy="false">−</mo>
                        <mi>s</mi>
                      </mrow>
                      <mi>i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n>0</mn>
      </mrow>
    </mrow>
    <annotation encoding="StarMath 5.0">lim from {n rightarrow infinity}{}

-{{8s}over{1+4s^2}}n 

+2 {sum from j = 1 to n (n over j)^{1 over 2} sin(s log { n over j})}

+ i (

n^{1 over 2 + s i} cdot %zeta( 1 over 2 + s i ) 
-n^{1 over 2 -s i} cdot %zeta( 1 over 2 - s i ) 

)

= 

0</annotation>
  </semantics>
</math>
</file>

<file path=Object 141/content.xml><?xml version="1.0" encoding="utf-8"?>
<math xmlns="http://www.w3.org/1998/Math/MathML" display="block">
  <semantics>
    <mrow>
      <mi mathvariant="normal">ξ</mi>
      <mrow>
        <mrow>
          <mo fence="true" stretchy="false">(</mo>
          <mrow>
            <mi>s</mi>
          </mrow>
          <mo fence="true" stretchy="false">)</mo>
        </mrow>
        <mo stretchy="false">=</mo>
        <mrow>
          <mfrac>
            <mn>1</mn>
            <mn>2</mn>
          </mfrac>
          <mo stretchy="false">⋅</mo>
          <mi>s</mi>
        </mrow>
      </mrow>
      <mrow>
        <mo fence="true" stretchy="false">(</mo>
        <mrow>
          <mrow>
            <mi>s</mi>
            <mo stretchy="false">−</mo>
            <mn>1</mn>
          </mrow>
        </mrow>
        <mo fence="true" stretchy="false">)</mo>
      </mrow>
      <msup>
        <mi mathvariant="normal">π</mi>
        <mrow>
          <mo fence="true" stretchy="false">(</mo>
          <mrow>
            <mrow>
              <mrow>
                <mo stretchy="false">−</mo>
                <mi>s</mi>
              </mrow>
              <mo stretchy="false">/</mo>
              <mn>2</mn>
            </mrow>
          </mrow>
          <mo fence="true" stretchy="false">)</mo>
        </mrow>
      </msup>
      <mi mathvariant="normal">Γ</mi>
      <mrow>
        <mrow>
          <mo fence="true" stretchy="false">(</mo>
          <mrow>
            <mrow>
              <mfrac>
                <mn>1</mn>
                <mn>2</mn>
              </mfrac>
              <mo stretchy="false">⋅</mo>
              <mi>s</mi>
            </mrow>
          </mrow>
          <mo fence="true" stretchy="false">)</mo>
        </mrow>
        <mo stretchy="false">⋅</mo>
        <mi mathvariant="normal">ζ</mi>
      </mrow>
      <mrow>
        <mo fence="true" stretchy="false">(</mo>
        <mrow>
          <mi>s</mi>
        </mrow>
        <mo fence="true" stretchy="false">)</mo>
      </mrow>
    </mrow>
    <annotation encoding="StarMath 5.0">%xi( s ) = 1 over 2 cdot s( s-1 )%pi^( -s/2 ) %GAMMA( 1 over 2 cdot s ) cdot %zeta( s )</annotation>
  </semantics>
</math>
</file>

<file path=Object 142/content.xml><?xml version="1.0" encoding="utf-8"?>
<math xmlns="http://www.w3.org/1998/Math/MathML" display="block">
  <semantics>
    <mrow>
      <mfrac>
        <mrow>
          <mn>2</mn>
          <msup>
            <mi mathvariant="normal">π</mi>
            <mrow>
              <mo fence="true" stretchy="false">(</mo>
              <mrow>
                <mrow>
                  <mi>s</mi>
                  <mo stretchy="false">/</mo>
                  <mn>2</mn>
                </mrow>
              </mrow>
              <mo fence="true" stretchy="false">)</mo>
            </mrow>
          </msup>
        </mrow>
        <mrow>
          <mi>s</mi>
          <mrow>
            <mrow>
              <mo fence="true" stretchy="false">(</mo>
              <mrow>
                <mrow>
                  <mi>s</mi>
                  <mo stretchy="false">−</mo>
                  <mn>1</mn>
                </mrow>
              </mrow>
              <mo fence="true" stretchy="false">)</mo>
            </mrow>
            <mo stretchy="false">⋅</mo>
            <mi mathvariant="normal">Γ</mi>
          </mrow>
          <mrow>
            <mo fence="true" stretchy="false">(</mo>
            <mrow>
              <mrow>
                <mfrac>
                  <mn>1</mn>
                  <mn>2</mn>
                </mfrac>
                <mo stretchy="false">⋅</mo>
                <mi>s</mi>
              </mrow>
            </mrow>
            <mo fence="true" stretchy="false">)</mo>
          </mrow>
        </mrow>
      </mfrac>
      <mi mathvariant="normal">ξ</mi>
      <mrow>
        <mrow>
          <mo fence="true" stretchy="false">(</mo>
          <mrow>
            <mi>s</mi>
          </mrow>
          <mo fence="true" stretchy="false">)</mo>
        </mrow>
        <mo stretchy="false">=</mo>
        <mi mathvariant="normal">ζ</mi>
      </mrow>
      <mrow>
        <mo fence="true" stretchy="false">(</mo>
        <mrow>
          <mi>s</mi>
        </mrow>
        <mo fence="true" stretchy="false">)</mo>
      </mrow>
    </mrow>
    <annotation encoding="StarMath 5.0">{2 %pi^( s/2 )}over{s(s-1) cdot %GAMMA( 1 over 2 cdot s )} %xi( s ) = %zeta( s )</annotation>
  </semantics>
</math>
</file>

<file path=Object 143/content.xml><?xml version="1.0" encoding="utf-8"?>
<math xmlns="http://www.w3.org/1998/Math/MathML" display="block">
  <semantics>
    <mrow>
      <mfrac>
        <mrow>
          <mn>2</mn>
          <msup>
            <mi mathvariant="normal">π</mi>
            <mrow>
              <mfrac>
                <mi>s</mi>
                <mn>2</mn>
              </mfrac>
              <mo stretchy="false">+</mo>
              <mfrac>
                <mn>1</mn>
                <mn>4</mn>
              </mfrac>
            </mrow>
          </msup>
        </mrow>
        <mrow>
          <mrow>
            <mo fence="true" stretchy="false">(</mo>
            <mrow>
              <mrow>
                <mi>s</mi>
                <mo stretchy="false">+</mo>
                <mfrac>
                  <mn>1</mn>
                  <mn>2</mn>
                </mfrac>
              </mrow>
            </mrow>
            <mo fence="true" stretchy="false">)</mo>
          </mrow>
          <mrow>
            <mrow>
              <mo fence="true" stretchy="false">(</mo>
              <mrow>
                <mrow>
                  <mi>s</mi>
                  <mo stretchy="false">−</mo>
                  <mfrac>
                    <mn>1</mn>
                    <mn>2</mn>
                  </mfrac>
                </mrow>
              </mrow>
              <mo fence="true" stretchy="false">)</mo>
            </mrow>
            <mo stretchy="false">⋅</mo>
            <mi mathvariant="normal">Γ</mi>
          </mrow>
          <mrow>
            <mo fence="true" stretchy="false">(</mo>
            <mrow>
              <mrow>
                <mfrac>
                  <mn>1</mn>
                  <mn>4</mn>
                </mfrac>
                <mo stretchy="false">⋅</mo>
                <mfrac>
                  <mi>s</mi>
                  <mn>2</mn>
                </mfrac>
              </mrow>
            </mrow>
            <mo fence="true" stretchy="false">)</mo>
          </mrow>
        </mrow>
      </mfrac>
      <mi mathvariant="normal">ξ</mi>
      <mrow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  <mo stretchy="false">=</mo>
        <mi mathvariant="normal">ζ</mi>
      </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</mrow>
    <annotation encoding="StarMath 5.0">{2 %pi^{ s over 2 + 1 over 4 }}over{(s+1 over 2)(s-1 over 2) cdot %GAMMA( {1 over 4} cdot {s over 2} )} %xi( 1 over 2+s ) = %zeta( 1 over 2+s )</annotation>
  </semantics>
</math>
</file>

<file path=Object 144/content.xml><?xml version="1.0" encoding="utf-8"?>
<math xmlns="http://www.w3.org/1998/Math/MathML" display="block">
  <semantics>
    <mrow>
      <mfrac>
        <mrow>
          <mn>2</mn>
          <msup>
            <mi mathvariant="normal">π</mi>
            <mrow>
              <mrow>
                <mo stretchy="false">−</mo>
                <mfrac>
                  <mi>s</mi>
                  <mn>2</mn>
                </mfrac>
              </mrow>
              <mo stretchy="false">+</mo>
              <mfrac>
                <mn>1</mn>
                <mn>4</mn>
              </mfrac>
            </mrow>
          </msup>
        </mrow>
        <mrow>
          <mrow>
            <mo fence="true" stretchy="false">(</mo>
            <mrow>
              <mrow>
                <mrow>
                  <mo stretchy="false">−</mo>
                  <mi>s</mi>
                </mrow>
                <mo stretchy="false">+</mo>
                <mfrac>
                  <mn>1</mn>
                  <mn>2</mn>
                </mfrac>
              </mrow>
            </mrow>
            <mo fence="true" stretchy="false">)</mo>
          </mrow>
          <mrow>
            <mrow>
              <mo fence="true" stretchy="false">(</mo>
              <mrow>
                <mrow>
                  <mrow>
                    <mo stretchy="false">−</mo>
                    <mi>s</mi>
                  </mrow>
                  <mo stretchy="false">−</mo>
                  <mfrac>
                    <mn>1</mn>
                    <mn>2</mn>
                  </mfrac>
                </mrow>
              </mrow>
              <mo fence="true" stretchy="false">)</mo>
            </mrow>
            <mo stretchy="false">⋅</mo>
            <mi mathvariant="normal">Γ</mi>
          </mrow>
          <mrow>
            <mo fence="true" stretchy="false">(</mo>
            <mrow>
              <mrow>
                <mfrac>
                  <mn>1</mn>
                  <mn>4</mn>
                </mfrac>
                <mo stretchy="false">⋅</mo>
                <mrow>
                  <mo stretchy="false">−</mo>
                  <mfrac>
                    <mi>s</mi>
                    <mn>2</mn>
                  </mfrac>
                </mrow>
              </mrow>
            </mrow>
            <mo fence="true" stretchy="false">)</mo>
          </mrow>
        </mrow>
      </mfrac>
      <mi mathvariant="normal">ξ</mi>
      <mrow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  <mo stretchy="false">=</mo>
        <mi mathvariant="normal">ζ</mi>
      </mrow>
      <mrow>
        <mo fence="true" stretchy="false">(</mo>
        <mrow>
          <mrow>
            <mfrac>
              <mn>1</mn>
              <mn>2</mn>
            </mfrac>
            <mo stretchy="false">−</mo>
            <mi>s</mi>
          </mrow>
        </mrow>
        <mo fence="true" stretchy="false">)</mo>
      </mrow>
    </mrow>
    <annotation encoding="StarMath 5.0">{2 %pi^{ -{s over 2} + 1 over 4 }}over{(-s+1 over 2)(-s-1 over 2) cdot %GAMMA( {1 over 4} cdot -{s over 2} )} %xi( 1 over 2-s ) = %zeta( 1 over 2-s )</annotation>
  </semantics>
</math>
</file>

<file path=Object 145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row>
          <mfrac>
            <mn>4</mn>
            <mrow>
              <mrow>
                <mn>1</mn>
                <mo stretchy="false">+</mo>
                <mn>4</mn>
              </mrow>
              <msup>
                <mi>s</mi>
                <mn>2</mn>
              </msup>
            </mrow>
          </mfrac>
          <mo stretchy="false">⋅</mo>
          <mi>n</mi>
        </mrow>
        <mo stretchy="false">+</mo>
        <mn>2</mn>
      </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i>cos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=</mo>
        <mn>1</mn>
      </mrow>
    </mrow>
    <annotation encoding="StarMath 5.0">lim from {n rightarrow infinity}{}

- {4} over {1+4s^2} cdot n

+ 

2 sum from j = 1 to n (n over j)^{1 over 2} cos(s log{ n over j} )


= 

1</annotation>
  </semantics>
</math>
</file>

<file path=Object 146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row>
          <mfrac>
            <mrow>
              <mn>8</mn>
              <mi>s</mi>
            </mrow>
            <mrow>
              <mrow>
                <mn>1</mn>
                <mo stretchy="false">+</mo>
                <mn>4</mn>
              </mrow>
              <msup>
                <mi>s</mi>
                <mn>2</mn>
              </msup>
            </mrow>
          </mfrac>
          <mo stretchy="false">⋅</mo>
          <mi>n</mi>
        </mrow>
        <mo stretchy="false">+</mo>
        <mn>2</mn>
      </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i>sin</mi>
      <mrow>
        <mrow>
          <mo fence="true" stretchy="false">(</mo>
          <mrow>
            <mrow>
              <mi>s</mi>
              <mi>log</mi>
              <mfrac>
                <mi>n</mi>
                <mi>j</mi>
              </mfrac>
            </mrow>
          </mrow>
          <mo fence="true" stretchy="false">)</mo>
        </mrow>
        <mo stretchy="false">=</mo>
        <mn>0</mn>
      </mrow>
    </mrow>
    <annotation encoding="StarMath 5.0">lim from {n rightarrow infinity}{}

- {8 s} over {1 + 4 s^2} cdot n + 

2 sum from j = 1 to n (n over j)^{1 over 2} sin(s log{ n over j} )

=

0</annotation>
  </semantics>
</math>
</file>

<file path=Object 147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frac>
          <mn>4</mn>
          <mrow>
            <mrow>
              <mn>1</mn>
              <mo stretchy="false">+</mo>
              <mn>4</mn>
            </mrow>
            <msup>
              <mi>s</mi>
              <mn>2</mn>
            </msup>
          </mrow>
        </mfrac>
      </mrow>
      <mrow>
        <mi>n</mi>
        <mo stretchy="false">+</mo>
        <mn>2</mn>
      </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i>cos</mi>
          <mrow>
            <mo fence="true" stretchy="false">(</mo>
            <mrow>
              <mrow>
                <mi>s</mi>
                <mi>log</mi>
                <mfrac>
                  <mi>n</mi>
                  <mi>j</mi>
                </mfrac>
              </mrow>
            </mrow>
            <mo fence="true" stretchy="false">)</mo>
          </mrow>
        </mrow>
        <mo stretchy="false">−</mo>
        <mrow>
          <msup>
            <mi>n</mi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row>
          <mo fence="true" stretchy="false">)</mo>
        </mrow>
        <mo stretchy="false">−</mo>
        <mrow>
          <msup>
            <mi>n</mi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row>
          <mo fence="true" stretchy="false">)</mo>
        </mrow>
        <mo stretchy="false">=</mo>
        <mn>1</mn>
      </mrow>
    </mrow>
    <annotation encoding="StarMath 5.0">lim from {n rightarrow infinity}{}

-{{4}over{1+4s^2}}n 

+2 {sum from j = 1 to n (n over j)^{1 over 2} cos(s log { n over j})}

-

n^{1 over 2 + s i} cdot %zeta( 1 over 2 + s i )
-n^{1 over 2 -s i} cdot %zeta( 1 over 2 -s i ) 



= 

1</annotation>
  </semantics>
</math>
</file>

<file path=Object 148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frac>
          <mrow>
            <mn>8</mn>
            <mi>s</mi>
          </mrow>
          <mrow>
            <mrow>
              <mn>1</mn>
              <mo stretchy="false">+</mo>
              <mn>4</mn>
            </mrow>
            <msup>
              <mi>s</mi>
              <mn>2</mn>
            </msup>
          </mrow>
        </mfrac>
      </mrow>
      <mrow>
        <mi>n</mi>
        <mo stretchy="false">+</mo>
        <mn>2</mn>
      </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i>sin</mi>
          <mrow>
            <mo fence="true" stretchy="false">(</mo>
            <mrow>
              <mrow>
                <mi>s</mi>
                <mi>log</mi>
                <mfrac>
                  <mi>n</mi>
                  <mi>j</mi>
                </mfrac>
              </mrow>
            </mrow>
            <mo fence="true" stretchy="false">)</mo>
          </mrow>
        </mrow>
        <mo stretchy="false">+</mo>
        <mi>i</mi>
      </mrow>
      <mrow>
        <msup>
          <mi>n</mi>
          <mrow>
            <mrow>
              <mfrac>
                <mn>1</mn>
                <mn>2</mn>
              </mfrac>
              <mo stretchy="false">+</mo>
              <mi>s</mi>
            </mrow>
            <mi>i</mi>
          </mrow>
        </msup>
        <mo stretchy="false">⋅</mo>
        <mi mathvariant="normal">ζ</mi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row>
          <mo fence="true" stretchy="false">)</mo>
        </mrow>
        <mo stretchy="false">−</mo>
        <mi>i</mi>
      </mrow>
      <mrow>
        <msup>
          <mi>n</mi>
          <mrow>
            <mrow>
              <mfrac>
                <mn>1</mn>
                <mn>2</mn>
              </mfrac>
              <mo stretchy="false">−</mo>
              <mi>s</mi>
            </mrow>
            <mi>i</mi>
          </mrow>
        </msup>
        <mo stretchy="false">⋅</mo>
        <mi mathvariant="normal">ζ</mi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row>
          <mo fence="true" stretchy="false">)</mo>
        </mrow>
        <mo stretchy="false">=</mo>
        <mn>0</mn>
      </mrow>
    </mrow>
    <annotation encoding="StarMath 5.0">lim from {n rightarrow infinity}{}

-{{8s}over{1+4s^2}}n 

+2 {sum from j = 1 to n (n over j)^{1 over 2} sin(s log { n over j})}

+ i

n^{1 over 2 + s i} cdot %zeta( 1 over 2 + s i ) 
- i n^{1 over 2 -s i} cdot %zeta( 1 over 2 - s i ) 



= 

0</annotation>
  </semantics>
</math>
</file>

<file path=Object 149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frac>
        <mrow>
          <mn>4</mn>
          <mi>sin</mi>
          <mrow>
            <mi mathvariant="normal">θ</mi>
            <mo stretchy="false">−</mo>
            <mn>8</mn>
          </mrow>
          <mi>s</mi>
          <mi>cos</mi>
          <mi mathvariant="normal">θ</mi>
        </mrow>
        <mrow>
          <mrow>
            <mn>1</mn>
            <mo stretchy="false">+</mo>
            <mn>4</mn>
          </mrow>
          <msup>
            <mi>s</mi>
            <mn>2</mn>
          </msup>
        </mrow>
      </mfrac>
      <mrow>
        <msup>
          <mi>d</mi>
          <mrow>
            <mo stretchy="false">−</mo>
            <mn>1</mn>
          </mrow>
        </msup>
        <mo stretchy="false">+</mo>
        <mrow>
          <mo stretchy="false">−</mo>
          <mn>2</mn>
        </mrow>
      </mrow>
      <mrow>
        <mrow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sup>
              <mrow>
                <mo fence="true" stretchy="false">(</mo>
                <mrow>
                  <mrow>
                    <mi>d</mi>
                    <mo stretchy="false">⋅</mo>
                    <mi>t</mi>
                  </mrow>
                </mrow>
                <mo fence="true" stretchy="false">)</mo>
              </mrow>
              <mrow>
                <mo stretchy="false">−</mo>
                <mfrac>
                  <mn>1</mn>
                  <mn>2</mn>
                </mfrac>
              </mrow>
            </msup>
          </mrow>
          <mi>sin</mi>
          <mrow>
            <mo fence="true" stretchy="false">(</mo>
            <mrow>
              <mrow>
                <mi>s</mi>
                <mi>log</mi>
                <mrow>
                  <mrow>
                    <mo fence="true" stretchy="false">(</mo>
                    <mrow>
                      <mrow>
                        <mi>d</mi>
                        <mo stretchy="false">⋅</mo>
                        <mi>t</mi>
                      </mrow>
                    </mrow>
                    <mo fence="true" stretchy="false">)</mo>
                  </mrow>
                  <mo stretchy="false">−</mo>
                  <mi mathvariant="normal">θ</mi>
                </mrow>
              </mrow>
            </mrow>
            <mo fence="true" stretchy="false">)</mo>
          </mrow>
        </mrow>
        <mo stretchy="false">+</mo>
        <mi>i</mi>
      </mrow>
      <mrow>
        <mrow>
          <mo fence="true" stretchy="false">(</mo>
          <mrow>
            <mrow>
              <mrow>
                <msup>
                  <mi>e</mi>
                  <mrow>
                    <mrow>
                      <mo stretchy="false">−</mo>
                      <mi>i</mi>
                    </mrow>
                    <mi mathvariant="normal">θ</mi>
                  </mrow>
                </msup>
                <mo stretchy="false">⋅</mo>
                <msup>
                  <mi>d</mi>
                  <mrow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  <mo stretchy="false">−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  <mi>i</mi>
                    </mrow>
                  </mrow>
                  <mo fence="true" stretchy="false">)</mo>
                </mrow>
                <mo stretchy="false">−</mo>
                <mrow>
                  <msup>
                    <mi>e</mi>
                    <mrow>
                      <mi>i</mi>
                      <mi mathvariant="normal">θ</mi>
                    </mrow>
                  </msup>
                  <mo stretchy="false">⋅</mo>
                  <msup>
                    <mi>d</mi>
                    <mrow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  <mo stretchy="false">+</mo>
                        <mi>s</mi>
                      </mrow>
                      <mi>i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o stretchy="false">−</mo>
          <mi>sin</mi>
        </mrow>
      </mrow>
      <mrow>
        <mo fence="true" stretchy="false">(</mo>
        <mrow>
          <mi mathvariant="normal">θ</mi>
        </mrow>
        <mo fence="true" stretchy="false">)</mo>
      </mrow>
    </mrow>
    <annotation encoding="StarMath 5.0">lim from {d rightarrow 0}{}

{ {4 sin %theta - 8 s cos %theta}over{1+4 s^2} }d^-1

+

-2 {sum from t = 1 to {d^-1} ({d cdot t})^{-{1 over 2}} sin(s log (d cdot t) - {%theta})}

+ i

(
e^{-i %theta}  cdot d^{-{1 over 2} - s i} cdot %zeta( 1 over 2 + s i ) 
- e^{i %theta}  cdot d^{-{1 over 2} +s i} cdot %zeta( 1 over 2 - s i ) 
)


= 

-sin( %theta )</annotation>
  </semantics>
</math>
</file>

<file path=Object 15/content.xml><?xml version="1.0" encoding="utf-8"?>
<math xmlns="http://www.w3.org/1998/Math/MathML" display="block">
  <semantics>
    <mrow>
      <mi mathvariant="italic">if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lt;</mo>
        <mn>0</mn>
      </mrow>
      <mtext>and</mtext>
      <mi mathvariant="normal">ℑ</mi>
      <mrow>
        <mrow>
          <mo fence="true" stretchy="false">(</mo>
          <mrow>
            <mi>s</mi>
          </mrow>
          <mo fence="true" stretchy="false">)</mo>
        </mrow>
        <mo stretchy="false">≠</mo>
        <mn>0</mn>
      </mrow>
      <mi>,</mi>
      <mi>g</mi>
      <mrow>
        <mrow>
          <mo fence="true" stretchy="false">(</mo>
          <mrow>
            <mi>s</mi>
          </mrow>
          <mo fence="true" stretchy="false">)</mo>
        </mrow>
        <mo stretchy="false">=</mo>
        <mtext>complex infinity</mtext>
      </mrow>
    </mrow>
    <annotation encoding="StarMath 5.0">if Re(s) &lt; 0 "and" Im(s)&lt;&gt;0 , g( s ) = "complex infinity"</annotation>
  </semantics>
</math>
</file>

<file path=Object 150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i>n</mi>
        <mo stretchy="false">+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</mrow>
                <mo stretchy="false">−</mo>
                <mrow>
                  <msup>
                    <mi>n</mi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frac>
          <mrow>
            <mfrac>
              <mn>1</mn>
              <mn>2</mn>
            </mfrac>
            <mo stretchy="false">−</mo>
            <mi>s</mi>
          </mrow>
          <mn>2</mn>
        </mfrac>
      </mrow>
    </mrow>
    <annotation encoding="StarMath 5.0">lim from {n rightarrow infinity}{} 

-n+

( 1 over 2 - s )(sum from j = 1 to n  (n over j)^{1 over 2 + s}

- n^{1 over 2 + s} cdot %zeta( 1 over 2 + s ))

=

{1 over 2 - s} over 2</annotation>
  </semantics>
</math>
</file>

<file path=Object 151/content.xml><?xml version="1.0" encoding="utf-8"?>
<math xmlns="http://www.w3.org/1998/Math/MathML" display="block">
  <semantics>
    <mrow>
      <mrow>
        <mrow>
          <munder>
            <mi>lim</mi>
            <mrow>
              <mi>d</mi>
              <mo stretchy="false">→</mo>
              <mn>0</mn>
            </mrow>
          </munder>
          <mrow/>
        </mrow>
        <mo stretchy="false">−</mo>
        <mn>2</mn>
      </mrow>
      <mrow>
        <mrow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sup>
              <mrow>
                <mo fence="true" stretchy="false">(</mo>
                <mrow>
                  <mrow>
                    <mi>d</mi>
                    <mo stretchy="false">⋅</mo>
                    <mi>t</mi>
                  </mrow>
                </mrow>
                <mo fence="true" stretchy="false">)</mo>
              </mrow>
              <mrow>
                <mo stretchy="false">−</mo>
                <mfrac>
                  <mn>1</mn>
                  <mn>2</mn>
                </mfrac>
              </mrow>
            </msup>
          </mrow>
          <mi>sin</mi>
          <mrow>
            <mo fence="true" stretchy="false">(</mo>
            <mrow>
              <mrow>
                <mi>s</mi>
                <mi>log</mi>
                <mrow>
                  <mrow>
                    <mo fence="true" stretchy="false">(</mo>
                    <mrow>
                      <mrow>
                        <mi>d</mi>
                        <mo stretchy="false">⋅</mo>
                        <mi>t</mi>
                      </mrow>
                    </mrow>
                    <mo fence="true" stretchy="false">)</mo>
                  </mrow>
                  <mo stretchy="false">−</mo>
                  <mrow>
                    <msup>
                      <mi>tan</mi>
                      <mrow>
                        <mo stretchy="false">−</mo>
                        <mn>1</mn>
                      </mrow>
                    </msup>
                    <mn>2</mn>
                    <mi>s</mi>
                  </mrow>
                </mrow>
              </mrow>
            </mrow>
            <mo fence="true" stretchy="false">)</mo>
          </mrow>
        </mrow>
        <mo stretchy="false">+</mo>
        <mi>i</mi>
      </mrow>
      <mrow>
        <mrow>
          <mo fence="true" stretchy="false">(</mo>
          <mrow>
            <mrow>
              <mrow>
                <msup>
                  <mi>e</mi>
                  <mrow>
                    <mrow>
                      <mo stretchy="false">−</mo>
                      <mi>i</mi>
                    </mrow>
                    <msup>
                      <mi>tan</mi>
                      <mrow>
                        <mo stretchy="false">−</mo>
                        <mn>1</mn>
                      </mrow>
                    </msup>
                    <mn>2</mn>
                    <mi>s</mi>
                  </mrow>
                </msup>
                <mo stretchy="false">⋅</mo>
                <msup>
                  <mi>d</mi>
                  <mrow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  <mo stretchy="false">−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row>
                                <mo stretchy="false">−</mo>
                                <mfrac>
                                  <mn>1</mn>
                                  <mn>2</mn>
                                </mfrac>
                              </mrow>
                              <mo stretchy="false">−</mo>
                              <mi>s</mi>
                            </mrow>
                            <mi>i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−</mo>
                <mrow>
                  <msup>
                    <mi>e</mi>
                    <mrow>
                      <mi>i</mi>
                      <msup>
                        <mi>tan</mi>
                        <mrow>
                          <mo stretchy="false">−</mo>
                          <mn>1</mn>
                        </mrow>
                      </msup>
                      <mn>2</mn>
                      <mi>s</mi>
                    </mrow>
                  </msup>
                  <mo stretchy="false">⋅</mo>
                  <msup>
                    <mi>d</mi>
                    <mrow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  <mo stretchy="false">+</mo>
                        <mi>s</mi>
                      </mrow>
                      <mi>i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o stretchy="false">−</mo>
                    <mrow>
                      <mo fence="true" stretchy="false">(</mo>
                      <mrow>
                        <mrow>
                          <mrow>
                            <mrow>
                              <mo stretchy="false">−</mo>
                              <mfrac>
                                <mn>1</mn>
                                <mn>2</mn>
                              </mfrac>
                            </mrow>
                            <mo stretchy="false">+</mo>
                            <mi>s</mi>
                          </mrow>
                          <mi>i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o stretchy="false">−</mo>
          <mi>sin</mi>
        </mrow>
      </mrow>
      <mrow>
        <mo fence="true" stretchy="false">(</mo>
        <mrow>
          <mrow>
            <msup>
              <mi>tan</mi>
              <mrow>
                <mo stretchy="false">−</mo>
                <mn>1</mn>
              </mrow>
            </msup>
            <mn>2</mn>
            <mi>s</mi>
          </mrow>
        </mrow>
        <mo fence="true" stretchy="false">)</mo>
      </mrow>
    </mrow>
    <annotation encoding="StarMath 5.0">lim from {d rightarrow 0}{}

-2 {sum from t = 1 to d^-1 (d cdot t)^{-{1 over 2}} sin(s log (d cdot t) - {tan^-1 2s})}

+ i

(
e^{-i tan^-1 2 s} cdot d^{-{1 over 2} - s i} cdot %zeta( -(-{1 over 2} - s i) ) 
- e^{i tan^-1 2 s} cdot d^{-{1 over 2} +s i} cdot %zeta( -(-{1 over 2} + s i) ) 
)


= 

-sin( tan^-1 2s )</annotation>
  </semantics>
</math>
</file>

<file path=Object 152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i>n</mi>
        <mo stretchy="false">+</mo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  <mo stretchy="false">−</mo>
                <mrow>
                  <msup>
                    <mi>n</mi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−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frac>
          <mrow>
            <mfrac>
              <mn>1</mn>
              <mn>2</mn>
            </mfrac>
            <mo stretchy="false">+</mo>
            <mi>s</mi>
          </mrow>
          <mn>2</mn>
        </mfrac>
      </mrow>
    </mrow>
    <annotation encoding="StarMath 5.0">lim from {n rightarrow infinity}{} 

-n+

( 1 over 2 + s )(sum from j = 1 to n  (n over j)^{1 over 2 - s}

- n^{1 over 2 -s} cdot %zeta( 1 over 2 - s ))

=

{1 over 2 + s} over 2</annotation>
  </semantics>
</math>
</file>

<file path=Object 153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i>s</mi>
              <mo stretchy="false">−</mo>
              <mfrac>
                <mn>1</mn>
                <mn>2</mn>
              </mfrac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j</mi>
            <mo stretchy="false">=</mo>
            <mn>1</mn>
          </mrow>
          <mi>n</mi>
        </munderover>
        <mrow>
          <mrow>
            <mfrac>
              <mrow>
                <mi>cosh</mi>
                <mrow>
                  <mo fence="true" stretchy="false">(</mo>
                  <mrow>
                    <mrow>
                      <mi>s</mi>
                      <mi>log</mi>
                      <mi>j</mi>
                    </mrow>
                  </mrow>
                  <mo fence="true" stretchy="false">)</mo>
                </mrow>
              </mrow>
              <msqrt>
                <mi>j</mi>
              </msqrt>
            </mfrac>
            <mo stretchy="false">−</mo>
            <mi>tanh</mi>
          </mrow>
          <mrow>
            <mrow>
              <mo fence="true" stretchy="false">(</mo>
              <mrow>
                <mrow>
                  <mi>s</mi>
                  <mi>log</mi>
                  <mrow>
                    <mi>n</mi>
                    <mo stretchy="false">−</mo>
                    <mtext>arctanh</mtext>
                  </mrow>
                  <mrow>
                    <mo fence="true" stretchy="false">(</mo>
                    <mrow>
                      <mfrac>
                        <mn>1</mn>
                        <mrow>
                          <mn>2</mn>
                          <mi>s</mi>
                        </mrow>
                      </mfrac>
                    </mrow>
                    <mo fence="true" stretchy="false">)</mo>
                  </mrow>
                </mrow>
              </mrow>
              <mo fence="true" stretchy="false">)</mo>
            </mrow>
            <mo stretchy="false">⋅</mo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frac>
                <mrow>
                  <mi>sinh</mi>
                  <mrow>
                    <mo fence="true" stretchy="false">(</mo>
                    <mrow>
                      <mrow>
                        <mi>s</mi>
                        <mi>log</mi>
                        <mi>j</mi>
                      </mrow>
                    </mrow>
                    <mo fence="true" stretchy="false">)</mo>
                  </mrow>
                </mrow>
                <msqrt>
                  <mi>j</mi>
                </msqrt>
              </mfrac>
            </mrow>
          </mrow>
        </mrow>
      </mrow>
    </mrow>
    <annotation encoding="StarMath 5.0">%zeta( s - 1 over 2 ) = lim from {n rightarrow infinity}{} sum from j = 1 to n  {{cosh(s log j)} over sqrt j  -
tanh( s log n  - "arctanh"(1 over {2 s})) cdot
sum from j = 1 to n {{sinh(s log j)} over sqrt j} }</annotation>
  </semantics>
</math>
</file>

<file path=Object 154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i>s</mi>
              <mo stretchy="false">−</mo>
              <mfrac>
                <mn>1</mn>
                <mn>2</mn>
              </mfrac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j</mi>
            <mo stretchy="false">=</mo>
            <mn>1</mn>
          </mrow>
          <mi>n</mi>
        </munderover>
        <mrow>
          <mfrac>
            <mn>1</mn>
            <msqrt>
              <mi>j</mi>
            </msqrt>
          </mfrac>
          <mfrac>
            <mrow>
              <mi>sinh</mi>
              <mrow>
                <mo fence="true" stretchy="false">(</mo>
                <mrow>
                  <mrow>
                    <mi>s</mi>
                    <mi>log</mi>
                    <mrow>
                      <mfrac>
                        <mi>n</mi>
                        <mi>j</mi>
                      </mfrac>
                      <mo stretchy="false">−</mo>
                      <mtext>arctanh</mtext>
                    </mrow>
                    <mrow>
                      <mo fence="true" stretchy="false">(</mo>
                      <mrow>
                        <mrow>
                          <mn>2</mn>
                          <mi>s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i>sinh</mi>
              <mrow>
                <mo fence="true" stretchy="false">(</mo>
                <mrow>
                  <mrow>
                    <mi>s</mi>
                    <mi>log</mi>
                    <mrow>
                      <mi>n</mi>
                      <mo stretchy="false">−</mo>
                      <mtext>arctanh</mtext>
                    </mrow>
                    <mrow>
                      <mo fence="true" stretchy="false">(</mo>
                      <mrow>
                        <mrow>
                          <mn>2</mn>
                          <mi>s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frac>
        </mrow>
      </mrow>
    </mrow>
    <annotation encoding="StarMath 5.0">%zeta( s - 1 over 2 ) = lim from {n rightarrow infinity}{} sum from j = 1 to n  {1 over sqrt j {

sinh( s log n over j - "arctanh"(2 s) )
}

over

{sinh( s log n - "arctanh"(2 s) )

} }</annotation>
  </semantics>
</math>
</file>

<file path=Object 155/content.xml><?xml version="1.0" encoding="utf-8"?>
<math xmlns="http://www.w3.org/1998/Math/MathML" display="block">
  <semantics>
    <mrow>
      <mrow>
        <mrow>
          <munder>
            <mi>lim</mi>
            <mrow>
              <mi>d</mi>
              <mo stretchy="false">→</mo>
              <mn>0</mn>
            </mrow>
          </munder>
          <mrow/>
        </mrow>
        <mo stretchy="false">−</mo>
        <mn>2</mn>
      </mrow>
      <mrow>
        <mrow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sup>
              <mrow>
                <mo fence="true" stretchy="false">(</mo>
                <mrow>
                  <mrow>
                    <mi>d</mi>
                    <mo stretchy="false">⋅</mo>
                    <mi>t</mi>
                  </mrow>
                </mrow>
                <mo fence="true" stretchy="false">)</mo>
              </mrow>
              <mrow>
                <mo stretchy="false">−</mo>
                <mfrac>
                  <mn>1</mn>
                  <mn>2</mn>
                </mfrac>
              </mrow>
            </msup>
          </mrow>
          <mi>sin</mi>
          <mrow>
            <mo fence="true" stretchy="false">(</mo>
            <mrow>
              <mrow>
                <mi>s</mi>
                <mi>log</mi>
                <mrow>
                  <mrow>
                    <mo fence="true" stretchy="false">(</mo>
                    <mrow>
                      <mrow>
                        <mi>d</mi>
                        <mo stretchy="false">⋅</mo>
                        <mi>t</mi>
                      </mrow>
                    </mrow>
                    <mo fence="true" stretchy="false">)</mo>
                  </mrow>
                  <mo stretchy="false">−</mo>
                  <mrow>
                    <msup>
                      <mi>tan</mi>
                      <mrow>
                        <mo stretchy="false">−</mo>
                        <mn>1</mn>
                      </mrow>
                    </msup>
                    <mn>2</mn>
                    <mi>s</mi>
                  </mrow>
                </mrow>
              </mrow>
            </mrow>
            <mo fence="true" stretchy="false">)</mo>
          </mrow>
        </mrow>
        <mo stretchy="false">=</mo>
        <mrow>
          <mo stretchy="false">−</mo>
          <mi>sin</mi>
        </mrow>
      </mrow>
      <mrow>
        <mo fence="true" stretchy="false">(</mo>
        <mrow>
          <mrow>
            <msup>
              <mi>tan</mi>
              <mrow>
                <mo stretchy="false">−</mo>
                <mn>1</mn>
              </mrow>
            </msup>
            <mn>2</mn>
            <mi>s</mi>
          </mrow>
        </mrow>
        <mo fence="true" stretchy="false">)</mo>
      </mrow>
    </mrow>
    <annotation encoding="StarMath 5.0">lim from {d rightarrow 0}{}

-2

{sum from t = 1 to d^-1 (d cdot t)^{-{1 over 2}} sin(s log (d cdot t) - {tan^-1 2s})}

= 

-sin( tan^-1 2s )</annotation>
  </semantics>
</math>
</file>

<file path=Object 156/content.xml><?xml version="1.0" encoding="utf-8"?>
<math xmlns="http://www.w3.org/1998/Math/MathML" display="block">
  <semantics>
    <mrow>
      <mrow>
        <mrow>
          <munder>
            <mi>lim</mi>
            <mrow>
              <mi>d</mi>
              <mo stretchy="false">→</mo>
              <mn>0</mn>
            </mrow>
          </munder>
          <mrow/>
        </mrow>
        <mo stretchy="false">−</mo>
        <msup>
          <mi>d</mi>
          <mrow>
            <mo stretchy="false">−</mo>
            <mn>1</mn>
          </mrow>
        </msup>
        <mo stretchy="false">+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row>
                  <munderover>
                    <mo stretchy="false">∑</mo>
                    <mrow>
                      <mi>t</mi>
                      <mo stretchy="false">=</mo>
                      <mn>1</mn>
                    </mrow>
                    <msup>
                      <mi>d</mi>
                      <mrow>
                        <mo stretchy="false">−</mo>
                        <mn>1</mn>
                      </mrow>
                    </msup>
                  </munderover>
                  <msup>
                    <mrow>
                      <mo fence="true" stretchy="false">(</mo>
                      <mrow>
                        <mrow>
                          <mi>d</mi>
                          <mo stretchy="false">⋅</mo>
                          <mi>t</mi>
                        </mrow>
                      </mrow>
                      <mo fence="true" stretchy="false">)</mo>
                    </mrow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  <mo stretchy="false">−</mo>
                      <mi>s</mi>
                    </mrow>
                  </msup>
                </mrow>
                <mo stretchy="false">−</mo>
                <mrow>
                  <msup>
                    <mi>d</mi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  <mo stretchy="false">−</mo>
                      <mi>s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frac>
          <mrow>
            <mfrac>
              <mn>1</mn>
              <mn>2</mn>
            </mfrac>
            <mo stretchy="false">−</mo>
            <mi>s</mi>
          </mrow>
          <mn>2</mn>
        </mfrac>
      </mrow>
    </mrow>
    <annotation encoding="StarMath 5.0">lim from {d rightarrow 0}{} 

-d^-1+

( 1 over 2 - s )(sum from t = 1 to d^-1  (d cdot t)^{-{1 over 2} - s}

- d^{-{1 over 2} - s} cdot %zeta( 1 over 2 + s ))

=

{1 over 2 - s} over 2</annotation>
  </semantics>
</math>
</file>

<file path=Object 157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i>n</mi>
        <mo stretchy="false">+</mo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  <mo stretchy="false">−</mo>
                <mrow>
                  <msup>
                    <mi>n</mi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−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frac>
          <mrow>
            <mfrac>
              <mn>1</mn>
              <mn>2</mn>
            </mfrac>
            <mo stretchy="false">+</mo>
            <mi>s</mi>
          </mrow>
          <mn>2</mn>
        </mfrac>
      </mrow>
    </mrow>
    <annotation encoding="StarMath 5.0">lim from {n rightarrow infinity}{} 

-n+

( 1 over 2 + s )(sum from j = 1 to n  (n over j)^{1 over 2 - s}

- n^{1 over 2 -s} cdot %zeta( 1 over 2 - s ))

=

{1 over 2 + s} over 2</annotation>
  </semantics>
</math>
</file>

<file path=Object 158/content.xml><?xml version="1.0" encoding="utf-8"?>
<math xmlns="http://www.w3.org/1998/Math/MathML" display="block">
  <semantics>
    <msup>
      <mrow>
        <mo fence="true" stretchy="false">(</mo>
        <mrow>
          <mrow>
            <mn>2</mn>
            <mi>s</mi>
          </mrow>
        </mrow>
        <mo fence="true" stretchy="false">)</mo>
      </mrow>
      <mfrac>
        <mn>1</mn>
        <mn>2</mn>
      </mfrac>
    </msup>
    <annotation encoding="StarMath 5.0">( 2s )^{ 1 over 2 }</annotation>
  </semantics>
</math>
</file>

<file path=Object 159/content.xml><?xml version="1.0" encoding="utf-8"?>
<math xmlns="http://www.w3.org/1998/Math/MathML" display="block">
  <semantics>
    <msup>
      <mrow>
        <mo fence="true" stretchy="false">(</mo>
        <mrow>
          <mfrac>
            <msqrt>
              <mrow>
                <mfrac>
                  <mn>1</mn>
                  <mn>2</mn>
                </mfrac>
                <mo stretchy="false">−</mo>
                <mi>s</mi>
              </mrow>
            </msqrt>
            <msqrt>
              <mrow>
                <mfrac>
                  <mn>1</mn>
                  <mn>2</mn>
                </mfrac>
                <mo stretchy="false">+</mo>
                <mi>s</mi>
              </mrow>
            </msqrt>
          </mfrac>
        </mrow>
        <mo fence="true" stretchy="false">)</mo>
      </mrow>
      <mfrac>
        <mn>1</mn>
        <mn>2</mn>
      </mfrac>
    </msup>
    <annotation encoding="StarMath 5.0">({{sqrt{1 over 2 - s} }over{sqrt{1 over 2 + s}} })^{ 1 over 2 }</annotation>
  </semantics>
</math>
</file>

<file path=Object 16/content.xml><?xml version="1.0" encoding="utf-8"?>
<math xmlns="http://www.w3.org/1998/Math/MathML" display="block">
  <semantics>
    <mrow>
      <mi mathvariant="italic">if</mi>
      <mi mathvariant="normal">ℜ</mi>
      <mrow>
        <mrow>
          <mo fence="true" stretchy="false">(</mo>
          <mrow>
            <mi>s</mi>
          </mrow>
          <mo fence="true" stretchy="false">)</mo>
        </mrow>
        <mo stretchy="false">=</mo>
        <mn>0</mn>
      </mrow>
      <mtext>and</mtext>
      <mi mathvariant="normal">ℑ</mi>
      <mrow>
        <mrow>
          <mo fence="true" stretchy="false">(</mo>
          <mrow>
            <mi>s</mi>
          </mrow>
          <mo fence="true" stretchy="false">)</mo>
        </mrow>
        <mo stretchy="false">≠</mo>
        <mn>0,</mn>
      </mrow>
      <mrow>
        <mo fence="true" stretchy="true">|</mo>
        <mrow>
          <mrow>
            <mi>g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true">|</mo>
      </mrow>
      <mtext>converges to some value</mtext>
    </mrow>
    <annotation encoding="StarMath 5.0">if Re(s) = 0 "and" Im(s) &lt;&gt; 0, abs{ g( s ) } "converges to some value"</annotation>
  </semantics>
</math>
</file>

<file path=Object 160/content.xml><?xml version="1.0" encoding="utf-8"?>
<math xmlns="http://www.w3.org/1998/Math/MathML" display="block">
  <semantics>
    <mrow>
      <mrow>
        <mrow>
          <munder>
            <mi>lim</mi>
            <mrow>
              <mi>d</mi>
              <mo stretchy="false">→</mo>
              <mn>0</mn>
            </mrow>
          </munder>
          <mrow/>
        </mrow>
        <mo stretchy="false">−</mo>
        <mn>2</mn>
      </mrow>
      <mrow>
        <mrow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sup>
              <mrow>
                <mo fence="true" stretchy="false">(</mo>
                <mrow>
                  <mrow>
                    <mi>d</mi>
                    <mo stretchy="false">⋅</mo>
                    <mi>t</mi>
                  </mrow>
                </mrow>
                <mo fence="true" stretchy="false">)</mo>
              </mrow>
              <mrow>
                <mo stretchy="false">−</mo>
                <mfrac>
                  <mn>1</mn>
                  <mn>2</mn>
                </mfrac>
              </mrow>
            </msup>
          </mrow>
          <mi>sin</mi>
          <mrow>
            <mo fence="true" stretchy="false">(</mo>
            <mrow>
              <mrow>
                <mi>s</mi>
                <mi>log</mi>
                <mrow>
                  <mrow>
                    <mo fence="true" stretchy="false">(</mo>
                    <mrow>
                      <mrow>
                        <mi>d</mi>
                        <mo stretchy="false">⋅</mo>
                        <mi>t</mi>
                      </mrow>
                    </mrow>
                    <mo fence="true" stretchy="false">)</mo>
                  </mrow>
                  <mo stretchy="false">−</mo>
                  <mrow>
                    <msup>
                      <mi>tan</mi>
                      <mrow>
                        <mo stretchy="false">−</mo>
                        <mn>1</mn>
                      </mrow>
                    </msup>
                    <mn>2</mn>
                    <mi>s</mi>
                  </mrow>
                </mrow>
              </mrow>
            </mrow>
            <mo fence="true" stretchy="false">)</mo>
          </mrow>
        </mrow>
        <mo stretchy="false">+</mo>
        <mi>i</mi>
      </mrow>
      <mrow>
        <mrow>
          <mo fence="true" stretchy="false">(</mo>
          <mrow>
            <mrow>
              <mrow>
                <msup>
                  <mi>e</mi>
                  <mrow>
                    <mrow>
                      <mo stretchy="false">−</mo>
                      <mi>i</mi>
                    </mrow>
                    <msup>
                      <mi>tan</mi>
                      <mrow>
                        <mo stretchy="false">−</mo>
                        <mn>1</mn>
                      </mrow>
                    </msup>
                    <mn>2</mn>
                    <mi>s</mi>
                  </mrow>
                </msup>
                <mo stretchy="false">⋅</mo>
                <msup>
                  <mi>d</mi>
                  <mrow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  <mo stretchy="false">−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row>
                                <mo stretchy="false">−</mo>
                                <mfrac>
                                  <mn>1</mn>
                                  <mn>2</mn>
                                </mfrac>
                              </mrow>
                              <mo stretchy="false">−</mo>
                              <mi>s</mi>
                            </mrow>
                            <mi>i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−</mo>
                <mrow>
                  <msup>
                    <mi>e</mi>
                    <mrow>
                      <mi>i</mi>
                      <msup>
                        <mi>tan</mi>
                        <mrow>
                          <mo stretchy="false">−</mo>
                          <mn>1</mn>
                        </mrow>
                      </msup>
                      <mn>2</mn>
                      <mi>s</mi>
                    </mrow>
                  </msup>
                  <mo stretchy="false">⋅</mo>
                  <msup>
                    <mi>d</mi>
                    <mrow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  <mo stretchy="false">+</mo>
                        <mi>s</mi>
                      </mrow>
                      <mi>i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o stretchy="false">−</mo>
                    <mrow>
                      <mo fence="true" stretchy="false">(</mo>
                      <mrow>
                        <mrow>
                          <mrow>
                            <mrow>
                              <mo stretchy="false">−</mo>
                              <mfrac>
                                <mn>1</mn>
                                <mn>2</mn>
                              </mfrac>
                            </mrow>
                            <mo stretchy="false">+</mo>
                            <mi>s</mi>
                          </mrow>
                          <mi>i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o stretchy="false">−</mo>
          <mi>sin</mi>
        </mrow>
      </mrow>
      <mrow>
        <mo fence="true" stretchy="false">(</mo>
        <mrow>
          <mrow>
            <msup>
              <mi>tan</mi>
              <mrow>
                <mo stretchy="false">−</mo>
                <mn>1</mn>
              </mrow>
            </msup>
            <mn>2</mn>
            <mi>s</mi>
          </mrow>
        </mrow>
        <mo fence="true" stretchy="false">)</mo>
      </mrow>
    </mrow>
    <annotation encoding="StarMath 5.0">lim from {d rightarrow 0}{}

-2 {sum from t = 1 to d^-1 (d cdot t)^{-{1 over 2}} sin(s log (d cdot t) - {tan^-1 2s})}

+ i

(
e^{-i tan^-1 2 s} cdot d^{-{1 over 2} - s i} cdot %zeta( -(-{1 over 2} - s i) ) 
- e^{i tan^-1 2 s} cdot d^{-{1 over 2} +s i} cdot %zeta( -(-{1 over 2} + s i) ) 
)


= 

-sin( tan^-1 2s )</annotation>
  </semantics>
</math>
</file>

<file path=Object 161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frac>
        <mrow>
          <mn>4</mn>
          <mi>sin</mi>
          <mrow>
            <mi mathvariant="normal">θ</mi>
            <mo stretchy="false">−</mo>
            <mn>8</mn>
          </mrow>
          <mi>s</mi>
          <mi>cos</mi>
          <mi mathvariant="normal">θ</mi>
        </mrow>
        <mrow>
          <mrow>
            <mn>1</mn>
            <mo stretchy="false">+</mo>
            <mn>4</mn>
          </mrow>
          <msup>
            <mi>s</mi>
            <mn>2</mn>
          </msup>
        </mrow>
      </mfrac>
      <mrow>
        <msup>
          <mi>d</mi>
          <mrow>
            <mo stretchy="false">−</mo>
            <mn>1</mn>
          </mrow>
        </msup>
        <mo stretchy="false">+</mo>
        <mrow>
          <mo stretchy="false">−</mo>
          <mn>2</mn>
        </mrow>
      </mrow>
      <mrow>
        <mrow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sup>
              <mrow>
                <mo fence="true" stretchy="false">(</mo>
                <mrow>
                  <mrow>
                    <mi>d</mi>
                    <mo stretchy="false">⋅</mo>
                    <mi>t</mi>
                  </mrow>
                </mrow>
                <mo fence="true" stretchy="false">)</mo>
              </mrow>
              <mrow>
                <mo stretchy="false">−</mo>
                <mfrac>
                  <mn>1</mn>
                  <mn>2</mn>
                </mfrac>
              </mrow>
            </msup>
          </mrow>
          <mi>sin</mi>
          <mrow>
            <mo fence="true" stretchy="false">(</mo>
            <mrow>
              <mrow>
                <mi>s</mi>
                <mi>log</mi>
                <mrow>
                  <mrow>
                    <mo fence="true" stretchy="false">(</mo>
                    <mrow>
                      <mrow>
                        <mi>d</mi>
                        <mo stretchy="false">⋅</mo>
                        <mi>t</mi>
                      </mrow>
                    </mrow>
                    <mo fence="true" stretchy="false">)</mo>
                  </mrow>
                  <mo stretchy="false">−</mo>
                  <mi mathvariant="normal">θ</mi>
                </mrow>
              </mrow>
            </mrow>
            <mo fence="true" stretchy="false">)</mo>
          </mrow>
        </mrow>
        <mo stretchy="false">+</mo>
        <mi>i</mi>
      </mrow>
      <mrow>
        <mrow>
          <mo fence="true" stretchy="false">(</mo>
          <mrow>
            <mrow>
              <mrow>
                <msup>
                  <mi>e</mi>
                  <mrow>
                    <mrow>
                      <mo stretchy="false">−</mo>
                      <mi>i</mi>
                    </mrow>
                    <mi mathvariant="normal">θ</mi>
                  </mrow>
                </msup>
                <mo stretchy="false">⋅</mo>
                <msup>
                  <mi>d</mi>
                  <mrow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  <mo stretchy="false">−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  <mi>i</mi>
                    </mrow>
                  </mrow>
                  <mo fence="true" stretchy="false">)</mo>
                </mrow>
                <mo stretchy="false">−</mo>
                <mrow>
                  <msup>
                    <mi>e</mi>
                    <mrow>
                      <mi>i</mi>
                      <mi mathvariant="normal">θ</mi>
                    </mrow>
                  </msup>
                  <mo stretchy="false">⋅</mo>
                  <msup>
                    <mi>d</mi>
                    <mrow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  <mo stretchy="false">+</mo>
                        <mi>s</mi>
                      </mrow>
                      <mi>i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o stretchy="false">−</mo>
          <mi>sin</mi>
        </mrow>
      </mrow>
      <mrow>
        <mo fence="true" stretchy="false">(</mo>
        <mrow>
          <mi mathvariant="normal">θ</mi>
        </mrow>
        <mo fence="true" stretchy="false">)</mo>
      </mrow>
    </mrow>
    <annotation encoding="StarMath 5.0">lim from {d rightarrow 0}{}

{ {4 sin %theta - 8 s cos %theta}over{1+4 s^2} }d^-1

+

-2 {sum from t = 1 to {d^-1} ({d cdot t})^{-{1 over 2}} sin(s log (d cdot t) - {%theta})}

+ i

(
e^{-i %theta}  cdot d^{-{1 over 2} - s i} cdot %zeta( 1 over 2 + s i ) 
- e^{i %theta}  cdot d^{-{1 over 2} +s i} cdot %zeta( 1 over 2 - s i ) 
)


= 

-sin( %theta )</annotation>
  </semantics>
</math>
</file>

<file path=Object 162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n>2</mn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i>sin</mi>
          <mrow>
            <mo fence="true" stretchy="false">(</mo>
            <mrow>
              <mrow>
                <mi>s</mi>
                <mi>log</mi>
                <mrow>
                  <mfrac>
                    <mi>n</mi>
                    <mi>j</mi>
                  </mfrac>
                  <mo stretchy="false">−</mo>
                  <mrow>
                    <mfrac>
                      <mn>1</mn>
                      <mn>2</mn>
                    </mfrac>
                    <mi>i</mi>
                    <mi>log</mi>
                    <mrow>
                      <mo fence="true" stretchy="false">(</mo>
                      <mrow>
                        <mfrac>
                          <mrow>
                            <mrow>
                              <mfrac>
                                <mn>1</mn>
                                <mn>2</mn>
                              </mfrac>
                              <mo stretchy="false">−</mo>
                              <mi>i</mi>
                            </mrow>
                            <mi>s</mi>
                          </mrow>
                          <mrow>
                            <mrow>
                              <mfrac>
                                <mn>1</mn>
                                <mn>2</mn>
                              </mfrac>
                              <mo stretchy="false">+</mo>
                              <mi>i</mi>
                            </mrow>
                            <mi>s</mi>
                          </mrow>
                        </mfrac>
                      </mrow>
                      <mo fence="true" stretchy="false">)</mo>
                    </mrow>
                  </mrow>
                </mrow>
              </mrow>
            </mrow>
            <mo fence="true" stretchy="false">)</mo>
          </mrow>
        </mrow>
        <mo stretchy="false">+</mo>
        <mi>i</mi>
      </mrow>
      <mrow>
        <mrow>
          <mo fence="true" stretchy="false">(</mo>
          <mrow>
            <mrow>
              <mfrac>
                <msqrt>
                  <mrow>
                    <mrow>
                      <mfrac>
                        <mn>1</mn>
                        <mn>2</mn>
                      </mfrac>
                      <mo stretchy="false">−</mo>
                      <mi>i</mi>
                    </mrow>
                    <mi>s</mi>
                  </mrow>
                </msqrt>
                <msqrt>
                  <mrow>
                    <mrow>
                      <mfrac>
                        <mn>1</mn>
                        <mn>2</mn>
                      </mfrac>
                      <mo stretchy="false">+</mo>
                      <mi>i</mi>
                    </mrow>
                    <mi>s</mi>
                  </mrow>
                </msqrt>
              </mfrac>
              <mrow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  <mi>i</mi>
                    </mrow>
                  </mrow>
                  <mo fence="true" stretchy="false">)</mo>
                </mrow>
                <mo stretchy="false">−</mo>
                <mfrac>
                  <msqrt>
                    <mrow>
                      <mrow>
                        <mfrac>
                          <mn>1</mn>
                          <mn>2</mn>
                        </mfrac>
                        <mo stretchy="false">+</mo>
                        <mi>i</mi>
                      </mrow>
                      <mi>s</mi>
                    </mrow>
                  </msqrt>
                  <msqrt>
                    <mrow>
                      <mrow>
                        <mfrac>
                          <mn>1</mn>
                          <mn>2</mn>
                        </mfrac>
                        <mo stretchy="false">−</mo>
                        <mi>i</mi>
                      </mrow>
                      <mi>s</mi>
                    </mrow>
                  </msqrt>
                </mfrac>
              </mrow>
              <mrow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o fence="true" stretchy="false">(</mo>
                <mrow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o stretchy="false">−</mo>
          <mfrac>
            <mi>s</mi>
            <msqrt>
              <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−</mo>
                        <mi>i</mi>
                      </mrow>
                      <mi>s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i</mi>
                      </mrow>
                      <mi>s</mi>
                    </mrow>
                  </mrow>
                  <mo fence="true" stretchy="false">)</mo>
                </mrow>
              </mrow>
            </msqrt>
          </mfrac>
        </mrow>
      </mrow>
    </mrow>
    <annotation encoding="StarMath 5.0">lim from {n rightarrow infinity}{}

2 {sum from j = 1 to n (n over j)^{1 over 2} sin(s log { n over j} - {1 over 2 i log({1 over 2 - i s}over{1 over 2 + i s})})}

+ i

(
{{sqrt{1 over 2 - i s}}over{sqrt{1 over 2 + i s}}} n^{1 over 2 + s i} cdot %zeta( 1 over 2 + s i ) 
- {{sqrt{1 over 2 + i s}}over{sqrt{1 over 2 - i s}}} n^{1 over 2 -s i} cdot %zeta( 1 over 2 - s i ) 
)


= 

-{{s}over{ sqrt{(1 over 2 - i s)(1 over 2 + i s)} }}</annotation>
  </semantics>
</math>
</file>

<file path=Object 163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n>2</mn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i>sin</mi>
          <mrow>
            <mo fence="true" stretchy="false">(</mo>
            <mrow>
              <mrow>
                <mi>s</mi>
                <mi>log</mi>
                <mrow>
                  <mfrac>
                    <mi>n</mi>
                    <mi>j</mi>
                  </mfrac>
                  <mo stretchy="false">−</mo>
                  <mrow>
                    <msup>
                      <mi>tan</mi>
                      <mrow>
                        <mo stretchy="false">−</mo>
                        <mn>1</mn>
                      </mrow>
                    </msup>
                    <mn>2</mn>
                    <mi>s</mi>
                  </mrow>
                </mrow>
              </mrow>
            </mrow>
            <mo fence="true" stretchy="false">)</mo>
          </mrow>
        </mrow>
        <mo stretchy="false">+</mo>
        <mi>i</mi>
      </mrow>
      <mrow>
        <mrow>
          <mo fence="true" stretchy="false">(</mo>
          <mrow>
            <mrow>
              <msup>
                <mi>e</mi>
                <mrow>
                  <mrow>
                    <mo stretchy="false">−</mo>
                    <mi>i</mi>
                  </mrow>
                  <msup>
                    <mi>tan</mi>
                    <mrow>
                      <mo stretchy="false">−</mo>
                      <mn>1</mn>
                    </mrow>
                  </msup>
                  <mn>2</mn>
                  <mi>s</mi>
                </mrow>
              </msup>
              <mrow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  <mi>i</mi>
                    </mrow>
                  </mrow>
                  <mo fence="true" stretchy="false">)</mo>
                </mrow>
                <mo stretchy="false">−</mo>
                <msup>
                  <mi>e</mi>
                  <mrow>
                    <mi>i</mi>
                    <msup>
                      <mi>tan</mi>
                      <mrow>
                        <mo stretchy="false">−</mo>
                        <mn>1</mn>
                      </mrow>
                    </msup>
                    <mn>2</mn>
                    <mi>s</mi>
                  </mrow>
                </msup>
              </mrow>
              <mrow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o fence="true" stretchy="false">(</mo>
                <mrow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o stretchy="false">−</mo>
          <mi>sin</mi>
        </mrow>
      </mrow>
      <mrow>
        <mo fence="true" stretchy="false">(</mo>
        <mrow>
          <mrow>
            <msup>
              <mi>tan</mi>
              <mrow>
                <mo stretchy="false">−</mo>
                <mn>1</mn>
              </mrow>
            </msup>
            <mn>2</mn>
            <mi>s</mi>
          </mrow>
        </mrow>
        <mo fence="true" stretchy="false">)</mo>
      </mrow>
    </mrow>
    <annotation encoding="StarMath 5.0">lim from {n rightarrow infinity}{}

2 {sum from j = 1 to n (n over j)^{1 over 2} sin(s log { n over j} - {tan^-1 2s})}

+ i

(
e^{-i tan^-1 2 s} n^{1 over 2 + s i} cdot %zeta( 1 over 2 + s i ) 
- e^{i tan^-1 2 s} n^{1 over 2 -s i} cdot %zeta( 1 over 2 - s i ) 
)


= 

-sin( tan^-1 2s )</annotation>
  </semantics>
</math>
</file>

<file path=Object 16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frac>
        <mrow>
          <mn>4</mn>
          <mi>sin</mi>
          <mrow>
            <mi mathvariant="normal">θ</mi>
            <mo stretchy="false">−</mo>
            <mn>8</mn>
          </mrow>
          <mi>s</mi>
          <mi>cos</mi>
          <mi mathvariant="normal">θ</mi>
        </mrow>
        <mrow>
          <mrow>
            <mn>1</mn>
            <mo stretchy="false">+</mo>
            <mn>4</mn>
          </mrow>
          <msup>
            <mi>s</mi>
            <mn>2</mn>
          </msup>
        </mrow>
      </mfrac>
      <mrow>
        <mi>n</mi>
        <mo stretchy="false">+</mo>
        <mn>2</mn>
      </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i>sin</mi>
          <mrow>
            <mo fence="true" stretchy="false">(</mo>
            <mrow>
              <mrow>
                <mi>s</mi>
                <mi>log</mi>
                <mrow>
                  <mfrac>
                    <mi>n</mi>
                    <mi>j</mi>
                  </mfrac>
                  <mo stretchy="false">−</mo>
                  <mi mathvariant="normal">θ</mi>
                </mrow>
              </mrow>
            </mrow>
            <mo fence="true" stretchy="false">)</mo>
          </mrow>
        </mrow>
        <mo stretchy="false">+</mo>
        <mi>i</mi>
      </mrow>
      <mrow>
        <mrow>
          <mo fence="true" stretchy="false">(</mo>
          <mrow>
            <mrow>
              <msup>
                <mi>e</mi>
                <mrow>
                  <mrow>
                    <mo stretchy="false">−</mo>
                    <mi>i</mi>
                  </mrow>
                  <mi mathvariant="normal">θ</mi>
                </mrow>
              </msup>
              <mrow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  <mi>i</mi>
                    </mrow>
                  </mrow>
                  <mo fence="true" stretchy="false">)</mo>
                </mrow>
                <mo stretchy="false">−</mo>
                <msup>
                  <mi>e</mi>
                  <mrow>
                    <mi>i</mi>
                    <mi mathvariant="normal">θ</mi>
                  </mrow>
                </msup>
              </mrow>
              <mrow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o fence="true" stretchy="false">(</mo>
                <mrow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o stretchy="false">−</mo>
          <mi>sin</mi>
        </mrow>
      </mrow>
      <mrow>
        <mo fence="true" stretchy="false">(</mo>
        <mrow>
          <mi mathvariant="normal">θ</mi>
        </mrow>
        <mo fence="true" stretchy="false">)</mo>
      </mrow>
    </mrow>
    <annotation encoding="StarMath 5.0">lim from {n rightarrow infinity}{}

{ {4 sin %theta - 8 s cos %theta}over{1+4 s^2} }n

+

2 {sum from j = 1 to n (n over j)^{1 over 2} sin(s log { n over j} - {%theta})}

+ i

(
e^{-i %theta} n^{1 over 2 + s i} cdot %zeta( 1 over 2 + s i ) 
- e^{i %theta} n^{1 over 2 -s i} cdot %zeta( 1 over 2 - s i ) 
)


= 

-sin( %theta )</annotation>
  </semantics>
</math>
</file>

<file path=Object 165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frac>
            <mrow>
              <mn>2</mn>
              <mi>sin</mi>
              <mrow>
                <mi mathvariant="normal">θ</mi>
                <mo stretchy="false">−</mo>
                <mn>4</mn>
              </mrow>
              <mi>s</mi>
              <mi>cos</mi>
              <mi mathvariant="normal">θ</mi>
            </mrow>
            <mrow>
              <mrow>
                <mn>1</mn>
                <mo stretchy="false">+</mo>
                <mn>4</mn>
              </mrow>
              <msup>
                <mi>s</mi>
                <mn>2</mn>
              </msup>
            </mrow>
          </mfrac>
          <mo stretchy="false">⋅</mo>
          <msup>
            <mi>d</mi>
            <mrow>
              <mo stretchy="false">−</mo>
              <mn>1</mn>
            </mrow>
          </msup>
        </mrow>
        <mo stretchy="false">−</mo>
        <mrow>
          <munderover>
            <mo stretchy="false">∑</mo>
            <mrow>
              <mi>t</mi>
              <mo stretchy="false">=</mo>
              <mn>1</mn>
            </mrow>
            <msup>
              <mi>d</mi>
              <mrow>
                <mo stretchy="false">−</mo>
                <mn>1</mn>
              </mrow>
            </msup>
          </munderover>
          <mfrac>
            <mrow>
              <mi>sin</mi>
              <mrow>
                <mo fence="true" stretchy="false">(</mo>
                <mrow>
                  <mrow>
                    <mi>s</mi>
                    <mi>log</mi>
                    <mrow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  <mo stretchy="false">+</mo>
                      <mi mathvariant="normal">θ</mi>
                    </mrow>
                  </mrow>
                </mrow>
                <mo fence="true" stretchy="false">)</mo>
              </mrow>
            </mrow>
            <msqrt>
              <mrow>
                <mi>d</mi>
                <mo stretchy="false">⋅</mo>
                <mi>t</mi>
              </mrow>
            </msqrt>
          </mfrac>
        </mrow>
        <mo stretchy="false">+</mo>
        <mrow>
          <mfrac>
            <mn>1</mn>
            <mn>2</mn>
          </mfrac>
          <mo stretchy="false">⋅</mo>
          <mi>i</mi>
        </mrow>
      </mrow>
      <mrow>
        <mrow>
          <mrow>
            <mo fence="true" stretchy="false">(</mo>
            <mrow>
              <mrow>
                <mrow>
                  <msup>
                    <mi>e</mi>
                    <mrow>
                      <mrow>
                        <mo stretchy="false">−</mo>
                        <mi>i</mi>
                      </mrow>
                      <mi mathvariant="normal">θ</mi>
                    </mrow>
                  </msup>
                  <mo stretchy="false">⋅</mo>
                  <msup>
                    <mi>d</mi>
                    <mrow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  <mo stretchy="false">−</mo>
                        <mi>s</mi>
                      </mrow>
                      <mi>i</mi>
                    </mrow>
                  </msup>
                  <mo stretchy="false">⋅</mo>
                  <mi mathvariant="normal">ζ</mi>
                </mrow>
                <mrow>
                  <mrow>
                    <mo fence="true" stretchy="false">(</mo>
                    <mrow>
                      <mrow>
                        <mrow>
                          <mfrac>
                            <mn>1</mn>
                            <mn>2</mn>
                          </mfrac>
                          <mo stretchy="false">+</mo>
                          <mi>s</mi>
                        </mrow>
                        <mi>i</mi>
                      </mrow>
                    </mrow>
                    <mo fence="true" stretchy="false">)</mo>
                  </mrow>
                  <mo stretchy="false">−</mo>
                  <mrow>
                    <msup>
                      <mi>e</mi>
                      <mrow>
                        <mi>i</mi>
                        <mi mathvariant="normal">θ</mi>
                      </mrow>
                    </msup>
                    <mo stretchy="false">⋅</mo>
                    <msup>
                      <mi>d</mi>
                      <mrow>
                        <mrow>
                          <mrow>
                            <mo stretchy="false">−</mo>
                            <mfrac>
                              <mn>1</mn>
                              <mn>2</mn>
                            </mfrac>
                          </mrow>
                          <mo stretchy="false">+</mo>
                          <mi>s</mi>
                        </mrow>
                        <mi>i</mi>
                      </mrow>
                    </msup>
                    <mo stretchy="false">⋅</mo>
                    <mi mathvariant="normal">ζ</mi>
                  </mrow>
                </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−</mo>
                        <mi>s</mi>
                      </mrow>
                      <mi>i</mi>
                    </mrow>
                  </mrow>
                  <mo fence="true" stretchy="false">)</mo>
                </mrow>
              </mrow>
            </mrow>
            <mo fence="true" stretchy="false">)</mo>
          </mrow>
          <mo stretchy="false">−</mo>
          <mfrac>
            <mrow>
              <mi>sin</mi>
              <mrow>
                <mo fence="true" stretchy="false">(</mo>
                <mrow>
                  <mi mathvariant="normal">θ</mi>
                </mrow>
                <mo fence="true" stretchy="false">)</mo>
              </mrow>
            </mrow>
            <mn>2</mn>
          </mfrac>
        </mrow>
        <mo stretchy="false">=</mo>
        <mn>0</mn>
      </mrow>
    </mrow>
    <annotation encoding="StarMath 5.0">lim from {d rightarrow 0}{}

{ {2 sin %theta - 4 s cos %theta}over{1+4 s^2} }cdot d^-1



- sum from t = 1 to {d^-1} {{sin(s log (d cdot t) + %theta)} over sqrt{d cdot t}}

+ {1 over 2} cdot i

(
e^{-i %theta}  cdot d^{-{1 over 2} - s i} cdot %zeta( 1 over 2 + s i ) 
- e^{i %theta}  cdot d^{-{1 over 2} +s i} cdot %zeta( 1 over 2 - s i ) 
)

-{sin( %theta )} over 2

= 

0</annotation>
  </semantics>
</math>
</file>

<file path=Object 166/content.xml><?xml version="1.0" encoding="utf-8"?>
<math xmlns="http://www.w3.org/1998/Math/MathML" display="block">
  <semantics>
    <mrow>
      <mrow>
        <mrow>
          <munder>
            <mi>lim</mi>
            <mrow>
              <mi>d</mi>
              <mo stretchy="false">→</mo>
              <mn>0</mn>
            </mrow>
          </munder>
          <mrow/>
        </mrow>
        <mo stretchy="false">−</mo>
        <mn>2</mn>
      </mrow>
      <mrow>
        <mrow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sup>
              <mrow>
                <mo fence="true" stretchy="false">(</mo>
                <mrow>
                  <mrow>
                    <mi>d</mi>
                    <mo stretchy="false">⋅</mo>
                    <mi>t</mi>
                  </mrow>
                </mrow>
                <mo fence="true" stretchy="false">)</mo>
              </mrow>
              <mrow>
                <mo stretchy="false">−</mo>
                <mfrac>
                  <mn>1</mn>
                  <mn>2</mn>
                </mfrac>
              </mrow>
            </msup>
          </mrow>
          <mi>sin</mi>
          <mrow>
            <mo fence="true" stretchy="false">(</mo>
            <mrow>
              <mrow>
                <mi>s</mi>
                <mi>log</mi>
                <mrow>
                  <mrow>
                    <mo fence="true" stretchy="false">(</mo>
                    <mrow>
                      <mrow>
                        <mi>d</mi>
                        <mo stretchy="false">⋅</mo>
                        <mi>t</mi>
                      </mrow>
                    </mrow>
                    <mo fence="true" stretchy="false">)</mo>
                  </mrow>
                  <mo stretchy="false">−</mo>
                  <mrow>
                    <msup>
                      <mi>tan</mi>
                      <mrow>
                        <mo stretchy="false">−</mo>
                        <mn>1</mn>
                      </mrow>
                    </msup>
                    <mn>2</mn>
                    <mi>s</mi>
                  </mrow>
                </mrow>
              </mrow>
            </mrow>
            <mo fence="true" stretchy="false">)</mo>
          </mrow>
        </mrow>
        <mo stretchy="false">+</mo>
        <mi>i</mi>
      </mrow>
      <mrow>
        <mrow>
          <mo fence="true" stretchy="false">(</mo>
          <mrow>
            <mrow>
              <mrow>
                <msup>
                  <mi>e</mi>
                  <mrow>
                    <mrow>
                      <mo stretchy="false">−</mo>
                      <mi>i</mi>
                    </mrow>
                    <msup>
                      <mi>tan</mi>
                      <mrow>
                        <mo stretchy="false">−</mo>
                        <mn>1</mn>
                      </mrow>
                    </msup>
                    <mn>2</mn>
                    <mi>s</mi>
                  </mrow>
                </msup>
                <mo stretchy="false">⋅</mo>
                <msup>
                  <mi>d</mi>
                  <mrow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  <mo stretchy="false">−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row>
                                <mo stretchy="false">−</mo>
                                <mfrac>
                                  <mn>1</mn>
                                  <mn>2</mn>
                                </mfrac>
                              </mrow>
                              <mo stretchy="false">−</mo>
                              <mi>s</mi>
                            </mrow>
                            <mi>i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−</mo>
                <mrow>
                  <msup>
                    <mi>e</mi>
                    <mrow>
                      <mi>i</mi>
                      <msup>
                        <mi>tan</mi>
                        <mrow>
                          <mo stretchy="false">−</mo>
                          <mn>1</mn>
                        </mrow>
                      </msup>
                      <mn>2</mn>
                      <mi>s</mi>
                    </mrow>
                  </msup>
                  <mo stretchy="false">⋅</mo>
                  <msup>
                    <mi>d</mi>
                    <mrow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  <mo stretchy="false">+</mo>
                        <mi>s</mi>
                      </mrow>
                      <mi>i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o stretchy="false">−</mo>
                    <mrow>
                      <mo fence="true" stretchy="false">(</mo>
                      <mrow>
                        <mrow>
                          <mrow>
                            <mrow>
                              <mo stretchy="false">−</mo>
                              <mfrac>
                                <mn>1</mn>
                                <mn>2</mn>
                              </mfrac>
                            </mrow>
                            <mo stretchy="false">+</mo>
                            <mi>s</mi>
                          </mrow>
                          <mi>i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o stretchy="false">−</mo>
          <mi>sin</mi>
        </mrow>
      </mrow>
      <mrow>
        <mo fence="true" stretchy="false">(</mo>
        <mrow>
          <mrow>
            <msup>
              <mi>tan</mi>
              <mrow>
                <mo stretchy="false">−</mo>
                <mn>1</mn>
              </mrow>
            </msup>
            <mn>2</mn>
            <mi>s</mi>
          </mrow>
        </mrow>
        <mo fence="true" stretchy="false">)</mo>
      </mrow>
    </mrow>
    <annotation encoding="StarMath 5.0">lim from {d rightarrow 0}{}

-2 {sum from t = 1 to d^-1 (d cdot t)^{-{1 over 2}} sin(s log (d cdot t) - {tan^-1 2s})}

+ i

(
e^{-i tan^-1 2 s} cdot d^{-{1 over 2} - s i} cdot %zeta( -(-{1 over 2} - s i) ) 
- e^{i tan^-1 2 s} cdot d^{-{1 over 2} +s i} cdot %zeta( -(-{1 over 2} + s i) ) 
)


= 

-sin( tan^-1 2s )</annotation>
  </semantics>
</math>
</file>

<file path=Object 167/content.xml><?xml version="1.0" encoding="utf-8"?>
<math xmlns="http://www.w3.org/1998/Math/MathML" display="block">
  <semantics>
    <mrow>
      <mrow>
        <mrow>
          <munder>
            <mi>lim</mi>
            <mrow>
              <mi>d</mi>
              <mo stretchy="false">→</mo>
              <mn>0</mn>
            </mrow>
          </munder>
          <mrow/>
        </mrow>
        <mo stretchy="false">−</mo>
        <mfrac>
          <mrow>
            <mrow>
              <mn>1</mn>
              <mo stretchy="false">−</mo>
              <mn>2</mn>
            </mrow>
            <mi>s</mi>
          </mrow>
          <mrow>
            <mi>s</mi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</mrow>
        </mfrac>
      </mrow>
      <mrow>
        <msup>
          <mi>d</mi>
          <mrow>
            <mo stretchy="false">−</mo>
            <mn>1</mn>
          </mrow>
        </msup>
        <mo stretchy="false">+</mo>
        <mn>2</mn>
      </mrow>
      <mrow>
        <mrow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sup>
              <mrow>
                <mo fence="true" stretchy="false">(</mo>
                <mrow>
                  <mrow>
                    <mi>d</mi>
                    <mo stretchy="false">⋅</mo>
                    <mi>t</mi>
                  </mrow>
                </mrow>
                <mo fence="true" stretchy="false">)</mo>
              </mrow>
              <mrow>
                <mo stretchy="false">−</mo>
                <mfrac>
                  <mn>1</mn>
                  <mn>2</mn>
                </mfrac>
              </mrow>
            </msup>
          </mrow>
          <mi>sinh</mi>
          <mrow>
            <mo fence="true" stretchy="false">(</mo>
            <mrow>
              <mrow>
                <mrow>
                  <mo stretchy="false">−</mo>
                  <mrow>
                    <mo fence="true" stretchy="false">(</mo>
                    <mrow>
                      <mrow>
                        <mfrac>
                          <mn>1</mn>
                          <mn>2</mn>
                        </mfrac>
                        <mo stretchy="false">−</mo>
                        <mi>s</mi>
                      </mrow>
                    </mrow>
                    <mo fence="true" stretchy="false">)</mo>
                  </mrow>
                </mrow>
                <mi>log</mi>
                <mrow>
                  <mi>d</mi>
                  <mo stretchy="false">⋅</mo>
                  <mi>t</mi>
                </mrow>
              </mrow>
            </mrow>
            <mo fence="true" stretchy="false">)</mo>
          </mrow>
        </mrow>
        <mo stretchy="false">+</mo>
        <mrow>
          <msup>
            <mi>d</mi>
            <mrow>
              <mo stretchy="false">−</mo>
              <mi>s</mi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−</mo>
        <mrow>
          <msup>
            <mi>d</mi>
            <mrow>
              <mi>s</mi>
              <mo stretchy="false">−</mo>
              <mn>1</mn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n>1</mn>
              <mo stretchy="false">−</mo>
              <mi>s</mi>
            </mrow>
          </mrow>
          <mo fence="true" stretchy="false">)</mo>
        </mrow>
        <mo stretchy="false">=</mo>
        <mn>0</mn>
      </mrow>
    </mrow>
    <annotation encoding="StarMath 5.0">lim from {d rightarrow 0}{}

-{{1-2s}over{s(1-s)}}d^-1


+2 {sum from t = 1 to d^-1 (d cdot t)^{-{1 over 2}} sinh(-(1 over 2 - s) log { d cdot t})}

+d^-s cdot %zeta( -s ) 

-d^{s-1} cdot %zeta( 1-s )

= 

0</annotation>
  </semantics>
</math>
</file>

<file path=Object 168/content.xml><?xml version="1.0" encoding="utf-8"?>
<math xmlns="http://www.w3.org/1998/Math/MathML" display="block">
  <semantics>
    <mrow>
      <mrow>
        <mrow>
          <munder>
            <mi>lim</mi>
            <mrow>
              <mi>d</mi>
              <mo stretchy="false">→</mo>
              <mn>0</mn>
            </mrow>
          </munder>
          <mrow/>
        </mrow>
        <mo stretchy="false">−</mo>
        <mfrac>
          <mn>1</mn>
          <mrow>
            <mi>s</mi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</mrow>
        </mfrac>
      </mrow>
      <mrow>
        <msup>
          <mi>d</mi>
          <mrow>
            <mo stretchy="false">−</mo>
            <mn>1</mn>
          </mrow>
        </msup>
        <mo stretchy="false">−</mo>
        <mn>1</mn>
        <mo stretchy="false">+</mo>
        <mn>2</mn>
      </mrow>
      <mrow>
        <mrow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sup>
              <mrow>
                <mo fence="true" stretchy="false">(</mo>
                <mrow>
                  <mrow>
                    <mi>d</mi>
                    <mover accent="true">
                      <mi>t</mi>
                      <mo stretchy="false">˙</mo>
                    </mover>
                  </mrow>
                </mrow>
                <mo fence="true" stretchy="false">)</mo>
              </mrow>
              <mrow>
                <mo stretchy="false">−</mo>
                <mfrac>
                  <mn>1</mn>
                  <mn>2</mn>
                </mfrac>
              </mrow>
            </msup>
          </mrow>
          <mi>cosh</mi>
          <mrow>
            <mo fence="true" stretchy="false">(</mo>
            <mrow>
              <mrow>
                <mrow>
                  <mo stretchy="false">−</mo>
                  <mrow>
                    <mo fence="true" stretchy="false">(</mo>
                    <mrow>
                      <mrow>
                        <mfrac>
                          <mn>1</mn>
                          <mn>2</mn>
                        </mfrac>
                        <mo stretchy="false">−</mo>
                        <mi>s</mi>
                      </mrow>
                    </mrow>
                    <mo fence="true" stretchy="false">)</mo>
                  </mrow>
                </mrow>
                <mi>log</mi>
                <mrow>
                  <mi>d</mi>
                  <mo stretchy="false">⋅</mo>
                  <mi>t</mi>
                </mrow>
              </mrow>
            </mrow>
            <mo fence="true" stretchy="false">)</mo>
          </mrow>
        </mrow>
        <mo stretchy="false">−</mo>
        <mrow>
          <msup>
            <mi>d</mi>
            <mrow>
              <mi>s</mi>
              <mo stretchy="false">−</mo>
              <mn>1</mn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n>1</mn>
              <mo stretchy="false">−</mo>
              <mi>s</mi>
            </mrow>
          </mrow>
          <mo fence="true" stretchy="false">)</mo>
        </mrow>
        <mo stretchy="false">−</mo>
        <mrow>
          <msup>
            <mi>d</mi>
            <mrow>
              <mo stretchy="false">−</mo>
              <mi>s</mi>
            </mrow>
          </msup>
          <mo stretchy="false">⋅</mo>
          <mi mathvariant="normal">ζ</mi>
        </mrow>
      </mrow>
      <mrow>
        <mrow>
          <mo fence="true" stretchy="false">(</mo>
          <mrow>
            <mi>s</mi>
          </mrow>
          <mo fence="true" stretchy="false">)</mo>
        </mrow>
        <mo stretchy="false">=</mo>
        <mn>0</mn>
      </mrow>
    </mrow>
    <annotation encoding="StarMath 5.0">lim from {d rightarrow 0}{}

-{1 over{s(1-s)}}d^-1

-1

+2 {sum from t = 1 to d^-1 (d dot t)^{-{1 over 2}} cosh(-(1 over 2 - s) log { d cdot t})}

-d^{s-1} cdot %zeta( 1-s ) 

-d^-s cdot %zeta( s )

= 

0</annotation>
  </semantics>
</math>
</file>

<file path=Object 169/content.xml><?xml version="1.0" encoding="utf-8"?>
<math xmlns="http://www.w3.org/1998/Math/MathML" display="block">
  <semantics>
    <mrow>
      <mrow>
        <mrow>
          <munder>
            <mi>lim</mi>
            <mrow>
              <mi>d</mi>
              <mo stretchy="false">→</mo>
              <mn>0</mn>
            </mrow>
          </munder>
          <mrow/>
        </mrow>
        <mo stretchy="false">−</mo>
        <mfrac>
          <mn>4</mn>
          <mrow>
            <mrow>
              <mn>1</mn>
              <mo stretchy="false">+</mo>
              <mn>4</mn>
            </mrow>
            <msup>
              <mi>s</mi>
              <mn>2</mn>
            </msup>
          </mrow>
        </mfrac>
      </mrow>
      <mrow>
        <msup>
          <mi>d</mi>
          <mrow>
            <mo stretchy="false">−</mo>
            <mn>1</mn>
          </mrow>
        </msup>
        <mo stretchy="false">−</mo>
        <mn>1</mn>
        <mo stretchy="false">+</mo>
        <mn>2</mn>
      </mrow>
      <mrow>
        <mrow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cos</mi>
                <mrow>
                  <mo fence="true" stretchy="false">(</mo>
                  <mrow>
                    <mrow>
                      <mrow>
                        <mo stretchy="false">−</mo>
                        <mi>s</mi>
                      </mrow>
                      <mi>log</mi>
                      <mrow>
                        <mi>d</mi>
                        <mo stretchy="false">⋅</mo>
                        <mi>t</mi>
                      </mrow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  <mo stretchy="false">−</mo>
          <mrow>
            <mo fence="true" stretchy="false">(</mo>
            <mrow>
              <mrow>
                <mrow>
                  <msup>
                    <mi>d</mi>
                    <mrow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  <mo stretchy="false">−</mo>
                        <mi>s</mi>
                      </mrow>
                      <mi>i</mi>
                    </mrow>
                  </msup>
                  <mo stretchy="false">⋅</mo>
                  <mi mathvariant="normal">ζ</mi>
                </mrow>
                <mrow>
                  <mrow>
                    <mo fence="true" stretchy="false">(</mo>
                    <mrow>
                      <mrow>
                        <mrow>
                          <mfrac>
                            <mn>1</mn>
                            <mn>2</mn>
                          </mfrac>
                          <mo stretchy="false">+</mo>
                          <mi>s</mi>
                        </mrow>
                        <mi>i</mi>
                      </mrow>
                    </mrow>
                    <mo fence="true" stretchy="false">)</mo>
                  </mrow>
                  <mo stretchy="false">+</mo>
                  <mrow>
                    <msup>
                      <mi>d</mi>
                      <mrow>
                        <mrow>
                          <mrow>
                            <mo stretchy="false">−</mo>
                            <mfrac>
                              <mn>1</mn>
                              <mn>2</mn>
                            </mfrac>
                          </mrow>
                          <mo stretchy="false">+</mo>
                          <mi>s</mi>
                        </mrow>
                        <mi>i</mi>
                      </mrow>
                    </msup>
                    <mo stretchy="false">⋅</mo>
                    <mi mathvariant="normal">ζ</mi>
                  </mrow>
                </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−</mo>
                        <mi>s</mi>
                      </mrow>
                      <mi>i</mi>
                    </mrow>
                  </mrow>
                  <mo fence="true" stretchy="false">)</mo>
                </mrow>
              </mrow>
            </mrow>
            <mo fence="true" stretchy="false">)</mo>
          </mrow>
        </mrow>
        <mo stretchy="false">=</mo>
        <mn>0</mn>
      </mrow>
    </mrow>
    <annotation encoding="StarMath 5.0">lim from {d rightarrow 0}{}

-{{4}over{1+4s^2}}d^-1 

-1

+2 {sum from t = 1 to d^-1 {{cos(-s log { d cdot t})} over sqrt{d cdot t}}}

-(

d^{-{1 over 2} - s i} cdot %zeta( 1 over 2 + s i )
+d^{-{1 over 2} +s i} cdot %zeta( 1 over 2 -s i ) 

)

= 

0</annotation>
  </semantics>
</math>
</file>

<file path=Object 17/content.xml><?xml version="1.0" encoding="utf-8"?>
<math xmlns="http://www.w3.org/1998/Math/MathML" display="block">
  <semantics>
    <mrow>
      <mi>h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frac>
        <mn>1</mn>
        <mrow>
          <mrow>
            <mo stretchy="false">−</mo>
            <mn>2</mn>
          </mrow>
          <mrow>
            <msup>
              <mi>n</mi>
              <mrow>
                <mo stretchy="false">−</mo>
                <mi>s</mi>
              </mrow>
            </msup>
            <mo stretchy="false">⋅</mo>
            <mrow>
              <mo fence="true" stretchy="false">(</mo>
              <mrow>
                <mrow>
                  <mn>1</mn>
                  <mo stretchy="false">+</mo>
                  <mi>s</mi>
                </mrow>
              </mrow>
              <mo fence="true" stretchy="false">)</mo>
            </mrow>
          </mrow>
        </mrow>
      </mfrac>
    </mrow>
    <annotation encoding="StarMath 5.0">h( s ) = lim from {n rightarrow infinity}{} {1} over { -2 n^-s cdot (1+s) }</annotation>
  </semantics>
</math>
</file>

<file path=Object 170/content.xml><?xml version="1.0" encoding="utf-8"?>
<math xmlns="http://www.w3.org/1998/Math/MathML" display="block">
  <semantics>
    <mrow>
      <mrow>
        <mrow>
          <munder>
            <mi>lim</mi>
            <mrow>
              <mi>d</mi>
              <mo stretchy="false">→</mo>
              <mn>0</mn>
            </mrow>
          </munder>
          <mrow/>
        </mrow>
        <mo stretchy="false">−</mo>
        <mfrac>
          <mrow>
            <mn>8</mn>
            <mi>s</mi>
          </mrow>
          <mrow>
            <mrow>
              <mn>1</mn>
              <mo stretchy="false">+</mo>
              <mn>4</mn>
            </mrow>
            <msup>
              <mi>s</mi>
              <mn>2</mn>
            </msup>
          </mrow>
        </mfrac>
      </mrow>
      <mrow>
        <msup>
          <mi>d</mi>
          <mrow>
            <mo stretchy="false">−</mo>
            <mn>1</mn>
          </mrow>
        </msup>
        <mo stretchy="false">+</mo>
        <mn>2</mn>
      </mrow>
      <mrow>
        <mrow>
          <munderover>
            <mo stretchy="false">∑</mo>
            <mrow>
              <mi>t</mi>
              <mo stretchy="false">=</mo>
              <mn>1</mn>
            </mrow>
            <msup>
              <mi>d</mi>
              <mrow>
                <mo stretchy="false">−</mo>
                <mn>1</mn>
              </mrow>
            </msup>
          </munderover>
          <mfrac>
            <mrow>
              <mi>sin</mi>
              <mrow>
                <mo fence="true" stretchy="false">(</mo>
                <mrow>
                  <mrow>
                    <mrow>
                      <mo stretchy="false">−</mo>
                      <mi>s</mi>
                    </mrow>
                    <mi>log</mi>
                    <mrow>
                      <mi>d</mi>
                      <mo stretchy="false">⋅</mo>
                      <mi>t</mi>
                    </mrow>
                  </mrow>
                </mrow>
                <mo fence="true" stretchy="false">)</mo>
              </mrow>
            </mrow>
            <msqrt>
              <mrow>
                <mi>d</mi>
                <mo stretchy="false">⋅</mo>
                <mi>t</mi>
              </mrow>
            </msqrt>
          </mfrac>
        </mrow>
        <mo stretchy="false">+</mo>
        <mi>i</mi>
      </mrow>
      <mrow>
        <mrow>
          <mo fence="true" stretchy="false">(</mo>
          <mrow>
            <mrow>
              <mrow>
                <msup>
                  <mi>d</mi>
                  <mrow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  <mo stretchy="false">−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  <mi>i</mi>
                    </mrow>
                  </mrow>
                  <mo fence="true" stretchy="false">)</mo>
                </mrow>
                <mo stretchy="false">−</mo>
                <mrow>
                  <msup>
                    <mi>d</mi>
                    <mrow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  <mo stretchy="false">+</mo>
                        <mi>s</mi>
                      </mrow>
                      <mi>i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n>0</mn>
      </mrow>
    </mrow>
    <annotation encoding="StarMath 5.0">lim from {d rightarrow 0}{}

-{{8s}over{1+4s^2}}d^-1 

+2 {sum from t = 1 to d^-1 {{sin(-s log { d cdot t})} over sqrt{d cdot t}}}

+ i (

d^{-{1 over 2} - s i} cdot %zeta( 1 over 2 + s i ) 
-d^{-{1 over 2} +s i} cdot %zeta( 1 over 2 - s i ) 

)

= 

0</annotation>
  </semantics>
</math>
</file>

<file path=Object 171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n>2</mn>
      </mrow>
      <mrow>
        <mi>n</mi>
        <mo stretchy="false">+</mo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+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</mrow>
              </mrow>
            </mrow>
          </mrow>
          <mo fence="true" stretchy="false">)</mo>
        </mrow>
        <mo stretchy="false">=</mo>
        <mrow>
          <mo stretchy="false">−</mo>
          <mfrac>
            <mn>1</mn>
            <mn>2</mn>
          </mfrac>
        </mrow>
      </mrow>
    </mrow>
    <annotation encoding="StarMath 5.0">lim from {n rightarrow infinity}{}

-2n + 

(1 over 2 + s )(n^{1 over 2 -s} cdot %zeta( 1 over 2 -s ) 

-{{sum from j = 1 to n  (n over j)^{1 over 2 - s}} })

+(1 over 2 - s )(n^{1 over 2 + s} cdot %zeta( 1 over 2 + s )

-{sum from j = 1 to n (n over j)^{1 over 2+ s}})


= 

-{1 over 2} </annotation>
  </semantics>
</math>
</file>

<file path=Object 172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+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</mrow>
              </mrow>
            </mrow>
          </mrow>
          <mo fence="true" stretchy="false">)</mo>
        </mrow>
        <mo stretchy="false">=</mo>
        <mrow>
          <mo stretchy="false">−</mo>
          <mi>s</mi>
        </mrow>
      </mrow>
    </mrow>
    <annotation encoding="StarMath 5.0">lim from {n rightarrow infinity}{}

(1 over 2 + s )(n^{1 over 2 -s} cdot %zeta( 1 over 2 -s ) 

-{{sum from j = 1 to n  (n over j)^{1 over 2 - s}} })

-(1 over 2 - s )(n^{1 over 2 + s} cdot %zeta( 1 over 2 + s )

-{sum from j = 1 to n (n over j)^{1 over 2+ s}})


= 






-s </annotation>
  </semantics>
</math>
</file>

<file path=Object 173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frac>
          <mn>4</mn>
          <mrow>
            <mrow>
              <mn>1</mn>
              <mo stretchy="false">+</mo>
              <mn>4</mn>
            </mrow>
            <msup>
              <mi>s</mi>
              <mn>2</mn>
            </msup>
          </mrow>
        </mfrac>
      </mrow>
      <mrow>
        <mi>n</mi>
        <mo stretchy="false">+</mo>
        <mn>2</mn>
      </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i>cos</mi>
          <mrow>
            <mo fence="true" stretchy="false">(</mo>
            <mrow>
              <mrow>
                <mi>s</mi>
                <mi>log</mi>
                <mfrac>
                  <mi>n</mi>
                  <mi>j</mi>
                </mfrac>
              </mrow>
            </mrow>
            <mo fence="true" stretchy="false">)</mo>
          </mrow>
        </mrow>
        <mo stretchy="false">−</mo>
        <mrow>
          <msup>
            <mi>n</mi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row>
          <mo fence="true" stretchy="false">)</mo>
        </mrow>
        <mo stretchy="false">−</mo>
        <mrow>
          <msup>
            <mi>n</mi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row>
          <mo fence="true" stretchy="false">)</mo>
        </mrow>
        <mo stretchy="false">=</mo>
        <mn>1</mn>
      </mrow>
    </mrow>
    <annotation encoding="StarMath 5.0">lim from {n rightarrow infinity}{}

-{{4}over{1+4s^2}}n 

+2 {sum from j = 1 to n (n over j)^{1 over 2} cos(s log { n over j})}

-

n^{1 over 2 + s i} cdot %zeta( 1 over 2 + s i )
-n^{1 over 2 -s i} cdot %zeta( 1 over 2 -s i ) 



= 

1</annotation>
  </semantics>
</math>
</file>

<file path=Object 174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frac>
          <mrow>
            <mn>8</mn>
            <mi>s</mi>
          </mrow>
          <mrow>
            <mrow>
              <mn>1</mn>
              <mo stretchy="false">+</mo>
              <mn>4</mn>
            </mrow>
            <msup>
              <mi>s</mi>
              <mn>2</mn>
            </msup>
          </mrow>
        </mfrac>
      </mrow>
      <mrow>
        <mi>n</mi>
        <mo stretchy="false">+</mo>
        <mn>2</mn>
      </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i>sin</mi>
          <mrow>
            <mo fence="true" stretchy="false">(</mo>
            <mrow>
              <mrow>
                <mi>s</mi>
                <mi>log</mi>
                <mfrac>
                  <mi>n</mi>
                  <mi>j</mi>
                </mfrac>
              </mrow>
            </mrow>
            <mo fence="true" stretchy="false">)</mo>
          </mrow>
        </mrow>
        <mo stretchy="false">+</mo>
        <mi>i</mi>
      </mrow>
      <mrow>
        <msup>
          <mi>n</mi>
          <mrow>
            <mrow>
              <mfrac>
                <mn>1</mn>
                <mn>2</mn>
              </mfrac>
              <mo stretchy="false">+</mo>
              <mi>s</mi>
            </mrow>
            <mi>i</mi>
          </mrow>
        </msup>
        <mo stretchy="false">⋅</mo>
        <mi mathvariant="normal">ζ</mi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row>
          <mo fence="true" stretchy="false">)</mo>
        </mrow>
        <mo stretchy="false">−</mo>
        <mi>i</mi>
      </mrow>
      <mrow>
        <msup>
          <mi>n</mi>
          <mrow>
            <mrow>
              <mfrac>
                <mn>1</mn>
                <mn>2</mn>
              </mfrac>
              <mo stretchy="false">−</mo>
              <mi>s</mi>
            </mrow>
            <mi>i</mi>
          </mrow>
        </msup>
        <mo stretchy="false">⋅</mo>
        <mi mathvariant="normal">ζ</mi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row>
          <mo fence="true" stretchy="false">)</mo>
        </mrow>
        <mo stretchy="false">=</mo>
        <mn>0</mn>
      </mrow>
    </mrow>
    <annotation encoding="StarMath 5.0">lim from {n rightarrow infinity}{}

-{{8s}over{1+4s^2}}n 

+2 {sum from j = 1 to n (n over j)^{1 over 2} sin(s log { n over j})}

+ i

n^{1 over 2 + s i} cdot %zeta( 1 over 2 + s i ) 
- i n^{1 over 2 -s i} cdot %zeta( 1 over 2 - s i ) 



= 

0</annotation>
  </semantics>
</math>
</file>

<file path=Object 17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n>2</mn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i>sin</mi>
          <mrow>
            <mo fence="true" stretchy="false">(</mo>
            <mrow>
              <mrow>
                <mi>s</mi>
                <mi>log</mi>
                <mrow>
                  <mfrac>
                    <mi>n</mi>
                    <mi>j</mi>
                  </mfrac>
                  <mo stretchy="false">−</mo>
                  <mrow>
                    <msup>
                      <mi>tan</mi>
                      <mrow>
                        <mo stretchy="false">−</mo>
                        <mn>1</mn>
                      </mrow>
                    </msup>
                    <mn>2</mn>
                    <mi>s</mi>
                  </mrow>
                </mrow>
              </mrow>
            </mrow>
            <mo fence="true" stretchy="false">)</mo>
          </mrow>
        </mrow>
        <mo stretchy="false">+</mo>
        <mi>i</mi>
      </mrow>
      <mrow>
        <mrow>
          <mo fence="true" stretchy="false">(</mo>
          <mrow>
            <mrow>
              <msup>
                <mi>e</mi>
                <mrow>
                  <mrow>
                    <mo stretchy="false">−</mo>
                    <mi>i</mi>
                  </mrow>
                  <msup>
                    <mi>tan</mi>
                    <mrow>
                      <mo stretchy="false">−</mo>
                      <mn>1</mn>
                    </mrow>
                  </msup>
                  <mn>2</mn>
                  <mi>s</mi>
                </mrow>
              </msup>
              <mrow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  <mi>i</mi>
                    </mrow>
                  </mrow>
                  <mo fence="true" stretchy="false">)</mo>
                </mrow>
                <mo stretchy="false">−</mo>
                <msup>
                  <mi>e</mi>
                  <mrow>
                    <mi>i</mi>
                    <msup>
                      <mi>tan</mi>
                      <mrow>
                        <mo stretchy="false">−</mo>
                        <mn>1</mn>
                      </mrow>
                    </msup>
                    <mn>2</mn>
                    <mi>s</mi>
                  </mrow>
                </msup>
              </mrow>
              <mrow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o fence="true" stretchy="false">(</mo>
                <mrow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o stretchy="false">−</mo>
          <mi>sin</mi>
        </mrow>
      </mrow>
      <mrow>
        <mo fence="true" stretchy="false">(</mo>
        <mrow>
          <mrow>
            <msup>
              <mi>tan</mi>
              <mrow>
                <mo stretchy="false">−</mo>
                <mn>1</mn>
              </mrow>
            </msup>
            <mn>2</mn>
            <mi>s</mi>
          </mrow>
        </mrow>
        <mo fence="true" stretchy="false">)</mo>
      </mrow>
    </mrow>
    <annotation encoding="StarMath 5.0">lim from {n rightarrow infinity}{}

2 {sum from j = 1 to n (n over j)^{1 over 2} sin(s log { n over j} - {tan^-1 2s})}

+ i

(
e^{-i tan^-1 2 s} n^{1 over 2 + s i} cdot %zeta( 1 over 2 + s i ) 
- e^{i tan^-1 2 s} n^{1 over 2 -s i} cdot %zeta( 1 over 2 - s i ) 
)


= 

-sin( tan^-1 2s )</annotation>
  </semantics>
</math>
</file>

<file path=Object 176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sup>
              <mrow>
                <mo fence="true" stretchy="false">(</mo>
                <mrow>
                  <mrow>
                    <mi>d</mi>
                    <mo stretchy="false">⋅</mo>
                    <mi>t</mi>
                  </mrow>
                </mrow>
                <mo fence="true" stretchy="false">)</mo>
              </mrow>
              <mrow>
                <mo stretchy="false">−</mo>
                <mfrac>
                  <mn>1</mn>
                  <mn>2</mn>
                </mfrac>
              </mrow>
            </msup>
          </mrow>
          <mrow>
            <mo fence="true" stretchy="false">(</mo>
            <mrow>
              <mrow>
                <mi>cos</mi>
                <mrow>
                  <mrow>
                    <mo fence="true" stretchy="false">(</mo>
                    <mrow>
                      <mrow>
                        <mi>s</mi>
                        <mi>log</mi>
                        <mrow>
                          <mo fence="true" stretchy="false">(</mo>
                          <mrow>
                            <mrow>
                              <mi>d</mi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−</mo>
                  <mfrac>
                    <mn>1</mn>
                    <mrow>
                      <mn>2</mn>
                      <mi>s</mi>
                    </mrow>
                  </mfrac>
                </mrow>
                <mi>sin</mi>
                <mrow>
                  <mo fence="true" stretchy="false">(</mo>
                  <mrow>
                    <mrow>
                      <mi>s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)</mo>
          </mrow>
        </mrow>
        <mo stretchy="false">=</mo>
        <mfrac>
          <mn>1</mn>
          <mn>2</mn>
        </mfrac>
      </mrow>
    </mrow>
    <annotation encoding="StarMath 5.0">lim from {d rightarrow 0}{}

{sum from t = 1 to d^-1 (d cdot t)^{-{1 over 2}}( cos(s log (d t)) - 1 over {2 s}sin(s log (d cdot t)))}

= 

{1 over 2}</annotation>
  </semantics>
</math>
</file>

<file path=Object 177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n>2</mn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i>sin</mi>
          <mrow>
            <mo fence="true" stretchy="false">(</mo>
            <mrow>
              <mrow>
                <mi>s</mi>
                <mi>log</mi>
                <mrow>
                  <mfrac>
                    <mi>n</mi>
                    <mi>j</mi>
                  </mfrac>
                  <mo stretchy="false">−</mo>
                  <mrow>
                    <mfrac>
                      <mn>1</mn>
                      <mn>2</mn>
                    </mfrac>
                    <mi>i</mi>
                    <mi>log</mi>
                    <mrow>
                      <mo fence="true" stretchy="false">(</mo>
                      <mrow>
                        <mfrac>
                          <mrow>
                            <mrow>
                              <mfrac>
                                <mn>1</mn>
                                <mn>2</mn>
                              </mfrac>
                              <mo stretchy="false">−</mo>
                              <mi>i</mi>
                            </mrow>
                            <mi>s</mi>
                          </mrow>
                          <mrow>
                            <mrow>
                              <mfrac>
                                <mn>1</mn>
                                <mn>2</mn>
                              </mfrac>
                              <mo stretchy="false">+</mo>
                              <mi>i</mi>
                            </mrow>
                            <mi>s</mi>
                          </mrow>
                        </mfrac>
                      </mrow>
                      <mo fence="true" stretchy="false">)</mo>
                    </mrow>
                  </mrow>
                </mrow>
              </mrow>
            </mrow>
            <mo fence="true" stretchy="false">)</mo>
          </mrow>
        </mrow>
        <mo stretchy="false">+</mo>
        <mi>i</mi>
      </mrow>
      <mrow>
        <mrow>
          <mo fence="true" stretchy="false">(</mo>
          <mrow>
            <mrow>
              <mfrac>
                <msqrt>
                  <mrow>
                    <mrow>
                      <mfrac>
                        <mn>1</mn>
                        <mn>2</mn>
                      </mfrac>
                      <mo stretchy="false">−</mo>
                      <mi>i</mi>
                    </mrow>
                    <mi>s</mi>
                  </mrow>
                </msqrt>
                <msqrt>
                  <mrow>
                    <mrow>
                      <mfrac>
                        <mn>1</mn>
                        <mn>2</mn>
                      </mfrac>
                      <mo stretchy="false">+</mo>
                      <mi>i</mi>
                    </mrow>
                    <mi>s</mi>
                  </mrow>
                </msqrt>
              </mfrac>
              <mrow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  <mi>i</mi>
                    </mrow>
                  </mrow>
                  <mo fence="true" stretchy="false">)</mo>
                </mrow>
                <mo stretchy="false">−</mo>
                <mfrac>
                  <msqrt>
                    <mrow>
                      <mrow>
                        <mfrac>
                          <mn>1</mn>
                          <mn>2</mn>
                        </mfrac>
                        <mo stretchy="false">+</mo>
                        <mi>i</mi>
                      </mrow>
                      <mi>s</mi>
                    </mrow>
                  </msqrt>
                  <msqrt>
                    <mrow>
                      <mrow>
                        <mfrac>
                          <mn>1</mn>
                          <mn>2</mn>
                        </mfrac>
                        <mo stretchy="false">−</mo>
                        <mi>i</mi>
                      </mrow>
                      <mi>s</mi>
                    </mrow>
                  </msqrt>
                </mfrac>
              </mrow>
              <mrow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sup>
                <mo stretchy="false">⋅</mo>
                <mi mathvariant="normal">ζ</mi>
              </mrow>
              <mrow>
                <mo fence="true" stretchy="false">(</mo>
                <mrow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o stretchy="false">−</mo>
          <mfrac>
            <mi>s</mi>
            <msqrt>
              <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−</mo>
                        <mi>i</mi>
                      </mrow>
                      <mi>s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i</mi>
                      </mrow>
                      <mi>s</mi>
                    </mrow>
                  </mrow>
                  <mo fence="true" stretchy="false">)</mo>
                </mrow>
              </mrow>
            </msqrt>
          </mfrac>
        </mrow>
      </mrow>
    </mrow>
    <annotation encoding="StarMath 5.0">lim from {n rightarrow infinity}{}

2 {sum from j = 1 to n (n over j)^{1 over 2} sin(s log { n over j} - {1 over 2 i log({1 over 2 - i s}over{1 over 2 + i s})})}

+ i

(
{{sqrt{1 over 2 - i s}}over{sqrt{1 over 2 + i s}}} n^{1 over 2 + s i} cdot %zeta( 1 over 2 + s i ) 
- {{sqrt{1 over 2 + i s}}over{sqrt{1 over 2 - i s}}} n^{1 over 2 -s i} cdot %zeta( 1 over 2 - s i ) 
)


= 

-{{s}over{ sqrt{(1 over 2 - i s)(1 over 2 + i s)} }}</annotation>
  </semantics>
</math>
</file>

<file path=Object 178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o fence="true" stretchy="false">(</mo>
            <mrow>
              <mrow>
                <mrow>
                  <munderover>
                    <mo stretchy="false">∫</mo>
                    <mn>0</mn>
                    <mn>1</mn>
                  </munderover>
                  <mfrac>
                    <mrow>
                      <mi>sin</mi>
                      <mrow>
                        <mo fence="true" stretchy="false">(</mo>
                        <mrow>
                          <mrow>
                            <mi>s</mi>
                            <mi>log</mi>
                            <mrow>
                              <mi>x</mi>
                              <mo stretchy="false">+</mo>
                              <mi mathvariant="normal">θ</mi>
                            </mrow>
                          </mrow>
                        </mrow>
                        <mo fence="true" stretchy="false">)</mo>
                      </mrow>
                    </mrow>
                    <msqrt>
                      <mi>x</mi>
                    </msqrt>
                  </mfrac>
                </mrow>
                <mi mathvariant="italic">dx</mi>
              </mrow>
            </mrow>
            <mo fence="true" stretchy="false">)</mo>
          </mrow>
          <mo stretchy="false">⋅</mo>
          <msup>
            <mi>d</mi>
            <mrow>
              <mo stretchy="false">−</mo>
              <mn>1</mn>
            </mrow>
          </msup>
        </mrow>
        <mo stretchy="false">−</mo>
        <mrow>
          <munderover>
            <mo stretchy="false">∑</mo>
            <mrow>
              <mi>t</mi>
              <mo stretchy="false">=</mo>
              <mn>1</mn>
            </mrow>
            <msup>
              <mi>d</mi>
              <mrow>
                <mo stretchy="false">−</mo>
                <mn>1</mn>
              </mrow>
            </msup>
          </munderover>
          <mfrac>
            <mrow>
              <mi>sin</mi>
              <mrow>
                <mo fence="true" stretchy="false">(</mo>
                <mrow>
                  <mrow>
                    <mi>s</mi>
                    <mi>log</mi>
                    <mrow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  <mo stretchy="false">+</mo>
                      <mi mathvariant="normal">θ</mi>
                    </mrow>
                  </mrow>
                </mrow>
                <mo fence="true" stretchy="false">)</mo>
              </mrow>
            </mrow>
            <msqrt>
              <mrow>
                <mi>d</mi>
                <mo stretchy="false">⋅</mo>
                <mi>t</mi>
              </mrow>
            </msqrt>
          </mfrac>
        </mrow>
        <mo stretchy="false">+</mo>
        <mrow>
          <mfrac>
            <mn>1</mn>
            <mn>2</mn>
          </mfrac>
          <mo stretchy="false">⋅</mo>
          <mi>i</mi>
        </mrow>
      </mrow>
      <mrow>
        <mrow>
          <mrow>
            <mo fence="true" stretchy="false">(</mo>
            <mrow>
              <mrow>
                <mrow>
                  <msup>
                    <mi>e</mi>
                    <mrow>
                      <mrow>
                        <mo stretchy="false">−</mo>
                        <mi>i</mi>
                      </mrow>
                      <mi mathvariant="normal">θ</mi>
                    </mrow>
                  </msup>
                  <mo stretchy="false">⋅</mo>
                  <msup>
                    <mi>d</mi>
                    <mrow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  <mo stretchy="false">−</mo>
                        <mi>s</mi>
                      </mrow>
                      <mi>i</mi>
                    </mrow>
                  </msup>
                  <mo stretchy="false">⋅</mo>
                  <mi mathvariant="normal">ζ</mi>
                </mrow>
                <mrow>
                  <mrow>
                    <mo fence="true" stretchy="false">(</mo>
                    <mrow>
                      <mrow>
                        <mrow>
                          <mfrac>
                            <mn>1</mn>
                            <mn>2</mn>
                          </mfrac>
                          <mo stretchy="false">+</mo>
                          <mi>s</mi>
                        </mrow>
                        <mi>i</mi>
                      </mrow>
                    </mrow>
                    <mo fence="true" stretchy="false">)</mo>
                  </mrow>
                  <mo stretchy="false">−</mo>
                  <mrow>
                    <msup>
                      <mi>e</mi>
                      <mrow>
                        <mi>i</mi>
                        <mi mathvariant="normal">θ</mi>
                      </mrow>
                    </msup>
                    <mo stretchy="false">⋅</mo>
                    <msup>
                      <mi>d</mi>
                      <mrow>
                        <mrow>
                          <mrow>
                            <mo stretchy="false">−</mo>
                            <mfrac>
                              <mn>1</mn>
                              <mn>2</mn>
                            </mfrac>
                          </mrow>
                          <mo stretchy="false">+</mo>
                          <mi>s</mi>
                        </mrow>
                        <mi>i</mi>
                      </mrow>
                    </msup>
                    <mo stretchy="false">⋅</mo>
                    <mi mathvariant="normal">ζ</mi>
                  </mrow>
                </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−</mo>
                        <mi>s</mi>
                      </mrow>
                      <mi>i</mi>
                    </mrow>
                  </mrow>
                  <mo fence="true" stretchy="false">)</mo>
                </mrow>
              </mrow>
            </mrow>
            <mo fence="true" stretchy="false">)</mo>
          </mrow>
          <mo stretchy="false">−</mo>
          <mfrac>
            <mrow>
              <mi>sin</mi>
              <mrow>
                <mo fence="true" stretchy="false">(</mo>
                <mrow>
                  <mi mathvariant="normal">θ</mi>
                </mrow>
                <mo fence="true" stretchy="false">)</mo>
              </mrow>
            </mrow>
            <mn>2</mn>
          </mfrac>
        </mrow>
        <mo stretchy="false">=</mo>
        <mn>0</mn>
      </mrow>
    </mrow>
    <annotation encoding="StarMath 5.0">lim from {d rightarrow 0}{}

(int from 0 to 1 {{sin(s log x + %theta)} over sqrt x }dx)  cdot d^-1



- sum from t = 1 to {d^-1} {{sin(s log (d cdot t) + %theta)} over sqrt{d cdot t}}

+ {1 over 2} cdot i

(
e^{-i %theta}  cdot d^{-{1 over 2} - s i} cdot %zeta( 1 over 2 + s i ) 
- e^{i %theta}  cdot d^{-{1 over 2} +s i} cdot %zeta( 1 over 2 - s i ) 
)

-{sin( %theta )} over 2

= 

0</annotation>
  </semantics>
</math>
</file>

<file path=Object 179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row>
              <munderover>
                <mo stretchy="false">∫</mo>
                <mn>0</mn>
                <mn>1</mn>
              </munderover>
              <mrow>
                <mfrac>
                  <mrow>
                    <mi>cos</mi>
                    <mrow>
                      <mo fence="true" stretchy="false">(</mo>
                      <mrow>
                        <mrow>
                          <mi>s</mi>
                          <mi>lo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sqrt>
                    <mi>x</mi>
                  </msqrt>
                </mfrac>
                <mi mathvariant="italic">dx</mi>
              </mrow>
            </mrow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cos</mi>
                <mrow>
                  <mo fence="true" stretchy="false">(</mo>
                  <mrow>
                    <mrow>
                      <mi>s</mi>
                      <mi>log</mi>
                      <mrow>
                        <mo fence="true" stretchy="false">(</mo>
                        <mrow>
                          <mrow>
                            <mi>d</mi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i mathvariant="italic">dt</mi>
              </msqrt>
            </mfrac>
          </mrow>
        </mrow>
        <mo stretchy="false">=</mo>
        <mfrac>
          <mn>1</mn>
          <mn>2</mn>
        </mfrac>
      </mrow>
    </mrow>
    <annotation encoding="StarMath 5.0">lim from {d rightarrow 0}{}

{1 over d} cdot

int from 0 to 1 {{cos ( s log (x))} over {sqrt{x}}dx}  - 

sum from t = 1 to d^-1 {{cos ( s log (d t ))} over {sqrt{dt}}}


=

1 over 2</annotation>
  </semantics>
</math>
</file>

<file path=Object 18/content.xml><?xml version="1.0" encoding="utf-8"?>
<math xmlns="http://www.w3.org/1998/Math/MathML" display="block">
  <semantics>
    <mrow>
      <mi mathvariant="italic">if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0</mn>
      </mrow>
      <mi>,</mi>
      <mi>g</mi>
      <mrow>
        <mrow>
          <mo fence="true" stretchy="false">(</mo>
          <mrow>
            <mi>s</mi>
          </mrow>
          <mo fence="true" stretchy="false">)</mo>
        </mrow>
        <mo stretchy="false">=</mo>
        <mrow>
          <mo stretchy="false">−</mo>
          <mi mathvariant="normal">∞</mi>
        </mrow>
      </mrow>
      <mtext> or complex infinity</mtext>
    </mrow>
    <annotation encoding="StarMath 5.0">if Re(s) &gt; 0 , g( s ) = -infinity " or complex infinity"</annotation>
  </semantics>
</math>
</file>

<file path=Object 180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row>
              <munderover>
                <mo stretchy="false">∫</mo>
                <mn>0</mn>
                <mn>1</mn>
              </munderover>
              <mrow>
                <mfrac>
                  <mrow>
                    <mi>sin</mi>
                    <mrow>
                      <mo fence="true" stretchy="false">(</mo>
                      <mrow>
                        <mrow>
                          <mi>s</mi>
                          <mi>lo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sqrt>
                    <mi>x</mi>
                  </msqrt>
                </mfrac>
                <mi mathvariant="italic">dx</mi>
              </mrow>
            </mrow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sin</mi>
                <mrow>
                  <mo fence="true" stretchy="false">(</mo>
                  <mrow>
                    <mrow>
                      <mi>s</mi>
                      <mi>log</mi>
                      <mrow>
                        <mo fence="true" stretchy="false">(</mo>
                        <mrow>
                          <mrow>
                            <mi>d</mi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i mathvariant="italic">dt</mi>
              </msqrt>
            </mfrac>
          </mrow>
        </mrow>
        <mo stretchy="false">=</mo>
        <mn>0</mn>
      </mrow>
    </mrow>
    <annotation encoding="StarMath 5.0">lim from {d rightarrow 0}{}

{1 over d} cdot

int from 0 to 1 {{sin ( s log (x))} over {sqrt{x}}dx}  - 

sum from t = 1 to d^-1 {{sin ( s log (d t ))} over {sqrt{dt}}}

=

0</annotation>
  </semantics>
</math>
</file>

<file path=Object 181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underover>
              <mo stretchy="false">∫</mo>
              <mn>0</mn>
              <mn>1</mn>
            </munderover>
            <mrow>
              <mfrac>
                <mrow>
                  <mi>sin</mi>
                  <mrow>
                    <mo fence="true" stretchy="false">(</mo>
                    <mrow>
                      <mrow>
                        <mi>s</mi>
                        <mi>log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qrt>
                  <mi>x</mi>
                </msqrt>
              </mfrac>
              <mi mathvariant="italic">dx</mi>
            </mrow>
          </mrow>
          <mo stretchy="false">−</mo>
          <mrow>
            <mi>d</mi>
            <mo stretchy="false">⋅</mo>
            <mrow>
              <munderover>
                <mo stretchy="false">∑</mo>
                <mrow>
                  <mi>t</mi>
                  <mo stretchy="false">=</mo>
                  <mn>1</mn>
                </mrow>
                <msup>
                  <mi>d</mi>
                  <mrow>
                    <mo stretchy="false">−</mo>
                    <mn>1</mn>
                  </mrow>
                </msup>
              </munderover>
              <mfrac>
                <mrow>
                  <mi>sin</mi>
                  <mrow>
                    <mo fence="true" stretchy="false">(</mo>
                    <mrow>
                      <mrow>
                        <mi>s</mi>
                        <mi>log</mi>
                        <mrow>
                          <mo fence="true" stretchy="false">(</mo>
                          <mrow>
                            <mrow>
                              <mi>d</mi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qrt>
                  <mi mathvariant="italic">dt</mi>
                </msqrt>
              </mfrac>
            </mrow>
          </mrow>
        </mrow>
        <mo stretchy="false">=</mo>
        <mn>0</mn>
      </mrow>
    </mrow>
    <annotation encoding="StarMath 5.0">lim from {d rightarrow 0}{}

int from 0 to 1 {{sin ( s log (x))} over {sqrt{x}}dx}  - 

d cdot sum from t = 1 to d^-1 {{sin ( s log (d t ))} over {sqrt{dt}}}

=

0</annotation>
  </semantics>
</math>
</file>

<file path=Object 182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underover>
              <mo stretchy="false">∫</mo>
              <mn>0</mn>
              <mn>1</mn>
            </munderover>
            <mrow>
              <mfrac>
                <mrow>
                  <mi>cos</mi>
                  <mrow>
                    <mo fence="true" stretchy="false">(</mo>
                    <mrow>
                      <mrow>
                        <mi>s</mi>
                        <mi>log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qrt>
                  <mi>x</mi>
                </msqrt>
              </mfrac>
              <mi mathvariant="italic">dx</mi>
            </mrow>
          </mrow>
          <mo stretchy="false">−</mo>
          <mrow>
            <mi>d</mi>
            <mo stretchy="false">⋅</mo>
            <mrow>
              <munderover>
                <mo stretchy="false">∑</mo>
                <mrow>
                  <mi>t</mi>
                  <mo stretchy="false">=</mo>
                  <mn>1</mn>
                </mrow>
                <msup>
                  <mi>d</mi>
                  <mrow>
                    <mo stretchy="false">−</mo>
                    <mn>1</mn>
                  </mrow>
                </msup>
              </munderover>
              <mfrac>
                <mrow>
                  <mi>cos</mi>
                  <mrow>
                    <mo fence="true" stretchy="false">(</mo>
                    <mrow>
                      <mrow>
                        <mi>s</mi>
                        <mi>log</mi>
                        <mrow>
                          <mo fence="true" stretchy="false">(</mo>
                          <mrow>
                            <mrow>
                              <mi>d</mi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qrt>
                  <mi mathvariant="italic">dt</mi>
                </msqrt>
              </mfrac>
            </mrow>
          </mrow>
        </mrow>
        <mo stretchy="false">=</mo>
        <mn>0</mn>
      </mrow>
    </mrow>
    <annotation encoding="StarMath 5.0">lim from {d rightarrow 0}{}

int from 0 to 1 {{cos ( s log (x))} over {sqrt{x}}dx}  - 

d cdot
sum from t = 1 to d^-1 {{cos ( s log (d t ))} over {sqrt{dt}}}

=

0</annotation>
  </semantics>
</math>
</file>

<file path=Object 183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i>d</mi>
        <mo stretchy="false">⋅</mo>
        <mrow>
          <munderover>
            <mo stretchy="false">∑</mo>
            <mrow>
              <mi>t</mi>
              <mo stretchy="false">=</mo>
              <mn>1</mn>
            </mrow>
            <mfrac>
              <mn>1</mn>
              <mi>d</mi>
            </mfrac>
          </munderover>
          <mi>f</mi>
        </mrow>
      </mrow>
      <mrow>
        <mrow>
          <mo fence="true" stretchy="false">(</mo>
          <mrow>
            <mrow>
              <mi>d</mi>
              <mo stretchy="false">⋅</mo>
              <mi>t</mi>
            </mrow>
          </mrow>
          <mo fence="true" stretchy="false">)</mo>
        </mrow>
        <mo stretchy="false">=</mo>
        <mrow>
          <munderover>
            <mo stretchy="false">∫</mo>
            <mn>0</mn>
            <mn>1</mn>
          </munderover>
          <mi>f</mi>
        </mrow>
      </mrow>
      <mrow>
        <mo fence="true" stretchy="false">(</mo>
        <mrow>
          <mi>t</mi>
        </mrow>
        <mo fence="true" stretchy="false">)</mo>
      </mrow>
      <mi mathvariant="italic">dt</mi>
    </mrow>
    <annotation encoding="StarMath 5.0">lim from {d rightarrow 0}{}

d cdot sum from t = 1 to {1 over d} f( d cdot t )

=

int from 0 to 1 f( t ) dt</annotation>
  </semantics>
</math>
</file>

<file path=Object 184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row>
              <mo fence="true" stretchy="false">(</mo>
              <mrow>
                <mrow>
                  <mrow>
                    <munderover>
                      <mo stretchy="false">∫</mo>
                      <mn>0</mn>
                      <mn>1</mn>
                    </munderover>
                    <mfrac>
                      <mrow>
                        <mi>sin</mi>
                        <mrow>
                          <mo fence="true" stretchy="false">(</mo>
                          <mrow>
                            <mrow>
                              <mi>s</mi>
                              <mi>log</mi>
                              <mrow>
                                <mi>x</mi>
                                <mo stretchy="false">+</mo>
                                <mi mathvariant="normal">θ</mi>
                              </mrow>
                            </mrow>
                          </mrow>
                          <mo fence="true" stretchy="false">)</mo>
                        </mrow>
                      </mrow>
                      <msqrt>
                        <mi>x</mi>
                      </msqrt>
                    </mfrac>
                  </mrow>
                  <mi mathvariant="italic">dx</mi>
                </mrow>
              </mrow>
              <mo fence="true" stretchy="false">)</mo>
            </mrow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sin</mi>
                <mrow>
                  <mo fence="true" stretchy="false">(</mo>
                  <mrow>
                    <mrow>
                      <mi>s</mi>
                      <mi>log</mi>
                      <mrow>
                        <mrow>
                          <mo fence="true" stretchy="false">(</mo>
                          <mrow>
                            <mrow>
                              <mi>d</mi>
                              <mo stretchy="false">⋅</mo>
                              <mi>t</mi>
                            </mrow>
                          </mrow>
                          <mo fence="true" stretchy="false">)</mo>
                        </mrow>
                        <mo stretchy="false">+</mo>
                        <mi mathvariant="normal">θ</mi>
                      </mrow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</mrow>
        <mo stretchy="false">=</mo>
        <mfrac>
          <mrow>
            <mi>sin</mi>
            <mrow>
              <mo fence="true" stretchy="false">(</mo>
              <mrow>
                <mi mathvariant="normal">θ</mi>
              </mrow>
              <mo fence="true" stretchy="false">)</mo>
            </mrow>
          </mrow>
          <mn>2</mn>
        </mfrac>
      </mrow>
    </mrow>
    <annotation encoding="StarMath 5.0">lim from {d rightarrow 0}{}

{1 over d} cdot (int from 0 to 1 {{sin(s log x + %theta)} over sqrt x }dx)



- sum from t = 1 to {d^-1} {{sin(s log (d cdot t) + %theta)} over sqrt{d cdot t}}

= 

{sin( %theta )} over 2</annotation>
  </semantics>
</math>
</file>

<file path=Object 185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underover>
          <mo stretchy="false">∫</mo>
          <mn>0</mn>
          <mn>1</mn>
        </munderover>
        <mfrac>
          <mrow>
            <mi>sin</mi>
            <mrow>
              <mo fence="true" stretchy="false">(</mo>
              <mrow>
                <mrow>
                  <mi>s</mi>
                  <mi>log</mi>
                  <mrow>
                    <mi>x</mi>
                    <mo stretchy="false">+</mo>
                    <mi mathvariant="normal">θ</mi>
                  </mrow>
                </mrow>
              </mrow>
              <mo fence="true" stretchy="false">)</mo>
            </mrow>
          </mrow>
          <msqrt>
            <mi>x</mi>
          </msqrt>
        </mfrac>
      </mrow>
      <mrow>
        <mrow>
          <mi mathvariant="italic">dx</mi>
          <mo stretchy="false">−</mo>
          <mrow>
            <mi>d</mi>
            <mo stretchy="false">⋅</mo>
            <mrow>
              <munderover>
                <mo stretchy="false">∑</mo>
                <mrow>
                  <mi>t</mi>
                  <mo stretchy="false">=</mo>
                  <mn>1</mn>
                </mrow>
                <msup>
                  <mi>d</mi>
                  <mrow>
                    <mo stretchy="false">−</mo>
                    <mn>1</mn>
                  </mrow>
                </msup>
              </munderover>
              <mfrac>
                <mrow>
                  <mi>sin</mi>
                  <mrow>
                    <mo fence="true" stretchy="false">(</mo>
                    <mrow>
                      <mrow>
                        <mi>s</mi>
                        <mi>log</mi>
                        <mrow>
                          <mrow>
                            <mo fence="true" stretchy="false">(</mo>
                            <mrow>
                              <mrow>
                                <mi>d</mi>
                                <mo stretchy="false">⋅</mo>
                                <mi>t</mi>
                              </mrow>
                            </mrow>
                            <mo fence="true" stretchy="false">)</mo>
                          </mrow>
                          <mo stretchy="false">+</mo>
                          <mi mathvariant="normal">θ</mi>
                        </mrow>
                      </mrow>
                    </mrow>
                    <mo fence="true" stretchy="false">)</mo>
                  </mrow>
                </mrow>
                <msqrt>
                  <mrow>
                    <mi>d</mi>
                    <mo stretchy="false">⋅</mo>
                    <mi>t</mi>
                  </mrow>
                </msqrt>
              </mfrac>
            </mrow>
          </mrow>
        </mrow>
        <mo stretchy="false">=</mo>
        <mn>0</mn>
      </mrow>
    </mrow>
    <annotation encoding="StarMath 5.0">lim from {d rightarrow 0}{}

int from 0 to 1 {{sin(s log x + %theta)} over sqrt x }dx



- d cdot  sum from t = 1 to {d^-1} {{sin(s log (d cdot t) + %theta)} over sqrt{d cdot t}}

= 

0</annotation>
  </semantics>
</math>
</file>

<file path=Object 186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underover>
          <mo stretchy="false">∫</mo>
          <mn>0</mn>
          <mn>1</mn>
        </munderover>
        <mfrac>
          <mrow>
            <mi>sin</mi>
            <mrow>
              <mo fence="true" stretchy="false">(</mo>
              <mrow>
                <mrow>
                  <mi>s</mi>
                  <mi>log</mi>
                  <mrow>
                    <mi>x</mi>
                    <mo stretchy="false">+</mo>
                    <mi>arctan</mi>
                  </mrow>
                  <mn>2</mn>
                  <mi>s</mi>
                </mrow>
              </mrow>
              <mo fence="true" stretchy="false">)</mo>
            </mrow>
          </mrow>
          <msqrt>
            <mi>x</mi>
          </msqrt>
        </mfrac>
      </mrow>
      <mrow>
        <mrow>
          <mi mathvariant="italic">dx</mi>
          <mo stretchy="false">−</mo>
          <mrow>
            <mi>d</mi>
            <mo stretchy="false">⋅</mo>
            <mrow>
              <munderover>
                <mo stretchy="false">∑</mo>
                <mrow>
                  <mi>t</mi>
                  <mo stretchy="false">=</mo>
                  <mn>1</mn>
                </mrow>
                <msup>
                  <mi>d</mi>
                  <mrow>
                    <mo stretchy="false">−</mo>
                    <mn>1</mn>
                  </mrow>
                </msup>
              </munderover>
              <mfrac>
                <mrow>
                  <mi>sin</mi>
                  <mrow>
                    <mo fence="true" stretchy="false">(</mo>
                    <mrow>
                      <mrow>
                        <mi>s</mi>
                        <mi>log</mi>
                        <mrow>
                          <mrow>
                            <mo fence="true" stretchy="false">(</mo>
                            <mrow>
                              <mrow>
                                <mi>d</mi>
                                <mo stretchy="false">⋅</mo>
                                <mi>t</mi>
                              </mrow>
                            </mrow>
                            <mo fence="true" stretchy="false">)</mo>
                          </mrow>
                          <mo stretchy="false">+</mo>
                          <mi>arctan</mi>
                        </mrow>
                        <mn>2</mn>
                        <mi>s</mi>
                      </mrow>
                    </mrow>
                    <mo fence="true" stretchy="false">)</mo>
                  </mrow>
                </mrow>
                <msqrt>
                  <mrow>
                    <mi>d</mi>
                    <mo stretchy="false">⋅</mo>
                    <mi>t</mi>
                  </mrow>
                </msqrt>
              </mfrac>
            </mrow>
          </mrow>
        </mrow>
        <mo stretchy="false">=</mo>
        <mn>0</mn>
      </mrow>
    </mrow>
    <annotation encoding="StarMath 5.0">lim from {d rightarrow 0}{}

int from 0 to 1 {{sin(s log x + arctan 2s)} over sqrt x }dx



- d cdot  sum from t = 1 to {d^-1} {{sin(s log (d cdot t) + arctan 2s)} over sqrt{d cdot t}}

= 

0</annotation>
  </semantics>
</math>
</file>

<file path=Object 187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row>
              <mo fence="true" stretchy="false">(</mo>
              <mrow>
                <mrow>
                  <mrow>
                    <munderover>
                      <mo stretchy="false">∫</mo>
                      <mn>0</mn>
                      <mn>1</mn>
                    </munderover>
                    <mfrac>
                      <mrow>
                        <mi>sin</mi>
                        <mrow>
                          <mo fence="true" stretchy="false">(</mo>
                          <mrow>
                            <mrow>
                              <mi>s</mi>
                              <mi>log</mi>
                              <mrow>
                                <mi>x</mi>
                                <mo stretchy="false">+</mo>
                                <mi>arctan</mi>
                              </mrow>
                              <mn>2</mn>
                              <mi>s</mi>
                            </mrow>
                          </mrow>
                          <mo fence="true" stretchy="false">)</mo>
                        </mrow>
                      </mrow>
                      <msqrt>
                        <mi>x</mi>
                      </msqrt>
                    </mfrac>
                  </mrow>
                  <mi mathvariant="italic">dx</mi>
                </mrow>
              </mrow>
              <mo fence="true" stretchy="false">)</mo>
            </mrow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sin</mi>
                <mrow>
                  <mo fence="true" stretchy="false">(</mo>
                  <mrow>
                    <mrow>
                      <mi>s</mi>
                      <mi>log</mi>
                      <mrow>
                        <mrow>
                          <mo fence="true" stretchy="false">(</mo>
                          <mrow>
                            <mrow>
                              <mi>d</mi>
                              <mo stretchy="false">⋅</mo>
                              <mi>t</mi>
                            </mrow>
                          </mrow>
                          <mo fence="true" stretchy="false">)</mo>
                        </mrow>
                        <mo stretchy="false">+</mo>
                        <mi>arctan</mi>
                      </mrow>
                      <mn>2</mn>
                      <mi>s</mi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</mrow>
        <mo stretchy="false">=</mo>
        <mfrac>
          <mrow>
            <mi>sin</mi>
            <mrow>
              <mo fence="true" stretchy="false">(</mo>
              <mrow>
                <mrow>
                  <mi>arctan</mi>
                  <mn>2</mn>
                  <mi>s</mi>
                </mrow>
              </mrow>
              <mo fence="true" stretchy="false">)</mo>
            </mrow>
          </mrow>
          <mn>2</mn>
        </mfrac>
      </mrow>
    </mrow>
    <annotation encoding="StarMath 5.0">lim from {d rightarrow 0}{}

{1 over d} cdot (int from 0 to 1 {{sin(s log x + arctan 2 s)} over sqrt x }dx)



- sum from t = 1 to {d^-1} {{sin(s log (d cdot t) + arctan 2 s)} over sqrt{d cdot t}}

= 

{sin( arctan 2 s )} over 2</annotation>
  </semantics>
</math>
</file>

<file path=Object 188/content.xml><?xml version="1.0" encoding="utf-8"?>
<math xmlns="http://www.w3.org/1998/Math/MathML" display="block">
  <semantics>
    <mrow>
      <mrow>
        <mrow>
          <munder>
            <mi>lim</mi>
            <mrow>
              <mi>d</mi>
              <mo stretchy="false">→</mo>
              <mn>0</mn>
            </mrow>
          </munder>
          <mrow/>
        </mrow>
        <mo stretchy="false">−</mo>
        <mrow>
          <munderover>
            <mo stretchy="false">∑</mo>
            <mrow>
              <mi>t</mi>
              <mo stretchy="false">=</mo>
              <mn>1</mn>
            </mrow>
            <msup>
              <mi>d</mi>
              <mrow>
                <mo stretchy="false">−</mo>
                <mn>1</mn>
              </mrow>
            </msup>
          </munderover>
          <mfrac>
            <mrow>
              <mi>sin</mi>
              <mrow>
                <mo fence="true" stretchy="false">(</mo>
                <mrow>
                  <mrow>
                    <mi>s</mi>
                    <mi>log</mi>
                    <mrow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  <mo stretchy="false">+</mo>
                      <mi>arctan</mi>
                    </mrow>
                    <mn>2</mn>
                    <mi>s</mi>
                  </mrow>
                </mrow>
                <mo fence="true" stretchy="false">)</mo>
              </mrow>
            </mrow>
            <msqrt>
              <mrow>
                <mi>d</mi>
                <mo stretchy="false">⋅</mo>
                <mi>t</mi>
              </mrow>
            </msqrt>
          </mfrac>
        </mrow>
      </mrow>
      <mo stretchy="false">=</mo>
      <mfrac>
        <mrow>
          <mi>sin</mi>
          <mrow>
            <mo fence="true" stretchy="false">(</mo>
            <mrow>
              <mrow>
                <mi>arctan</mi>
                <mn>2</mn>
                <mi>s</mi>
              </mrow>
            </mrow>
            <mo fence="true" stretchy="false">)</mo>
          </mrow>
        </mrow>
        <mn>2</mn>
      </mfrac>
    </mrow>
    <annotation encoding="StarMath 5.0">lim from {d rightarrow 0}{}

- sum from t = 1 to {d^-1} {{sin(s log (d cdot t) + arctan 2 s)} over sqrt{d cdot t}}

= 

{sin( arctan 2 s )} over 2</annotation>
  </semantics>
</math>
</file>

<file path=Object 189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frac>
              <mrow>
                <mrow>
                  <mo stretchy="false">−</mo>
                  <mn>4</mn>
                </mrow>
                <mi>s</mi>
              </mrow>
              <mrow>
                <mrow>
                  <mn>1</mn>
                  <mo stretchy="false">+</mo>
                  <mn>4</mn>
                </mrow>
                <msup>
                  <mi>s</mi>
                  <mn>2</mn>
                </msup>
              </mrow>
            </mfrac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sin</mi>
                <mrow>
                  <mo fence="true" stretchy="false">(</mo>
                  <mrow>
                    <mrow>
                      <mi>s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</mrow>
        <mo stretchy="false">=</mo>
        <mn>0</mn>
      </mrow>
    </mrow>
    <annotation encoding="StarMath 5.0">lim from {d rightarrow 0}{}

{1 over d} cdot

{{- 4 s}over{1+4 s^2}}  - 

sum from t = 1 to d^-1 {{sin ( s log (d cdot t ))} over {sqrt{d cdot t}}}

=

0</annotation>
  </semantics>
</math>
</file>

<file path=Object 19/content.xml><?xml version="1.0" encoding="utf-8"?>
<math xmlns="http://www.w3.org/1998/Math/MathML" display="block">
  <semantics>
    <mrow>
      <mi>g</mi>
      <mrow>
        <mrow>
          <mo fence="true" stretchy="false">(</mo>
          <mrow>
            <mn>0</mn>
          </mrow>
          <mo fence="true" stretchy="false">)</mo>
        </mrow>
        <mo stretchy="false">=</mo>
        <mrow>
          <mo stretchy="false">−</mo>
          <mfrac>
            <mn>1</mn>
            <mn>2</mn>
          </mfrac>
        </mrow>
      </mrow>
    </mrow>
    <annotation encoding="StarMath 5.0">g( 0 ) = -{ 1 over 2 }</annotation>
  </semantics>
</math>
</file>

<file path=Object 190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frac>
              <mn>2</mn>
              <mrow>
                <mrow>
                  <mn>1</mn>
                  <mo stretchy="false">+</mo>
                  <mn>4</mn>
                </mrow>
                <msup>
                  <mi>s</mi>
                  <mn>2</mn>
                </msup>
              </mrow>
            </mfrac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cos</mi>
                <mrow>
                  <mo fence="true" stretchy="false">(</mo>
                  <mrow>
                    <mrow>
                      <mi>s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</mrow>
        <mo stretchy="false">=</mo>
        <mfrac>
          <mn>1</mn>
          <mn>2</mn>
        </mfrac>
      </mrow>
    </mrow>
    <annotation encoding="StarMath 5.0">lim from {d rightarrow 0}{}

{1 over d} cdot

{{2}over{1+4 s^2}}  - 

sum from t = 1 to d^-1 {{cos ( s log (d cdot t ))} over {sqrt{d cdot t}}}


=

1 over 2</annotation>
  </semantics>
</math>
</file>

<file path=Object 191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frac>
              <mrow>
                <mn>2</mn>
                <mi>sin</mi>
                <mrow>
                  <mi mathvariant="normal">θ</mi>
                  <mo stretchy="false">−</mo>
                  <mn>4</mn>
                </mrow>
                <mi>s</mi>
                <mi>cos</mi>
                <mi mathvariant="normal">θ</mi>
              </mrow>
              <mrow>
                <mrow>
                  <mn>1</mn>
                  <mo stretchy="false">+</mo>
                  <mn>4</mn>
                </mrow>
                <msup>
                  <mi>s</mi>
                  <mn>2</mn>
                </msup>
              </mrow>
            </mfrac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sin</mi>
                <mrow>
                  <mo fence="true" stretchy="false">(</mo>
                  <mrow>
                    <mrow>
                      <mi>s</mi>
                      <mi>log</mi>
                      <mrow>
                        <mrow>
                          <mo fence="true" stretchy="false">(</mo>
                          <mrow>
                            <mrow>
                              <mi>d</mi>
                              <mo stretchy="false">⋅</mo>
                              <mi>t</mi>
                            </mrow>
                          </mrow>
                          <mo fence="true" stretchy="false">)</mo>
                        </mrow>
                        <mo stretchy="false">+</mo>
                        <mi mathvariant="normal">θ</mi>
                      </mrow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</mrow>
        <mo stretchy="false">=</mo>
        <mfrac>
          <mrow>
            <mi>sin</mi>
            <mrow>
              <mo fence="true" stretchy="false">(</mo>
              <mrow>
                <mi mathvariant="normal">θ</mi>
              </mrow>
              <mo fence="true" stretchy="false">)</mo>
            </mrow>
          </mrow>
          <mn>2</mn>
        </mfrac>
      </mrow>
    </mrow>
    <annotation encoding="StarMath 5.0">lim from {d rightarrow 0}{}

{1 over d} cdot {{2 sin %theta - 4 s cos %theta}over{1+4 s^2}}



- sum from t = 1 to {d^-1} {{sin(s log (d cdot t) + %theta)} over sqrt{d cdot t}}

= 

{sin( %theta )} over 2</annotation>
  </semantics>
</math>
</file>

<file path=Object 192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underover>
          <mo stretchy="false">∫</mo>
          <mn>0</mn>
          <mn>1</mn>
        </munderover>
        <mi>f</mi>
      </mrow>
      <mrow>
        <mo fence="true" stretchy="false">(</mo>
        <mrow>
          <mi>t</mi>
        </mrow>
        <mo fence="true" stretchy="false">)</mo>
      </mrow>
      <mrow>
        <mi mathvariant="italic">dt</mi>
        <mo stretchy="false">−</mo>
        <mrow>
          <mi>d</mi>
          <mo stretchy="false">⋅</mo>
          <mrow>
            <munderover>
              <mo stretchy="false">∑</mo>
              <mrow>
                <mi>t</mi>
                <mo stretchy="false">=</mo>
                <mn>1</mn>
              </mrow>
              <mfrac>
                <mn>1</mn>
                <mi>d</mi>
              </mfrac>
            </munderover>
            <mi>f</mi>
          </mrow>
        </mrow>
      </mrow>
      <mrow>
        <mrow>
          <mo fence="true" stretchy="false">(</mo>
          <mrow>
            <mrow>
              <mi>d</mi>
              <mo stretchy="false">⋅</mo>
              <mi>t</mi>
            </mrow>
          </mrow>
          <mo fence="true" stretchy="false">)</mo>
        </mrow>
        <mo stretchy="false">=</mo>
        <mn>0</mn>
      </mrow>
    </mrow>
    <annotation encoding="StarMath 5.0">lim from {d rightarrow 0}{}

int from 0 to 1 f( t ) dt - 

d cdot sum from t = 1 to {1 over d} f( d cdot t )

=

0</annotation>
  </semantics>
</math>
</file>

<file path=Object 193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frac>
          <mn>1</mn>
          <mi>d</mi>
        </mfrac>
        <mo stretchy="false">⋅</mo>
        <mrow>
          <munderover>
            <mo stretchy="false">∫</mo>
            <mn>0</mn>
            <mn>1</mn>
          </munderover>
          <mi>f</mi>
        </mrow>
      </mrow>
      <mrow>
        <mo fence="true" stretchy="false">(</mo>
        <mrow>
          <mi>t</mi>
        </mrow>
        <mo fence="true" stretchy="false">)</mo>
      </mrow>
      <mrow>
        <mi mathvariant="italic">dt</mi>
        <mo stretchy="false">−</mo>
        <mrow>
          <munderover>
            <mo stretchy="false">∑</mo>
            <mrow>
              <mi>t</mi>
              <mo stretchy="false">=</mo>
              <mn>1</mn>
            </mrow>
            <mfrac>
              <mn>1</mn>
              <mi>d</mi>
            </mfrac>
          </munderover>
          <mi>f</mi>
        </mrow>
      </mrow>
      <mrow>
        <mrow>
          <mo fence="true" stretchy="false">(</mo>
          <mrow>
            <mrow>
              <mi>d</mi>
              <mo stretchy="false">⋅</mo>
              <mi>t</mi>
            </mrow>
          </mrow>
          <mo fence="true" stretchy="false">)</mo>
        </mrow>
        <mo stretchy="false">=</mo>
        <mi>?</mi>
      </mrow>
    </mrow>
    <annotation encoding="StarMath 5.0">lim from {d rightarrow 0}{}

{1 over d} cdot int from 0 to 1 f( t ) dt - 

sum from t = 1 to {1 over d} f( d cdot t )

=

?</annotation>
  </semantics>
</math>
</file>

<file path=Object 194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row>
              <munderover>
                <mo stretchy="false">∫</mo>
                <mn>0</mn>
                <mn>1</mn>
              </munderover>
              <mrow>
                <mfrac>
                  <mrow>
                    <mi>cos</mi>
                    <mrow>
                      <mo fence="true" stretchy="false">(</mo>
                      <mrow>
                        <mrow>
                          <mi>s</mi>
                          <mi>lo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sqrt>
                    <mi>x</mi>
                  </msqrt>
                </mfrac>
                <mi mathvariant="italic">dx</mi>
              </mrow>
            </mrow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cos</mi>
                <mrow>
                  <mo fence="true" stretchy="false">(</mo>
                  <mrow>
                    <mrow>
                      <mi>s</mi>
                      <mi>log</mi>
                      <mrow>
                        <mo fence="true" stretchy="false">(</mo>
                        <mrow>
                          <mrow>
                            <mi>d</mi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i mathvariant="italic">dt</mi>
              </msqrt>
            </mfrac>
          </mrow>
        </mrow>
        <mo stretchy="false">=</mo>
        <mfrac>
          <mn>1</mn>
          <mn>2</mn>
        </mfrac>
      </mrow>
    </mrow>
    <annotation encoding="StarMath 5.0">lim from {d rightarrow 0}{}

{1 over d} cdot

int from 0 to 1 {{cos ( s log (x))} over {sqrt{x}}dx}  - 

sum from t = 1 to d^-1 {{cos ( s log (d t ))} over {sqrt{dt}}}


=

1 over 2</annotation>
  </semantics>
</math>
</file>

<file path=Object 195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row>
              <munderover>
                <mo stretchy="false">∫</mo>
                <mn>0</mn>
                <mn>1</mn>
              </munderover>
              <mrow>
                <mfrac>
                  <mrow>
                    <mi>cos</mi>
                    <mrow>
                      <mrow>
                        <mo fence="true" stretchy="false">(</mo>
                        <mrow>
                          <mrow>
                            <mi>s</mi>
                            <mi>log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i>i</mi>
                    </mrow>
                    <mi>sin</mi>
                    <mrow>
                      <mo fence="true" stretchy="false">(</mo>
                      <mrow>
                        <mrow>
                          <mi>s</mi>
                          <mi>lo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sqrt>
                    <mi>x</mi>
                  </msqrt>
                </mfrac>
                <mi mathvariant="italic">dx</mi>
              </mrow>
            </mrow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cos</mi>
                <mrow>
                  <mrow>
                    <mo fence="true" stretchy="false">(</mo>
                    <mrow>
                      <mrow>
                        <mi>s</mi>
                        <mi>log</mi>
                        <mrow>
                          <mo fence="true" stretchy="false">(</mo>
                          <mrow>
                            <mrow>
                              <mi>d</mi>
                              <mo stretchy="false">⋅</mo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+</mo>
                  <mi>i</mi>
                </mrow>
                <mi>sin</mi>
                <mrow>
                  <mo fence="true" stretchy="false">(</mo>
                  <mrow>
                    <mrow>
                      <mi>s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</mrow>
        <mo stretchy="false">=</mo>
        <mfrac>
          <mn>1</mn>
          <mn>2</mn>
        </mfrac>
      </mrow>
    </mrow>
    <annotation encoding="StarMath 5.0">lim from {d rightarrow 0}{}

{1 over d} cdot int from 0 to 1 {{cos ( s log (x))+i sin ( s log (x))} over {sqrt{x}}dx}

- sum from t = 1 to d^-1 {{cos ( s log (d cdot t ))+i sin ( s log (d cdot t ))} over {sqrt{d cdot t}}}

=

1 over 2





</annotation>
  </semantics>
</math>
</file>

<file path=Object 196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row>
              <munderover>
                <mo stretchy="false">∫</mo>
                <mn>0</mn>
                <mn>1</mn>
              </munderover>
              <mrow>
                <mfrac>
                  <mrow>
                    <mi>sin</mi>
                    <mrow>
                      <mo fence="true" stretchy="false">(</mo>
                      <mrow>
                        <mrow>
                          <mi>s</mi>
                          <mi>lo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sqrt>
                    <mi>x</mi>
                  </msqrt>
                </mfrac>
                <mi mathvariant="italic">dx</mi>
              </mrow>
            </mrow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sin</mi>
                <mrow>
                  <mo fence="true" stretchy="false">(</mo>
                  <mrow>
                    <mrow>
                      <mi>s</mi>
                      <mi>log</mi>
                      <mrow>
                        <mo fence="true" stretchy="false">(</mo>
                        <mrow>
                          <mrow>
                            <mi>d</mi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i mathvariant="italic">dt</mi>
              </msqrt>
            </mfrac>
          </mrow>
        </mrow>
        <mo stretchy="false">=</mo>
        <mn>0</mn>
      </mrow>
    </mrow>
    <annotation encoding="StarMath 5.0">lim from {d rightarrow 0}{}

{1 over d} cdot

int from 0 to 1 {{sin ( s log (x))} over {sqrt{x}}dx}  - 

sum from t = 1 to d^-1 {{sin ( s log (d t ))} over {sqrt{dt}}}

=

0</annotation>
  </semantics>
</math>
</file>

<file path=Object 197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row>
              <munderover>
                <mo stretchy="false">∫</mo>
                <mn>0</mn>
                <mn>1</mn>
              </munderover>
              <mrow>
                <mfrac>
                  <msup>
                    <mi>x</mi>
                    <mrow>
                      <mi>s</mi>
                      <mi>i</mi>
                    </mrow>
                  </msup>
                  <msqrt>
                    <mi>x</mi>
                  </msqrt>
                </mfrac>
                <mi mathvariant="italic">dx</mi>
              </mrow>
            </mrow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sup>
                <mrow>
                  <mo fence="true" stretchy="false">(</mo>
                  <mrow>
                    <mrow>
                      <mi>d</mi>
                      <mo stretchy="false">⋅</mo>
                      <mi>t</mi>
                    </mrow>
                  </mrow>
                  <mo fence="true" stretchy="false">)</mo>
                </mrow>
                <mrow>
                  <mi>s</mi>
                  <mi>i</mi>
                </mrow>
              </msup>
              <msqrt>
                <mrow>
                  <mi>d</mi>
                  <mo stretchy="false">⋅</mo>
                  <mi>t</mi>
                </mrow>
              </msqrt>
            </mfrac>
          </mrow>
        </mrow>
        <mo stretchy="false">=</mo>
        <mfrac>
          <mn>1</mn>
          <mn>2</mn>
        </mfrac>
      </mrow>
    </mrow>
    <annotation encoding="StarMath 5.0">lim from {d rightarrow 0}{}

{1 over d} cdot int from 0 to 1 {{x^{s i}} over {sqrt{x}}dx}

- sum from t = 1 to d^-1 {{(d cdot t)^{s i}} over {sqrt{d cdot t}}}

=

1 over 2





</annotation>
  </semantics>
</math>
</file>

<file path=Object 198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row>
              <munderover>
                <mo stretchy="false">∫</mo>
                <mn>0</mn>
                <mn>1</mn>
              </munderover>
              <mrow>
                <msup>
                  <mi>x</mi>
                  <mrow>
                    <mi>s</mi>
                    <mrow>
                      <mi>i</mi>
                      <mo stretchy="false">−</mo>
                      <mfrac>
                        <mn>1</mn>
                        <mn>2</mn>
                      </mfrac>
                    </mrow>
                  </mrow>
                </msup>
                <mi mathvariant="italic">dx</mi>
              </mrow>
            </mrow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sup>
              <mrow>
                <mo fence="true" stretchy="false">(</mo>
                <mrow>
                  <mrow>
                    <mi>d</mi>
                    <mo stretchy="false">⋅</mo>
                    <mi>t</mi>
                  </mrow>
                </mrow>
                <mo fence="true" stretchy="false">)</mo>
              </mrow>
              <mrow>
                <mi>s</mi>
                <mrow>
                  <mi>i</mi>
                  <mo stretchy="false">−</mo>
                  <mfrac>
                    <mn>1</mn>
                    <mn>2</mn>
                  </mfrac>
                </mrow>
              </mrow>
            </msup>
          </mrow>
        </mrow>
        <mo stretchy="false">=</mo>
        <mfrac>
          <mn>1</mn>
          <mn>2</mn>
        </mfrac>
      </mrow>
    </mrow>
    <annotation encoding="StarMath 5.0">lim from {d rightarrow 0}{}

{1 over d} cdot int from 0 to 1 {{x^{s i-{1 over 2}}}dx}

- sum from t = 1 to d^-1 {{(d cdot t)^{s i - 1 over 2}}}

=

1 over 2





</annotation>
  </semantics>
</math>
</file>

<file path=Object 199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row>
              <mo fence="true" stretchy="false">(</mo>
              <mrow>
                <mfrac>
                  <mn>2</mn>
                  <mrow>
                    <mn>1</mn>
                    <mo stretchy="false">+</mo>
                    <mrow>
                      <mn>2</mn>
                      <mo stretchy="false">⋅</mo>
                      <mi>s</mi>
                      <mo stretchy="false">⋅</mo>
                      <mi>i</mi>
                    </mrow>
                  </mrow>
                </mfrac>
              </mrow>
              <mo fence="true" stretchy="false">)</mo>
            </mrow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sup>
              <mrow>
                <mo fence="true" stretchy="false">(</mo>
                <mrow>
                  <mrow>
                    <mi>d</mi>
                    <mo stretchy="false">⋅</mo>
                    <mi>t</mi>
                  </mrow>
                </mrow>
                <mo fence="true" stretchy="false">)</mo>
              </mrow>
              <mrow>
                <mi>s</mi>
                <mrow>
                  <mi>i</mi>
                  <mo stretchy="false">−</mo>
                  <mfrac>
                    <mn>1</mn>
                    <mn>2</mn>
                  </mfrac>
                </mrow>
              </mrow>
            </msup>
          </mrow>
        </mrow>
        <mo stretchy="false">=</mo>
        <mfrac>
          <mn>1</mn>
          <mn>2</mn>
        </mfrac>
      </mrow>
    </mrow>
    <annotation encoding="StarMath 5.0">lim from {d rightarrow 0}{}

{1 over d} cdot (2 over {1 +2 cdot s cdot i})

- sum from t = 1 to d^-1 {{(d cdot t)^{s i - 1 over 2}}}

=

1 over 2





</annotation>
  </semantics>
</math>
</file>

<file path=Object 2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t</mi>
              </mrow>
              <mi>i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n>1</mn>
            <msqrt>
              <mi>j</mi>
            </msqrt>
          </mfrac>
        </mrow>
        <mo stretchy="false">⋅</mo>
        <mfrac>
          <mrow>
            <mn>2</mn>
            <mi>t</mi>
            <mi>cos</mi>
            <mrow>
              <mrow>
                <mo fence="true" stretchy="false">(</mo>
                <mrow>
                  <mrow>
                    <mrow>
                      <mi>t</mi>
                      <mo stretchy="false">⋅</mo>
                      <mi>log</mi>
                    </mrow>
                    <mfrac>
                      <mi>n</mi>
                      <mi>j</mi>
                    </mfrac>
                  </mrow>
                </mrow>
                <mo fence="true" stretchy="false">)</mo>
              </mrow>
              <mo stretchy="false">−</mo>
              <mi>sin</mi>
            </mrow>
            <mrow>
              <mo fence="true" stretchy="false">(</mo>
              <mrow>
                <mrow>
                  <mrow>
                    <mi>t</mi>
                    <mo stretchy="false">⋅</mo>
                    <mi>log</mi>
                  </mrow>
                  <mfrac>
                    <mi>n</mi>
                    <mi>j</mi>
                  </mfrac>
                </mrow>
              </mrow>
              <mo fence="true" stretchy="false">)</mo>
            </mrow>
          </mrow>
          <mrow>
            <mn>2</mn>
            <mi>t</mi>
            <mi>cos</mi>
            <mrow>
              <mrow>
                <mo fence="true" stretchy="false">(</mo>
                <mrow>
                  <mrow>
                    <mrow>
                      <mi>t</mi>
                      <mo stretchy="false">⋅</mo>
                      <mi>log</mi>
                    </mrow>
                    <mi>n</mi>
                  </mrow>
                </mrow>
                <mo fence="true" stretchy="false">)</mo>
              </mrow>
              <mo stretchy="false">−</mo>
              <mi>sin</mi>
            </mrow>
            <mrow>
              <mo fence="true" stretchy="false">(</mo>
              <mrow>
                <mrow>
                  <mrow>
                    <mi>t</mi>
                    <mo stretchy="false">⋅</mo>
                    <mi>log</mi>
                  </mrow>
                  <mi>n</mi>
                </mrow>
              </mrow>
              <mo fence="true" stretchy="false">)</mo>
            </mrow>
          </mrow>
        </mfrac>
      </mrow>
    </mrow>
    <annotation encoding="StarMath 5.0">%zeta(1 over 2 + t i ) = lim from {n rightarrow infinity }{ }sum from j = 1 to n {1 over sqrt j} cdot 

{{ 2 t cos( t cdot log n over j)-sin( t cdot log n over j )} over { 2 t cos( t cdot log n)-sin( t cdot log n ) }}

</annotation>
  </semantics>
</math>
</file>

<file path=Object 20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i>g</mi>
      </mrow>
      <mrow>
        <mrow>
          <mo fence="true" stretchy="false">(</mo>
          <mrow>
            <mi>s</mi>
          </mrow>
          <mo fence="true" stretchy="false">)</mo>
        </mrow>
        <mo stretchy="false">⋅</mo>
        <mi>h</mi>
      </mrow>
      <mrow>
        <mo fence="true" stretchy="false">(</mo>
        <mrow>
          <mi>s</mi>
        </mrow>
        <mo fence="true" stretchy="false">)</mo>
      </mrow>
    </mrow>
    <annotation encoding="StarMath 5.0">%zeta( -s ) = g( s ) cdot h( s )</annotation>
  </semantics>
</math>
</file>

<file path=Object 200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row>
              <munderover>
                <mo stretchy="false">∫</mo>
                <mn>0</mn>
                <mn>1</mn>
              </munderover>
              <mrow>
                <msup>
                  <mi>x</mi>
                  <mrow>
                    <mo stretchy="false">−</mo>
                    <mi>s</mi>
                  </mrow>
                </msup>
                <mi mathvariant="italic">dx</mi>
              </mrow>
            </mrow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sup>
              <mrow>
                <mo fence="true" stretchy="false">(</mo>
                <mrow>
                  <mrow>
                    <mi>d</mi>
                    <mo stretchy="false">⋅</mo>
                    <mi>t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  <mo stretchy="false">=</mo>
        <mfrac>
          <mn>1</mn>
          <mn>2</mn>
        </mfrac>
      </mrow>
    </mrow>
    <annotation encoding="StarMath 5.0">lim from {d rightarrow 0}{}

{1 over d} cdot int from 0 to 1 {{x^{-s}}dx}

- sum from t = 1 to d^-1 {{(d cdot t)^{-s}}}

=

1 over 2





</annotation>
  </semantics>
</math>
</file>

<file path=Object 201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row>
              <munderover>
                <mo stretchy="false">∫</mo>
                <mn>0</mn>
                <mn>1</mn>
              </munderover>
              <mrow>
                <msup>
                  <mi>x</mi>
                  <mrow>
                    <mo stretchy="false">−</mo>
                    <mi>s</mi>
                  </mrow>
                </msup>
                <mi mathvariant="italic">dx</mi>
              </mrow>
            </mrow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sup>
              <mrow>
                <mo fence="true" stretchy="false">(</mo>
                <mrow>
                  <mrow>
                    <mi>d</mi>
                    <mo stretchy="false">⋅</mo>
                    <mi>t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  <mo stretchy="false">=</mo>
        <mfrac>
          <mn>1</mn>
          <mn>2</mn>
        </mfrac>
      </mrow>
    </mrow>
    <annotation encoding="StarMath 5.0">lim from {d rightarrow 0}{}

{1 over d} cdot int from 0 to 1 {{x^{-s}}dx}

- sum from t = 1 to d^-1 {{(d cdot t)^-s}}

=

1 over 2





</annotation>
  </semantics>
</math>
</file>

<file path=Object 202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row>
            <mi>n</mi>
            <mo stretchy="false">⋅</mo>
            <mrow>
              <munderover>
                <mo stretchy="false">∫</mo>
                <mn>0</mn>
                <mn>1</mn>
              </munderover>
              <mrow>
                <msup>
                  <mi>x</mi>
                  <mrow>
                    <mo stretchy="false">−</mo>
                    <mi>s</mi>
                  </mrow>
                </msup>
                <mi mathvariant="italic">dx</mi>
              </mrow>
            </mrow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t</mi>
                    <mi>n</mi>
                  </mfrac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  <mo stretchy="false">=</mo>
        <mfrac>
          <mn>1</mn>
          <mn>2</mn>
        </mfrac>
      </mrow>
    </mrow>
    <annotation encoding="StarMath 5.0">lim from {n rightarrow infinity}{}

n cdot int from 0 to 1 {{x^{-s}}dx}

- sum from t = 1 to n {{(t over n)^-s}}

=

1 over 2





</annotation>
  </semantics>
</math>
</file>

<file path=Object 203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row>
            <mi>n</mi>
            <mo stretchy="false">⋅</mo>
            <mrow>
              <munderover>
                <mo stretchy="false">∫</mo>
                <mn>0</mn>
                <mn>1</mn>
              </munderover>
              <mrow>
                <msup>
                  <mi>x</mi>
                  <mrow>
                    <mo stretchy="false">−</mo>
                    <mi>s</mi>
                  </mrow>
                </msup>
                <mi mathvariant="italic">dx</mi>
              </mrow>
            </mrow>
          </mrow>
          <mo stretchy="false">−</mo>
          <mrow>
            <msup>
              <mi>n</mi>
              <mi>s</mi>
            </msup>
            <mo stretchy="false">⋅</mo>
            <mrow>
              <munderover>
                <mo stretchy="false">∑</mo>
                <mrow>
                  <mi>t</mi>
                  <mo stretchy="false">=</mo>
                  <mn>1</mn>
                </mrow>
                <mi>n</mi>
              </munderover>
              <msup>
                <mi>t</mi>
                <mrow>
                  <mo stretchy="false">−</mo>
                  <mi>s</mi>
                </mrow>
              </msup>
            </mrow>
          </mrow>
        </mrow>
        <mo stretchy="false">=</mo>
        <mfrac>
          <mn>1</mn>
          <mn>2</mn>
        </mfrac>
      </mrow>
    </mrow>
    <annotation encoding="StarMath 5.0">lim from {n rightarrow infinity}{}

n cdot int from 0 to 1 {{x^{-s}}dx}

- n^s cdot sum from t = 1 to n {{t^-s}}

=

1 over 2





</annotation>
  </semantics>
</math>
</file>

<file path=Object 20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row>
            <msup>
              <mi>n</mi>
              <mrow>
                <mn>1</mn>
                <mo stretchy="false">−</mo>
                <mi>s</mi>
              </mrow>
            </msup>
            <mo stretchy="false">⋅</mo>
            <mrow>
              <munderover>
                <mo stretchy="false">∫</mo>
                <mn>0</mn>
                <mn>1</mn>
              </munderover>
              <mrow>
                <msup>
                  <mi>x</mi>
                  <mrow>
                    <mo stretchy="false">−</mo>
                    <mi>s</mi>
                  </mrow>
                </msup>
                <mi mathvariant="italic">dx</mi>
              </mrow>
            </mrow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i>n</mi>
            </munderover>
            <msup>
              <mi>t</mi>
              <mrow>
                <mo stretchy="false">−</mo>
                <mi>s</mi>
              </mrow>
            </msup>
          </mrow>
          <mo stretchy="false">−</mo>
          <mrow>
            <mfrac>
              <mn>1</mn>
              <mn>2</mn>
            </mfrac>
            <mo stretchy="false">⋅</mo>
            <msup>
              <mi>n</mi>
              <mrow>
                <mo stretchy="false">−</mo>
                <mi>s</mi>
              </mrow>
            </msup>
          </mrow>
        </mrow>
        <mo stretchy="false">=</mo>
        <mn>0</mn>
      </mrow>
    </mrow>
    <annotation encoding="StarMath 5.0">lim from {n rightarrow infinity}{}

n^{1-s} cdot int from 0 to 1 {{x^{-s}}dx}

- sum from t = 1 to n {{t^-s}}

-1 over 2 cdot n^-s

=

0





</annotation>
  </semantics>
</math>
</file>

<file path=Object 205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i>j</mi>
            <mi>s</mi>
          </msup>
        </mrow>
        <mo stretchy="false">−</mo>
        <mfrac>
          <msup>
            <mi>n</mi>
            <mrow>
              <mn>1</mn>
              <mo stretchy="false">+</mo>
              <mi>s</mi>
            </mrow>
          </msup>
          <mrow>
            <mn>1</mn>
            <mo stretchy="false">+</mo>
            <mi>s</mi>
          </mrow>
        </mfrac>
        <mo stretchy="false">−</mo>
        <mfrac>
          <msup>
            <mi>n</mi>
            <mi>s</mi>
          </msup>
          <mn>2</mn>
        </mfrac>
      </mrow>
    </mrow>
    <annotation encoding="StarMath 5.0">%zeta( -s ) = lim from {n rightarrow infinity}{} sum from j = 1 to n j^s - { n^{1+s}}over{1+s}-{ {n^s}over{2} }</annotation>
  </semantics>
</math>
</file>

<file path=Object 206/content.xml><?xml version="1.0" encoding="utf-8"?>
<math xmlns="http://www.w3.org/1998/Math/MathML" display="block">
  <semantics>
    <mtable>
      <mtr>
        <mtd>
          <mrow>
            <mtext/>
            <mi>cos</mi>
            <mrow>
              <mo fence="true" stretchy="false">(</mo>
              <mrow>
                <mi mathvariant="normal">θ</mi>
              </mrow>
              <mo fence="true" stretchy="false">)</mo>
            </mrow>
            <mrow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row>
                            <mrow>
                              <mfrac>
                                <mn>1</mn>
                                <mn>2</mn>
                              </mfrac>
                              <mo stretchy="false">−</mo>
                              <mi>s</mi>
                            </mrow>
                            <mi>i</mi>
                          </mrow>
                        </mrow>
                        <mo fence="true" stretchy="false">)</mo>
                      </mrow>
                      <mo stretchy="false">+</mo>
                      <mi mathvariant="normal">ζ</mi>
                    </mrow>
                    <mrow>
                      <mo fence="true" stretchy="false">(</mo>
                      <mrow>
                        <mrow>
                          <mrow>
                            <mfrac>
                              <mn>1</mn>
                              <mn>2</mn>
                            </mfrac>
                            <mo stretchy="false">+</mo>
                            <mi>s</mi>
                          </mrow>
                          <mi>i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i>i</mi>
            </mrow>
            <mi>sin</mi>
            <mrow>
              <mo fence="true" stretchy="false">(</mo>
              <mrow>
                <mi mathvariant="normal">θ</mi>
              </mrow>
              <mo fence="true" stretchy="false">)</mo>
            </mrow>
            <mrow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row>
                            <mrow>
                              <mfrac>
                                <mn>1</mn>
                                <mn>2</mn>
                              </mfrac>
                              <mo stretchy="false">−</mo>
                              <mi>s</mi>
                            </mrow>
                            <mi>i</mi>
                          </mrow>
                        </mrow>
                        <mo fence="true" stretchy="false">)</mo>
                      </mrow>
                      <mo stretchy="false">−</mo>
                      <mi mathvariant="normal">ζ</mi>
                    </mrow>
                    <mrow>
                      <mo fence="true" stretchy="false">(</mo>
                      <mrow>
                        <mrow>
                          <mrow>
                            <mfrac>
                              <mn>1</mn>
                              <mn>2</mn>
                            </mfrac>
                            <mo stretchy="false">+</mo>
                            <mi>s</mi>
                          </mrow>
                          <mi>i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text/>
            </mrow>
          </mrow>
        </mtd>
      </mtr>
      <mtr>
        <mtd>
          <mrow>
            <mtext>                          </mtext>
            <mrow>
              <munder>
                <mi>lim</mi>
                <mrow>
                  <mi>n</mi>
                  <mo stretchy="false">→</mo>
                  <mi mathvariant="normal">∞</mi>
                </mrow>
              </munder>
              <mrow/>
            </mrow>
            <mn>2</mn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frac>
                  <mrow>
                    <mi>cos</mi>
                    <mrow>
                      <mo fence="true" stretchy="false">(</mo>
                      <mrow>
                        <mrow>
                          <mi>s</mi>
                          <mi>log</mi>
                          <mrow>
                            <mi>j</mi>
                            <mo stretchy="false">+</mo>
                            <mi mathvariant="normal">θ</mi>
                          </mrow>
                        </mrow>
                      </mrow>
                      <mo fence="true" stretchy="false">)</mo>
                    </mrow>
                  </mrow>
                  <msqrt>
                    <mi>j</mi>
                  </msqrt>
                </mfrac>
              </mrow>
              <mo stretchy="false">−</mo>
              <mn>4</mn>
            </mrow>
            <mrow>
              <msqrt>
                <mi>n</mi>
              </msqrt>
              <mo stretchy="false">⋅</mo>
              <mi>cos</mi>
            </mrow>
            <mrow>
              <mrow>
                <mo fence="true" stretchy="false">(</mo>
                <mrow>
                  <mrow>
                    <mi>arctan</mi>
                    <mn>2</mn>
                    <mi>s</mi>
                  </mrow>
                </mrow>
                <mo fence="true" stretchy="false">)</mo>
              </mrow>
              <mo stretchy="false">⋅</mo>
              <mi>cos</mi>
            </mrow>
            <mrow>
              <mrow>
                <mo fence="true" stretchy="false">(</mo>
                <mrow>
                  <mrow>
                    <mi>s</mi>
                    <mi>log</mi>
                    <mrow>
                      <mi>n</mi>
                      <mo stretchy="false">+</mo>
                      <mi mathvariant="normal">θ</mi>
                      <mo stretchy="false">−</mo>
                      <mi>arctan</mi>
                    </mrow>
                    <mn>2</mn>
                    <mi>s</mi>
                  </mrow>
                </mrow>
                <mo fence="true" stretchy="false">)</mo>
              </mrow>
              <mo stretchy="false">−</mo>
              <mfrac>
                <mrow>
                  <mi>cos</mi>
                  <mrow>
                    <mo fence="true" stretchy="false">(</mo>
                    <mrow>
                      <mrow>
                        <mi>s</mi>
                        <mi>log</mi>
                        <mrow>
                          <mi>n</mi>
                          <mo stretchy="false">+</mo>
                          <mi mathvariant="normal">θ</mi>
                        </mrow>
                      </mrow>
                    </mrow>
                    <mo fence="true" stretchy="false">)</mo>
                  </mrow>
                </mrow>
                <msqrt>
                  <mi>n</mi>
                </msqrt>
              </mfrac>
            </mrow>
          </mrow>
        </mtd>
      </mtr>
    </mtable>
    <annotation encoding="StarMath 5.0">""cos (%theta)( %zeta( {1 over 2} - s i)+%zeta( {1 over 2} + s i ))
+ i sin( %theta)( %zeta( {1 over 2} - s i)-%zeta( {1 over 2} + s i ))

 ="" newline "                          " lim from {n rightarrow infinity}{}
 
2 sum from j = 1 to n {{cos(s log j + %theta)} over sqrt j }

-4 sqrt n  cdot cos( arctan 2s) cdot cos( s log n + %theta -arctan 2s )

-{cos( s log n + %theta )} over { sqrt n }
</annotation>
  </semantics>
</math>
</file>

<file path=Object 207/content.xml><?xml version="1.0" encoding="utf-8"?>
<math xmlns="http://www.w3.org/1998/Math/MathML" display="block">
  <semantics>
    <mtable>
      <mtr>
        <mtd>
          <mrow>
            <mtext/>
            <mi>cos</mi>
            <mrow>
              <mo fence="true" stretchy="false">(</mo>
              <mrow>
                <mi mathvariant="normal">θ</mi>
              </mrow>
              <mo fence="true" stretchy="false">)</mo>
            </mrow>
            <mrow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row>
                            <mrow>
                              <mfrac>
                                <mn>1</mn>
                                <mn>2</mn>
                              </mfrac>
                              <mo stretchy="false">−</mo>
                              <mi>s</mi>
                            </mrow>
                            <mi>i</mi>
                          </mrow>
                        </mrow>
                        <mo fence="true" stretchy="false">)</mo>
                      </mrow>
                      <mo stretchy="false">+</mo>
                      <mi mathvariant="normal">ζ</mi>
                    </mrow>
                    <mrow>
                      <mo fence="true" stretchy="false">(</mo>
                      <mrow>
                        <mrow>
                          <mrow>
                            <mfrac>
                              <mn>1</mn>
                              <mn>2</mn>
                            </mfrac>
                            <mo stretchy="false">+</mo>
                            <mi>s</mi>
                          </mrow>
                          <mi>i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i>i</mi>
            </mrow>
            <mi>sin</mi>
            <mrow>
              <mo fence="true" stretchy="false">(</mo>
              <mrow>
                <mi mathvariant="normal">θ</mi>
              </mrow>
              <mo fence="true" stretchy="false">)</mo>
            </mrow>
            <mrow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row>
                            <mrow>
                              <mfrac>
                                <mn>1</mn>
                                <mn>2</mn>
                              </mfrac>
                              <mo stretchy="false">−</mo>
                              <mi>s</mi>
                            </mrow>
                            <mi>i</mi>
                          </mrow>
                        </mrow>
                        <mo fence="true" stretchy="false">)</mo>
                      </mrow>
                      <mo stretchy="false">−</mo>
                      <mi mathvariant="normal">ζ</mi>
                    </mrow>
                    <mrow>
                      <mo fence="true" stretchy="false">(</mo>
                      <mrow>
                        <mrow>
                          <mrow>
                            <mfrac>
                              <mn>1</mn>
                              <mn>2</mn>
                            </mfrac>
                            <mo stretchy="false">+</mo>
                            <mi>s</mi>
                          </mrow>
                          <mi>i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text/>
            </mrow>
          </mrow>
        </mtd>
      </mtr>
      <mtr>
        <mtd>
          <mrow>
            <mtext>                          </mtext>
            <mrow>
              <munder>
                <mi>lim</mi>
                <mrow>
                  <mi>n</mi>
                  <mo stretchy="false">→</mo>
                  <mi mathvariant="normal">∞</mi>
                </mrow>
              </munder>
              <mrow/>
            </mrow>
            <mn>2</mn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frac>
                  <mrow>
                    <mi>cos</mi>
                    <mrow>
                      <mo fence="true" stretchy="false">(</mo>
                      <mrow>
                        <mrow>
                          <mi>s</mi>
                          <mi>log</mi>
                          <mrow>
                            <mi>j</mi>
                            <mo stretchy="false">+</mo>
                            <mi mathvariant="normal">θ</mi>
                          </mrow>
                        </mrow>
                      </mrow>
                      <mo fence="true" stretchy="false">)</mo>
                    </mrow>
                  </mrow>
                  <msqrt>
                    <mi>j</mi>
                  </msqrt>
                </mfrac>
              </mrow>
              <mo stretchy="false">−</mo>
              <mn>4</mn>
            </mrow>
            <mrow>
              <msqrt>
                <mi>n</mi>
              </msqrt>
              <mo stretchy="false">⋅</mo>
              <mi>cos</mi>
            </mrow>
            <mrow>
              <mrow>
                <mo fence="true" stretchy="false">(</mo>
                <mrow>
                  <mrow>
                    <mi>arctan</mi>
                    <mn>2</mn>
                    <mi>s</mi>
                  </mrow>
                </mrow>
                <mo fence="true" stretchy="false">)</mo>
              </mrow>
              <mo stretchy="false">⋅</mo>
              <mi>cos</mi>
            </mrow>
            <mrow>
              <mrow>
                <mo fence="true" stretchy="false">(</mo>
                <mrow>
                  <mrow>
                    <mi>s</mi>
                    <mi>log</mi>
                    <mrow>
                      <mi>n</mi>
                      <mo stretchy="false">+</mo>
                      <mi mathvariant="normal">θ</mi>
                      <mo stretchy="false">−</mo>
                      <mi>arctan</mi>
                    </mrow>
                    <mn>2</mn>
                    <mi>s</mi>
                  </mrow>
                </mrow>
                <mo fence="true" stretchy="false">)</mo>
              </mrow>
              <mo stretchy="false">−</mo>
              <mfrac>
                <mrow>
                  <mi>cos</mi>
                  <mrow>
                    <mo fence="true" stretchy="false">(</mo>
                    <mrow>
                      <mrow>
                        <mi>s</mi>
                        <mi>log</mi>
                        <mrow>
                          <mi>n</mi>
                          <mo stretchy="false">+</mo>
                          <mi mathvariant="normal">θ</mi>
                        </mrow>
                      </mrow>
                    </mrow>
                    <mo fence="true" stretchy="false">)</mo>
                  </mrow>
                </mrow>
                <msqrt>
                  <mi>n</mi>
                </msqrt>
              </mfrac>
            </mrow>
          </mrow>
        </mtd>
      </mtr>
    </mtable>
    <annotation encoding="StarMath 5.0">""cos (%theta)( %zeta( {1 over 2} - s i)+%zeta( {1 over 2} + s i ))
+ i sin( %theta)( %zeta( {1 over 2} - s i)-%zeta( {1 over 2} + s i ))

 ="" newline "                          " lim from {n rightarrow infinity}{}
 
2 sum from j = 1 to n {{cos(s log j + %theta)} over sqrt j }

-4 sqrt n cdot cos( arctan 2s) cdot cos( s log n + %theta -arctan 2s )

-{cos( s log n + %theta )} over { sqrt n }
</annotation>
  </semantics>
</math>
</file>

<file path=Object 208/content.xml><?xml version="1.0" encoding="utf-8"?>
<math xmlns="http://www.w3.org/1998/Math/MathML" display="block">
  <semantics>
    <mrow>
      <mrow>
        <mi mathvariant="normal">θ</mi>
        <mo stretchy="false">=</mo>
        <mi>arctan</mi>
      </mrow>
      <mn>2</mn>
      <mi>s</mi>
    </mrow>
    <annotation encoding="StarMath 5.0">%theta = arctan 2s</annotation>
  </semantics>
</math>
</file>

<file path=Object 209/content.xml><?xml version="1.0" encoding="utf-8"?>
<math xmlns="http://www.w3.org/1998/Math/MathML" display="block">
  <semantics>
    <mrow>
      <mrow>
        <mi mathvariant="normal">θ</mi>
        <mo stretchy="false">=</mo>
        <mi>arctan</mi>
      </mrow>
      <mn>2</mn>
      <mrow>
        <mi>s</mi>
        <mo stretchy="false">−</mo>
        <mi>s</mi>
      </mrow>
      <mi>log</mi>
      <mrow>
        <mi>n</mi>
        <mo stretchy="false">+</mo>
        <mfrac>
          <mi mathvariant="normal">π</mi>
          <mn>2</mn>
        </mfrac>
      </mrow>
    </mrow>
    <annotation encoding="StarMath 5.0">%theta = arctan 2s - s log n + %pi over 2</annotation>
  </semantics>
</math>
</file>

<file path=Object 21/content.xml><?xml version="1.0" encoding="utf-8"?>
<math xmlns="http://www.w3.org/1998/Math/MathML" display="block">
  <semantics>
    <mrow>
      <mi mathvariant="italic">if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lt;</mo>
        <mn>0</mn>
      </mrow>
      <mi>,</mi>
      <mi>g</mi>
      <mrow>
        <mrow>
          <mo fence="true" stretchy="false">(</mo>
          <mrow>
            <mi>s</mi>
          </mrow>
          <mo fence="true" stretchy="false">)</mo>
        </mrow>
        <mo stretchy="false">=</mo>
        <mn>0</mn>
      </mrow>
    </mrow>
    <annotation encoding="StarMath 5.0">if Re(s) &lt; 0 , g( s ) = 0</annotation>
  </semantics>
</math>
</file>

<file path=Object 210/content.xml><?xml version="1.0" encoding="utf-8"?>
<math xmlns="http://www.w3.org/1998/Math/MathML" display="block">
  <semantics>
    <mtable>
      <mtr>
        <mtd>
          <mrow>
            <mtext/>
            <mi>sin</mi>
            <mrow>
              <mo fence="true" stretchy="false">(</mo>
              <mrow>
                <mrow>
                  <mi>arctan</mi>
                  <mn>2</mn>
                  <mrow>
                    <mi>s</mi>
                    <mo stretchy="false">−</mo>
                    <mi>s</mi>
                  </mrow>
                  <mi>log</mi>
                  <mi>n</mi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row>
                            <mrow>
                              <mfrac>
                                <mn>1</mn>
                                <mn>2</mn>
                              </mfrac>
                              <mo stretchy="false">−</mo>
                              <mi>s</mi>
                            </mrow>
                            <mi>i</mi>
                          </mrow>
                        </mrow>
                        <mo fence="true" stretchy="false">)</mo>
                      </mrow>
                      <mo stretchy="false">+</mo>
                      <mi mathvariant="normal">ζ</mi>
                    </mrow>
                    <mrow>
                      <mo fence="true" stretchy="false">(</mo>
                      <mrow>
                        <mrow>
                          <mrow>
                            <mfrac>
                              <mn>1</mn>
                              <mn>2</mn>
                            </mfrac>
                            <mo stretchy="false">+</mo>
                            <mi>s</mi>
                          </mrow>
                          <mi>i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i>i</mi>
            </mrow>
            <mi>cos</mi>
            <mrow>
              <mo fence="true" stretchy="false">(</mo>
              <mrow>
                <mrow>
                  <mi>arctan</mi>
                  <mn>2</mn>
                  <mrow>
                    <mi>s</mi>
                    <mo stretchy="false">−</mo>
                    <mi>s</mi>
                  </mrow>
                  <mi>log</mi>
                  <mi>n</mi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row>
                            <mrow>
                              <mfrac>
                                <mn>1</mn>
                                <mn>2</mn>
                              </mfrac>
                              <mo stretchy="false">−</mo>
                              <mi>s</mi>
                            </mrow>
                            <mi>i</mi>
                          </mrow>
                        </mrow>
                        <mo fence="true" stretchy="false">)</mo>
                      </mrow>
                      <mo stretchy="false">−</mo>
                      <mi mathvariant="normal">ζ</mi>
                    </mrow>
                    <mrow>
                      <mo fence="true" stretchy="false">(</mo>
                      <mrow>
                        <mrow>
                          <mrow>
                            <mfrac>
                              <mn>1</mn>
                              <mn>2</mn>
                            </mfrac>
                            <mo stretchy="false">+</mo>
                            <mi>s</mi>
                          </mrow>
                          <mi>i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text/>
            </mrow>
          </mrow>
        </mtd>
      </mtr>
      <mtr>
        <mtd>
          <mrow>
            <mtext>                      </mtext>
            <mrow>
              <mrow>
                <munder>
                  <mi>lim</mi>
                  <mrow>
                    <mi>n</mi>
                    <mo stretchy="false">→</mo>
                    <mi mathvariant="normal">∞</mi>
                  </mrow>
                </munder>
                <mrow/>
              </mrow>
              <mo stretchy="false">−</mo>
              <mn>2</mn>
            </mrow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row>
                  <mfrac>
                    <mn>1</mn>
                    <msqrt>
                      <mi>j</mi>
                    </msqrt>
                  </mfrac>
                  <mrow>
                    <mi>sin</mi>
                    <mrow>
                      <mo fence="true" stretchy="false">(</mo>
                      <mrow>
                        <mrow>
                          <mi>s</mi>
                          <mi>log</mi>
                          <mrow>
                            <mfrac>
                              <mi>j</mi>
                              <mi>n</mi>
                            </mfrac>
                            <mo stretchy="false">+</mo>
                            <mi>arctan</mi>
                          </mrow>
                          <mn>2</mn>
                          <mi>s</mi>
                        </mrow>
                      </mrow>
                      <mo fence="true" stretchy="false">)</mo>
                    </mrow>
                  </mrow>
                </mrow>
              </mrow>
              <mo stretchy="false">−</mo>
              <mfrac>
                <mrow>
                  <mn>2</mn>
                  <mi>s</mi>
                </mrow>
                <mrow>
                  <msqrt>
                    <mi>n</mi>
                  </msqrt>
                  <mo stretchy="false">⋅</mo>
                  <msqrt>
                    <mrow>
                      <mrow>
                        <mn>1</mn>
                        <mo stretchy="false">+</mo>
                        <mn>4</mn>
                      </mrow>
                      <msup>
                        <mi>s</mi>
                        <mn>2</mn>
                      </msup>
                    </mrow>
                  </msqrt>
                </mrow>
              </mfrac>
            </mrow>
          </mrow>
        </mtd>
      </mtr>
    </mtable>
    <annotation encoding="StarMath 5.0">""sin(arctan 2s - s log n)( %zeta( {1 over 2} - s i)+%zeta( {1 over 2} + s i ))
- i cos( arctan 2s - s log n)( %zeta( {1 over 2} - s i)-%zeta( {1 over 2} + s i ))

 ="" newline "                      " lim from {n rightarrow infinity}{}
 
-2 sum from j = 1 to n {1 over sqrt j{sin(s log {j over n} +arctan 2s)} }

-{{2s}over{sqrt n cdot sqrt{1+4 s^2}}}
</annotation>
  </semantics>
</math>
</file>

<file path=Object 211/content.xml><?xml version="1.0" encoding="utf-8"?>
<math xmlns="http://www.w3.org/1998/Math/MathML" display="block">
  <semantics>
    <mtable>
      <mtr>
        <mtd>
          <mrow>
            <mtext/>
            <mrow>
              <msup>
                <mi>e</mi>
                <mrow>
                  <mrow>
                    <mo fence="true" stretchy="false">(</mo>
                    <mrow>
                      <mrow>
                        <mrow>
                          <mi mathvariant="normal">θ</mi>
                          <mo stretchy="false">+</mo>
                          <mi>arctan</mi>
                        </mrow>
                        <mn>2</mn>
                        <mi>s</mi>
                      </mrow>
                    </mrow>
                    <mo fence="true" stretchy="false">)</mo>
                  </mrow>
                  <mi>i</mi>
                </mrow>
              </msup>
              <mo stretchy="false">⋅</mo>
              <mi mathvariant="normal">ζ</mi>
            </mrow>
            <mrow>
              <mrow>
                <mo fence="true" stretchy="false">(</mo>
                <mrow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row>
                <mo fence="true" stretchy="false">)</mo>
              </mrow>
              <mo stretchy="false">+</mo>
              <mrow>
                <msup>
                  <mi>e</mi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i mathvariant="normal">θ</mi>
                              <mo stretchy="false">+</mo>
                              <mi>arctan</mi>
                            </mrow>
                            <mn>2</mn>
                            <mi>s</mi>
                          </mrow>
                        </mrow>
                        <mo fence="true" stretchy="false">)</mo>
                      </mrow>
                    </mrow>
                    <mi>i</mi>
                  </mrow>
                </msup>
                <mo stretchy="false">⋅</mo>
                <mi mathvariant="normal">ζ</mi>
              </mrow>
            </mrow>
            <mrow>
              <mrow>
                <mo fence="true" stretchy="false">(</mo>
                <mrow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  <mi>i</mi>
                  </mrow>
                </mrow>
                <mo fence="true" stretchy="false">)</mo>
              </mrow>
              <mo stretchy="false">=</mo>
              <mtext/>
            </mrow>
          </mrow>
        </mtd>
      </mtr>
      <mtr>
        <mtd>
          <mrow>
            <mtext>                          </mtext>
            <mrow>
              <munder>
                <mi>lim</mi>
                <mrow>
                  <mi>n</mi>
                  <mo stretchy="false">→</mo>
                  <mi mathvariant="normal">∞</mi>
                </mrow>
              </munder>
              <mrow/>
            </mrow>
            <mn>2</mn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frac>
                  <mrow>
                    <mi>cos</mi>
                    <mrow>
                      <mo fence="true" stretchy="false">(</mo>
                      <mrow>
                        <mrow>
                          <mi>s</mi>
                          <mi>log</mi>
                          <mrow>
                            <mi>j</mi>
                            <mo stretchy="false">+</mo>
                            <mi mathvariant="normal">θ</mi>
                            <mo stretchy="false">+</mo>
                            <mi>arctan</mi>
                          </mrow>
                          <mn>2</mn>
                          <mi>s</mi>
                        </mrow>
                      </mrow>
                      <mo fence="true" stretchy="false">)</mo>
                    </mrow>
                  </mrow>
                  <msqrt>
                    <mi>j</mi>
                  </msqrt>
                </mfrac>
              </mrow>
              <mo stretchy="false">−</mo>
              <mn>4</mn>
            </mrow>
            <mrow>
              <msqrt>
                <mi>n</mi>
              </msqrt>
              <mo stretchy="false">⋅</mo>
              <mi>cos</mi>
            </mrow>
            <mrow>
              <mrow>
                <mo fence="true" stretchy="false">(</mo>
                <mrow>
                  <mrow>
                    <mi>arctan</mi>
                    <mn>2</mn>
                    <mi>s</mi>
                  </mrow>
                </mrow>
                <mo fence="true" stretchy="false">)</mo>
              </mrow>
              <mo stretchy="false">⋅</mo>
              <mi>cos</mi>
            </mrow>
            <mrow>
              <mrow>
                <mo fence="true" stretchy="false">(</mo>
                <mrow>
                  <mrow>
                    <mi>s</mi>
                    <mi>log</mi>
                    <mrow>
                      <mi>n</mi>
                      <mo stretchy="false">+</mo>
                      <mi mathvariant="normal">θ</mi>
                    </mrow>
                  </mrow>
                </mrow>
                <mo fence="true" stretchy="false">)</mo>
              </mrow>
              <mo stretchy="false">−</mo>
              <mfrac>
                <mrow>
                  <mi>cos</mi>
                  <mrow>
                    <mo fence="true" stretchy="false">(</mo>
                    <mrow>
                      <mrow>
                        <mi>s</mi>
                        <mi>log</mi>
                        <mrow>
                          <mi>n</mi>
                          <mo stretchy="false">+</mo>
                          <mi mathvariant="normal">θ</mi>
                          <mo stretchy="false">+</mo>
                          <mi>arctan</mi>
                        </mrow>
                        <mn>2</mn>
                        <mi>s</mi>
                      </mrow>
                    </mrow>
                    <mo fence="true" stretchy="false">)</mo>
                  </mrow>
                </mrow>
                <msqrt>
                  <mi>n</mi>
                </msqrt>
              </mfrac>
            </mrow>
          </mrow>
        </mtd>
      </mtr>
    </mtable>
    <annotation encoding="StarMath 5.0">"" e^{(%theta+arctan 2s)i} cdot %zeta( {1 over 2} - s i)+e^{-(%theta+arctan 2s)i} cdot %zeta( {1 over 2} + s i )



 ="" newline "                          " lim from {n rightarrow infinity}{}
 
2 sum from j = 1 to n {{cos(s log j + %theta+arctan 2s)} over sqrt j }

-4 sqrt n  cdot cos( arctan 2s) cdot cos( s log n + %theta )

-{cos( s log n + %theta +arctan 2s)} over { sqrt n }
</annotation>
  </semantics>
</math>
</file>

<file path=Object 212/content.xml><?xml version="1.0" encoding="utf-8"?>
<math xmlns="http://www.w3.org/1998/Math/MathML" display="block">
  <semantics>
    <mrow>
      <mrow>
        <mi mathvariant="normal">θ</mi>
        <mo stretchy="false">=</mo>
        <mrow>
          <mo stretchy="false">−</mo>
          <mi>s</mi>
        </mrow>
      </mrow>
      <mi>log</mi>
      <mi>n</mi>
    </mrow>
    <annotation encoding="StarMath 5.0">%theta = - s log n</annotation>
  </semantics>
</math>
</file>

<file path=Object 213/content.xml><?xml version="1.0" encoding="utf-8"?>
<math xmlns="http://www.w3.org/1998/Math/MathML" display="block">
  <semantics>
    <mrow>
      <mtext/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row>
          <mo fence="true" stretchy="false">)</mo>
        </mrow>
        <mo stretchy="false">⋅</mo>
        <msup>
          <mi>n</mi>
          <mrow>
            <mrow>
              <mo stretchy="false">−</mo>
              <mi>s</mi>
            </mrow>
            <mi>i</mi>
          </mrow>
        </msup>
        <mo stretchy="false">⋅</mo>
        <mi mathvariant="normal">ζ</mi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row>
          <mo fence="true" stretchy="false">)</mo>
        </mrow>
        <mo stretchy="false">+</mo>
        <mrow>
          <mrow>
            <mo fence="true" stretchy="false">(</mo>
            <mrow>
              <mrow>
                <mrow>
                  <mfrac>
                    <mn>1</mn>
                    <mn>2</mn>
                  </mfrac>
                  <mo stretchy="false">−</mo>
                  <mi>s</mi>
                </mrow>
                <mi>i</mi>
              </mrow>
            </mrow>
            <mo fence="true" stretchy="false">)</mo>
          </mrow>
          <mo stretchy="false">⋅</mo>
          <msup>
            <mi>n</mi>
            <mrow>
              <mi>s</mi>
              <mi>i</mi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n>2</mn>
          <mo stretchy="false">⋅</mo>
          <msqrt>
            <mrow>
              <mfrac>
                <mn>1</mn>
                <mn>2</mn>
              </mfrac>
              <mo stretchy="false">+</mo>
              <msup>
                <mi>s</mi>
                <mn>2</mn>
              </msup>
            </mrow>
          </msqrt>
          <mo stretchy="false">⋅</mo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row>
              <mfrac>
                <mn>1</mn>
                <msqrt>
                  <mi>j</mi>
                </msqrt>
              </mfrac>
              <mo stretchy="false">⋅</mo>
              <mrow>
                <mi>cos</mi>
                <mrow>
                  <mo fence="true" stretchy="false">(</mo>
                  <mrow>
                    <mrow>
                      <mi>s</mi>
                      <mi>log</mi>
                      <mrow>
                        <mfrac>
                          <mi>j</mi>
                          <mi>n</mi>
                        </mfrac>
                        <mo stretchy="false">+</mo>
                        <mi>arctan</mi>
                      </mrow>
                      <mn>2</mn>
                      <mi>s</mi>
                    </mrow>
                  </mrow>
                  <mo fence="true" stretchy="false">)</mo>
                </mrow>
              </mrow>
            </mrow>
          </mrow>
        </mrow>
        <mo stretchy="false">−</mo>
        <mn>2</mn>
      </mrow>
      <mrow>
        <msqrt>
          <mi>n</mi>
        </msqrt>
        <mo stretchy="false">−</mo>
        <mfrac>
          <mn>1</mn>
          <mrow>
            <mn>2</mn>
            <msqrt>
              <mi>n</mi>
            </msqrt>
          </mrow>
        </mfrac>
      </mrow>
    </mrow>
    <annotation encoding="StarMath 5.0">""(1 over 2 + s i) cdot n^{-s i} cdot  %zeta( {1 over 2} - s i)+(1 over 2 - s i)cdot  n^{s i}cdot  %zeta( {1 over 2} + s i )

= 

lim from {n rightarrow infinity}{}
 
2 cdot {sqrt{1 over 2 + s^2}} cdot sum from j = 1 to n {1 over  sqrt j cdot {{cos(s log {j over n} + arctan 2s)} }}

-2 sqrt n

-1 over { 2 sqrt n }
</annotation>
  </semantics>
</math>
</file>

<file path=Object 214/content.xml><?xml version="1.0" encoding="utf-8"?>
<math xmlns="http://www.w3.org/1998/Math/MathML" display="block">
  <semantics>
    <mrow>
      <mrow>
        <mi mathvariant="normal">θ</mi>
        <mo stretchy="false">=</mo>
        <mrow>
          <mo stretchy="false">−</mo>
          <mi>s</mi>
        </mrow>
      </mrow>
      <mi>log</mi>
      <mrow>
        <mi>n</mi>
        <mo stretchy="false">−</mo>
        <mfrac>
          <mi mathvariant="normal">π</mi>
          <mn>2</mn>
        </mfrac>
      </mrow>
    </mrow>
    <annotation encoding="StarMath 5.0">%theta = - s log n - %pi over 2</annotation>
  </semantics>
</math>
</file>

<file path=Object 215/content.xml><?xml version="1.0" encoding="utf-8"?>
<math xmlns="http://www.w3.org/1998/Math/MathML" display="block">
  <semantics>
    <mrow>
      <mrow>
        <mtext/>
        <mo stretchy="false">−</mo>
        <mrow>
          <mi>i</mi>
          <mo stretchy="false">⋅</mo>
          <mrow>
            <mo fence="true" stretchy="false">(</mo>
            <mrow>
              <mrow>
                <mrow>
                  <mfrac>
                    <mn>1</mn>
                    <mn>2</mn>
                  </mfrac>
                  <mo stretchy="false">+</mo>
                  <mi>s</mi>
                </mrow>
                <mi>i</mi>
              </mrow>
            </mrow>
            <mo fence="true" stretchy="false">)</mo>
          </mrow>
          <mo stretchy="false">⋅</mo>
          <msup>
            <mi>n</mi>
            <mrow>
              <mrow>
                <mo stretchy="false">−</mo>
                <mi>s</mi>
              </mrow>
              <mi>i</mi>
            </mrow>
          </msup>
          <mo stretchy="false">⋅</mo>
          <mi mathvariant="normal">ζ</mi>
        </mrow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row>
          <mo fence="true" stretchy="false">)</mo>
        </mrow>
        <mo stretchy="false">+</mo>
        <mi>i</mi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row>
          <mo fence="true" stretchy="false">)</mo>
        </mrow>
        <mo stretchy="false">⋅</mo>
        <msup>
          <mi>n</mi>
          <mrow>
            <mi>s</mi>
            <mi>i</mi>
          </mrow>
        </msup>
        <mo stretchy="false">⋅</mo>
        <mi mathvariant="normal">ζ</mi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n>2</mn>
          <mo stretchy="false">⋅</mo>
          <msqrt>
            <mrow>
              <mfrac>
                <mn>1</mn>
                <mn>2</mn>
              </mfrac>
              <mo stretchy="false">+</mo>
              <msup>
                <mi>s</mi>
                <mn>2</mn>
              </msup>
            </mrow>
          </msqrt>
          <mo stretchy="false">⋅</mo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row>
              <mfrac>
                <mn>1</mn>
                <msqrt>
                  <mi>j</mi>
                </msqrt>
              </mfrac>
              <mo stretchy="false">⋅</mo>
              <mrow>
                <mi>sin</mi>
                <mrow>
                  <mo fence="true" stretchy="false">(</mo>
                  <mrow>
                    <mrow>
                      <mi>s</mi>
                      <mi>log</mi>
                      <mrow>
                        <mfrac>
                          <mi>j</mi>
                          <mi>n</mi>
                        </mfrac>
                        <mo stretchy="false">+</mo>
                        <mi>arctan</mi>
                      </mrow>
                      <mn>2</mn>
                      <mi>s</mi>
                    </mrow>
                  </mrow>
                  <mo fence="true" stretchy="false">)</mo>
                </mrow>
              </mrow>
            </mrow>
          </mrow>
        </mrow>
        <mo stretchy="false">−</mo>
        <mfrac>
          <mi>s</mi>
          <msqrt>
            <mi>n</mi>
          </msqrt>
        </mfrac>
      </mrow>
    </mrow>
    <annotation encoding="StarMath 5.0">""- i cdot (1 over 2 + s i) cdot n^{-s i} cdot  %zeta( {1 over 2} - s i)+ i (1 over 2 - s i)cdot  n^{s i}cdot  %zeta( {1 over 2} + s i )

= 

lim from {n rightarrow infinity}{}
 
2 cdot {sqrt{1 over 2 + s^2}} cdot sum from j = 1 to n {1 over  sqrt j cdot {{sin(s log {j over n} + arctan 2s)} }}

-s over { sqrt n }
</annotation>
  </semantics>
</math>
</file>

<file path=Object 216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i>j</mi>
            <mrow>
              <mrow>
                <mrow>
                  <mo stretchy="false">−</mo>
                  <mfrac>
                    <mn>1</mn>
                    <mn>2</mn>
                  </mfrac>
                </mrow>
                <mo stretchy="false">+</mo>
                <mi>s</mi>
              </mrow>
              <mi>i</mi>
            </mrow>
          </msup>
        </mrow>
        <mo stretchy="false">−</mo>
        <mfrac>
          <msup>
            <mi>n</mi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sup>
          <mrow>
            <mrow>
              <mfrac>
                <mn>1</mn>
                <mn>2</mn>
              </mfrac>
              <mo stretchy="false">−</mo>
              <mi>s</mi>
            </mrow>
            <mi>i</mi>
          </mrow>
        </mfrac>
        <mo stretchy="false">−</mo>
        <mfrac>
          <msup>
            <mi>n</mi>
            <mrow>
              <mrow>
                <mrow>
                  <mo stretchy="false">−</mo>
                  <mfrac>
                    <mn>1</mn>
                    <mn>2</mn>
                  </mfrac>
                </mrow>
                <mo stretchy="false">+</mo>
                <mi>s</mi>
              </mrow>
              <mi>i</mi>
            </mrow>
          </msup>
          <mn>2</mn>
        </mfrac>
      </mrow>
    </mrow>
    <annotation encoding="StarMath 5.0">%zeta( {1 over 2} - s i) = lim from {n rightarrow infinity}{} sum from j = 1 to n j^{-{1 over 2} + s i} - { n^{1 over 2 - s i}} over {1 over 2 - s i}-{ {n^{-{1 over 2} + s i}}over{2} }</annotation>
  </semantics>
</math>
</file>

<file path=Object 217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i>j</mi>
            <mrow>
              <mrow>
                <mrow>
                  <mo stretchy="false">−</mo>
                  <mfrac>
                    <mn>1</mn>
                    <mn>2</mn>
                  </mfrac>
                </mrow>
                <mo stretchy="false">−</mo>
                <mi>s</mi>
              </mrow>
              <mi>i</mi>
            </mrow>
          </msup>
        </mrow>
        <mo stretchy="false">−</mo>
        <mfrac>
          <msup>
            <mi>n</mi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sup>
          <mrow>
            <mrow>
              <mfrac>
                <mn>1</mn>
                <mn>2</mn>
              </mfrac>
              <mo stretchy="false">+</mo>
              <mi>s</mi>
            </mrow>
            <mi>i</mi>
          </mrow>
        </mfrac>
        <mo stretchy="false">−</mo>
        <mfrac>
          <msup>
            <mi>n</mi>
            <mrow>
              <mrow>
                <mrow>
                  <mo stretchy="false">−</mo>
                  <mfrac>
                    <mn>1</mn>
                    <mn>2</mn>
                  </mfrac>
                </mrow>
                <mo stretchy="false">−</mo>
                <mi>s</mi>
              </mrow>
              <mi>i</mi>
            </mrow>
          </msup>
          <mn>2</mn>
        </mfrac>
      </mrow>
    </mrow>
    <annotation encoding="StarMath 5.0">%zeta( {1 over 2} + s i ) = lim from {n rightarrow infinity}{} sum from j = 1 to n j^{-{1 over 2} - s i} - { n^{1 over 2 + s i}}over{1 over 2 +s i}-{ {n^{-{1 over 2} - s i}}over{2} }</annotation>
  </semantics>
</math>
</file>

<file path=Object 218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row>
          <mo fence="true" stretchy="false">)</mo>
        </mrow>
        <mo stretchy="false">−</mo>
        <mi mathvariant="normal">ζ</mi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i>j</mi>
            <mrow>
              <mrow>
                <mrow>
                  <mo stretchy="false">−</mo>
                  <mfrac>
                    <mn>1</mn>
                    <mn>2</mn>
                  </mfrac>
                </mrow>
                <mo stretchy="false">+</mo>
                <mi>s</mi>
              </mrow>
              <mi>i</mi>
            </mrow>
          </msup>
        </mrow>
        <mo stretchy="false">−</mo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i>j</mi>
            <mrow>
              <mrow>
                <mrow>
                  <mo stretchy="false">−</mo>
                  <mfrac>
                    <mn>1</mn>
                    <mn>2</mn>
                  </mfrac>
                </mrow>
                <mo stretchy="false">−</mo>
                <mi>s</mi>
              </mrow>
              <mi>i</mi>
            </mrow>
          </msup>
        </mrow>
        <mo stretchy="false">−</mo>
        <mfrac>
          <msup>
            <mi>n</mi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sup>
          <mrow>
            <mrow>
              <mfrac>
                <mn>1</mn>
                <mn>2</mn>
              </mfrac>
              <mo stretchy="false">−</mo>
              <mi>s</mi>
            </mrow>
            <mi>i</mi>
          </mrow>
        </mfrac>
        <mo stretchy="false">+</mo>
        <mfrac>
          <msup>
            <mi>n</mi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sup>
          <mrow>
            <mrow>
              <mfrac>
                <mn>1</mn>
                <mn>2</mn>
              </mfrac>
              <mo stretchy="false">+</mo>
              <mi>s</mi>
            </mrow>
            <mi>i</mi>
          </mrow>
        </mfrac>
        <mo stretchy="false">−</mo>
        <mfrac>
          <msup>
            <mi>n</mi>
            <mrow>
              <mrow>
                <mrow>
                  <mo stretchy="false">−</mo>
                  <mfrac>
                    <mn>1</mn>
                    <mn>2</mn>
                  </mfrac>
                </mrow>
                <mo stretchy="false">+</mo>
                <mi>s</mi>
              </mrow>
              <mi>i</mi>
            </mrow>
          </msup>
          <mn>2</mn>
        </mfrac>
        <mo stretchy="false">+</mo>
        <mfrac>
          <msup>
            <mi>n</mi>
            <mrow>
              <mrow>
                <mrow>
                  <mo stretchy="false">−</mo>
                  <mfrac>
                    <mn>1</mn>
                    <mn>2</mn>
                  </mfrac>
                </mrow>
                <mo stretchy="false">−</mo>
                <mi>s</mi>
              </mrow>
              <mi>i</mi>
            </mrow>
          </msup>
          <mn>2</mn>
        </mfrac>
      </mrow>
    </mrow>
    <annotation encoding="StarMath 5.0">%zeta( {1 over 2} - s i)
-%zeta( {1 over 2} + s i )

 = lim from {n rightarrow infinity}{} 
 
sum from j = 1 to n j^{-{1 over 2} + s i} 
-sum from j = 1 to n j^{-{1 over 2} - s i} 

- { n^{1 over 2 - s i}} over {1 over 2 - s i}
+ { n^{1 over 2 + s i}}over{1 over 2 +s i}

-{ {n^{-{1 over 2} + s i}}over{2} }
+{ {n^{-{1 over 2} - s i}}over{2} }
</annotation>
  </semantics>
</math>
</file>

<file path=Object 219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row>
          <mo fence="true" stretchy="false">)</mo>
        </mrow>
        <mo stretchy="false">−</mo>
        <mi mathvariant="normal">ζ</mi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sup>
              <mi>j</mi>
              <mrow>
                <mo stretchy="false">−</mo>
                <mfrac>
                  <mn>1</mn>
                  <mn>2</mn>
                </mfrac>
              </mrow>
            </msup>
            <mrow>
              <mo fence="true" stretchy="false">(</mo>
              <mrow>
                <mrow>
                  <msup>
                    <mi>j</mi>
                    <mrow>
                      <mi>s</mi>
                      <mi>i</mi>
                    </mrow>
                  </msup>
                  <mo stretchy="false">−</mo>
                  <msup>
                    <mi>j</mi>
                    <mrow>
                      <mrow>
                        <mo stretchy="false">−</mo>
                        <mi>s</mi>
                      </mrow>
                      <mi>i</mi>
                    </mrow>
                  </msup>
                </mrow>
              </mrow>
              <mo fence="true" stretchy="false">)</mo>
            </mrow>
          </mrow>
        </mrow>
        <mo stretchy="false">−</mo>
        <mrow>
          <mo fence="true" stretchy="false">(</mo>
          <mrow>
            <mrow>
              <mfrac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sup>
                <mrow>
                  <mrow>
                    <mfrac>
                      <mn>1</mn>
                      <mn>2</mn>
                    </mfrac>
                    <mo stretchy="false">−</mo>
                    <mi>s</mi>
                  </mrow>
                  <mi>i</mi>
                </mrow>
              </mfrac>
              <mo stretchy="false">−</mo>
              <mfrac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  <mi>i</mi>
                  </mrow>
                </msup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  <mi>i</mi>
                </mrow>
              </mfrac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sup>
                  <mi>n</mi>
                  <mrow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  <mo stretchy="false">+</mo>
                      <mi>s</mi>
                    </mrow>
                    <mi>i</mi>
                  </mrow>
                </msup>
                <mn>2</mn>
              </mfrac>
              <mo stretchy="false">−</mo>
              <mfrac>
                <msup>
                  <mi>n</mi>
                  <mrow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  <mo stretchy="false">−</mo>
                      <mi>s</mi>
                    </mrow>
                    <mi>i</mi>
                  </mrow>
                </msup>
                <mn>2</mn>
              </mfrac>
            </mrow>
          </mrow>
          <mo fence="true" stretchy="false">)</mo>
        </mrow>
      </mrow>
    </mrow>
    <annotation encoding="StarMath 5.0">%zeta( {1 over 2} - s i)
-%zeta( {1 over 2} + s i )

 = lim from {n rightarrow infinity}{} 
 
sum from j = 1 to n {j^{-{1 over 2}} (j^{s i} - j^{-s i}) }

-( { n^{1 over 2 - s i}} over {1 over 2 - s i}
- { n^{1 over 2 + s i}}over{1 over 2 +s i})

-({ {n^{-{1 over 2} + s i}}over{2} }
-{ {n^{-{1 over 2} - s i}}over{2} })
</annotation>
  </semantics>
</math>
</file>

<file path=Object 22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frac>
        <mrow>
          <mrow>
            <mrow>
              <mo fence="true" stretchy="false">(</mo>
              <mrow>
                <mrow>
                  <mn>1</mn>
                  <mo stretchy="false">+</mo>
                  <mi>s</mi>
                </mrow>
              </mrow>
              <mo fence="true" stretchy="false">)</mo>
            </mrow>
            <mo stretchy="false">−</mo>
            <mn>2</mn>
          </mrow>
          <mi>n</mi>
          <mrow>
            <mo fence="true" stretchy="false">(</mo>
            <mrow>
              <mrow>
                <mrow>
                  <msup>
                    <mi>n</mi>
                    <mrow>
                      <mrow>
                        <mo stretchy="false">−</mo>
                        <mi>s</mi>
                      </mrow>
                      <mo stretchy="false">−</mo>
                      <mn>1</mn>
                    </mrow>
                  </msup>
                  <mo stretchy="false">⋅</mo>
                  <mrow>
                    <mo fence="true" stretchy="false">(</mo>
                    <mrow>
                      <mrow>
                        <mn>1</mn>
                        <mo stretchy="false">+</mo>
                        <mi>s</mi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underover>
                          <mo stretchy="false">∑</mo>
                          <mrow>
                            <mi>j</mi>
                            <mo stretchy="false">=</mo>
                            <mn>1</mn>
                          </mrow>
                          <mi>n</mi>
                        </munderover>
                        <msup>
                          <mi>j</mi>
                          <mi>s</mi>
                        </msup>
                      </mrow>
                    </mrow>
                    <mo fence="true" stretchy="false">)</mo>
                  </mrow>
                  <mo stretchy="false">−</mo>
                  <mn>1</mn>
                </mrow>
              </mrow>
            </mrow>
            <mo fence="true" stretchy="false">)</mo>
          </mrow>
        </mrow>
        <mrow>
          <mrow>
            <mo stretchy="false">−</mo>
            <mn>2</mn>
          </mrow>
          <mrow>
            <msup>
              <mi>n</mi>
              <mrow>
                <mo stretchy="false">−</mo>
                <mi>s</mi>
              </mrow>
            </msup>
            <mo stretchy="false">⋅</mo>
            <mrow>
              <mo fence="true" stretchy="false">(</mo>
              <mrow>
                <mrow>
                  <mn>1</mn>
                  <mo stretchy="false">+</mo>
                  <mi>s</mi>
                </mrow>
              </mrow>
              <mo fence="true" stretchy="false">)</mo>
            </mrow>
          </mrow>
        </mrow>
      </mfrac>
    </mrow>
    <annotation encoding="StarMath 5.0">%zeta( -s ) = lim from {n rightarrow infinity}{} {(1+s)-2 n({n^{-s-1} cdot ( 1+s )(sum from j = 1 to n  j^s)-1})} over { -2 n^-s cdot (1+s) }</annotation>
  </semantics>
</math>
</file>

<file path=Object 220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row>
          <mo fence="true" stretchy="false">)</mo>
        </mrow>
        <mo stretchy="false">−</mo>
        <mi mathvariant="normal">ζ</mi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sup>
              <mi>j</mi>
              <mrow>
                <mo stretchy="false">−</mo>
                <mfrac>
                  <mn>1</mn>
                  <mn>2</mn>
                </mfrac>
              </mrow>
            </msup>
            <mrow>
              <mo fence="true" stretchy="false">(</mo>
              <mrow>
                <mrow>
                  <msup>
                    <mi>j</mi>
                    <mrow>
                      <mi>s</mi>
                      <mi>i</mi>
                    </mrow>
                  </msup>
                  <mo stretchy="false">−</mo>
                  <msup>
                    <mi>j</mi>
                    <mrow>
                      <mrow>
                        <mo stretchy="false">−</mo>
                        <mi>s</mi>
                      </mrow>
                      <mi>i</mi>
                    </mrow>
                  </msup>
                </mrow>
              </mrow>
              <mo fence="true" stretchy="false">)</mo>
            </mrow>
          </mrow>
        </mrow>
        <mo stretchy="false">−</mo>
        <msup>
          <mi>n</mi>
          <mfrac>
            <mn>1</mn>
            <mn>2</mn>
          </mfrac>
        </msup>
      </mrow>
      <mrow>
        <mrow>
          <mo fence="true" stretchy="false">(</mo>
          <mrow>
            <mrow>
              <mfrac>
                <msup>
                  <mi>n</mi>
                  <mrow>
                    <mrow>
                      <mo stretchy="false">−</mo>
                      <mi>s</mi>
                    </mrow>
                    <mi>i</mi>
                  </mrow>
                </msup>
                <mrow>
                  <mrow>
                    <mfrac>
                      <mn>1</mn>
                      <mn>2</mn>
                    </mfrac>
                    <mo stretchy="false">−</mo>
                    <mi>s</mi>
                  </mrow>
                  <mi>i</mi>
                </mrow>
              </mfrac>
              <mo stretchy="false">−</mo>
              <mfrac>
                <msup>
                  <mi>n</mi>
                  <mrow>
                    <mi>s</mi>
                    <mi>i</mi>
                  </mrow>
                </msup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  <mi>i</mi>
                </mrow>
              </mfrac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sup>
                  <mi>n</mi>
                  <mrow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  <mo stretchy="false">+</mo>
                      <mi>s</mi>
                    </mrow>
                    <mi>i</mi>
                  </mrow>
                </msup>
                <mn>2</mn>
              </mfrac>
              <mo stretchy="false">−</mo>
              <mfrac>
                <msup>
                  <mi>n</mi>
                  <mrow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  <mo stretchy="false">−</mo>
                      <mi>s</mi>
                    </mrow>
                    <mi>i</mi>
                  </mrow>
                </msup>
                <mn>2</mn>
              </mfrac>
            </mrow>
          </mrow>
          <mo fence="true" stretchy="false">)</mo>
        </mrow>
      </mrow>
    </mrow>
    <annotation encoding="StarMath 5.0">%zeta( {1 over 2} - s i)
-%zeta( {1 over 2} + s i )

 = lim from {n rightarrow infinity}{} 
 
sum from j = 1 to n {j^{-{1 over 2}} (j^{s i} - j^{-s i}) }

-n^{1 over 2}( { n^{- s i}} over {1 over 2 - s i}
- { n^{s i}}over{1 over 2 +s i})

-({ {n^{-{1 over 2} + s i}}over{2} }
-{ {n^{-{1 over 2} - s i}}over{2} })
</annotation>
  </semantics>
</math>
</file>

<file path=Object 221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row>
          <mo fence="true" stretchy="false">)</mo>
        </mrow>
        <mo stretchy="false">−</mo>
        <mi mathvariant="normal">ζ</mi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sup>
              <mi>j</mi>
              <mrow>
                <mo stretchy="false">−</mo>
                <mfrac>
                  <mn>1</mn>
                  <mn>2</mn>
                </mfrac>
              </mrow>
            </msup>
            <mrow>
              <mo fence="true" stretchy="false">(</mo>
              <mrow>
                <mrow>
                  <msup>
                    <mi>j</mi>
                    <mrow>
                      <mi>s</mi>
                      <mi>i</mi>
                    </mrow>
                  </msup>
                  <mo stretchy="false">−</mo>
                  <msup>
                    <mi>j</mi>
                    <mrow>
                      <mrow>
                        <mo stretchy="false">−</mo>
                        <mi>s</mi>
                      </mrow>
                      <mi>i</mi>
                    </mrow>
                  </msup>
                </mrow>
              </mrow>
              <mo fence="true" stretchy="false">)</mo>
            </mrow>
          </mrow>
        </mrow>
        <mo stretchy="false">−</mo>
        <msup>
          <mi>n</mi>
          <mfrac>
            <mn>1</mn>
            <mn>2</mn>
          </mfrac>
        </msup>
      </mrow>
      <mrow>
        <mrow>
          <mo fence="true" stretchy="false">(</mo>
          <mrow>
            <mrow>
              <mfrac>
                <msup>
                  <mi>n</mi>
                  <mrow>
                    <mrow>
                      <mo stretchy="false">−</mo>
                      <mi>s</mi>
                    </mrow>
                    <mi>i</mi>
                  </mrow>
                </msup>
                <mrow>
                  <mrow>
                    <mfrac>
                      <mn>1</mn>
                      <mn>2</mn>
                    </mfrac>
                    <mo stretchy="false">−</mo>
                    <mi>s</mi>
                  </mrow>
                  <mi>i</mi>
                </mrow>
              </mfrac>
              <mo stretchy="false">−</mo>
              <mfrac>
                <msup>
                  <mi>n</mi>
                  <mrow>
                    <mi>s</mi>
                    <mi>i</mi>
                  </mrow>
                </msup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  <mi>i</mi>
                </mrow>
              </mfrac>
            </mrow>
          </mrow>
          <mo fence="true" stretchy="false">)</mo>
        </mrow>
        <mo stretchy="false">−</mo>
        <mfrac>
          <msup>
            <mi>n</mi>
            <mrow>
              <mo stretchy="false">−</mo>
              <mfrac>
                <mn>1</mn>
                <mn>2</mn>
              </mfrac>
            </mrow>
          </msup>
          <mn>2</mn>
        </mfrac>
      </mrow>
      <mrow>
        <mo fence="true" stretchy="false">(</mo>
        <mrow>
          <mrow>
            <msup>
              <mi>n</mi>
              <mrow>
                <mi>s</mi>
                <mi>i</mi>
              </mrow>
            </msup>
            <mo stretchy="false">−</mo>
            <msup>
              <mi>n</mi>
              <mrow>
                <mrow>
                  <mo stretchy="false">−</mo>
                  <mi>s</mi>
                </mrow>
                <mi>i</mi>
              </mrow>
            </msup>
          </mrow>
        </mrow>
        <mo fence="true" stretchy="false">)</mo>
      </mrow>
    </mrow>
    <annotation encoding="StarMath 5.0">%zeta( {1 over 2} - s i)
-%zeta( {1 over 2} + s i )

 = lim from {n rightarrow infinity}{} 
 
sum from j = 1 to n {j^{-{1 over 2}} (j^{s i} - j^{-s i}) }

-n^{1 over 2}( { n^{- s i}} over {1 over 2 - s i}
- { n^{s i}}over{1 over 2 +s i})

-n^{-{1 over 2}} over 2 ({ {n^{s i}} }
-{ {n^{- s i}} })
</annotation>
  </semantics>
</math>
</file>

<file path=Object 222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row>
          <mo fence="true" stretchy="false">)</mo>
        </mrow>
        <mo stretchy="false">−</mo>
        <mi mathvariant="normal">ζ</mi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n>2</mn>
      <mi>i</mi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row>
              <mi>sin</mi>
              <mrow>
                <mo fence="true" stretchy="false">(</mo>
                <mrow>
                  <mrow>
                    <mi>s</mi>
                    <mi>log</mi>
                    <mi>j</mi>
                  </mrow>
                </mrow>
                <mo fence="true" stretchy="false">)</mo>
              </mrow>
            </mrow>
            <msqrt>
              <mi>j</mi>
            </msqrt>
          </mfrac>
        </mrow>
        <mo stretchy="false">−</mo>
        <msup>
          <mi>n</mi>
          <mfrac>
            <mn>1</mn>
            <mn>2</mn>
          </mfrac>
        </msup>
      </mrow>
      <mrow>
        <mrow>
          <mo fence="true" stretchy="false">(</mo>
          <mrow>
            <mrow>
              <mfrac>
                <msup>
                  <mi>n</mi>
                  <mrow>
                    <mrow>
                      <mo stretchy="false">−</mo>
                      <mi>s</mi>
                    </mrow>
                    <mi>i</mi>
                  </mrow>
                </msup>
                <mrow>
                  <mrow>
                    <mfrac>
                      <mn>1</mn>
                      <mn>2</mn>
                    </mfrac>
                    <mo stretchy="false">−</mo>
                    <mi>s</mi>
                  </mrow>
                  <mi>i</mi>
                </mrow>
              </mfrac>
              <mo stretchy="false">−</mo>
              <mfrac>
                <msup>
                  <mi>n</mi>
                  <mrow>
                    <mi>s</mi>
                    <mi>i</mi>
                  </mrow>
                </msup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  <mi>i</mi>
                </mrow>
              </mfrac>
            </mrow>
          </mrow>
          <mo fence="true" stretchy="false">)</mo>
        </mrow>
        <mo stretchy="false">−</mo>
        <mi>i</mi>
      </mrow>
      <mfrac>
        <mrow>
          <mi>sin</mi>
          <mrow>
            <mo fence="true" stretchy="false">(</mo>
            <mrow>
              <mrow>
                <mi>n</mi>
                <mi>log</mi>
                <mi>j</mi>
              </mrow>
            </mrow>
            <mo fence="true" stretchy="false">)</mo>
          </mrow>
        </mrow>
        <msqrt>
          <mi>n</mi>
        </msqrt>
      </mfrac>
    </mrow>
    <annotation encoding="StarMath 5.0">%zeta( {1 over 2} - s i)
-%zeta( {1 over 2} + s i )

 = lim from {n rightarrow infinity}{} 
 
2 i sum from j = 1 to n {{sin(s log j)} over sqrt j }

-n^{1 over 2}( { n^{- s i}} over {1 over 2 - s i}
- { n^{s i}}over{1 over 2 +s i})

-i {sin( n log j )} over { sqrt n }
</annotation>
  </semantics>
</math>
</file>

<file path=Object 223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row>
          <mo fence="true" stretchy="false">)</mo>
        </mrow>
        <mo stretchy="false">−</mo>
        <mi mathvariant="normal">ζ</mi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n>2</mn>
      <mi>i</mi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row>
              <mi>sin</mi>
              <mrow>
                <mo fence="true" stretchy="false">(</mo>
                <mrow>
                  <mrow>
                    <mi>s</mi>
                    <mi>log</mi>
                    <mi>j</mi>
                  </mrow>
                </mrow>
                <mo fence="true" stretchy="false">)</mo>
              </mrow>
            </mrow>
            <msqrt>
              <mi>j</mi>
            </msqrt>
          </mfrac>
        </mrow>
        <mo stretchy="false">−</mo>
        <mn>4</mn>
      </mrow>
      <mi>i</mi>
      <mrow>
        <msup>
          <mi>n</mi>
          <mfrac>
            <mn>1</mn>
            <mn>2</mn>
          </mfrac>
        </msup>
        <mo stretchy="false">⋅</mo>
        <mi>cos</mi>
      </mrow>
      <mrow>
        <mrow>
          <mo fence="true" stretchy="false">(</mo>
          <mrow>
            <mrow>
              <mi>arctan</mi>
              <mn>2</mn>
              <mi>s</mi>
            </mrow>
          </mrow>
          <mo fence="true" stretchy="false">)</mo>
        </mrow>
        <mo stretchy="false">⋅</mo>
        <mi>sin</mi>
      </mrow>
      <mrow>
        <mrow>
          <mo fence="true" stretchy="false">(</mo>
          <mrow>
            <mrow>
              <mi>s</mi>
              <mi>log</mi>
              <mrow>
                <mi>n</mi>
                <mo stretchy="false">+</mo>
                <mi>arctan</mi>
              </mrow>
              <mn>2</mn>
              <mi>s</mi>
            </mrow>
          </mrow>
          <mo fence="true" stretchy="false">)</mo>
        </mrow>
        <mo stretchy="false">−</mo>
        <mi>i</mi>
      </mrow>
      <mfrac>
        <mrow>
          <mi>sin</mi>
          <mrow>
            <mo fence="true" stretchy="false">(</mo>
            <mrow>
              <mrow>
                <mi>n</mi>
                <mi>log</mi>
                <mi>j</mi>
              </mrow>
            </mrow>
            <mo fence="true" stretchy="false">)</mo>
          </mrow>
        </mrow>
        <msqrt>
          <mi>n</mi>
        </msqrt>
      </mfrac>
    </mrow>
    <annotation encoding="StarMath 5.0">%zeta( {1 over 2} - s i)
-%zeta( {1 over 2} + s i )

 = lim from {n rightarrow infinity}{} 
 
2 i sum from j = 1 to n {{sin(s log j)} over sqrt j }

-4 i n^{1 over 2}  cdot cos( arctan 2s) cdot sin( s log n +arctan 2s )

-i {sin( n log j )} over { sqrt n }
</annotation>
  </semantics>
</math>
</file>

<file path=Object 224/content.xml><?xml version="1.0" encoding="utf-8"?>
<math xmlns="http://www.w3.org/1998/Math/MathML" display="block">
  <semantics>
    <mrow>
      <mrow>
        <mrow>
          <mfrac>
            <mn>1</mn>
            <mrow>
              <mn>2</mn>
              <mi>i</mi>
            </mrow>
          </mfrac>
          <mo stretchy="false">⋅</mo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row>
                        <mrow>
                          <mfrac>
                            <mn>1</mn>
                            <mn>2</mn>
                          </mfrac>
                          <mo stretchy="false">−</mo>
                          <mi>s</mi>
                        </mrow>
                        <mi>i</mi>
                      </mrow>
                    </mrow>
                    <mo fence="true" stretchy="false">)</mo>
                  </mrow>
                  <mo stretchy="false">−</mo>
                  <mi mathvariant="normal">ζ</mi>
                </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  <mi>i</mi>
                    </mrow>
                  </mrow>
                  <mo fence="true" stretchy="false">)</mo>
                </mrow>
              </mrow>
            </mrow>
            <mo fence="true" stretchy="false">)</mo>
          </mrow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row>
              <mi>sin</mi>
              <mrow>
                <mo fence="true" stretchy="false">(</mo>
                <mrow>
                  <mrow>
                    <mi>s</mi>
                    <mi>log</mi>
                    <mi>j</mi>
                  </mrow>
                </mrow>
                <mo fence="true" stretchy="false">)</mo>
              </mrow>
            </mrow>
            <msqrt>
              <mi>j</mi>
            </msqrt>
          </mfrac>
        </mrow>
        <mo stretchy="false">−</mo>
        <mn>2</mn>
      </mrow>
      <mrow>
        <msqrt>
          <mi>n</mi>
        </msqrt>
        <mo stretchy="false">⋅</mo>
        <mi>cos</mi>
      </mrow>
      <mrow>
        <mrow>
          <mo fence="true" stretchy="false">(</mo>
          <mrow>
            <mrow>
              <mi>arctan</mi>
              <mn>2</mn>
              <mi>s</mi>
            </mrow>
          </mrow>
          <mo fence="true" stretchy="false">)</mo>
        </mrow>
        <mo stretchy="false">⋅</mo>
        <mi>sin</mi>
      </mrow>
      <mrow>
        <mrow>
          <mo fence="true" stretchy="false">(</mo>
          <mrow>
            <mrow>
              <mi>s</mi>
              <mi>log</mi>
              <mrow>
                <mi>n</mi>
                <mo stretchy="false">−</mo>
                <mi>arctan</mi>
              </mrow>
              <mn>2</mn>
              <mi>s</mi>
            </mrow>
          </mrow>
          <mo fence="true" stretchy="false">)</mo>
        </mrow>
        <mo stretchy="false">−</mo>
        <mfrac>
          <mrow>
            <mi>sin</mi>
            <mrow>
              <mo fence="true" stretchy="false">(</mo>
              <mrow>
                <mrow>
                  <mi>s</mi>
                  <mi>log</mi>
                  <mi>n</mi>
                </mrow>
              </mrow>
              <mo fence="true" stretchy="false">)</mo>
            </mrow>
          </mrow>
          <mrow>
            <mn>2</mn>
            <msqrt>
              <mi>n</mi>
            </msqrt>
          </mrow>
        </mfrac>
      </mrow>
    </mrow>
    <annotation encoding="StarMath 5.0">1 over {2 i} cdot( %zeta( {1 over 2} - s i)
-%zeta( {1 over 2} + s i ) )

 = lim from {n rightarrow infinity}{} 
 
sum from j = 1 to n {{sin(s log j)} over sqrt j }

-2 sqrt n  cdot cos( arctan 2s) cdot sin( s log n - arctan 2s )

-{sin( s log n )} over { 2 sqrt n }
</annotation>
  </semantics>
</math>
</file>

<file path=Object 225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row>
          <mo fence="true" stretchy="false">)</mo>
        </mrow>
        <mo stretchy="false">+</mo>
        <mi mathvariant="normal">ζ</mi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sup>
              <mi>j</mi>
              <mrow>
                <mo stretchy="false">−</mo>
                <mfrac>
                  <mn>1</mn>
                  <mn>2</mn>
                </mfrac>
              </mrow>
            </msup>
            <mrow>
              <mo fence="true" stretchy="false">(</mo>
              <mrow>
                <mrow>
                  <msup>
                    <mi>j</mi>
                    <mrow>
                      <mi>s</mi>
                      <mi>i</mi>
                    </mrow>
                  </msup>
                  <mo stretchy="false">+</mo>
                  <msup>
                    <mi>j</mi>
                    <mrow>
                      <mrow>
                        <mo stretchy="false">−</mo>
                        <mi>s</mi>
                      </mrow>
                      <mi>i</mi>
                    </mrow>
                  </msup>
                </mrow>
              </mrow>
              <mo fence="true" stretchy="false">)</mo>
            </mrow>
          </mrow>
        </mrow>
        <mo stretchy="false">−</mo>
        <mrow>
          <mo fence="true" stretchy="false">(</mo>
          <mrow>
            <mrow>
              <mfrac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sup>
                <mrow>
                  <mrow>
                    <mfrac>
                      <mn>1</mn>
                      <mn>2</mn>
                    </mfrac>
                    <mo stretchy="false">−</mo>
                    <mi>s</mi>
                  </mrow>
                  <mi>i</mi>
                </mrow>
              </mfrac>
              <mo stretchy="false">+</mo>
              <mfrac>
                <msup>
                  <mi>n</mi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  <mi>i</mi>
                  </mrow>
                </msup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  <mi>i</mi>
                </mrow>
              </mfrac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sup>
                  <mi>n</mi>
                  <mrow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  <mo stretchy="false">+</mo>
                      <mi>s</mi>
                    </mrow>
                    <mi>i</mi>
                  </mrow>
                </msup>
                <mn>2</mn>
              </mfrac>
              <mo stretchy="false">+</mo>
              <mfrac>
                <msup>
                  <mi>n</mi>
                  <mrow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  <mo stretchy="false">−</mo>
                      <mi>s</mi>
                    </mrow>
                    <mi>i</mi>
                  </mrow>
                </msup>
                <mn>2</mn>
              </mfrac>
            </mrow>
          </mrow>
          <mo fence="true" stretchy="false">)</mo>
        </mrow>
      </mrow>
    </mrow>
    <annotation encoding="StarMath 5.0">%zeta( {1 over 2} - s i)
+%zeta( {1 over 2} + s i )

 = lim from {n rightarrow infinity}{} 
 
sum from j = 1 to n {j^{-{1 over 2}} (j^{s i} + j^{-s i}) }

-( { n^{1 over 2 - s i}} over {1 over 2 - s i}
+ { n^{1 over 2 + s i}}over{1 over 2 +s i})

-({ {n^{-{1 over 2} + s i}}over{2} }
+{ {n^{-{1 over 2} - s i}}over{2} })
</annotation>
  </semantics>
</math>
</file>

<file path=Object 226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−</mo>
                <mi>s</mi>
              </mrow>
              <mi>i</mi>
            </mrow>
          </mrow>
          <mo fence="true" stretchy="false">)</mo>
        </mrow>
        <mo stretchy="false">+</mo>
        <mi mathvariant="normal">ζ</mi>
      </mrow>
      <mrow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i>s</mi>
              </mrow>
              <mi>i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n>2</mn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row>
              <mi>cos</mi>
              <mrow>
                <mo fence="true" stretchy="false">(</mo>
                <mrow>
                  <mrow>
                    <mi>s</mi>
                    <mi>log</mi>
                    <mi>j</mi>
                  </mrow>
                </mrow>
                <mo fence="true" stretchy="false">)</mo>
              </mrow>
            </mrow>
            <msqrt>
              <mi>j</mi>
            </msqrt>
          </mfrac>
        </mrow>
        <mo stretchy="false">−</mo>
        <msup>
          <mi>n</mi>
          <mfrac>
            <mn>1</mn>
            <mn>2</mn>
          </mfrac>
        </msup>
      </mrow>
      <mrow>
        <mrow>
          <mo fence="true" stretchy="false">(</mo>
          <mrow>
            <mrow>
              <mfrac>
                <msup>
                  <mi>n</mi>
                  <mrow>
                    <mrow>
                      <mo stretchy="false">−</mo>
                      <mi>s</mi>
                    </mrow>
                    <mi>i</mi>
                  </mrow>
                </msup>
                <mrow>
                  <mrow>
                    <mfrac>
                      <mn>1</mn>
                      <mn>2</mn>
                    </mfrac>
                    <mo stretchy="false">−</mo>
                    <mi>s</mi>
                  </mrow>
                  <mi>i</mi>
                </mrow>
              </mfrac>
              <mo stretchy="false">+</mo>
              <mfrac>
                <msup>
                  <mi>n</mi>
                  <mrow>
                    <mi>s</mi>
                    <mi>i</mi>
                  </mrow>
                </msup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  <mi>i</mi>
                </mrow>
              </mfrac>
            </mrow>
          </mrow>
          <mo fence="true" stretchy="false">)</mo>
        </mrow>
        <mo stretchy="false">−</mo>
        <mfrac>
          <mrow>
            <mi>cos</mi>
            <mrow>
              <mo fence="true" stretchy="false">(</mo>
              <mrow>
                <mrow>
                  <mi>n</mi>
                  <mi>log</mi>
                  <mi>j</mi>
                </mrow>
              </mrow>
              <mo fence="true" stretchy="false">)</mo>
            </mrow>
          </mrow>
          <msqrt>
            <mi>n</mi>
          </msqrt>
        </mfrac>
      </mrow>
    </mrow>
    <annotation encoding="StarMath 5.0">%zeta( {1 over 2} - s i)
+%zeta( {1 over 2} + s i )

 = lim from {n rightarrow infinity}{} 
 
2 sum from j = 1 to n {{cos(s log j)} over sqrt j }

-n^{1 over 2}( { n^{- s i}} over {1 over 2 - s i}
+ { n^{s i}}over{1 over 2 +s i})

- {cos( n log j )} over { sqrt n }
</annotation>
  </semantics>
</math>
</file>

<file path=Object 227/content.xml><?xml version="1.0" encoding="utf-8"?>
<math xmlns="http://www.w3.org/1998/Math/MathML" display="block">
  <semantics>
    <mrow>
      <mrow>
        <mrow>
          <mfrac>
            <mn>1</mn>
            <mn>2</mn>
          </mfrac>
          <mo stretchy="false">⋅</mo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row>
                        <mrow>
                          <mfrac>
                            <mn>1</mn>
                            <mn>2</mn>
                          </mfrac>
                          <mo stretchy="false">−</mo>
                          <mi>s</mi>
                        </mrow>
                        <mi>i</mi>
                      </mrow>
                    </mrow>
                    <mo fence="true" stretchy="false">)</mo>
                  </mrow>
                  <mo stretchy="false">+</mo>
                  <mi mathvariant="normal">ζ</mi>
                </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  <mi>i</mi>
                    </mrow>
                  </mrow>
                  <mo fence="true" stretchy="false">)</mo>
                </mrow>
              </mrow>
            </mrow>
            <mo fence="true" stretchy="false">)</mo>
          </mrow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row>
              <mi>cos</mi>
              <mrow>
                <mo fence="true" stretchy="false">(</mo>
                <mrow>
                  <mrow>
                    <mi>s</mi>
                    <mi>log</mi>
                    <mi>j</mi>
                  </mrow>
                </mrow>
                <mo fence="true" stretchy="false">)</mo>
              </mrow>
            </mrow>
            <msqrt>
              <mi>j</mi>
            </msqrt>
          </mfrac>
        </mrow>
        <mo stretchy="false">−</mo>
        <mn>2</mn>
      </mrow>
      <mrow>
        <msqrt>
          <mi>n</mi>
        </msqrt>
        <mo stretchy="false">⋅</mo>
        <mi>cos</mi>
      </mrow>
      <mrow>
        <mrow>
          <mo fence="true" stretchy="false">(</mo>
          <mrow>
            <mrow>
              <mi>arctan</mi>
              <mn>2</mn>
              <mi>s</mi>
            </mrow>
          </mrow>
          <mo fence="true" stretchy="false">)</mo>
        </mrow>
        <mo stretchy="false">⋅</mo>
        <mi>cos</mi>
      </mrow>
      <mrow>
        <mrow>
          <mo fence="true" stretchy="false">(</mo>
          <mrow>
            <mrow>
              <mi>s</mi>
              <mi>log</mi>
              <mrow>
                <mi>n</mi>
                <mo stretchy="false">−</mo>
                <mi>arctan</mi>
              </mrow>
              <mn>2</mn>
              <mi>s</mi>
            </mrow>
          </mrow>
          <mo fence="true" stretchy="false">)</mo>
        </mrow>
        <mo stretchy="false">−</mo>
        <mfrac>
          <mrow>
            <mi>cos</mi>
            <mrow>
              <mo fence="true" stretchy="false">(</mo>
              <mrow>
                <mrow>
                  <mi>s</mi>
                  <mi>log</mi>
                  <mi>n</mi>
                </mrow>
              </mrow>
              <mo fence="true" stretchy="false">)</mo>
            </mrow>
          </mrow>
          <mrow>
            <mn>2</mn>
            <msqrt>
              <mi>n</mi>
            </msqrt>
          </mrow>
        </mfrac>
      </mrow>
    </mrow>
    <annotation encoding="StarMath 5.0">1 over {2} cdot( %zeta( {1 over 2} - s i)
+%zeta( {1 over 2} + s i ) )

 = lim from {n rightarrow infinity}{} 
 
sum from j = 1 to n {{cos(s log j)} over sqrt j }

-2 sqrt n  cdot cos( arctan 2s) cdot cos( s log n -arctan 2s )

-{cos( s log n )} over { 2 sqrt n }
</annotation>
  </semantics>
</math>
</file>

<file path=Object 228/content.xml><?xml version="1.0" encoding="utf-8"?>
<math xmlns="http://www.w3.org/1998/Math/MathML" display="block">
  <semantics>
    <mrow>
      <mi mathvariant="normal">ξ</mi>
      <mrow>
        <mrow>
          <mo fence="true" stretchy="false">(</mo>
          <mrow>
            <mi>s</mi>
          </mrow>
          <mo fence="true" stretchy="false">)</mo>
        </mrow>
        <mo stretchy="false">=</mo>
        <mrow>
          <mfrac>
            <mn>1</mn>
            <mn>2</mn>
          </mfrac>
          <mo stretchy="false">⋅</mo>
          <mi>s</mi>
        </mrow>
      </mrow>
      <mrow>
        <mo fence="true" stretchy="false">(</mo>
        <mrow>
          <mrow>
            <mi>s</mi>
            <mo stretchy="false">−</mo>
            <mn>1</mn>
          </mrow>
        </mrow>
        <mo fence="true" stretchy="false">)</mo>
      </mrow>
      <msup>
        <mi mathvariant="normal">π</mi>
        <mrow>
          <mo fence="true" stretchy="false">(</mo>
          <mrow>
            <mrow>
              <mrow>
                <mo stretchy="false">−</mo>
                <mi>s</mi>
              </mrow>
              <mo stretchy="false">/</mo>
              <mn>2</mn>
            </mrow>
          </mrow>
          <mo fence="true" stretchy="false">)</mo>
        </mrow>
      </msup>
      <mi mathvariant="normal">Γ</mi>
      <mrow>
        <mrow>
          <mo fence="true" stretchy="false">(</mo>
          <mrow>
            <mrow>
              <mfrac>
                <mn>1</mn>
                <mn>2</mn>
              </mfrac>
              <mo stretchy="false">⋅</mo>
              <mi>s</mi>
            </mrow>
          </mrow>
          <mo fence="true" stretchy="false">)</mo>
        </mrow>
        <mo stretchy="false">⋅</mo>
        <mi mathvariant="normal">ζ</mi>
      </mrow>
      <mrow>
        <mo fence="true" stretchy="false">(</mo>
        <mrow>
          <mi>s</mi>
        </mrow>
        <mo fence="true" stretchy="false">)</mo>
      </mrow>
    </mrow>
    <annotation encoding="StarMath 5.0">%xi( s ) = 1 over 2 cdot s( s-1 )%pi^( -s/2 ) %GAMMA( 1 over 2 cdot s ) cdot %zeta( s )</annotation>
  </semantics>
</math>
</file>

<file path=Object 229/content.xml><?xml version="1.0" encoding="utf-8"?>
<math xmlns="http://www.w3.org/1998/Math/MathML" display="block">
  <semantics>
    <mrow>
      <mfrac>
        <mrow>
          <mn>2</mn>
          <msup>
            <mi mathvariant="normal">π</mi>
            <mrow>
              <mo fence="true" stretchy="false">(</mo>
              <mrow>
                <mrow>
                  <mi>s</mi>
                  <mo stretchy="false">/</mo>
                  <mn>2</mn>
                </mrow>
              </mrow>
              <mo fence="true" stretchy="false">)</mo>
            </mrow>
          </msup>
        </mrow>
        <mrow>
          <mi>s</mi>
          <mrow>
            <mrow>
              <mo fence="true" stretchy="false">(</mo>
              <mrow>
                <mrow>
                  <mi>s</mi>
                  <mo stretchy="false">−</mo>
                  <mn>1</mn>
                </mrow>
              </mrow>
              <mo fence="true" stretchy="false">)</mo>
            </mrow>
            <mo stretchy="false">⋅</mo>
            <mi mathvariant="normal">Γ</mi>
          </mrow>
          <mrow>
            <mo fence="true" stretchy="false">(</mo>
            <mrow>
              <mrow>
                <mfrac>
                  <mn>1</mn>
                  <mn>2</mn>
                </mfrac>
                <mo stretchy="false">⋅</mo>
                <mi>s</mi>
              </mrow>
            </mrow>
            <mo fence="true" stretchy="false">)</mo>
          </mrow>
        </mrow>
      </mfrac>
      <mi mathvariant="normal">ξ</mi>
      <mrow>
        <mrow>
          <mo fence="true" stretchy="false">(</mo>
          <mrow>
            <mi>s</mi>
          </mrow>
          <mo fence="true" stretchy="false">)</mo>
        </mrow>
        <mo stretchy="false">=</mo>
        <mi mathvariant="normal">ζ</mi>
      </mrow>
      <mrow>
        <mo fence="true" stretchy="false">(</mo>
        <mrow>
          <mi>s</mi>
        </mrow>
        <mo fence="true" stretchy="false">)</mo>
      </mrow>
    </mrow>
    <annotation encoding="StarMath 5.0">{2 %pi^( s/2 )}over{s(s-1) cdot %GAMMA( 1 over 2 cdot s )} %xi( s ) = %zeta( s )</annotation>
  </semantics>
</math>
</file>

<file path=Object 23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o fence="true" stretchy="false">(</mo>
        <mrow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p>
                <mi>j</mi>
                <mrow>
                  <mo stretchy="false">−</mo>
                  <mi>s</mi>
                </mrow>
              </msup>
            </mrow>
            <mo stretchy="false">−</mo>
            <mfrac>
              <msup>
                <mi>n</mi>
                <mrow>
                  <mn>1</mn>
                  <mo stretchy="false">−</mo>
                  <mi>s</mi>
                </mrow>
              </msup>
              <mrow>
                <mn>1</mn>
                <mo stretchy="false">−</mo>
                <mi>s</mi>
              </mrow>
            </mfrac>
            <mo stretchy="false">−</mo>
            <mfrac>
              <msup>
                <mi>n</mi>
                <mrow>
                  <mo stretchy="false">−</mo>
                  <mi>s</mi>
                </mrow>
              </msup>
              <mn>2</mn>
            </mfrac>
            <mo stretchy="false">+</mo>
            <mfrac>
              <mrow>
                <msup>
                  <mi>n</mi>
                  <mrow>
                    <mrow>
                      <mo stretchy="false">−</mo>
                      <mi>s</mi>
                    </mrow>
                    <mo stretchy="false">−</mo>
                    <mn>1</mn>
                  </mrow>
                </msup>
                <mo stretchy="false">⋅</mo>
                <mi>s</mi>
              </mrow>
              <mn>12</mn>
            </mfrac>
            <mo stretchy="false">−</mo>
            <mfrac>
              <mrow>
                <mrow>
                  <msup>
                    <mi>n</mi>
                    <mrow>
                      <mrow>
                        <mo stretchy="false">−</mo>
                        <mi>s</mi>
                      </mrow>
                      <mo stretchy="false">−</mo>
                      <mn>3</mn>
                    </mrow>
                  </msup>
                  <mo stretchy="false">⋅</mo>
                  <mi>s</mi>
                </mrow>
                <mrow>
                  <mo fence="true" stretchy="false">(</mo>
                  <mrow>
                    <mrow>
                      <mi>s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s</mi>
                      <mo stretchy="false">+</mo>
                      <mn>2</mn>
                    </mrow>
                  </mrow>
                  <mo fence="true" stretchy="false">)</mo>
                </mrow>
              </mrow>
              <mn>720</mn>
            </mfrac>
            <mo stretchy="false">+</mo>
            <mn>...</mn>
          </mrow>
        </mrow>
        <mo fence="true" stretchy="false">)</mo>
      </mrow>
    </mrow>
    <annotation encoding="StarMath 5.0">%zeta( s ) = lim from {n rightarrow infinity}{}( sum from j = 1 to n j^-s - { n^{1-s}}over{1-s}-{ {n^-s}over{2} }+{{n^{-s-1} cdot s} over 12}-{{n^{-s-3} cdot s(s+1)(s+2)} over 720}+...)</annotation>
  </semantics>
</math>
</file>

<file path=Object 230/content.xml><?xml version="1.0" encoding="utf-8"?>
<math xmlns="http://www.w3.org/1998/Math/MathML" display="block">
  <semantics>
    <mrow>
      <mfrac>
        <mrow>
          <mn>2</mn>
          <msup>
            <mi mathvariant="normal">π</mi>
            <mrow>
              <mfrac>
                <mi>s</mi>
                <mn>2</mn>
              </mfrac>
              <mo stretchy="false">+</mo>
              <mfrac>
                <mn>1</mn>
                <mn>4</mn>
              </mfrac>
            </mrow>
          </msup>
        </mrow>
        <mrow>
          <mrow>
            <mo fence="true" stretchy="false">(</mo>
            <mrow>
              <mrow>
                <mi>s</mi>
                <mo stretchy="false">+</mo>
                <mfrac>
                  <mn>1</mn>
                  <mn>2</mn>
                </mfrac>
              </mrow>
            </mrow>
            <mo fence="true" stretchy="false">)</mo>
          </mrow>
          <mrow>
            <mrow>
              <mo fence="true" stretchy="false">(</mo>
              <mrow>
                <mrow>
                  <mi>s</mi>
                  <mo stretchy="false">−</mo>
                  <mfrac>
                    <mn>1</mn>
                    <mn>2</mn>
                  </mfrac>
                </mrow>
              </mrow>
              <mo fence="true" stretchy="false">)</mo>
            </mrow>
            <mo stretchy="false">⋅</mo>
            <mi mathvariant="normal">Γ</mi>
          </mrow>
          <mrow>
            <mo fence="true" stretchy="false">(</mo>
            <mrow>
              <mrow>
                <mfrac>
                  <mn>1</mn>
                  <mn>4</mn>
                </mfrac>
                <mo stretchy="false">⋅</mo>
                <mfrac>
                  <mi>s</mi>
                  <mn>2</mn>
                </mfrac>
              </mrow>
            </mrow>
            <mo fence="true" stretchy="false">)</mo>
          </mrow>
        </mrow>
      </mfrac>
      <mi mathvariant="normal">ξ</mi>
      <mrow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  <mo stretchy="false">=</mo>
        <mi mathvariant="normal">ζ</mi>
      </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</mrow>
    <annotation encoding="StarMath 5.0">{2 %pi^{ s over 2 + 1 over 4 }}over{(s+1 over 2)(s-1 over 2) cdot %GAMMA( {1 over 4} cdot {s over 2} )} %xi( 1 over 2+s ) = %zeta( 1 over 2+s )</annotation>
  </semantics>
</math>
</file>

<file path=Object 231/content.xml><?xml version="1.0" encoding="utf-8"?>
<math xmlns="http://www.w3.org/1998/Math/MathML" display="block">
  <semantics>
    <mrow>
      <mfrac>
        <mrow>
          <mn>2</mn>
          <msup>
            <mi mathvariant="normal">π</mi>
            <mrow>
              <mrow>
                <mo stretchy="false">−</mo>
                <mfrac>
                  <mi>s</mi>
                  <mn>2</mn>
                </mfrac>
              </mrow>
              <mo stretchy="false">+</mo>
              <mfrac>
                <mn>1</mn>
                <mn>4</mn>
              </mfrac>
            </mrow>
          </msup>
        </mrow>
        <mrow>
          <mrow>
            <mo fence="true" stretchy="false">(</mo>
            <mrow>
              <mrow>
                <mrow>
                  <mo stretchy="false">−</mo>
                  <mi>s</mi>
                </mrow>
                <mo stretchy="false">+</mo>
                <mfrac>
                  <mn>1</mn>
                  <mn>2</mn>
                </mfrac>
              </mrow>
            </mrow>
            <mo fence="true" stretchy="false">)</mo>
          </mrow>
          <mrow>
            <mrow>
              <mo fence="true" stretchy="false">(</mo>
              <mrow>
                <mrow>
                  <mrow>
                    <mo stretchy="false">−</mo>
                    <mi>s</mi>
                  </mrow>
                  <mo stretchy="false">−</mo>
                  <mfrac>
                    <mn>1</mn>
                    <mn>2</mn>
                  </mfrac>
                </mrow>
              </mrow>
              <mo fence="true" stretchy="false">)</mo>
            </mrow>
            <mo stretchy="false">⋅</mo>
            <mi mathvariant="normal">Γ</mi>
          </mrow>
          <mrow>
            <mo fence="true" stretchy="false">(</mo>
            <mrow>
              <mrow>
                <mfrac>
                  <mn>1</mn>
                  <mn>4</mn>
                </mfrac>
                <mo stretchy="false">⋅</mo>
                <mrow>
                  <mo stretchy="false">−</mo>
                  <mfrac>
                    <mi>s</mi>
                    <mn>2</mn>
                  </mfrac>
                </mrow>
              </mrow>
            </mrow>
            <mo fence="true" stretchy="false">)</mo>
          </mrow>
        </mrow>
      </mfrac>
      <mi mathvariant="normal">ξ</mi>
      <mrow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  <mo stretchy="false">=</mo>
        <mi mathvariant="normal">ζ</mi>
      </mrow>
      <mrow>
        <mo fence="true" stretchy="false">(</mo>
        <mrow>
          <mrow>
            <mfrac>
              <mn>1</mn>
              <mn>2</mn>
            </mfrac>
            <mo stretchy="false">−</mo>
            <mi>s</mi>
          </mrow>
        </mrow>
        <mo fence="true" stretchy="false">)</mo>
      </mrow>
    </mrow>
    <annotation encoding="StarMath 5.0">{2 %pi^{ -{s over 2} + 1 over 4 }}over{(-s+1 over 2)(-s-1 over 2) cdot %GAMMA( {1 over 4} cdot -{s over 2} )} %xi( 1 over 2-s ) = %zeta( 1 over 2-s )</annotation>
  </semantics>
</math>
</file>

<file path=Object 232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row>
              <munderover>
                <mo stretchy="false">∫</mo>
                <mn>0</mn>
                <mn>1</mn>
              </munderover>
              <mrow>
                <mfrac>
                  <mrow>
                    <mi>cos</mi>
                    <mrow>
                      <mo fence="true" stretchy="false">(</mo>
                      <mrow>
                        <mrow>
                          <mi>s</mi>
                          <mi>lo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sqrt>
                    <mi>x</mi>
                  </msqrt>
                </mfrac>
                <mi mathvariant="italic">dx</mi>
              </mrow>
            </mrow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cos</mi>
                <mrow>
                  <mo fence="true" stretchy="false">(</mo>
                  <mrow>
                    <mrow>
                      <mi>s</mi>
                      <mi>log</mi>
                      <mrow>
                        <mo fence="true" stretchy="false">(</mo>
                        <mrow>
                          <mrow>
                            <mi>d</mi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i mathvariant="italic">dt</mi>
              </msqrt>
            </mfrac>
          </mrow>
        </mrow>
        <mo stretchy="false">=</mo>
        <mfrac>
          <mn>1</mn>
          <mn>2</mn>
        </mfrac>
      </mrow>
    </mrow>
    <annotation encoding="StarMath 5.0">lim from {d rightarrow 0}{}

{1 over d} cdot

int from 0 to 1 {{cos ( s log (x))} over {sqrt{x}}dx}  - 

sum from t = 1 to d^-1 {{cos ( s log (d t ))} over {sqrt{dt}}}


=

1 over 2</annotation>
  </semantics>
</math>
</file>

<file path=Object 233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frac>
              <mn>2</mn>
              <mrow>
                <mrow>
                  <mn>1</mn>
                  <mo stretchy="false">+</mo>
                  <mn>4</mn>
                </mrow>
                <msup>
                  <mi>s</mi>
                  <mn>2</mn>
                </msup>
              </mrow>
            </mfrac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cos</mi>
                <mrow>
                  <mo fence="true" stretchy="false">(</mo>
                  <mrow>
                    <mrow>
                      <mi>s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</mrow>
        <mo stretchy="false">=</mo>
        <mfrac>
          <mn>1</mn>
          <mn>2</mn>
        </mfrac>
      </mrow>
    </mrow>
    <annotation encoding="StarMath 5.0">lim from {d rightarrow 0}{}

{1 over d} cdot

{{2}over{1+4 s^2}}  - 

sum from t = 1 to d^-1 {{cos ( s log (d cdot t ))} over {sqrt{d cdot t}}}


=

1 over 2</annotation>
  </semantics>
</math>
</file>

<file path=Object 234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frac>
              <mn>2</mn>
              <mrow>
                <mrow>
                  <mn>1</mn>
                  <mo stretchy="false">+</mo>
                  <mn>4</mn>
                </mrow>
                <msup>
                  <mrow>
                    <mo fence="true" stretchy="false">(</mo>
                    <mrow>
                      <mrow>
                        <mrow>
                          <mi>f</mi>
                          <mo stretchy="false">+</mo>
                          <mi>A</mi>
                        </mrow>
                        <mi>i</mi>
                      </mrow>
                    </mrow>
                    <mo fence="true" stretchy="false">)</mo>
                  </mrow>
                  <mn>2</mn>
                </msup>
              </mrow>
            </mfrac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cos</mi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row>
                              <mi>f</mi>
                              <mo stretchy="false">+</mo>
                              <mi>A</mi>
                            </mrow>
                            <mi>i</mi>
                          </mrow>
                        </mrow>
                        <mo fence="true" stretchy="false">)</mo>
                      </mrow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</mrow>
        <mo stretchy="false">=</mo>
        <mfrac>
          <mn>1</mn>
          <mn>2</mn>
        </mfrac>
      </mrow>
    </mrow>
    <annotation encoding="StarMath 5.0">lim from {d rightarrow 0}{}

{1 over d} cdot

{{2}over{1+4 (f+A i)^2}}  - 

sum from t = 1 to d^-1 {{cos ( (f+A i) log (d cdot t ))} over {sqrt{d cdot t}}}


=

1 over 2</annotation>
  </semantics>
</math>
</file>

<file path=Object 235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frac>
              <mn>2</mn>
              <mrow>
                <mrow>
                  <mn>1</mn>
                  <mo stretchy="false">+</mo>
                  <mn>4</mn>
                </mrow>
                <msup>
                  <mrow>
                    <mo fence="true" stretchy="false">(</mo>
                    <mrow>
                      <mrow>
                        <mrow>
                          <mi>f</mi>
                          <mo stretchy="false">+</mo>
                          <mi>A</mi>
                        </mrow>
                        <mi>i</mi>
                      </mrow>
                    </mrow>
                    <mo fence="true" stretchy="false">)</mo>
                  </mrow>
                  <mn>2</mn>
                </msup>
              </mrow>
            </mfrac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cos</mi>
                <mrow>
                  <mo fence="true" stretchy="false">(</mo>
                  <mrow>
                    <mrow>
                      <mi>f</mi>
                      <mi>log</mi>
                      <mrow>
                        <mrow>
                          <mo fence="true" stretchy="false">(</mo>
                          <mrow>
                            <mrow>
                              <mi>d</mi>
                              <mo stretchy="false">⋅</mo>
                              <mi>t</mi>
                            </mrow>
                          </mrow>
                          <mo fence="true" stretchy="false">)</mo>
                        </mrow>
                        <mo stretchy="false">+</mo>
                        <mi>i</mi>
                      </mrow>
                      <mi>A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</mrow>
        <mo stretchy="false">=</mo>
        <mfrac>
          <mn>1</mn>
          <mn>2</mn>
        </mfrac>
      </mrow>
    </mrow>
    <annotation encoding="StarMath 5.0">lim from {d rightarrow 0}{}

{1 over d} cdot

{{2}over{1+4 (f+A i)^2}}  - 

sum from t = 1 to d^-1 {{cos ( f log (d cdot t )+i A log (d cdot t ))} over {sqrt{d cdot t}}}


=

1 over 2</annotation>
  </semantics>
</math>
</file>

<file path=Object 236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frac>
              <mn>2</mn>
              <mrow>
                <mrow>
                  <mn>1</mn>
                  <mo stretchy="false">+</mo>
                  <mn>4</mn>
                </mrow>
                <msup>
                  <mrow>
                    <mo fence="true" stretchy="false">(</mo>
                    <mrow>
                      <mrow>
                        <mrow>
                          <mi>f</mi>
                          <mo stretchy="false">+</mo>
                          <mi>A</mi>
                        </mrow>
                        <mi>i</mi>
                      </mrow>
                    </mrow>
                    <mo fence="true" stretchy="false">)</mo>
                  </mrow>
                  <mn>2</mn>
                </msup>
              </mrow>
            </mfrac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row>
              <mfrac>
                <mrow>
                  <mi>cos</mi>
                  <mrow>
                    <mo fence="true" stretchy="false">(</mo>
                    <mrow>
                      <mrow>
                        <mi>f</mi>
                        <mi>log</mi>
                        <mrow>
                          <mo fence="true" stretchy="false">(</mo>
                          <mrow>
                            <mrow>
                              <mi>d</mi>
                              <mo stretchy="false">⋅</mo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cosh</mi>
                  <mrow>
                    <mo fence="true" stretchy="false">(</mo>
                    <mrow>
                      <mrow>
                        <mi>A</mi>
                        <mi>log</mi>
                        <mrow>
                          <mo fence="true" stretchy="false">(</mo>
                          <mrow>
                            <mrow>
                              <mi>d</mi>
                              <mo stretchy="false">⋅</mo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qrt>
                  <mrow>
                    <mi>d</mi>
                    <mo stretchy="false">⋅</mo>
                    <mi>t</mi>
                  </mrow>
                </msqrt>
              </mfrac>
              <mo stretchy="false">−</mo>
              <mrow>
                <mi>i</mi>
                <mo stretchy="false">⋅</mo>
                <mfrac>
                  <mrow>
                    <mi>sin</mi>
                    <mrow>
                      <mo fence="true" stretchy="false">(</mo>
                      <mrow>
                        <mrow>
                          <mi>f</mi>
                          <mi>log</mi>
                          <mrow>
                            <mo fence="true" stretchy="false">(</mo>
                            <mrow>
                              <mrow>
                                <mi>d</mi>
                                <mo stretchy="false">⋅</mo>
                                <mi>t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sinh</mi>
                    <mrow>
                      <mo fence="true" stretchy="false">(</mo>
                      <mrow>
                        <mrow>
                          <mi>A</mi>
                          <mi>log</mi>
                          <mrow>
                            <mo fence="true" stretchy="false">(</mo>
                            <mrow>
                              <mrow>
                                <mi>d</mi>
                                <mo stretchy="false">⋅</mo>
                                <mi>t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sqrt>
                    <mrow>
                      <mi>d</mi>
                      <mo stretchy="false">⋅</mo>
                      <mi>t</mi>
                    </mrow>
                  </msqrt>
                </mfrac>
              </mrow>
            </mrow>
          </mrow>
        </mrow>
        <mo stretchy="false">=</mo>
        <mfrac>
          <mn>1</mn>
          <mn>2</mn>
        </mfrac>
      </mrow>
    </mrow>
    <annotation encoding="StarMath 5.0">lim from {d rightarrow 0}{}

{1 over d} cdot

{{2}over{1+4 (f+A i)^2}}  - 

sum from t = 1 to d^-1 {

{cos ( f log (d cdot t ))cosh(A log (d cdot t ))}over {sqrt{d cdot t}}

- i cdot {{ sin ( f log (d cdot t ))sinh(A log (d cdot t ))}over {sqrt{d cdot t}}}}


=

1 over 2</annotation>
  </semantics>
</math>
</file>

<file path=Object 237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frac>
              <mn>2</mn>
              <mrow>
                <mrow>
                  <mn>1</mn>
                  <mo stretchy="false">+</mo>
                  <mn>4</mn>
                </mrow>
                <msup>
                  <mrow>
                    <mo fence="true" stretchy="false">(</mo>
                    <mrow>
                      <mrow>
                        <mrow>
                          <mi>f</mi>
                          <mo stretchy="false">+</mo>
                          <mi>A</mi>
                        </mrow>
                        <mi>i</mi>
                      </mrow>
                    </mrow>
                    <mo fence="true" stretchy="false">)</mo>
                  </mrow>
                  <mn>2</mn>
                </msup>
              </mrow>
            </mfrac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cos</mi>
                <mrow>
                  <mo fence="true" stretchy="false">(</mo>
                  <mrow>
                    <mrow>
                      <mi>f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cosh</mi>
                <mrow>
                  <mo fence="true" stretchy="false">(</mo>
                  <mrow>
                    <mrow>
                      <mi>A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  <mo stretchy="false">+</mo>
          <mrow>
            <mi>i</mi>
            <mo stretchy="false">⋅</mo>
            <mrow>
              <munderover>
                <mo stretchy="false">∑</mo>
                <mrow>
                  <mi>t</mi>
                  <mo stretchy="false">=</mo>
                  <mn>1</mn>
                </mrow>
                <msup>
                  <mi>d</mi>
                  <mrow>
                    <mo stretchy="false">−</mo>
                    <mn>1</mn>
                  </mrow>
                </msup>
              </munderover>
              <mfrac>
                <mrow>
                  <mi>sin</mi>
                  <mrow>
                    <mo fence="true" stretchy="false">(</mo>
                    <mrow>
                      <mrow>
                        <mi>f</mi>
                        <mi>log</mi>
                        <mrow>
                          <mo fence="true" stretchy="false">(</mo>
                          <mrow>
                            <mrow>
                              <mi>d</mi>
                              <mo stretchy="false">⋅</mo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sinh</mi>
                  <mrow>
                    <mo fence="true" stretchy="false">(</mo>
                    <mrow>
                      <mrow>
                        <mi>A</mi>
                        <mi>log</mi>
                        <mrow>
                          <mo fence="true" stretchy="false">(</mo>
                          <mrow>
                            <mrow>
                              <mi>d</mi>
                              <mo stretchy="false">⋅</mo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qrt>
                  <mrow>
                    <mi>d</mi>
                    <mo stretchy="false">⋅</mo>
                    <mi>t</mi>
                  </mrow>
                </msqrt>
              </mfrac>
            </mrow>
          </mrow>
        </mrow>
        <mo stretchy="false">=</mo>
        <mfrac>
          <mn>1</mn>
          <mn>2</mn>
        </mfrac>
      </mrow>
    </mrow>
    <annotation encoding="StarMath 5.0">lim from {d rightarrow 0}{}

{1 over d} cdot

{{2}over{1+4 (f+A i)^2}}  - 

sum from t = 1 to d^-1 {

{cos ( f log (d cdot t ))cosh(A log (d cdot t ))}over {sqrt{d cdot t}}

}

+i cdot sum from t = 1 to d^-1 {

 {{ sin ( f log (d cdot t ))sinh(A log (d cdot t ))}over {sqrt{d cdot t}}}}


=

1 over 2</annotation>
  </semantics>
</math>
</file>

<file path=Object 238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frac>
              <mn>2</mn>
              <mrow>
                <mrow>
                  <mn>1</mn>
                  <mo stretchy="false">+</mo>
                  <mn>4</mn>
                </mrow>
                <msup>
                  <mrow>
                    <mo fence="true" stretchy="false">(</mo>
                    <mrow>
                      <mrow>
                        <mrow>
                          <mi>f</mi>
                          <mo stretchy="false">+</mo>
                          <mi>A</mi>
                        </mrow>
                        <mi>i</mi>
                      </mrow>
                    </mrow>
                    <mo fence="true" stretchy="false">)</mo>
                  </mrow>
                  <mn>2</mn>
                </msup>
              </mrow>
            </mfrac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cos</mi>
                <mrow>
                  <mo fence="true" stretchy="false">(</mo>
                  <mrow>
                    <mrow>
                      <mi>f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cosh</mi>
                <mrow>
                  <mo fence="true" stretchy="false">(</mo>
                  <mrow>
                    <mrow>
                      <mi>A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  <mo stretchy="false">+</mo>
          <mrow>
            <mi>i</mi>
            <mo stretchy="false">⋅</mo>
            <mrow>
              <munderover>
                <mo stretchy="false">∑</mo>
                <mrow>
                  <mi>t</mi>
                  <mo stretchy="false">=</mo>
                  <mn>1</mn>
                </mrow>
                <msup>
                  <mi>d</mi>
                  <mrow>
                    <mo stretchy="false">−</mo>
                    <mn>1</mn>
                  </mrow>
                </msup>
              </munderover>
              <mfrac>
                <mrow>
                  <mi>sin</mi>
                  <mrow>
                    <mo fence="true" stretchy="false">(</mo>
                    <mrow>
                      <mrow>
                        <mi>f</mi>
                        <mi>log</mi>
                        <mrow>
                          <mo fence="true" stretchy="false">(</mo>
                          <mrow>
                            <mrow>
                              <mi>d</mi>
                              <mo stretchy="false">⋅</mo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sinh</mi>
                  <mrow>
                    <mo fence="true" stretchy="false">(</mo>
                    <mrow>
                      <mrow>
                        <mi>A</mi>
                        <mi>log</mi>
                        <mrow>
                          <mo fence="true" stretchy="false">(</mo>
                          <mrow>
                            <mrow>
                              <mi>d</mi>
                              <mo stretchy="false">⋅</mo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qrt>
                  <mrow>
                    <mi>d</mi>
                    <mo stretchy="false">⋅</mo>
                    <mi>t</mi>
                  </mrow>
                </msqrt>
              </mfrac>
            </mrow>
          </mrow>
        </mrow>
        <mo stretchy="false">=</mo>
        <mfrac>
          <mn>1</mn>
          <mn>2</mn>
        </mfrac>
      </mrow>
    </mrow>
    <annotation encoding="StarMath 5.0">lim from {d rightarrow 0}{}

{1 over d} cdot

{{2}over{1+4 (f+A i)^2}}  - 

sum from t = 1 to d^-1 {

{cos ( f log (d cdot t ))cosh(A log (d cdot t ))}over {sqrt{d cdot t}}

}

+i cdot sum from t = 1 to d^-1 {

 {{ sin ( f log (d cdot t ))sinh(A log (d cdot t ))}over {sqrt{d cdot t}}}}


=

1 over 2</annotation>
  </semantics>
</math>
</file>

<file path=Object 239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frac>
              <mrow>
                <mrow>
                  <mn>2</mn>
                  <mo stretchy="false">+</mo>
                  <mn>8</mn>
                </mrow>
                <mrow>
                  <mi>f</mi>
                  <mo stretchy="false">−</mo>
                  <mn>8</mn>
                </mrow>
                <msup>
                  <mi>A</mi>
                  <mn>2</mn>
                </msup>
              </mrow>
              <mrow>
                <mrow>
                  <msup>
                    <mrow>
                      <mo fence="true" stretchy="false">(</mo>
                      <mrow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row>
                                    <mn>1</mn>
                                    <mo stretchy="false">+</mo>
                                    <mn>4</mn>
                                  </mrow>
                                  <msup>
                                    <mi>f</mi>
                                    <mn>2</mn>
                                  </msup>
                                </mrow>
                              </mrow>
                              <mo fence="true" stretchy="false">)</mo>
                            </mrow>
                            <mo stretchy="false">+</mo>
                            <mn>4</mn>
                          </mrow>
                          <msup>
                            <mi>A</mi>
                            <mn>2</mn>
                          </msup>
                        </mrow>
                      </mrow>
                      <mo fence="true" stretchy="false">)</mo>
                    </mrow>
                    <mn>2</mn>
                  </msup>
                  <mo stretchy="false">−</mo>
                  <mn>16</mn>
                </mrow>
                <msup>
                  <mi>A</mi>
                  <mn>2</mn>
                </msup>
              </mrow>
            </mfrac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cos</mi>
                <mrow>
                  <mo fence="true" stretchy="false">(</mo>
                  <mrow>
                    <mrow>
                      <mi>f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cosh</mi>
                <mrow>
                  <mo fence="true" stretchy="false">(</mo>
                  <mrow>
                    <mrow>
                      <mi>A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</mrow>
        <mo stretchy="false">=</mo>
        <mfrac>
          <mn>1</mn>
          <mn>2</mn>
        </mfrac>
      </mrow>
    </mrow>
    <annotation encoding="StarMath 5.0">lim from {d rightarrow 0}{}

{1 over d} cdot

{{2+8f-8A^2}over{((1+4 f^2)+4 A^2)^2-16 A^2}} - 

sum from t = 1 to d^-1 {

{cos ( f log (d cdot t ))cosh(A log (d cdot t ))}over {sqrt{d cdot t}}

}


=

1 over 2</annotation>
  </semantics>
</math>
</file>

<file path=Object 24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frac>
        <mrow>
          <mi>n</mi>
          <mrow>
            <mrow>
              <mo fence="true" stretchy="false">(</mo>
              <mrow>
                <mrow>
                  <mrow>
                    <msup>
                      <mi>n</mi>
                      <mrow>
                        <mrow>
                          <mo stretchy="false">−</mo>
                          <mi>s</mi>
                        </mrow>
                        <mo stretchy="false">−</mo>
                        <mn>1</mn>
                      </mrow>
                    </msup>
                    <mo stretchy="false">⋅</mo>
                    <mrow>
                      <mo fence="true" stretchy="false">(</mo>
                      <mrow>
                        <mrow>
                          <mn>1</mn>
                          <mo stretchy="false">+</mo>
                          <mi>s</mi>
                        </mrow>
                      </mrow>
                      <mo fence="true" stretchy="false">)</mo>
                    </mrow>
                  </mrow>
                  <mrow>
                    <mrow>
                      <mo fence="true" stretchy="false">(</mo>
                      <mrow>
                        <mrow>
                          <munderover>
                            <mo stretchy="false">∑</mo>
                            <mrow>
                              <mi>j</mi>
                              <mo stretchy="false">=</mo>
                              <mn>1</mn>
                            </mrow>
                            <mi>n</mi>
                          </munderover>
                          <msup>
                            <mi>j</mi>
                            <mi>s</mi>
                          </msup>
                        </mrow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o stretchy="false">−</mo>
            <mfrac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  <mn>2</mn>
            </mfrac>
          </mrow>
        </mrow>
        <mrow>
          <msup>
            <mi>n</mi>
            <mrow>
              <mo stretchy="false">−</mo>
              <mi>s</mi>
            </mrow>
          </msup>
          <mo stretchy="false">⋅</mo>
          <mrow>
            <mo fence="true" stretchy="false">(</mo>
            <mrow>
              <mrow>
                <mn>1</mn>
                <mo stretchy="false">+</mo>
                <mi>s</mi>
              </mrow>
            </mrow>
            <mo fence="true" stretchy="false">)</mo>
          </mrow>
        </mrow>
      </mfrac>
    </mrow>
    <annotation encoding="StarMath 5.0">%zeta( -s ) = lim from {n rightarrow infinity}{} 

{n({n^{-s-1} cdot ( 1+s )(sum from j = 1 to n  j^s)-1})-(1+s) over 2} 

over { n^-s cdot (1+s) }</annotation>
  </semantics>
</math>
</file>

<file path=Object 240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frac>
              <mn>2</mn>
              <mrow>
                <mrow>
                  <mn>1</mn>
                  <mo stretchy="false">+</mo>
                  <mn>4</mn>
                </mrow>
                <msup>
                  <mrow>
                    <mo fence="true" stretchy="false">(</mo>
                    <mrow>
                      <mrow>
                        <mrow>
                          <mi>f</mi>
                          <mo stretchy="false">+</mo>
                          <mi>A</mi>
                        </mrow>
                        <mi>i</mi>
                      </mrow>
                    </mrow>
                    <mo fence="true" stretchy="false">)</mo>
                  </mrow>
                  <mn>2</mn>
                </msup>
              </mrow>
            </mfrac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cos</mi>
                <mrow>
                  <mo fence="true" stretchy="false">(</mo>
                  <mrow>
                    <mrow>
                      <mi>f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cosh</mi>
                <mrow>
                  <mo fence="true" stretchy="false">(</mo>
                  <mrow>
                    <mrow>
                      <mi>A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  <mo stretchy="false">+</mo>
          <mrow>
            <mi>i</mi>
            <mo stretchy="false">⋅</mo>
            <mrow>
              <munderover>
                <mo stretchy="false">∑</mo>
                <mrow>
                  <mi>t</mi>
                  <mo stretchy="false">=</mo>
                  <mn>1</mn>
                </mrow>
                <msup>
                  <mi>d</mi>
                  <mrow>
                    <mo stretchy="false">−</mo>
                    <mn>1</mn>
                  </mrow>
                </msup>
              </munderover>
              <mfrac>
                <mrow>
                  <mi>sin</mi>
                  <mrow>
                    <mo fence="true" stretchy="false">(</mo>
                    <mrow>
                      <mrow>
                        <mi>f</mi>
                        <mi>log</mi>
                        <mrow>
                          <mo fence="true" stretchy="false">(</mo>
                          <mrow>
                            <mrow>
                              <mi>d</mi>
                              <mo stretchy="false">⋅</mo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sinh</mi>
                  <mrow>
                    <mo fence="true" stretchy="false">(</mo>
                    <mrow>
                      <mrow>
                        <mi>A</mi>
                        <mi>log</mi>
                        <mrow>
                          <mo fence="true" stretchy="false">(</mo>
                          <mrow>
                            <mrow>
                              <mi>d</mi>
                              <mo stretchy="false">⋅</mo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qrt>
                  <mrow>
                    <mi>d</mi>
                    <mo stretchy="false">⋅</mo>
                    <mi>t</mi>
                  </mrow>
                </msqrt>
              </mfrac>
            </mrow>
          </mrow>
        </mrow>
        <mo stretchy="false">=</mo>
        <mfrac>
          <mn>1</mn>
          <mn>2</mn>
        </mfrac>
      </mrow>
    </mrow>
    <annotation encoding="StarMath 5.0">lim from {d rightarrow 0}{}

{1 over d} cdot

{{2}over{1+4 (f+A i)^2}}  - 

sum from t = 1 to d^-1 {

{cos ( f log (d cdot t ))cosh(A log (d cdot t ))}over {sqrt{d cdot t}}

}

+i cdot sum from t = 1 to d^-1 {

 {{ sin ( f log (d cdot t ))sinh(A log (d cdot t ))}over {sqrt{d cdot t}}}}


=

1 over 2</annotation>
  </semantics>
</math>
</file>

<file path=Object 241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frac>
              <mn>2</mn>
              <mrow>
                <mrow>
                  <mn>1</mn>
                  <mo stretchy="false">+</mo>
                  <mn>4</mn>
                </mrow>
                <msup>
                  <mrow>
                    <mo fence="true" stretchy="false">(</mo>
                    <mrow>
                      <mrow>
                        <mrow>
                          <mi>f</mi>
                          <mo stretchy="false">+</mo>
                          <mi>A</mi>
                        </mrow>
                        <mi>i</mi>
                      </mrow>
                    </mrow>
                    <mo fence="true" stretchy="false">)</mo>
                  </mrow>
                  <mn>2</mn>
                </msup>
              </mrow>
            </mfrac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cos</mi>
                <mrow>
                  <mo fence="true" stretchy="false">(</mo>
                  <mrow>
                    <mrow>
                      <mi>f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cosh</mi>
                <mrow>
                  <mo fence="true" stretchy="false">(</mo>
                  <mrow>
                    <mrow>
                      <mi>A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  <mo stretchy="false">+</mo>
          <mrow>
            <mi>i</mi>
            <mo stretchy="false">⋅</mo>
            <mrow>
              <munderover>
                <mo stretchy="false">∑</mo>
                <mrow>
                  <mi>t</mi>
                  <mo stretchy="false">=</mo>
                  <mn>1</mn>
                </mrow>
                <msup>
                  <mi>d</mi>
                  <mrow>
                    <mo stretchy="false">−</mo>
                    <mn>1</mn>
                  </mrow>
                </msup>
              </munderover>
              <mfrac>
                <mrow>
                  <mi>sin</mi>
                  <mrow>
                    <mo fence="true" stretchy="false">(</mo>
                    <mrow>
                      <mrow>
                        <mi>f</mi>
                        <mi>log</mi>
                        <mrow>
                          <mo fence="true" stretchy="false">(</mo>
                          <mrow>
                            <mrow>
                              <mi>d</mi>
                              <mo stretchy="false">⋅</mo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sinh</mi>
                  <mrow>
                    <mo fence="true" stretchy="false">(</mo>
                    <mrow>
                      <mrow>
                        <mi>A</mi>
                        <mi>log</mi>
                        <mrow>
                          <mo fence="true" stretchy="false">(</mo>
                          <mrow>
                            <mrow>
                              <mi>d</mi>
                              <mo stretchy="false">⋅</mo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qrt>
                  <mrow>
                    <mi>d</mi>
                    <mo stretchy="false">⋅</mo>
                    <mi>t</mi>
                  </mrow>
                </msqrt>
              </mfrac>
            </mrow>
          </mrow>
        </mrow>
        <mo stretchy="false">=</mo>
        <mfrac>
          <mn>1</mn>
          <mn>2</mn>
        </mfrac>
      </mrow>
    </mrow>
    <annotation encoding="StarMath 5.0">lim from {d rightarrow 0}{}

{1 over d} cdot

{{2}over{1+4 (f+A i)^2}}  - 

sum from t = 1 to d^-1 {

{cos ( f log (d cdot t ))cosh(A log (d cdot t ))}over {sqrt{d cdot t}}

}

+i cdot sum from t = 1 to d^-1 {

 {{ sin ( f log (d cdot t ))sinh(A log (d cdot t ))}over {sqrt{d cdot t}}}}


=

1 over 2</annotation>
  </semantics>
</math>
</file>

<file path=Object 242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frac>
              <mrow>
                <mn>16</mn>
                <mi>A</mi>
                <mi>f</mi>
              </mrow>
              <mrow>
                <mrow>
                  <msup>
                    <mrow>
                      <mo fence="true" stretchy="false">(</mo>
                      <mrow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row>
                                    <mn>1</mn>
                                    <mo stretchy="false">+</mo>
                                    <mn>4</mn>
                                  </mrow>
                                  <msup>
                                    <mi>f</mi>
                                    <mn>2</mn>
                                  </msup>
                                </mrow>
                              </mrow>
                              <mo fence="true" stretchy="false">)</mo>
                            </mrow>
                            <mo stretchy="false">+</mo>
                            <mn>4</mn>
                          </mrow>
                          <msup>
                            <mi>A</mi>
                            <mn>2</mn>
                          </msup>
                        </mrow>
                      </mrow>
                      <mo fence="true" stretchy="false">)</mo>
                    </mrow>
                    <mn>2</mn>
                  </msup>
                  <mo stretchy="false">−</mo>
                  <mn>16</mn>
                </mrow>
                <msup>
                  <mi>A</mi>
                  <mn>2</mn>
                </msup>
              </mrow>
            </mfrac>
          </mrow>
          <mo stretchy="false">+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sin</mi>
                <mrow>
                  <mo fence="true" stretchy="false">(</mo>
                  <mrow>
                    <mrow>
                      <mi>f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sinh</mi>
                <mrow>
                  <mo fence="true" stretchy="false">(</mo>
                  <mrow>
                    <mrow>
                      <mi>A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</mrow>
        <mo stretchy="false">=</mo>
        <mn>0</mn>
      </mrow>
    </mrow>
    <annotation encoding="StarMath 5.0">lim from {d rightarrow 0}{}

{1 over d} cdot

{{16 A f }over{((1+4 f^2)+4 A^2)^2-16 A^2} }

+sum from t = 1 to d^-1 {

 {{ sin ( f log (d cdot t ))sinh(A log (d cdot t ))}over {sqrt{d cdot t}}}}


=

0</annotation>
  </semantics>
</math>
</file>

<file path=Object 243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row>
        <mrow>
          <mrow>
            <mfrac>
              <mn>1</mn>
              <mi>d</mi>
            </mfrac>
            <mo stretchy="false">⋅</mo>
            <mfrac>
              <mn>2</mn>
              <mrow>
                <mrow>
                  <mn>1</mn>
                  <mo stretchy="false">+</mo>
                  <mn>4</mn>
                </mrow>
                <msup>
                  <mi>f</mi>
                  <mn>2</mn>
                </msup>
              </mrow>
            </mfrac>
          </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sup>
                <mi>d</mi>
                <mrow>
                  <mo stretchy="false">−</mo>
                  <mn>1</mn>
                </mrow>
              </msup>
            </munderover>
            <mfrac>
              <mrow>
                <mi>cos</mi>
                <mrow>
                  <mo fence="true" stretchy="false">(</mo>
                  <mrow>
                    <mrow>
                      <mi>f</mi>
                      <mi>log</mi>
                      <mrow>
                        <mo fence="true" stretchy="false">(</mo>
                        <mrow>
                          <mrow>
                            <mi>d</mi>
                            <mo stretchy="false">⋅</mo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sqrt>
                <mrow>
                  <mi>d</mi>
                  <mo stretchy="false">⋅</mo>
                  <mi>t</mi>
                </mrow>
              </msqrt>
            </mfrac>
          </mrow>
        </mrow>
        <mo stretchy="false">=</mo>
        <mfrac>
          <mn>1</mn>
          <mn>2</mn>
        </mfrac>
      </mrow>
    </mrow>
    <annotation encoding="StarMath 5.0">lim from {d rightarrow 0}{}

{1 over d} cdot

{{2}over{1+4 f^2}}  - 

sum from t = 1 to d^-1 {{cos ( f log (d cdot t ))} over {sqrt{d cdot t}}}


=

1 over 2</annotation>
  </semantics>
</math>
</file>

<file path=Object 244/content.xml><?xml version="1.0" encoding="utf-8"?>
<math xmlns="http://www.w3.org/1998/Math/MathML" display="block">
  <semantics>
    <mrow>
      <mrow>
        <mrow>
          <mfrac>
            <mn>1</mn>
            <mn>2</mn>
          </mfrac>
          <mo stretchy="false">⋅</mo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row>
                        <mrow>
                          <mfrac>
                            <mn>1</mn>
                            <mn>2</mn>
                          </mfrac>
                          <mo stretchy="false">−</mo>
                          <mi>s</mi>
                        </mrow>
                        <mi>i</mi>
                      </mrow>
                    </mrow>
                    <mo fence="true" stretchy="false">)</mo>
                  </mrow>
                  <mo stretchy="false">+</mo>
                  <mi mathvariant="normal">ζ</mi>
                </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  <mi>i</mi>
                    </mrow>
                  </mrow>
                  <mo fence="true" stretchy="false">)</mo>
                </mrow>
              </mrow>
            </mrow>
            <mo fence="true" stretchy="false">)</mo>
          </mrow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row>
              <mi>cos</mi>
              <mrow>
                <mo fence="true" stretchy="false">(</mo>
                <mrow>
                  <mrow>
                    <mi>s</mi>
                    <mi>log</mi>
                    <mi>j</mi>
                  </mrow>
                </mrow>
                <mo fence="true" stretchy="false">)</mo>
              </mrow>
            </mrow>
            <msqrt>
              <mi>j</mi>
            </msqrt>
          </mfrac>
        </mrow>
        <mo stretchy="false">−</mo>
        <mn>2</mn>
      </mrow>
      <mrow>
        <msqrt>
          <mi>n</mi>
        </msqrt>
        <mo stretchy="false">⋅</mo>
        <mi>cos</mi>
      </mrow>
      <mrow>
        <mrow>
          <mo fence="true" stretchy="false">(</mo>
          <mrow>
            <mrow>
              <mi>arctan</mi>
              <mn>2</mn>
              <mi>s</mi>
            </mrow>
          </mrow>
          <mo fence="true" stretchy="false">)</mo>
        </mrow>
        <mo stretchy="false">⋅</mo>
        <mi>cos</mi>
      </mrow>
      <mrow>
        <mrow>
          <mo fence="true" stretchy="false">(</mo>
          <mrow>
            <mrow>
              <mi>s</mi>
              <mi>log</mi>
              <mrow>
                <mi>n</mi>
                <mo stretchy="false">−</mo>
                <mi>arctan</mi>
              </mrow>
              <mn>2</mn>
              <mi>s</mi>
            </mrow>
          </mrow>
          <mo fence="true" stretchy="false">)</mo>
        </mrow>
        <mo stretchy="false">−</mo>
        <mfrac>
          <mrow>
            <mi>cos</mi>
            <mrow>
              <mo fence="true" stretchy="false">(</mo>
              <mrow>
                <mrow>
                  <mi>s</mi>
                  <mi>log</mi>
                  <mi>n</mi>
                </mrow>
              </mrow>
              <mo fence="true" stretchy="false">)</mo>
            </mrow>
          </mrow>
          <mrow>
            <mn>2</mn>
            <msqrt>
              <mi>n</mi>
            </msqrt>
          </mrow>
        </mfrac>
      </mrow>
    </mrow>
    <annotation encoding="StarMath 5.0">1 over {2} cdot( %zeta( {1 over 2} - s i)
+%zeta( {1 over 2} + s i ) )

 = lim from {n rightarrow infinity}{} 
 
sum from j = 1 to n {{cos(s log j)} over sqrt j }

-2 sqrt n  cdot cos( arctan 2s) cdot cos( s log n -arctan 2s )

-{cos( s log n )} over { 2 sqrt n }
</annotation>
  </semantics>
</math>
</file>

<file path=Object 245/content.xml><?xml version="1.0" encoding="utf-8"?>
<math xmlns="http://www.w3.org/1998/Math/MathML" display="block">
  <semantics>
    <mrow>
      <mrow>
        <mrow>
          <mfrac>
            <mn>1</mn>
            <mrow>
              <mn>2</mn>
              <mi>i</mi>
            </mrow>
          </mfrac>
          <mo stretchy="false">⋅</mo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row>
                        <mrow>
                          <mfrac>
                            <mn>1</mn>
                            <mn>2</mn>
                          </mfrac>
                          <mo stretchy="false">−</mo>
                          <mi>s</mi>
                        </mrow>
                        <mi>i</mi>
                      </mrow>
                    </mrow>
                    <mo fence="true" stretchy="false">)</mo>
                  </mrow>
                  <mo stretchy="false">−</mo>
                  <mi mathvariant="normal">ζ</mi>
                </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  <mi>i</mi>
                    </mrow>
                  </mrow>
                  <mo fence="true" stretchy="false">)</mo>
                </mrow>
              </mrow>
            </mrow>
            <mo fence="true" stretchy="false">)</mo>
          </mrow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row>
              <mi>sin</mi>
              <mrow>
                <mo fence="true" stretchy="false">(</mo>
                <mrow>
                  <mrow>
                    <mi>s</mi>
                    <mi>log</mi>
                    <mi>j</mi>
                  </mrow>
                </mrow>
                <mo fence="true" stretchy="false">)</mo>
              </mrow>
            </mrow>
            <msqrt>
              <mi>j</mi>
            </msqrt>
          </mfrac>
        </mrow>
        <mo stretchy="false">−</mo>
        <mn>2</mn>
      </mrow>
      <mrow>
        <msqrt>
          <mi>n</mi>
        </msqrt>
        <mo stretchy="false">⋅</mo>
        <mi>cos</mi>
      </mrow>
      <mrow>
        <mrow>
          <mo fence="true" stretchy="false">(</mo>
          <mrow>
            <mrow>
              <mi>arctan</mi>
              <mn>2</mn>
              <mi>s</mi>
            </mrow>
          </mrow>
          <mo fence="true" stretchy="false">)</mo>
        </mrow>
        <mo stretchy="false">⋅</mo>
        <mi>sin</mi>
      </mrow>
      <mrow>
        <mrow>
          <mo fence="true" stretchy="false">(</mo>
          <mrow>
            <mrow>
              <mi>s</mi>
              <mi>log</mi>
              <mrow>
                <mi>n</mi>
                <mo stretchy="false">−</mo>
                <mi>arctan</mi>
              </mrow>
              <mn>2</mn>
              <mi>s</mi>
            </mrow>
          </mrow>
          <mo fence="true" stretchy="false">)</mo>
        </mrow>
        <mo stretchy="false">−</mo>
        <mfrac>
          <mrow>
            <mi>sin</mi>
            <mrow>
              <mo fence="true" stretchy="false">(</mo>
              <mrow>
                <mrow>
                  <mi>s</mi>
                  <mi>log</mi>
                  <mi>n</mi>
                </mrow>
              </mrow>
              <mo fence="true" stretchy="false">)</mo>
            </mrow>
          </mrow>
          <mrow>
            <mn>2</mn>
            <msqrt>
              <mi>n</mi>
            </msqrt>
          </mrow>
        </mfrac>
      </mrow>
    </mrow>
    <annotation encoding="StarMath 5.0">1 over {2 i} cdot( %zeta( {1 over 2} - s i)
-%zeta( {1 over 2} + s i ) )

 = lim from {n rightarrow infinity}{} 
 
sum from j = 1 to n {{sin(s log j)} over sqrt j }

-2 sqrt n  cdot cos( arctan 2s) cdot sin( s log n - arctan 2s )

-{sin( s log n )} over { 2 sqrt n }
</annotation>
  </semantics>
</math>
</file>

<file path=Object 246/content.xml><?xml version="1.0" encoding="utf-8"?>
<math xmlns="http://www.w3.org/1998/Math/MathML" display="block">
  <semantics>
    <mrow>
      <mi mathvariant="italic">Cz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row>
              <mi>cos</mi>
              <mrow>
                <mo fence="true" stretchy="false">(</mo>
                <mrow>
                  <mrow>
                    <mi>s</mi>
                    <mi>log</mi>
                    <mi>j</mi>
                  </mrow>
                </mrow>
                <mo fence="true" stretchy="false">)</mo>
              </mrow>
            </mrow>
            <msqrt>
              <mi>j</mi>
            </msqrt>
          </mfrac>
        </mrow>
        <mo stretchy="false">−</mo>
        <mn>2</mn>
      </mrow>
      <mrow>
        <msqrt>
          <mi>n</mi>
        </msqrt>
        <mo stretchy="false">⋅</mo>
        <mi>cos</mi>
      </mrow>
      <mrow>
        <mrow>
          <mo fence="true" stretchy="false">(</mo>
          <mrow>
            <mrow>
              <mi>arctan</mi>
              <mn>2</mn>
              <mi>s</mi>
            </mrow>
          </mrow>
          <mo fence="true" stretchy="false">)</mo>
        </mrow>
        <mo stretchy="false">⋅</mo>
        <mi>cos</mi>
      </mrow>
      <mrow>
        <mrow>
          <mo fence="true" stretchy="false">(</mo>
          <mrow>
            <mrow>
              <mi>s</mi>
              <mi>log</mi>
              <mrow>
                <mi>n</mi>
                <mo stretchy="false">−</mo>
                <mi>arctan</mi>
              </mrow>
              <mn>2</mn>
              <mi>s</mi>
            </mrow>
          </mrow>
          <mo fence="true" stretchy="false">)</mo>
        </mrow>
        <mo stretchy="false">−</mo>
        <mfrac>
          <mrow>
            <mi>cos</mi>
            <mrow>
              <mo fence="true" stretchy="false">(</mo>
              <mrow>
                <mrow>
                  <mi>s</mi>
                  <mi>log</mi>
                  <mi>n</mi>
                </mrow>
              </mrow>
              <mo fence="true" stretchy="false">)</mo>
            </mrow>
          </mrow>
          <mrow>
            <mn>2</mn>
            <msqrt>
              <mi>n</mi>
            </msqrt>
          </mrow>
        </mfrac>
      </mrow>
    </mrow>
    <annotation encoding="StarMath 5.0">Cz( s )

 = lim from {n rightarrow infinity}{} 
 
sum from j = 1 to n {{cos(s log j)} over sqrt j }

-2 sqrt n  cdot cos( arctan 2s) cdot cos( s log n -arctan 2s )

-{cos( s log n )} over { 2 sqrt n }
</annotation>
  </semantics>
</math>
</file>

<file path=Object 247/content.xml><?xml version="1.0" encoding="utf-8"?>
<math xmlns="http://www.w3.org/1998/Math/MathML" display="block">
  <semantics>
    <mrow>
      <mi mathvariant="italic">Sz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row>
              <mi>sin</mi>
              <mrow>
                <mo fence="true" stretchy="false">(</mo>
                <mrow>
                  <mrow>
                    <mi>s</mi>
                    <mi>log</mi>
                    <mi>j</mi>
                  </mrow>
                </mrow>
                <mo fence="true" stretchy="false">)</mo>
              </mrow>
            </mrow>
            <msqrt>
              <mi>j</mi>
            </msqrt>
          </mfrac>
        </mrow>
        <mo stretchy="false">−</mo>
        <mn>2</mn>
      </mrow>
      <mrow>
        <msqrt>
          <mi>n</mi>
        </msqrt>
        <mo stretchy="false">⋅</mo>
        <mi>cos</mi>
      </mrow>
      <mrow>
        <mrow>
          <mo fence="true" stretchy="false">(</mo>
          <mrow>
            <mrow>
              <mi>arctan</mi>
              <mn>2</mn>
              <mi>s</mi>
            </mrow>
          </mrow>
          <mo fence="true" stretchy="false">)</mo>
        </mrow>
        <mo stretchy="false">⋅</mo>
        <mi>sin</mi>
      </mrow>
      <mrow>
        <mrow>
          <mo fence="true" stretchy="false">(</mo>
          <mrow>
            <mrow>
              <mi>s</mi>
              <mi>log</mi>
              <mrow>
                <mi>n</mi>
                <mo stretchy="false">−</mo>
                <mi>arctan</mi>
              </mrow>
              <mn>2</mn>
              <mi>s</mi>
            </mrow>
          </mrow>
          <mo fence="true" stretchy="false">)</mo>
        </mrow>
        <mo stretchy="false">−</mo>
        <mfrac>
          <mrow>
            <mi>sin</mi>
            <mrow>
              <mo fence="true" stretchy="false">(</mo>
              <mrow>
                <mrow>
                  <mi>s</mi>
                  <mi>log</mi>
                  <mi>n</mi>
                </mrow>
              </mrow>
              <mo fence="true" stretchy="false">)</mo>
            </mrow>
          </mrow>
          <mrow>
            <mn>2</mn>
            <msqrt>
              <mi>n</mi>
            </msqrt>
          </mrow>
        </mfrac>
      </mrow>
    </mrow>
    <annotation encoding="StarMath 5.0">Sz( s )
 = lim from {n rightarrow infinity}{} 
 
sum from j = 1 to n {{sin(s log j)} over sqrt j }

-2 sqrt n  cdot cos( arctan 2s) cdot sin( s log n - arctan 2s )

-{sin( s log n )} over { 2 sqrt n }
</annotation>
  </semantics>
</math>
</file>

<file path=Object 248/content.xml><?xml version="1.0" encoding="utf-8"?>
<math xmlns="http://www.w3.org/1998/Math/MathML" display="block">
  <semantics>
    <mrow>
      <mi mathvariant="italic">Cz</mi>
      <mrow>
        <mrow>
          <mo fence="true" stretchy="false">(</mo>
          <mrow>
            <mi>s</mi>
          </mrow>
          <mo fence="true" stretchy="false">)</mo>
        </mrow>
        <mo stretchy="false">=</mo>
        <mfrac>
          <mn>1</mn>
          <mn>2</mn>
        </mfrac>
      </mrow>
      <mrow>
        <mo fence="true" stretchy="false">(</mo>
        <mrow>
          <mrow>
            <msup>
              <mi mathvariant="italic">Ez</mi>
              <mrow>
                <mi>s</mi>
                <mi>i</mi>
              </mrow>
            </msup>
            <mo stretchy="false">+</mo>
            <msup>
              <mi mathvariant="italic">Ez</mi>
              <mrow>
                <mrow>
                  <mo stretchy="false">−</mo>
                  <mi>s</mi>
                </mrow>
                <mi>i</mi>
              </mrow>
            </msup>
          </mrow>
        </mrow>
        <mo fence="true" stretchy="false">)</mo>
      </mrow>
    </mrow>
    <annotation encoding="StarMath 5.0">Cz(s) = {1 over 2}({Ez^{s i}  +Ez^{-s i}})</annotation>
  </semantics>
</math>
</file>

<file path=Object 249/content.xml><?xml version="1.0" encoding="utf-8"?>
<math xmlns="http://www.w3.org/1998/Math/MathML" display="block">
  <semantics>
    <mrow>
      <mi mathvariant="italic">Sz</mi>
      <mrow>
        <mrow>
          <mo fence="true" stretchy="false">(</mo>
          <mrow>
            <mi>s</mi>
          </mrow>
          <mo fence="true" stretchy="false">)</mo>
        </mrow>
        <mo stretchy="false">=</mo>
        <mfrac>
          <mn>1</mn>
          <mrow>
            <mn>2</mn>
            <mi>i</mi>
          </mrow>
        </mfrac>
      </mrow>
      <mrow>
        <mo fence="true" stretchy="false">(</mo>
        <mrow>
          <mrow>
            <msup>
              <mi mathvariant="italic">Ez</mi>
              <mrow>
                <mi>s</mi>
                <mi>i</mi>
              </mrow>
            </msup>
            <mo stretchy="false">−</mo>
            <msup>
              <mi mathvariant="italic">Ez</mi>
              <mrow>
                <mrow>
                  <mo stretchy="false">−</mo>
                  <mi>s</mi>
                </mrow>
                <mi>i</mi>
              </mrow>
            </msup>
          </mrow>
        </mrow>
        <mo fence="true" stretchy="false">)</mo>
      </mrow>
    </mrow>
    <annotation encoding="StarMath 5.0">Sz(s) = {1 over {2 i}}(Ez^{s i} - Ez^{-s i} )</annotation>
  </semantics>
</math>
</file>

<file path=Object 25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n</mi>
                  <mo stretchy="false">→</mo>
                  <mi mathvariant="normal">∞</mi>
                </mrow>
              </munder>
              <mrow/>
            </mrow>
            <mrow>
              <mrow>
                <mrow>
                  <mo fence="true" stretchy="false">(</mo>
                  <mrow>
                    <mrow>
                      <mn>2</mn>
                      <mi>x</mi>
                      <mi>sin</mi>
                      <mrow>
                        <mrow>
                          <mo fence="true" stretchy="false">(</mo>
                          <mrow>
                            <mrow>
                              <mi>x</mi>
                              <mi>log</mi>
                              <mi>n</mi>
                            </mrow>
                          </mrow>
                          <mo fence="true" stretchy="false">)</mo>
                        </mrow>
                        <mo stretchy="false">+</mo>
                        <mi>cos</mi>
                      </mrow>
                      <mrow>
                        <mo fence="true" stretchy="false">(</mo>
                        <mrow>
                          <mrow>
                            <mi>x</mi>
                            <mi>log</mi>
                            <mi>n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row>
                        <mrow>
                          <mfrac>
                            <mn>1</mn>
                            <msqrt>
                              <mi>j</mi>
                            </msqrt>
                          </mfrac>
                          <mo stretchy="false">⋅</mo>
                          <mi>sin</mi>
                        </mrow>
                        <mrow>
                          <mo fence="true" stretchy="false">(</mo>
                          <mrow>
                            <mrow>
                              <mi>x</mi>
                              <mi>log</mi>
                              <mi>j</mi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</mrow>
              <mo stretchy="false">+</mo>
              <mtext/>
            </mrow>
          </mrow>
        </mtd>
      </mtr>
      <mtr>
        <mtd>
          <mrow>
            <mtext>       </mtext>
            <mrow>
              <mrow>
                <mrow>
                  <mo fence="true" stretchy="false">(</mo>
                  <mrow>
                    <mrow>
                      <mn>2</mn>
                      <mi>x</mi>
                      <mi>cos</mi>
                      <mrow>
                        <mrow>
                          <mo fence="true" stretchy="false">(</mo>
                          <mrow>
                            <mrow>
                              <mi>x</mi>
                              <mi>log</mi>
                              <mi>n</mi>
                            </mrow>
                          </mrow>
                          <mo fence="true" stretchy="false">)</mo>
                        </mrow>
                        <mo stretchy="false">−</mo>
                        <mi>sin</mi>
                      </mrow>
                      <mrow>
                        <mo fence="true" stretchy="false">(</mo>
                        <mrow>
                          <mrow>
                            <mi>x</mi>
                            <mi>log</mi>
                            <mi>n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row>
                        <mrow>
                          <mfrac>
                            <mn>1</mn>
                            <msqrt>
                              <mi>j</mi>
                            </msqrt>
                          </mfrac>
                          <mo stretchy="false">⋅</mo>
                          <mi>cos</mi>
                        </mrow>
                        <mrow>
                          <mo fence="true" stretchy="false">(</mo>
                          <mrow>
                            <mrow>
                              <mi>x</mi>
                              <mi>log</mi>
                              <mi>j</mi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</mrow>
              <mo stretchy="false">=</mo>
              <mn>0</mn>
            </mrow>
          </mrow>
        </mtd>
      </mtr>
    </mtable>
    <annotation encoding="StarMath 5.0">""lim from {n rightarrow infinity }{ }

( 2 x sin(x log n)+cos(x log n) )cdot (sum from j =  1 to n { 1 over sqrt j cdot sin(x log j)}) 

+ 

"" newline "       "

( 2 x cos(x log n)-sin(x log n) )cdot( sum from j =  1 to n { 1 over sqrt j cdot cos(x log j)}) = 0</annotation>
  </semantics>
</math>
</file>

<file path=Object 250/content.xml><?xml version="1.0" encoding="utf-8"?>
<math xmlns="http://www.w3.org/1998/Math/MathML" display="block">
  <semantics>
    <mrow>
      <mrow>
        <mi mathvariant="italic">Cz</mi>
        <mrow>
          <mrow>
            <mo fence="true" stretchy="false">(</mo>
            <mrow>
              <mi>s</mi>
            </mrow>
            <mo fence="true" stretchy="false">)</mo>
          </mrow>
          <mo stretchy="false">+</mo>
          <mi>i</mi>
        </mrow>
        <mi mathvariant="italic">Sz</mi>
        <mrow>
          <mo fence="true" stretchy="false">(</mo>
          <mrow>
            <mi>s</mi>
          </mrow>
          <mo fence="true" stretchy="false">)</mo>
        </mrow>
      </mrow>
      <mo stretchy="false">=</mo>
      <msup>
        <mi mathvariant="italic">Ez</mi>
        <mrow>
          <mi>s</mi>
          <mi>i</mi>
        </mrow>
      </msup>
    </mrow>
    <annotation encoding="StarMath 5.0">{Cz(s)+ i Sz( s )} = Ez^{ s i }</annotation>
  </semantics>
</math>
</file>

<file path=Object 251/content.xml><?xml version="1.0" encoding="utf-8"?>
<math xmlns="http://www.w3.org/1998/Math/MathML" display="block">
  <semantics>
    <mrow>
      <mrow>
        <mi mathvariant="italic">Cz</mi>
        <mrow>
          <mrow>
            <mo fence="true" stretchy="false">(</mo>
            <mrow>
              <mi>s</mi>
            </mrow>
            <mo fence="true" stretchy="false">)</mo>
          </mrow>
          <mo stretchy="false">−</mo>
          <mi>i</mi>
        </mrow>
        <mi mathvariant="italic">Sz</mi>
        <mrow>
          <mo fence="true" stretchy="false">(</mo>
          <mrow>
            <mi>s</mi>
          </mrow>
          <mo fence="true" stretchy="false">)</mo>
        </mrow>
      </mrow>
      <mo stretchy="false">=</mo>
      <msup>
        <mi mathvariant="italic">Ez</mi>
        <mrow>
          <mrow>
            <mo stretchy="false">−</mo>
            <mi>s</mi>
          </mrow>
          <mi>i</mi>
        </mrow>
      </msup>
    </mrow>
    <annotation encoding="StarMath 5.0">{Cz(s)-i Sz( s )} = Ez^{ -s i }</annotation>
  </semantics>
</math>
</file>

<file path=Object 252/content.xml><?xml version="1.0" encoding="utf-8"?>
<math xmlns="http://www.w3.org/1998/Math/MathML" display="block">
  <semantics>
    <mrow>
      <mfrac>
        <mrow>
          <mi mathvariant="italic">Cz</mi>
          <mrow>
            <mrow>
              <mo fence="true" stretchy="false">(</mo>
              <mrow>
                <mi>s</mi>
              </mrow>
              <mo fence="true" stretchy="false">)</mo>
            </mrow>
            <mo stretchy="false">+</mo>
            <mi>i</mi>
          </mrow>
          <mi mathvariant="italic">Sz</mi>
          <mrow>
            <mo fence="true" stretchy="false">(</mo>
            <mrow>
              <mi>s</mi>
            </mrow>
            <mo fence="true" stretchy="false">)</mo>
          </mrow>
        </mrow>
        <mrow>
          <mi mathvariant="italic">Cz</mi>
          <mrow>
            <mrow>
              <mo fence="true" stretchy="false">(</mo>
              <mrow>
                <mi>s</mi>
              </mrow>
              <mo fence="true" stretchy="false">)</mo>
            </mrow>
            <mo stretchy="false">−</mo>
            <mi>i</mi>
          </mrow>
          <mi mathvariant="italic">Sz</mi>
          <mrow>
            <mo fence="true" stretchy="false">(</mo>
            <mrow>
              <mi>s</mi>
            </mrow>
            <mo fence="true" stretchy="false">)</mo>
          </mrow>
        </mrow>
      </mfrac>
      <mo stretchy="false">=</mo>
      <mfrac>
        <msup>
          <mi mathvariant="italic">Ez</mi>
          <mrow>
            <mi>s</mi>
            <mi>i</mi>
          </mrow>
        </msup>
        <msup>
          <mi mathvariant="italic">Ez</mi>
          <mrow>
            <mrow>
              <mo stretchy="false">−</mo>
              <mi>s</mi>
            </mrow>
            <mi>i</mi>
          </mrow>
        </msup>
      </mfrac>
    </mrow>
    <annotation encoding="StarMath 5.0">{Cz(s)+i Sz( s )} over {Cz(s)- i Sz( s )} = Ez^{s i} over Ez^{ - s i }</annotation>
  </semantics>
</math>
</file>

<file path=Object 253/content.xml><?xml version="1.0" encoding="utf-8"?>
<math xmlns="http://www.w3.org/1998/Math/MathML" display="block">
  <semantics>
    <mtable>
      <mtr>
        <mtd>
          <mrow>
            <mtext/>
            <mi>cos</mi>
            <mrow>
              <mo fence="true" stretchy="false">(</mo>
              <mrow>
                <mi mathvariant="normal">θ</mi>
              </mrow>
              <mo fence="true" stretchy="false">)</mo>
            </mrow>
            <mrow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row>
                            <mrow>
                              <mfrac>
                                <mn>1</mn>
                                <mn>2</mn>
                              </mfrac>
                              <mo stretchy="false">−</mo>
                              <mi>s</mi>
                            </mrow>
                            <mi>i</mi>
                          </mrow>
                        </mrow>
                        <mo fence="true" stretchy="false">)</mo>
                      </mrow>
                      <mo stretchy="false">+</mo>
                      <mi mathvariant="normal">ζ</mi>
                    </mrow>
                    <mrow>
                      <mo fence="true" stretchy="false">(</mo>
                      <mrow>
                        <mrow>
                          <mrow>
                            <mfrac>
                              <mn>1</mn>
                              <mn>2</mn>
                            </mfrac>
                            <mo stretchy="false">+</mo>
                            <mi>s</mi>
                          </mrow>
                          <mi>i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i>i</mi>
            </mrow>
            <mi>sin</mi>
            <mrow>
              <mo fence="true" stretchy="false">(</mo>
              <mrow>
                <mi mathvariant="normal">θ</mi>
              </mrow>
              <mo fence="true" stretchy="false">)</mo>
            </mrow>
            <mrow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row>
                            <mrow>
                              <mfrac>
                                <mn>1</mn>
                                <mn>2</mn>
                              </mfrac>
                              <mo stretchy="false">−</mo>
                              <mi>s</mi>
                            </mrow>
                            <mi>i</mi>
                          </mrow>
                        </mrow>
                        <mo fence="true" stretchy="false">)</mo>
                      </mrow>
                      <mo stretchy="false">−</mo>
                      <mi mathvariant="normal">ζ</mi>
                    </mrow>
                    <mrow>
                      <mo fence="true" stretchy="false">(</mo>
                      <mrow>
                        <mrow>
                          <mrow>
                            <mfrac>
                              <mn>1</mn>
                              <mn>2</mn>
                            </mfrac>
                            <mo stretchy="false">+</mo>
                            <mi>s</mi>
                          </mrow>
                          <mi>i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text/>
            </mrow>
          </mrow>
        </mtd>
      </mtr>
      <mtr>
        <mtd>
          <mrow>
            <mtext>                          </mtext>
            <mrow>
              <munder>
                <mi>lim</mi>
                <mrow>
                  <mi>n</mi>
                  <mo stretchy="false">→</mo>
                  <mi mathvariant="normal">∞</mi>
                </mrow>
              </munder>
              <mrow/>
            </mrow>
            <mn>2</mn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frac>
                  <mrow>
                    <mi>cos</mi>
                    <mrow>
                      <mo fence="true" stretchy="false">(</mo>
                      <mrow>
                        <mrow>
                          <mi>s</mi>
                          <mi>log</mi>
                          <mrow>
                            <mi>j</mi>
                            <mo stretchy="false">+</mo>
                            <mi mathvariant="normal">θ</mi>
                          </mrow>
                        </mrow>
                      </mrow>
                      <mo fence="true" stretchy="false">)</mo>
                    </mrow>
                  </mrow>
                  <msqrt>
                    <mi>j</mi>
                  </msqrt>
                </mfrac>
              </mrow>
              <mo stretchy="false">−</mo>
              <mn>4</mn>
            </mrow>
            <mrow>
              <msqrt>
                <mi>n</mi>
              </msqrt>
              <mo stretchy="false">⋅</mo>
              <mi>cos</mi>
            </mrow>
            <mrow>
              <mrow>
                <mo fence="true" stretchy="false">(</mo>
                <mrow>
                  <mrow>
                    <mi>arctan</mi>
                    <mn>2</mn>
                    <mi>s</mi>
                  </mrow>
                </mrow>
                <mo fence="true" stretchy="false">)</mo>
              </mrow>
              <mo stretchy="false">⋅</mo>
              <mi>cos</mi>
            </mrow>
            <mrow>
              <mrow>
                <mo fence="true" stretchy="false">(</mo>
                <mrow>
                  <mrow>
                    <mi>s</mi>
                    <mi>log</mi>
                    <mrow>
                      <mi>n</mi>
                      <mo stretchy="false">+</mo>
                      <mi mathvariant="normal">θ</mi>
                      <mo stretchy="false">−</mo>
                      <mi>arctan</mi>
                    </mrow>
                    <mn>2</mn>
                    <mi>s</mi>
                  </mrow>
                </mrow>
                <mo fence="true" stretchy="false">)</mo>
              </mrow>
              <mo stretchy="false">−</mo>
              <mfrac>
                <mrow>
                  <mi>cos</mi>
                  <mrow>
                    <mo fence="true" stretchy="false">(</mo>
                    <mrow>
                      <mrow>
                        <mi>s</mi>
                        <mi>log</mi>
                        <mrow>
                          <mi>n</mi>
                          <mo stretchy="false">+</mo>
                          <mi mathvariant="normal">θ</mi>
                        </mrow>
                      </mrow>
                    </mrow>
                    <mo fence="true" stretchy="false">)</mo>
                  </mrow>
                </mrow>
                <msqrt>
                  <mi>n</mi>
                </msqrt>
              </mfrac>
            </mrow>
          </mrow>
        </mtd>
      </mtr>
    </mtable>
    <annotation encoding="StarMath 5.0">""cos (%theta)( %zeta( {1 over 2} - s i)+%zeta( {1 over 2} + s i ))
+ i sin( %theta)( %zeta( {1 over 2} - s i)-%zeta( {1 over 2} + s i ))

 ="" newline "                          " lim from {n rightarrow infinity}{}
 
2 sum from j = 1 to n {{cos(s log j + %theta)} over sqrt j }

-4 sqrt n  cdot cos( arctan 2s) cdot cos( s log n + %theta -arctan 2s )

-{cos( s log n + %theta )} over { sqrt n }
</annotation>
  </semantics>
</math>
</file>

<file path=Object 254/content.xml><?xml version="1.0" encoding="utf-8"?>
<math xmlns="http://www.w3.org/1998/Math/MathML" display="block">
  <semantics>
    <mrow>
      <mtext/>
      <mi>cos</mi>
      <mrow>
        <mo fence="true" stretchy="false">(</mo>
        <mrow>
          <mi mathvariant="normal">θ</mi>
        </mrow>
        <mo fence="true" stretchy="false">)</mo>
      </mrow>
      <mi mathvariant="italic">Cz</mi>
      <mrow>
        <mrow>
          <mo fence="true" stretchy="false">(</mo>
          <mrow>
            <mi>s</mi>
          </mrow>
          <mo fence="true" stretchy="false">)</mo>
        </mrow>
        <mo stretchy="false">−</mo>
        <mi>i</mi>
      </mrow>
      <mi>sin</mi>
      <mrow>
        <mo fence="true" stretchy="false">(</mo>
        <mrow>
          <mi mathvariant="normal">θ</mi>
        </mrow>
        <mo fence="true" stretchy="false">)</mo>
      </mrow>
      <mi mathvariant="italic">Sz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row>
              <mi>cos</mi>
              <mrow>
                <mo fence="true" stretchy="false">(</mo>
                <mrow>
                  <mrow>
                    <mi>s</mi>
                    <mi>log</mi>
                    <mrow>
                      <mi>j</mi>
                      <mo stretchy="false">+</mo>
                      <mi mathvariant="normal">θ</mi>
                    </mrow>
                  </mrow>
                </mrow>
                <mo fence="true" stretchy="false">)</mo>
              </mrow>
            </mrow>
            <msqrt>
              <mi>j</mi>
            </msqrt>
          </mfrac>
        </mrow>
        <mo stretchy="false">−</mo>
        <mn>2</mn>
      </mrow>
      <mrow>
        <msqrt>
          <mi>n</mi>
        </msqrt>
        <mo stretchy="false">⋅</mo>
        <mi>cos</mi>
      </mrow>
      <mrow>
        <mrow>
          <mo fence="true" stretchy="false">(</mo>
          <mrow>
            <mrow>
              <mi>arctan</mi>
              <mn>2</mn>
              <mi>s</mi>
            </mrow>
          </mrow>
          <mo fence="true" stretchy="false">)</mo>
        </mrow>
        <mo stretchy="false">⋅</mo>
        <mi>cos</mi>
      </mrow>
      <mrow>
        <mrow>
          <mo fence="true" stretchy="false">(</mo>
          <mrow>
            <mrow>
              <mi>s</mi>
              <mi>log</mi>
              <mrow>
                <mi>n</mi>
                <mo stretchy="false">+</mo>
                <mi mathvariant="normal">θ</mi>
                <mo stretchy="false">−</mo>
                <mi>arctan</mi>
              </mrow>
              <mn>2</mn>
              <mi>s</mi>
            </mrow>
          </mrow>
          <mo fence="true" stretchy="false">)</mo>
        </mrow>
        <mo stretchy="false">−</mo>
        <mfrac>
          <mrow>
            <mi>cos</mi>
            <mrow>
              <mo fence="true" stretchy="false">(</mo>
              <mrow>
                <mrow>
                  <mi>s</mi>
                  <mi>log</mi>
                  <mrow>
                    <mi>n</mi>
                    <mo stretchy="false">+</mo>
                    <mi mathvariant="normal">θ</mi>
                  </mrow>
                </mrow>
              </mrow>
              <mo fence="true" stretchy="false">)</mo>
            </mrow>
          </mrow>
          <mrow>
            <mn>2</mn>
            <msqrt>
              <mi>n</mi>
            </msqrt>
          </mrow>
        </mfrac>
      </mrow>
    </mrow>
    <annotation encoding="StarMath 5.0">""cos (%theta)Cz( s ) - i sin( %theta)Sz( s ) = lim from {n rightarrow infinity}{}
 
sum from j = 1 to n {{cos(s log j + %theta)} over sqrt j }

-2 sqrt n  cdot cos( arctan 2s) cdot cos( s log n + %theta -arctan 2s )

-{cos( s log n + %theta )} over { 2 sqrt n }
</annotation>
  </semantics>
</math>
</file>

<file path=Object 255/content.xml><?xml version="1.0" encoding="utf-8"?>
<math xmlns="http://www.w3.org/1998/Math/MathML" display="block">
  <semantics>
    <mrow>
      <mrow>
        <msup>
          <mi mathvariant="italic">Ez</mi>
          <mrow>
            <mi>s</mi>
            <mi>i</mi>
          </mrow>
        </msup>
        <mo stretchy="false">=</mo>
        <mi mathvariant="normal">ζ</mi>
      </mrow>
      <mrow>
        <mo fence="true" stretchy="false">(</mo>
        <mrow>
          <mrow>
            <mrow>
              <mfrac>
                <mn>1</mn>
                <mn>2</mn>
              </mfrac>
              <mo stretchy="false">+</mo>
              <mi>s</mi>
            </mrow>
            <mi>i</mi>
          </mrow>
        </mrow>
        <mo fence="true" stretchy="false">)</mo>
      </mrow>
    </mrow>
    <annotation encoding="StarMath 5.0">Ez^{s i} = %zeta( {1 over 2} + s i )</annotation>
  </semantics>
</math>
</file>

<file path=Object 256/content.xml><?xml version="1.0" encoding="utf-8"?>
<math xmlns="http://www.w3.org/1998/Math/MathML" display="block">
  <semantics>
    <mrow>
      <mrow>
        <msup>
          <mi mathvariant="italic">Ez</mi>
          <mrow>
            <mrow>
              <mo stretchy="false">−</mo>
              <mi>s</mi>
            </mrow>
            <mi>i</mi>
          </mrow>
        </msup>
        <mo stretchy="false">=</mo>
        <mi mathvariant="normal">ζ</mi>
      </mrow>
      <mrow>
        <mo fence="true" stretchy="false">(</mo>
        <mrow>
          <mrow>
            <mrow>
              <mfrac>
                <mn>1</mn>
                <mn>2</mn>
              </mfrac>
              <mo stretchy="false">−</mo>
              <mi>s</mi>
            </mrow>
            <mi>i</mi>
          </mrow>
        </mrow>
        <mo fence="true" stretchy="false">)</mo>
      </mrow>
    </mrow>
    <annotation encoding="StarMath 5.0">Ez^{-s i} = %zeta( {1 over 2} - s i )</annotation>
  </semantics>
</math>
</file>

<file path=Object 257/content.xml><?xml version="1.0" encoding="utf-8"?>
<math xmlns="http://www.w3.org/1998/Math/MathML" display="block">
  <semantics>
    <mrow>
      <mi mathvariant="italic">Cz</mi>
      <mrow>
        <mrow>
          <mo fence="true" stretchy="false">(</mo>
          <mrow>
            <mi>s</mi>
          </mrow>
          <mo fence="true" stretchy="false">)</mo>
        </mrow>
        <mo stretchy="false">=</mo>
        <mi mathvariant="italic">Cz</mi>
      </mrow>
      <mrow>
        <mo fence="true" stretchy="false">(</mo>
        <mrow>
          <mrow>
            <mo stretchy="false">−</mo>
            <mi>s</mi>
          </mrow>
        </mrow>
        <mo fence="true" stretchy="false">)</mo>
      </mrow>
    </mrow>
    <annotation encoding="StarMath 5.0">Cz(s) = Cz( -s )</annotation>
  </semantics>
</math>
</file>

<file path=Object 258/content.xml><?xml version="1.0" encoding="utf-8"?>
<math xmlns="http://www.w3.org/1998/Math/MathML" display="block">
  <semantics>
    <mrow>
      <mi mathvariant="italic">Sz</mi>
      <mrow>
        <mrow>
          <mo fence="true" stretchy="false">(</mo>
          <mrow>
            <mi>s</mi>
          </mrow>
          <mo fence="true" stretchy="false">)</mo>
        </mrow>
        <mo stretchy="false">=</mo>
        <mrow>
          <mo stretchy="false">−</mo>
          <mi mathvariant="italic">Sz</mi>
        </mrow>
      </mrow>
      <mrow>
        <mo fence="true" stretchy="false">(</mo>
        <mrow>
          <mrow>
            <mo stretchy="false">−</mo>
            <mi>s</mi>
          </mrow>
        </mrow>
        <mo fence="true" stretchy="false">)</mo>
      </mrow>
    </mrow>
    <annotation encoding="StarMath 5.0">Sz(s) = -Sz( -s )</annotation>
  </semantics>
</math>
</file>

<file path=Object 259/content.xml><?xml version="1.0" encoding="utf-8"?>
<math xmlns="http://www.w3.org/1998/Math/MathML" display="block">
  <semantics>
    <mrow>
      <mrow>
        <msup>
          <mi>Z</mi>
          <mi>k</mi>
        </msup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frac>
            <mrow>
              <msup>
                <mi>log</mi>
                <mi>k</mi>
              </msup>
              <mi>j</mi>
            </mrow>
            <msqrt>
              <mi>j</mi>
            </msqrt>
          </mfrac>
        </mrow>
        <mo stretchy="false">−</mo>
        <mrow>
          <munderover>
            <mo stretchy="false">∫</mo>
            <mn>1</mn>
            <mi>n</mi>
          </munderover>
          <mfrac>
            <mrow>
              <msup>
                <mi>log</mi>
                <mi>k</mi>
              </msup>
              <mi>x</mi>
            </mrow>
            <msqrt>
              <mi>x</mi>
            </msqrt>
          </mfrac>
        </mrow>
      </mrow>
      <mi mathvariant="italic">dx</mi>
    </mrow>
    <annotation encoding="StarMath 5.0">Z^k = lim from {n rightarrow infinity}{  } sum from j = 2 to n { {log^k j}over{sqrt j} }-int from 1 to n {{log^k x} over { sqrt x }}dx</annotation>
  </semantics>
</math>
</file>

<file path=Object 26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frac>
        <mrow>
          <mrow>
            <msup>
              <mi>n</mi>
              <mi>s</mi>
            </msup>
            <mo stretchy="false">⋅</mo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</mrow>
          <mrow>
            <mrow>
              <mo fence="true" stretchy="false">(</mo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i>j</mi>
                    <mrow>
                      <mo stretchy="false">−</mo>
                      <mi>s</mi>
                    </mrow>
                  </msup>
                </mrow>
              </mrow>
              <mo fence="true" stretchy="false">)</mo>
            </mrow>
            <mo stretchy="false">−</mo>
            <mi>n</mi>
          </mrow>
        </mrow>
        <mrow>
          <mrow>
            <msup>
              <mi>n</mi>
              <mi>s</mi>
            </msup>
            <mo stretchy="false">⋅</mo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</mrow>
          <mo stretchy="false">−</mo>
          <mn>1</mn>
        </mrow>
      </mfrac>
    </mrow>
    <annotation encoding="StarMath 5.0">%zeta( s ) = lim from {n rightarrow infinity}{} {n^s cdot ( 1-s )(sum from j = 1 to n  j^-s)-n} over { n^s cdot (1-s)-1 }</annotation>
  </semantics>
</math>
</file>

<file path=Object 260/content.xml><?xml version="1.0" encoding="utf-8"?>
<math xmlns="http://www.w3.org/1998/Math/MathML" display="block">
  <semantics>
    <mrow>
      <mrow>
        <msup>
          <mi>Z</mi>
          <mi>k</mi>
        </msup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sup>
          <mo stretchy="false">∂</mo>
          <mi>k</mi>
        </msup>
        <mrow>
          <mo stretchy="false">∂</mo>
          <msup>
            <mi>z</mi>
            <mi>k</mi>
          </msup>
        </mrow>
      </mfrac>
      <mrow>
        <mo fence="true" stretchy="false">(</mo>
        <mrow>
          <mrow>
            <mi mathvariant="normal">ζ</mi>
            <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−</mo>
                    <mi>z</mi>
                  </mrow>
                </mrow>
                <mo fence="true" stretchy="false">)</mo>
              </mrow>
              <mo stretchy="false">−</mo>
              <mn>1</mn>
              <mo stretchy="false">+</mo>
              <mfrac>
                <mn>1</mn>
                <mrow>
                  <mfrac>
                    <mn>1</mn>
                    <mn>2</mn>
                  </mfrac>
                  <mo stretchy="false">+</mo>
                  <mi>z</mi>
                </mrow>
              </mfrac>
            </mrow>
          </mrow>
        </mrow>
        <mo fence="true" stretchy="false">)</mo>
      </mrow>
    </mrow>
    <annotation encoding="StarMath 5.0">Z^k = lim from {z rightarrow 0}{  } partial^k over { partial z^k } 

(%zeta( 1 over 2 - z ) - 1 + 1 over {1 over 2 + z})</annotation>
  </semantics>
</math>
</file>

<file path=Object 261/content.xml><?xml version="1.0" encoding="utf-8"?>
<math xmlns="http://www.w3.org/1998/Math/MathML" display="block">
  <semantics>
    <mrow>
      <mi mathvariant="italic">Cz</mi>
      <mrow>
        <mrow>
          <mo fence="true" stretchy="false">(</mo>
          <mrow>
            <mi>z</mi>
          </mrow>
          <mo fence="true" stretchy="false">)</mo>
        </mrow>
        <mo stretchy="false">=</mo>
        <mrow>
          <mn>1</mn>
          <mo stretchy="false">−</mo>
          <mfrac>
            <mn>2</mn>
            <mrow>
              <mrow>
                <mn>1</mn>
                <mo stretchy="false">+</mo>
                <mn>4</mn>
              </mrow>
              <msup>
                <mi>z</mi>
                <mn>2</mn>
              </msup>
            </mrow>
          </mfrac>
          <mo stretchy="false">+</mo>
          <mrow>
            <mrow>
              <munderover>
                <mo stretchy="false">∑</mo>
                <mrow>
                  <mi>k</mi>
                  <mo stretchy="false">=</mo>
                  <mn>0</mn>
                </mrow>
                <mi mathvariant="normal">∞</mi>
              </munderover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stretchy="false">⋅</mo>
            <mfrac>
              <msup>
                <mi>z</mi>
                <mrow>
                  <mn>2</mn>
                  <mi>k</mi>
                </mrow>
              </msup>
              <mrow>
                <mrow>
                  <mo fence="true" stretchy="false">(</mo>
                  <mrow>
                    <mrow>
                      <mn>2</mn>
                      <mi>k</mi>
                    </mrow>
                  </mrow>
                  <mo fence="true" stretchy="false">)</mo>
                </mrow>
                <mi>!</mi>
              </mrow>
            </mfrac>
            <mo stretchy="false">⋅</mo>
            <msup>
              <mi>Z</mi>
              <mrow>
                <mn>2</mn>
                <mi>k</mi>
              </mrow>
            </msup>
          </mrow>
        </mrow>
      </mrow>
    </mrow>
    <annotation encoding="StarMath 5.0">Cz(z) =1- { 2 over {1+4 z^2} }+ sum from k = 0 to infinity (-1)^k cdot { z^{2 k} over {( 2 k)!} cdot Z^{2 k} }</annotation>
  </semantics>
</math>
</file>

<file path=Object 262/content.xml><?xml version="1.0" encoding="utf-8"?>
<math xmlns="http://www.w3.org/1998/Math/MathML" display="block">
  <semantics>
    <mrow>
      <mi mathvariant="italic">Ez</mi>
      <mrow>
        <mrow>
          <mo fence="true" stretchy="false">(</mo>
          <mrow>
            <mi>z</mi>
          </mrow>
          <mo fence="true" stretchy="false">)</mo>
        </mrow>
        <mo stretchy="false">=</mo>
        <mrow>
          <mn>1</mn>
          <mo stretchy="false">−</mo>
          <mfrac>
            <mn>1</mn>
            <mrow>
              <mfrac>
                <mn>1</mn>
                <mn>2</mn>
              </mfrac>
              <mo stretchy="false">+</mo>
              <mi>z</mi>
            </mrow>
          </mfrac>
          <mo stretchy="false">+</mo>
          <mrow>
            <munderover>
              <mo stretchy="false">∑</mo>
              <mrow>
                <mi>k</mi>
                <mo stretchy="false">=</mo>
                <mn>0</mn>
              </mrow>
              <mi mathvariant="normal">∞</mi>
            </munderover>
            <mrow>
              <mfrac>
                <msup>
                  <mi>z</mi>
                  <mi>k</mi>
                </msup>
                <mrow>
                  <mi>k</mi>
                  <mi>!</mi>
                </mrow>
              </mfrac>
              <mo stretchy="false">⋅</mo>
              <msup>
                <mi>Z</mi>
                <mi>k</mi>
              </msup>
            </mrow>
          </mrow>
        </mrow>
      </mrow>
    </mrow>
    <annotation encoding="StarMath 5.0">Ez(z) =1- { 1 over {1 over 2 + z} }+ sum from k = 0 to infinity { z^k over {k!} cdot Z^k }</annotation>
  </semantics>
</math>
</file>

<file path=Object 263/content.xml><?xml version="1.0" encoding="utf-8"?>
<math xmlns="http://www.w3.org/1998/Math/MathML" display="block">
  <semantics>
    <mrow>
      <mi mathvariant="italic">Sz</mi>
      <mrow>
        <mrow>
          <mo fence="true" stretchy="false">(</mo>
          <mrow>
            <mi>z</mi>
          </mrow>
          <mo fence="true" stretchy="false">)</mo>
        </mrow>
        <mo stretchy="false">=</mo>
        <mrow>
          <mfrac>
            <mrow>
              <mn>4</mn>
              <mi>z</mi>
            </mrow>
            <mrow>
              <mrow>
                <mn>1</mn>
                <mo stretchy="false">+</mo>
                <mn>4</mn>
              </mrow>
              <msup>
                <mi>z</mi>
                <mn>2</mn>
              </msup>
            </mrow>
          </mfrac>
          <mo stretchy="false">+</mo>
          <mrow>
            <mrow>
              <munderover>
                <mo stretchy="false">∑</mo>
                <mrow>
                  <mi>k</mi>
                  <mo stretchy="false">=</mo>
                  <mn>0</mn>
                </mrow>
                <mi mathvariant="normal">∞</mi>
              </munderover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stretchy="false">⋅</mo>
            <mfrac>
              <msup>
                <mi>z</mi>
                <mrow>
                  <mn>2</mn>
                  <mrow>
                    <mi>k</mi>
                    <mo stretchy="false">+</mo>
                    <mn>1</mn>
                  </mrow>
                </mrow>
              </msup>
              <mrow>
                <mrow>
                  <mo fence="true" stretchy="false">(</mo>
                  <mrow>
                    <mrow>
                      <mn>2</mn>
                      <mrow>
                        <mi>k</mi>
                        <mo stretchy="false">+</mo>
                        <mn>1</mn>
                      </mrow>
                    </mrow>
                  </mrow>
                  <mo fence="true" stretchy="false">)</mo>
                </mrow>
                <mi>!</mi>
              </mrow>
            </mfrac>
            <mo stretchy="false">⋅</mo>
            <msup>
              <mi>Z</mi>
              <mrow>
                <mn>2</mn>
                <mrow>
                  <mi>k</mi>
                  <mo stretchy="false">+</mo>
                  <mn>1</mn>
                </mrow>
              </mrow>
            </msup>
          </mrow>
        </mrow>
      </mrow>
    </mrow>
    <annotation encoding="StarMath 5.0">Sz(z) ={ {4 z} over {1+4 z^2} }+ sum from k = 0 to infinity (-1)^k cdot { z^{2 k+1} over {( 2 k+1)!} cdot Z^{2 k+1} }</annotation>
  </semantics>
</math>
</file>

<file path=Object 264/content.xml><?xml version="1.0" encoding="utf-8"?>
<math xmlns="http://www.w3.org/1998/Math/MathML" display="block">
  <semantics>
    <mrow>
      <msub>
        <mi>E</mi>
        <mi>z</mi>
      </msub>
      <mrow>
        <mrow>
          <mo fence="true" stretchy="false">(</mo>
          <mrow>
            <mi>z</mi>
          </mrow>
          <mo fence="true" stretchy="false">)</mo>
        </mrow>
        <mo stretchy="false">=</mo>
        <mi mathvariant="normal">ζ</mi>
      </mrow>
      <mrow>
        <mo fence="true" stretchy="false">(</mo>
        <mrow>
          <mrow>
            <mfrac>
              <mn>1</mn>
              <mn>2</mn>
            </mfrac>
            <mo stretchy="false">−</mo>
            <mi>z</mi>
          </mrow>
        </mrow>
        <mo fence="true" stretchy="false">)</mo>
      </mrow>
    </mrow>
    <annotation encoding="StarMath 5.0">E_z(z) = %zeta( 1 over 2 - z ) </annotation>
  </semantics>
</math>
</file>

<file path=Object 265/content.xml><?xml version="1.0" encoding="utf-8"?>
<math xmlns="http://www.w3.org/1998/Math/MathML" display="block">
  <semantics>
    <mrow>
      <mi mathvariant="italic">Cz</mi>
      <mrow>
        <mrow>
          <mo fence="true" stretchy="false">(</mo>
          <mrow>
            <mi>z</mi>
          </mrow>
          <mo fence="true" stretchy="false">)</mo>
        </mrow>
        <mo stretchy="false">=</mo>
        <mrow>
          <mfrac>
            <mn>1</mn>
            <mn>2</mn>
          </mfrac>
          <mo stretchy="false">⋅</mo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row>
                        <mrow>
                          <mfrac>
                            <mn>1</mn>
                            <mn>2</mn>
                          </mfrac>
                          <mo stretchy="false">−</mo>
                          <mi>z</mi>
                        </mrow>
                        <mi>i</mi>
                      </mrow>
                    </mrow>
                    <mo fence="true" stretchy="false">)</mo>
                  </mrow>
                  <mo stretchy="false">+</mo>
                  <mi mathvariant="normal">ζ</mi>
                </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z</mi>
                      </mrow>
                      <mi>i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Cz(z) = 1 over 2 cdot (%zeta( 1 over 2 - z i )+ %zeta( 1 over 2 + z i ))</annotation>
  </semantics>
</math>
</file>

<file path=Object 266/content.xml><?xml version="1.0" encoding="utf-8"?>
<math xmlns="http://www.w3.org/1998/Math/MathML" display="block">
  <semantics>
    <mrow>
      <mi mathvariant="italic">Sz</mi>
      <mrow>
        <mrow>
          <mo fence="true" stretchy="false">(</mo>
          <mrow>
            <mi>z</mi>
          </mrow>
          <mo fence="true" stretchy="false">)</mo>
        </mrow>
        <mo stretchy="false">=</mo>
        <mrow>
          <mfrac>
            <mn>1</mn>
            <mrow>
              <mn>2</mn>
              <mi>i</mi>
            </mrow>
          </mfrac>
          <mo stretchy="false">⋅</mo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row>
                        <mrow>
                          <mfrac>
                            <mn>1</mn>
                            <mn>2</mn>
                          </mfrac>
                          <mo stretchy="false">−</mo>
                          <mi>z</mi>
                        </mrow>
                        <mi>i</mi>
                      </mrow>
                    </mrow>
                    <mo fence="true" stretchy="false">)</mo>
                  </mrow>
                  <mo stretchy="false">−</mo>
                  <mi mathvariant="normal">ζ</mi>
                </mrow>
                <mrow>
                  <mo fence="true" stretchy="false">(</mo>
                  <mrow>
                    <mrow>
                      <mrow>
                        <mfrac>
                          <mn>1</mn>
                          <mn>2</mn>
                        </mfrac>
                        <mo stretchy="false">+</mo>
                        <mi>z</mi>
                      </mrow>
                      <mi>i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Sz(z) = 1 over {2 i} cdot (%zeta( 1 over 2 - z i )- %zeta( 1 over 2 + z i ))</annotation>
  </semantics>
</math>
</file>

<file path=Object 267/content.xml><?xml version="1.0" encoding="utf-8"?>
<math xmlns="http://www.w3.org/1998/Math/MathML" display="block">
  <semantics>
    <mrow>
      <mi mathvariant="italic">SCz</mi>
      <mrow>
        <mrow>
          <mo fence="true" stretchy="false">(</mo>
          <mrow>
            <mrow>
              <mi>z</mi>
              <mi>,</mi>
              <mi mathvariant="normal">θ</mi>
            </mrow>
          </mrow>
          <mo fence="true" stretchy="false">)</mo>
        </mrow>
        <mo stretchy="false">=</mo>
        <mfrac>
          <mn>1</mn>
          <mn>2</mn>
        </mfrac>
      </mrow>
      <mrow>
        <mo fence="true" stretchy="false">(</mo>
        <mrow>
          <mrow>
            <mrow>
              <msup>
                <mi>e</mi>
                <mrow>
                  <mi mathvariant="normal">θ</mi>
                  <mi>i</mi>
                </mrow>
              </msup>
              <mo stretchy="false">⋅</mo>
              <mi mathvariant="normal">ζ</mi>
            </mrow>
            <mrow>
              <mrow>
                <mo fence="true" stretchy="false">(</mo>
                <mrow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  <mi>i</mi>
                  </mrow>
                </mrow>
                <mo fence="true" stretchy="false">)</mo>
              </mrow>
              <mo stretchy="false">+</mo>
              <mrow>
                <msup>
                  <mi>e</mi>
                  <mrow>
                    <mrow>
                      <mo stretchy="false">−</mo>
                      <mi mathvariant="normal">θ</mi>
                    </mrow>
                    <mi>i</mi>
                  </mrow>
                </msup>
                <mo stretchy="false">⋅</mo>
                <mi mathvariant="normal">ζ</mi>
              </mrow>
            </mrow>
            <mrow>
              <mo fence="true" stretchy="false">(</mo>
              <mrow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  <mi>i</mi>
                </mrow>
              </mrow>
              <mo fence="true" stretchy="false">)</mo>
            </mrow>
          </mrow>
        </mrow>
        <mo fence="true" stretchy="false">)</mo>
      </mrow>
    </mrow>
    <annotation encoding="StarMath 5.0">SCz( z,%theta ) = 1 over 2 ( e^{%theta i} cdot %zeta( {1 over 2} - s i)+e^{-%theta i} cdot %zeta( {1 over 2} + s i ) )
</annotation>
  </semantics>
</math>
</file>

<file path=Object 268/content.xml><?xml version="1.0" encoding="utf-8"?>
<math xmlns="http://www.w3.org/1998/Math/MathML" display="block">
  <semantics>
    <mrow>
      <mi mathvariant="italic">SCz</mi>
      <mrow>
        <mrow>
          <mo fence="true" stretchy="false">(</mo>
          <mrow>
            <mrow>
              <mi>z</mi>
              <mi>,</mi>
              <mi mathvariant="normal">θ</mi>
            </mrow>
          </mrow>
          <mo fence="true" stretchy="false">)</mo>
        </mrow>
        <mo stretchy="false">=</mo>
        <mi>cos</mi>
      </mrow>
      <mrow>
        <mi mathvariant="normal">θ</mi>
        <mo stretchy="false">−</mo>
        <mfrac>
          <mrow>
            <mn>2</mn>
            <mrow>
              <mo fence="true" stretchy="false">(</mo>
              <mrow>
                <mrow>
                  <mi>cos</mi>
                  <mrow>
                    <mi mathvariant="normal">θ</mi>
                    <mo stretchy="false">+</mo>
                    <mn>2</mn>
                  </mrow>
                  <mi>z</mi>
                  <mi>sin</mi>
                  <mi mathvariant="normal">θ</mi>
                </mrow>
              </mrow>
              <mo fence="true" stretchy="false">)</mo>
            </mrow>
          </mrow>
          <mrow>
            <mrow>
              <mn>1</mn>
              <mo stretchy="false">+</mo>
              <mn>4</mn>
            </mrow>
            <msup>
              <mi>z</mi>
              <mn>2</mn>
            </msup>
          </mrow>
        </mfrac>
        <mo stretchy="false">+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i>cos</mi>
        </mrow>
      </mrow>
      <mrow>
        <mrow>
          <mo fence="true" stretchy="false">(</mo>
          <mrow>
            <mrow>
              <mi mathvariant="normal">θ</mi>
              <mo stretchy="false">+</mo>
              <mfrac>
                <mrow>
                  <mi mathvariant="normal">π</mi>
                  <mi>k</mi>
                </mrow>
                <mn>2</mn>
              </mfrac>
            </mrow>
          </mrow>
          <mo fence="true" stretchy="false">)</mo>
        </mrow>
        <mo stretchy="false">⋅</mo>
        <mfrac>
          <msup>
            <mi>z</mi>
            <mi>k</mi>
          </msup>
          <mrow>
            <mi>k</mi>
            <mi>!</mi>
          </mrow>
        </mfrac>
        <mo stretchy="false">⋅</mo>
        <msup>
          <mi>Z</mi>
          <mi>k</mi>
        </msup>
      </mrow>
    </mrow>
    <annotation encoding="StarMath 5.0">SCz(z,%theta) =cos %theta - { {2( cos %theta + 2 z sin %theta)} over {1 + 4 z^2} }+ sum from k = 0 to infinity cos(%theta + {%pi k} over 2) cdot { z^k over {k!} cdot Z^k }</annotation>
  </semantics>
</math>
</file>

<file path=Object 269/content.xml><?xml version="1.0" encoding="utf-8"?>
<math xmlns="http://www.w3.org/1998/Math/MathML" display="block">
  <semantics>
    <mrow>
      <mi mathvariant="italic">Cz</mi>
      <mrow>
        <mrow>
          <mo fence="true" stretchy="false">(</mo>
          <mrow>
            <mi>z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row>
              <mi>cos</mi>
              <mrow>
                <mo fence="true" stretchy="false">(</mo>
                <mrow>
                  <mrow>
                    <mi>z</mi>
                    <mi>log</mi>
                    <mrow>
                      <mi>j</mi>
                      <mo stretchy="false">+</mo>
                      <mi mathvariant="normal">θ</mi>
                    </mrow>
                  </mrow>
                </mrow>
                <mo fence="true" stretchy="false">)</mo>
              </mrow>
            </mrow>
            <msqrt>
              <mi>j</mi>
            </msqrt>
          </mfrac>
        </mrow>
        <mo stretchy="false">−</mo>
        <mrow>
          <munderover>
            <mo stretchy="false">∫</mo>
            <mn>0</mn>
            <mi>n</mi>
          </munderover>
          <mfrac>
            <mrow>
              <mi>cos</mi>
              <mrow>
                <mo fence="true" stretchy="false">(</mo>
                <mrow>
                  <mrow>
                    <mi>z</mi>
                    <mi>log</mi>
                    <mrow>
                      <mi>x</mi>
                      <mo stretchy="false">+</mo>
                      <mi mathvariant="normal">θ</mi>
                    </mrow>
                  </mrow>
                </mrow>
                <mo fence="true" stretchy="false">)</mo>
              </mrow>
            </mrow>
            <msqrt>
              <mi>x</mi>
            </msqrt>
          </mfrac>
        </mrow>
      </mrow>
      <mi mathvariant="italic">dx</mi>
    </mrow>
    <annotation encoding="StarMath 5.0">Cz(z) = lim from{n rightarrow infinity}{} sum from j = 1 to n {{cos( z log j+%theta)} over sqrt j} - int from 0 to n {{cos( z log x+%theta)} over sqrt x} dx</annotation>
  </semantics>
</math>
</file>

<file path=Object 27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  <mrow>
                  <msup>
                    <mi>n</mi>
                    <mi>s</mi>
                  </msup>
                  <mo stretchy="false">−</mo>
                  <mn>1</mn>
                </mrow>
              </mrow>
            </mrow>
            <mo fence="true" stretchy="false">)</mo>
          </mrow>
          <mrow>
            <mo stretchy="false">−</mo>
            <mn>1</mn>
          </mrow>
        </msup>
        <mo stretchy="false">⋅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o fence="true" stretchy="false">(</mo>
            <mrow>
              <mrow>
                <mn>1</mn>
                <mo stretchy="false">−</mo>
                <mi>s</mi>
              </mrow>
            </mrow>
            <mo fence="true" stretchy="false">)</mo>
          </mrow>
        </mrow>
      </mrow>
      <mrow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i>s</mi>
        </msup>
        <mo stretchy="false">−</mo>
        <mn>1</mn>
      </mrow>
    </mrow>
    <annotation encoding="StarMath 5.0">%zeta( s ) = lim from {n rightarrow infinity}{} ((1-s)n^s-1)^-1 cdot sum from j = 1 to n  ( 1-s )( n over j )^s-1</annotation>
  </semantics>
</math>
</file>

<file path=Object 270/content.xml><?xml version="1.0" encoding="utf-8"?>
<math xmlns="http://www.w3.org/1998/Math/MathML" display="block">
  <semantics>
    <mrow>
      <mi mathvariant="italic">Ez</mi>
      <mrow>
        <mrow>
          <mo fence="true" stretchy="false">(</mo>
          <mrow>
            <mi>z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sup>
              <mi>j</mi>
              <mi>z</mi>
            </msup>
            <msqrt>
              <mi>j</mi>
            </msqrt>
          </mfrac>
        </mrow>
        <mo stretchy="false">−</mo>
        <mrow>
          <munderover>
            <mo stretchy="false">∫</mo>
            <mn>0</mn>
            <mi>n</mi>
          </munderover>
          <mfrac>
            <msup>
              <mi>x</mi>
              <mi>z</mi>
            </msup>
            <msqrt>
              <mi>x</mi>
            </msqrt>
          </mfrac>
        </mrow>
      </mrow>
      <mi mathvariant="italic">dx</mi>
    </mrow>
    <annotation encoding="StarMath 5.0">Ez(z) = lim from{n rightarrow infinity}{} sum from j = 1 to n {j^z over sqrt j} - int from 0 to n {x^z over sqrt x} dx</annotation>
  </semantics>
</math>
</file>

<file path=Object 271/content.xml><?xml version="1.0" encoding="utf-8"?>
<math xmlns="http://www.w3.org/1998/Math/MathML" display="block">
  <semantics>
    <mrow>
      <mi mathvariant="italic">Cz</mi>
      <mrow>
        <mrow>
          <mo fence="true" stretchy="false">(</mo>
          <mrow>
            <mi>z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row>
              <mi>cos</mi>
              <mrow>
                <mo fence="true" stretchy="false">(</mo>
                <mrow>
                  <mrow>
                    <mi>z</mi>
                    <mi>log</mi>
                    <mi>j</mi>
                  </mrow>
                </mrow>
                <mo fence="true" stretchy="false">)</mo>
              </mrow>
            </mrow>
            <msqrt>
              <mi>j</mi>
            </msqrt>
          </mfrac>
        </mrow>
        <mo stretchy="false">−</mo>
        <mrow>
          <munderover>
            <mo stretchy="false">∫</mo>
            <mn>0</mn>
            <mi>n</mi>
          </munderover>
          <mfrac>
            <mrow>
              <mi>cos</mi>
              <mrow>
                <mo fence="true" stretchy="false">(</mo>
                <mrow>
                  <mrow>
                    <mi>z</mi>
                    <mi>log</mi>
                    <mi>x</mi>
                  </mrow>
                </mrow>
                <mo fence="true" stretchy="false">)</mo>
              </mrow>
            </mrow>
            <msqrt>
              <mi>x</mi>
            </msqrt>
          </mfrac>
        </mrow>
      </mrow>
      <mi mathvariant="italic">dx</mi>
    </mrow>
    <annotation encoding="StarMath 5.0">Cz(z) = lim from{n rightarrow infinity}{} sum from j = 1 to n {{cos( z log j)} over sqrt j} - int from 0 to n {{cos( z log x)} over sqrt x} dx</annotation>
  </semantics>
</math>
</file>

<file path=Object 272/content.xml><?xml version="1.0" encoding="utf-8"?>
<math xmlns="http://www.w3.org/1998/Math/MathML" display="block">
  <semantics>
    <mrow>
      <mi mathvariant="italic">Sz</mi>
      <mrow>
        <mrow>
          <mo fence="true" stretchy="false">(</mo>
          <mrow>
            <mi>z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row>
              <mi>sin</mi>
              <mrow>
                <mo fence="true" stretchy="false">(</mo>
                <mrow>
                  <mrow>
                    <mi>z</mi>
                    <mi>log</mi>
                    <mi>j</mi>
                  </mrow>
                </mrow>
                <mo fence="true" stretchy="false">)</mo>
              </mrow>
            </mrow>
            <msqrt>
              <mi>j</mi>
            </msqrt>
          </mfrac>
        </mrow>
        <mo stretchy="false">−</mo>
        <mrow>
          <munderover>
            <mo stretchy="false">∫</mo>
            <mn>0</mn>
            <mi>n</mi>
          </munderover>
          <mfrac>
            <mrow>
              <mi>sin</mi>
              <mrow>
                <mo fence="true" stretchy="false">(</mo>
                <mrow>
                  <mrow>
                    <mi>z</mi>
                    <mi>log</mi>
                    <mi>x</mi>
                  </mrow>
                </mrow>
                <mo fence="true" stretchy="false">)</mo>
              </mrow>
            </mrow>
            <msqrt>
              <mi>x</mi>
            </msqrt>
          </mfrac>
        </mrow>
      </mrow>
      <mi mathvariant="italic">dx</mi>
    </mrow>
    <annotation encoding="StarMath 5.0">Sz(z) = lim from{n rightarrow infinity}{} sum from j = 1 to n {{sin( z log j)} over sqrt j} - int from 0 to n {{sin( z log x)} over sqrt x} dx</annotation>
  </semantics>
</math>
</file>

<file path=Object 273/content.xml><?xml version="1.0" encoding="utf-8"?>
<math xmlns="http://www.w3.org/1998/Math/MathML" display="block">
  <semantics>
    <mrow>
      <mi mathvariant="italic">Ez</mi>
      <mrow>
        <mrow>
          <mo fence="true" stretchy="false">(</mo>
          <mrow>
            <mi>z</mi>
          </mrow>
          <mo fence="true" stretchy="false">)</mo>
        </mrow>
        <mo stretchy="false">=</mo>
        <mi mathvariant="italic">Cz</mi>
      </mrow>
      <mrow>
        <mrow>
          <mo fence="true" stretchy="false">(</mo>
          <mrow>
            <mi>z</mi>
          </mrow>
          <mo fence="true" stretchy="false">)</mo>
        </mrow>
        <mo stretchy="false">+</mo>
        <mi>i</mi>
      </mrow>
      <mi mathvariant="italic">Sz</mi>
      <mrow>
        <mo fence="true" stretchy="false">(</mo>
        <mrow>
          <mi>z</mi>
        </mrow>
        <mo fence="true" stretchy="false">)</mo>
      </mrow>
    </mrow>
    <annotation encoding="StarMath 5.0">Ez(z) = Cz( z ) + i Sz( z )</annotation>
  </semantics>
</math>
</file>

<file path=Object 274/content.xml><?xml version="1.0" encoding="utf-8"?>
<math xmlns="http://www.w3.org/1998/Math/MathML" display="block">
  <semantics>
    <mrow>
      <mi mathvariant="italic">Sz</mi>
      <mrow>
        <mrow>
          <mo fence="true" stretchy="false">(</mo>
          <mrow>
            <mi>z</mi>
          </mrow>
          <mo fence="true" stretchy="false">)</mo>
        </mrow>
        <mo stretchy="false">=</mo>
        <mrow>
          <mfrac>
            <mn>1</mn>
            <mrow>
              <mn>2</mn>
              <mi>i</mi>
            </mrow>
          </mfrac>
          <mo stretchy="false">⋅</mo>
          <mrow>
            <mo fence="true" stretchy="false">(</mo>
            <mrow>
              <mrow>
                <mi mathvariant="italic">Ez</mi>
                <mrow>
                  <mrow>
                    <mo fence="true" stretchy="false">(</mo>
                    <mrow>
                      <mi>z</mi>
                    </mrow>
                    <mo fence="true" stretchy="false">)</mo>
                  </mrow>
                  <mo stretchy="false">−</mo>
                  <mi mathvariant="italic">Ez</mi>
                </mrow>
                <mrow>
                  <mo fence="true" stretchy="false">(</mo>
                  <mrow>
                    <mrow>
                      <mo stretchy="false">−</mo>
                      <mi>z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Sz(z) = 1 over {2 i} cdot (Ez(z)-Ez(-z))</annotation>
  </semantics>
</math>
</file>

<file path=Object 275/content.xml><?xml version="1.0" encoding="utf-8"?>
<math xmlns="http://www.w3.org/1998/Math/MathML" display="block">
  <semantics>
    <mrow>
      <mi mathvariant="italic">Cz</mi>
      <mrow>
        <mrow>
          <mo fence="true" stretchy="false">(</mo>
          <mrow>
            <mi>z</mi>
          </mrow>
          <mo fence="true" stretchy="false">)</mo>
        </mrow>
        <mo stretchy="false">=</mo>
        <mrow>
          <mfrac>
            <mn>1</mn>
            <mn>2</mn>
          </mfrac>
          <mo stretchy="false">⋅</mo>
          <mrow>
            <mo fence="true" stretchy="false">(</mo>
            <mrow>
              <mrow>
                <mi mathvariant="italic">Ez</mi>
                <mrow>
                  <mrow>
                    <mo fence="true" stretchy="false">(</mo>
                    <mrow>
                      <mi>z</mi>
                    </mrow>
                    <mo fence="true" stretchy="false">)</mo>
                  </mrow>
                  <mo stretchy="false">+</mo>
                  <mi mathvariant="italic">Ez</mi>
                </mrow>
                <mrow>
                  <mo fence="true" stretchy="false">(</mo>
                  <mrow>
                    <mrow>
                      <mo stretchy="false">−</mo>
                      <mi>z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Cz(z) = 1 over 2 cdot (Ez(z)+ Ez(-z))</annotation>
  </semantics>
</math>
</file>

<file path=Object 276/content.xml><?xml version="1.0" encoding="utf-8"?>
<math xmlns="http://www.w3.org/1998/Math/MathML" display="block">
  <semantics>
    <mrow>
      <mtext/>
      <mi>cos</mi>
      <mrow>
        <mo fence="true" stretchy="false">(</mo>
        <mrow>
          <mi mathvariant="normal">θ</mi>
        </mrow>
        <mo fence="true" stretchy="false">)</mo>
      </mrow>
      <mrow>
        <mrow>
          <mo fence="true" stretchy="false">(</mo>
          <mrow>
            <mrow>
              <mrow>
                <mo fence="true" stretchy="false">(</mo>
                <mrow>
                  <mrow>
                    <mrow>
                      <mi>a</mi>
                      <mo stretchy="false">+</mo>
                      <mi>b</mi>
                    </mrow>
                    <mi>i</mi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row>
                      <mi>a</mi>
                      <mo stretchy="false">−</mo>
                      <mi>b</mi>
                    </mrow>
                    <mi>i</mi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i>i</mi>
      </mrow>
      <mi>sin</mi>
      <mrow>
        <mo fence="true" stretchy="false">(</mo>
        <mrow>
          <mi mathvariant="normal">θ</mi>
        </mrow>
        <mo fence="true" stretchy="false">)</mo>
      </mrow>
      <mrow>
        <mo fence="true" stretchy="false">(</mo>
        <mrow>
          <mrow>
            <mrow>
              <mo fence="true" stretchy="false">(</mo>
              <mrow>
                <mrow>
                  <mrow>
                    <mi>a</mi>
                    <mo stretchy="false">+</mo>
                    <mi>b</mi>
                  </mrow>
                  <mi>i</mi>
                </mrow>
              </mrow>
              <mo fence="true" stretchy="false">)</mo>
            </mrow>
            <mo stretchy="false">−</mo>
            <mrow>
              <mo fence="true" stretchy="false">(</mo>
              <mrow>
                <mrow>
                  <mrow>
                    <mi>a</mi>
                    <mo stretchy="false">−</mo>
                    <mi>b</mi>
                  </mrow>
                  <mi>i</mi>
                </mrow>
              </mrow>
              <mo fence="true" stretchy="false">)</mo>
            </mrow>
          </mrow>
        </mrow>
        <mo fence="true" stretchy="false">)</mo>
      </mrow>
    </mrow>
    <annotation encoding="StarMath 5.0">""cos (%theta)( (a+b i)+(a-b i))
+ i sin( %theta)( (a+b i)-(a - b i))
</annotation>
  </semantics>
</math>
</file>

<file path=Object 277/content.xml><?xml version="1.0" encoding="utf-8"?>
<math xmlns="http://www.w3.org/1998/Math/MathML" display="block">
  <semantics>
    <mrow>
      <mi>cos</mi>
      <mrow>
        <mo fence="true" stretchy="false">(</mo>
        <mrow>
          <mi mathvariant="normal">θ</mi>
        </mrow>
        <mo fence="true" stretchy="false">)</mo>
      </mrow>
      <mrow>
        <mrow>
          <mo fence="true" stretchy="false">(</mo>
          <mrow>
            <mi>a</mi>
          </mrow>
          <mo fence="true" stretchy="false">)</mo>
        </mrow>
        <mo stretchy="false">+</mo>
        <mi>i</mi>
      </mrow>
      <mi>sin</mi>
      <mrow>
        <mo fence="true" stretchy="false">(</mo>
        <mrow>
          <mi mathvariant="normal">θ</mi>
        </mrow>
        <mo fence="true" stretchy="false">)</mo>
      </mrow>
      <mrow>
        <mo fence="true" stretchy="false">(</mo>
        <mrow>
          <mrow>
            <mi>b</mi>
            <mi>i</mi>
          </mrow>
        </mrow>
        <mo fence="true" stretchy="false">)</mo>
      </mrow>
    </mrow>
    <annotation encoding="StarMath 5.0">cos (%theta)( a )

+ 

i sin( %theta)( b i )</annotation>
  </semantics>
</math>
</file>

<file path=Object 278/content.xml><?xml version="1.0" encoding="utf-8"?>
<math xmlns="http://www.w3.org/1998/Math/MathML" display="block">
  <semantics>
    <mrow>
      <mi>cos</mi>
      <mrow>
        <mrow>
          <mrow>
            <mo fence="true" stretchy="false">(</mo>
            <mrow>
              <mi mathvariant="normal">θ</mi>
            </mrow>
            <mo fence="true" stretchy="false">)</mo>
          </mrow>
          <mo stretchy="false">⋅</mo>
          <mi>a</mi>
        </mrow>
        <mo stretchy="false">−</mo>
        <mi>sin</mi>
      </mrow>
      <mrow>
        <mrow>
          <mo fence="true" stretchy="false">(</mo>
          <mrow>
            <mi mathvariant="normal">θ</mi>
          </mrow>
          <mo fence="true" stretchy="false">)</mo>
        </mrow>
        <mo stretchy="false">⋅</mo>
        <mi>b</mi>
      </mrow>
    </mrow>
    <annotation encoding="StarMath 5.0">cos (%theta) cdot a

- 

sin( %theta) cdot b</annotation>
  </semantics>
</math>
</file>

<file path=Object 2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n>2</mn>
          <mo stretchy="false">⋅</mo>
          <mrow>
            <mrow>
              <msup>
                <mi>n</mi>
                <mi>s</mi>
              </msup>
              <mo stretchy="false">⋅</mo>
              <mrow>
                <mo fence="true" stretchy="false">(</mo>
                <mrow>
                  <mrow>
                    <mn>1</mn>
                    <mo stretchy="false">−</mo>
                    <mi>s</mi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sup>
                      <mi>j</mi>
                      <mrow>
                        <mo stretchy="false">−</mo>
                        <mi>s</mi>
                      </mrow>
                    </msup>
                  </mrow>
                </mrow>
                <mo fence="true" stretchy="false">)</mo>
              </mrow>
              <mo stretchy="false">−</mo>
              <mi>n</mi>
            </mrow>
          </mrow>
        </mrow>
      </mrow>
    </mrow>
    <annotation encoding="StarMath 5.0">f(n,s) = 2 cdot {n^s cdot ( 1-s )(sum from j = 1 to n  j^-s)-n}</annotation>
  </semantics>
</math>
</file>

<file path=Object 29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o stretchy="false">−</mo>
          <mi>s</mi>
        </mrow>
      </mrow>
    </mrow>
    <annotation encoding="StarMath 5.0">lim from {n rightarrow infinity}{} f(n,s) = -s</annotation>
  </semantics>
</math>
</file>

<file path=Object 3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n>1</mn>
            <msqrt>
              <mi>j</mi>
            </msqrt>
          </mfrac>
        </mrow>
        <mo stretchy="false">⋅</mo>
        <mfrac>
          <mrow>
            <mn>2</mn>
            <mi>s</mi>
            <mi>cosh</mi>
            <mrow>
              <mrow>
                <mo fence="true" stretchy="false">(</mo>
                <mrow>
                  <mrow>
                    <mrow>
                      <mi>s</mi>
                      <mo stretchy="false">⋅</mo>
                      <mi>log</mi>
                    </mrow>
                    <mfrac>
                      <mi>n</mi>
                      <mi>j</mi>
                    </mfrac>
                  </mrow>
                </mrow>
                <mo fence="true" stretchy="false">)</mo>
              </mrow>
              <mo stretchy="false">−</mo>
              <mi>sinh</mi>
            </mrow>
            <mrow>
              <mo fence="true" stretchy="false">(</mo>
              <mrow>
                <mrow>
                  <mrow>
                    <mi>s</mi>
                    <mo stretchy="false">⋅</mo>
                    <mi>log</mi>
                  </mrow>
                  <mfrac>
                    <mi>n</mi>
                    <mi>j</mi>
                  </mfrac>
                </mrow>
              </mrow>
              <mo fence="true" stretchy="false">)</mo>
            </mrow>
          </mrow>
          <mrow>
            <mn>2</mn>
            <mi>s</mi>
            <mi>cosh</mi>
            <mrow>
              <mrow>
                <mo fence="true" stretchy="false">(</mo>
                <mrow>
                  <mrow>
                    <mrow>
                      <mi>s</mi>
                      <mo stretchy="false">⋅</mo>
                      <mi>log</mi>
                    </mrow>
                    <mi>n</mi>
                  </mrow>
                </mrow>
                <mo fence="true" stretchy="false">)</mo>
              </mrow>
              <mo stretchy="false">−</mo>
              <mi>sinh</mi>
            </mrow>
            <mrow>
              <mo fence="true" stretchy="false">(</mo>
              <mrow>
                <mrow>
                  <mrow>
                    <mi>s</mi>
                    <mo stretchy="false">⋅</mo>
                    <mi>log</mi>
                  </mrow>
                  <mi>n</mi>
                </mrow>
              </mrow>
              <mo fence="true" stretchy="false">)</mo>
            </mrow>
          </mrow>
        </mfrac>
      </mrow>
    </mrow>
    <annotation encoding="StarMath 5.0">%zeta(1 over 2 + s ) = lim from {n rightarrow infinity }{ }sum from j = 1 to n {1 over sqrt j} cdot 

{{ 2 s cosh( s cdot log n over j)-sinh( s cdot log n over j )} over { 2 s cosh( s cdot log n)-sinh( s cdot log n ) }}

</annotation>
  </semantics>
</math>
</file>

<file path=Object 3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n>2</mn>
      </mrow>
      <mrow>
        <mi>n</mi>
        <mo stretchy="false">⋅</mo>
        <mrow>
          <mo fence="true" stretchy="false">(</mo>
          <mrow>
            <mrow>
              <mfrac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i>j</mi>
                    <mrow>
                      <mo stretchy="false">−</mo>
                      <mi>s</mi>
                    </mrow>
                  </msup>
                </mrow>
                <mrow>
                  <mrow>
                    <munderover>
                      <mo stretchy="false">∫</mo>
                      <mn>0</mn>
                      <mi>n</mi>
                    </munderover>
                    <msup>
                      <mi>j</mi>
                      <mrow>
                        <mo stretchy="false">−</mo>
                        <mi>s</mi>
                      </mrow>
                    </msup>
                  </mrow>
                  <mi mathvariant="italic">dj</mi>
                </mrow>
              </mfrac>
              <mo stretchy="false">−</mo>
              <mn>1</mn>
            </mrow>
          </mrow>
          <mo fence="true" stretchy="false">)</mo>
        </mrow>
      </mrow>
    </mrow>
    <annotation encoding="StarMath 5.0">f(n,s) = 2 n cdot ({{sum from j = 1 to n  j^-s} over {int from 0 to n  j^-s dj}-1})</annotation>
  </semantics>
</math>
</file>

<file path=Object 3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n>2</mn>
          <mo stretchy="false">⋅</mo>
          <mrow>
            <mo fence="true" stretchy="false">(</mo>
            <mrow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row>
                    <mo fence="true" stretchy="false">(</mo>
                    <mrow>
                      <mrow>
                        <mn>1</mn>
                        <mo stretchy="false">−</mo>
                        <mi>s</mi>
                      </mrow>
                    </mrow>
                    <mo fence="true" stretchy="false">)</mo>
                  </mrow>
                </mrow>
                <mrow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i>s</mi>
                  </msup>
                  <mo stretchy="false">−</mo>
                  <mn>1</mn>
                </mrow>
              </mrow>
            </mrow>
            <mo fence="true" stretchy="false">)</mo>
          </mrow>
        </mrow>
      </mrow>
    </mrow>
    <annotation encoding="StarMath 5.0">f(n,s) = 2 cdot (sum from j = 1 to n  ( 1-s )(n over j)^s-1)</annotation>
  </semantics>
</math>
</file>

<file path=Object 32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frac>
        <mrow>
          <mrow>
            <mrow>
              <msup>
                <mi>n</mi>
                <mrow>
                  <mo stretchy="false">−</mo>
                  <mi>s</mi>
                </mrow>
              </msup>
              <mo stretchy="false">⋅</mo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sup>
                      <mi>j</mi>
                      <mi>s</mi>
                    </msup>
                  </mrow>
                </mrow>
                <mo fence="true" stretchy="false">)</mo>
              </mrow>
              <mo stretchy="false">−</mo>
              <mi>n</mi>
            </mrow>
          </mrow>
          <mo stretchy="false">−</mo>
          <mfrac>
            <mrow>
              <mo fence="true" stretchy="false">(</mo>
              <mrow>
                <mrow>
                  <mn>1</mn>
                  <mo stretchy="false">+</mo>
                  <mi>s</mi>
                </mrow>
              </mrow>
              <mo fence="true" stretchy="false">)</mo>
            </mrow>
            <mn>2</mn>
          </mfrac>
        </mrow>
        <mrow>
          <msup>
            <mi>n</mi>
            <mrow>
              <mo stretchy="false">−</mo>
              <mi>s</mi>
            </mrow>
          </msup>
          <mo stretchy="false">⋅</mo>
          <mrow>
            <mo fence="true" stretchy="false">(</mo>
            <mrow>
              <mrow>
                <mn>1</mn>
                <mo stretchy="false">+</mo>
                <mi>s</mi>
              </mrow>
            </mrow>
            <mo fence="true" stretchy="false">)</mo>
          </mrow>
        </mrow>
      </mfrac>
    </mrow>
    <annotation encoding="StarMath 5.0">%zeta( -s ) = lim from {n rightarrow infinity}{} 

{{n^{-s} cdot ( 1+s )(sum from j = 1 to n  j^s)-n}-(1+s) over 2} 

over { n^-s cdot (1+s) }</annotation>
  </semantics>
</math>
</file>

<file path=Object 33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frac>
        <mrow>
          <mrow>
            <msup>
              <mi>n</mi>
              <mrow>
                <mo stretchy="false">−</mo>
                <mi>s</mi>
              </mrow>
            </msup>
            <mo stretchy="false">⋅</mo>
            <mrow>
              <mo fence="true" stretchy="false">(</mo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i>j</mi>
                    <mi>s</mi>
                  </msup>
                </mrow>
              </mrow>
              <mo fence="true" stretchy="false">)</mo>
            </mrow>
          </mrow>
          <mo stretchy="false">−</mo>
          <mfrac>
            <mi>n</mi>
            <mrow>
              <mn>1</mn>
              <mo stretchy="false">+</mo>
              <mi>s</mi>
            </mrow>
          </mfrac>
          <mo stretchy="false">−</mo>
          <mfrac>
            <mn>1</mn>
            <mn>2</mn>
          </mfrac>
        </mrow>
        <msup>
          <mi>n</mi>
          <mrow>
            <mo stretchy="false">−</mo>
            <mi>s</mi>
          </mrow>
        </msup>
      </mfrac>
    </mrow>
    <annotation encoding="StarMath 5.0">%zeta( -s ) = lim from {n rightarrow infinity}{} 

{{n^{-s} cdot (sum from j = 1 to n  j^s)-n over {1+s}}-1 over 2} 

over { n^-s }</annotation>
  </semantics>
</math>
</file>

<file path=Object 34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i>j</mi>
            <mi>s</mi>
          </msup>
        </mrow>
        <mo stretchy="false">−</mo>
        <mfrac>
          <msup>
            <mi>n</mi>
            <mrow>
              <mn>1</mn>
              <mo stretchy="false">+</mo>
              <mi>s</mi>
            </mrow>
          </msup>
          <mrow>
            <mn>1</mn>
            <mo stretchy="false">+</mo>
            <mi>s</mi>
          </mrow>
        </mfrac>
        <mo stretchy="false">−</mo>
        <mfrac>
          <msup>
            <mi>n</mi>
            <mi>s</mi>
          </msup>
          <mn>2</mn>
        </mfrac>
      </mrow>
    </mrow>
    <annotation encoding="StarMath 5.0">%zeta( -s ) = lim from {n rightarrow infinity}{} 

sum from j = 1 to n  j^s-{n^{1+s} over {1+s}}-n^s over 2

</annotation>
  </semantics>
</math>
</file>

<file path=Object 35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frac>
        <mrow>
          <mi>n</mi>
          <mrow>
            <mrow>
              <mo fence="true" stretchy="false">(</mo>
              <mrow>
                <mrow>
                  <mrow>
                    <msup>
                      <mi>n</mi>
                      <mrow>
                        <mrow>
                          <mo stretchy="false">−</mo>
                          <mi>s</mi>
                        </mrow>
                        <mo stretchy="false">−</mo>
                        <mn>1</mn>
                      </mrow>
                    </msup>
                    <mo stretchy="false">⋅</mo>
                    <mrow>
                      <mo fence="true" stretchy="false">(</mo>
                      <mrow>
                        <mrow>
                          <mn>1</mn>
                          <mo stretchy="false">+</mo>
                          <mi>s</mi>
                        </mrow>
                      </mrow>
                      <mo fence="true" stretchy="false">)</mo>
                    </mrow>
                  </mrow>
                  <mrow>
                    <mrow>
                      <mo fence="true" stretchy="false">(</mo>
                      <mrow>
                        <mrow>
                          <munderover>
                            <mo stretchy="false">∑</mo>
                            <mrow>
                              <mi>j</mi>
                              <mo stretchy="false">=</mo>
                              <mn>1</mn>
                            </mrow>
                            <mi>n</mi>
                          </munderover>
                          <msup>
                            <mi>j</mi>
                            <mi>s</mi>
                          </msup>
                        </mrow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o stretchy="false">−</mo>
            <mfrac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  <mn>2</mn>
            </mfrac>
          </mrow>
        </mrow>
        <mrow>
          <msup>
            <mi>n</mi>
            <mrow>
              <mo stretchy="false">−</mo>
              <mi>s</mi>
            </mrow>
          </msup>
          <mo stretchy="false">⋅</mo>
          <mrow>
            <mo fence="true" stretchy="false">(</mo>
            <mrow>
              <mrow>
                <mn>1</mn>
                <mo stretchy="false">+</mo>
                <mi>s</mi>
              </mrow>
            </mrow>
            <mo fence="true" stretchy="false">)</mo>
          </mrow>
        </mrow>
      </mfrac>
    </mrow>
    <annotation encoding="StarMath 5.0">%zeta( -s ) = lim from {n rightarrow infinity}{} 

{n({n^{-s-1} cdot ( 1+s )(sum from j = 1 to n  j^s)-1})-(1+s) over 2} 

over { n^-s cdot (1+s) }</annotation>
  </semantics>
</math>
</file>

<file path=Object 36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frac>
        <mrow>
          <mrow>
            <mrow>
              <msup>
                <mi>n</mi>
                <mrow>
                  <mo stretchy="false">−</mo>
                  <mi>s</mi>
                </mrow>
              </msup>
              <mo stretchy="false">⋅</mo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</mrow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p>
                  <mi>j</mi>
                  <mi>s</mi>
                </msup>
              </mrow>
              <mo stretchy="false">−</mo>
              <mi>n</mi>
            </mrow>
          </mrow>
          <mo stretchy="false">−</mo>
          <mfrac>
            <mrow>
              <mo fence="true" stretchy="false">(</mo>
              <mrow>
                <mrow>
                  <mn>1</mn>
                  <mo stretchy="false">+</mo>
                  <mi>s</mi>
                </mrow>
              </mrow>
              <mo fence="true" stretchy="false">)</mo>
            </mrow>
            <mn>2</mn>
          </mfrac>
        </mrow>
        <mrow>
          <msup>
            <mi>n</mi>
            <mrow>
              <mo stretchy="false">−</mo>
              <mi>s</mi>
            </mrow>
          </msup>
          <mo stretchy="false">⋅</mo>
          <mrow>
            <mo fence="true" stretchy="false">(</mo>
            <mrow>
              <mrow>
                <mn>1</mn>
                <mo stretchy="false">+</mo>
                <mi>s</mi>
              </mrow>
            </mrow>
            <mo fence="true" stretchy="false">)</mo>
          </mrow>
        </mrow>
      </mfrac>
    </mrow>
    <annotation encoding="StarMath 5.0">%zeta( -s ) = lim from {n rightarrow infinity}{} 

{{n^{-s} cdot ( 1+s )sum from j = 1 to n  j^s-n}-(1+s) over 2} 

over { n^-s cdot (1+s) }</annotation>
  </semantics>
</math>
</file>

<file path=Object 37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frac>
        <mrow>
          <mrow>
            <mrow>
              <msup>
                <mi>n</mi>
                <mrow>
                  <mo stretchy="false">−</mo>
                  <mi>s</mi>
                </mrow>
              </msup>
              <mo stretchy="false">⋅</mo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</mrow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p>
                  <mi>j</mi>
                  <mi>s</mi>
                </msup>
              </mrow>
              <mo stretchy="false">−</mo>
              <mi>n</mi>
            </mrow>
          </mrow>
          <mo stretchy="false">−</mo>
          <mfrac>
            <mrow>
              <mo fence="true" stretchy="false">(</mo>
              <mrow>
                <mrow>
                  <mn>1</mn>
                  <mo stretchy="false">+</mo>
                  <mi>s</mi>
                </mrow>
              </mrow>
              <mo fence="true" stretchy="false">)</mo>
            </mrow>
            <mn>2</mn>
          </mfrac>
          <mo stretchy="false">+</mo>
          <mfrac>
            <mrow>
              <mrow>
                <msup>
                  <mi>n</mi>
                  <mrow>
                    <mo stretchy="false">−</mo>
                    <mn>1</mn>
                  </mrow>
                </msup>
                <mo stretchy="false">⋅</mo>
                <mrow>
                  <mo fence="true" stretchy="false">(</mo>
                  <mrow>
                    <mrow>
                      <mn>1</mn>
                      <mo stretchy="false">+</mo>
                      <mi>s</mi>
                    </mrow>
                  </mrow>
                  <mo fence="true" stretchy="false">)</mo>
                </mrow>
              </mrow>
              <mrow>
                <mo fence="true" stretchy="false">(</mo>
                <mrow>
                  <mrow>
                    <mn>0</mn>
                    <mo stretchy="false">−</mo>
                    <mi>s</mi>
                  </mrow>
                </mrow>
                <mo fence="true" stretchy="false">)</mo>
              </mrow>
            </mrow>
            <mn>12</mn>
          </mfrac>
        </mrow>
        <mrow>
          <msup>
            <mi>n</mi>
            <mrow>
              <mo stretchy="false">−</mo>
              <mi>s</mi>
            </mrow>
          </msup>
          <mo stretchy="false">⋅</mo>
          <mrow>
            <mo fence="true" stretchy="false">(</mo>
            <mrow>
              <mrow>
                <mn>1</mn>
                <mo stretchy="false">+</mo>
                <mi>s</mi>
              </mrow>
            </mrow>
            <mo fence="true" stretchy="false">)</mo>
          </mrow>
        </mrow>
      </mfrac>
    </mrow>
    <annotation encoding="StarMath 5.0">%zeta( -s ) = lim from {n rightarrow infinity}{} 

{{n^{-s} cdot ( 1+s )sum from j = 1 to n  j^s-n}-(1+s) over 2+{{n^{-1} cdot (1+s)(0-s)} over 12}} 

over { n^-s cdot (1+s) }</annotation>
  </semantics>
</math>
</file>

<file path=Object 38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o fence="true" stretchy="false">(</mo>
        <mrow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p>
                <mi>j</mi>
                <mi>s</mi>
              </msup>
            </mrow>
            <mo stretchy="false">−</mo>
            <mfrac>
              <msup>
                <mi>n</mi>
                <mrow>
                  <mn>1</mn>
                  <mo stretchy="false">+</mo>
                  <mi>s</mi>
                </mrow>
              </msup>
              <mrow>
                <mn>1</mn>
                <mo stretchy="false">+</mo>
                <mi>s</mi>
              </mrow>
            </mfrac>
            <mo stretchy="false">−</mo>
            <mfrac>
              <msup>
                <mi>n</mi>
                <mi>s</mi>
              </msup>
              <mn>2</mn>
            </mfrac>
            <mo stretchy="false">+</mo>
            <mfrac>
              <mrow>
                <msup>
                  <mi>n</mi>
                  <mrow>
                    <mi>s</mi>
                    <mo stretchy="false">−</mo>
                    <mn>1</mn>
                  </mrow>
                </msup>
                <mo stretchy="false">⋅</mo>
                <mrow>
                  <mo fence="true" stretchy="false">(</mo>
                  <mrow>
                    <mrow>
                      <mn>0</mn>
                      <mo stretchy="false">−</mo>
                      <mi>s</mi>
                    </mrow>
                  </mrow>
                  <mo fence="true" stretchy="false">)</mo>
                </mrow>
              </mrow>
              <mn>12</mn>
            </mfrac>
            <mo stretchy="false">−</mo>
            <mfrac>
              <mrow>
                <mrow>
                  <msup>
                    <mi>n</mi>
                    <mrow>
                      <mi>s</mi>
                      <mo stretchy="false">−</mo>
                      <mn>3</mn>
                    </mrow>
                  </msup>
                  <mo stretchy="false">⋅</mo>
                  <mrow>
                    <mo fence="true" stretchy="false">(</mo>
                    <mrow>
                      <mrow>
                        <mn>0</mn>
                        <mo stretchy="false">−</mo>
                        <mi>s</mi>
                      </mrow>
                    </mrow>
                    <mo fence="true" stretchy="false">)</mo>
                  </mrow>
                </mrow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2</mn>
                      <mo stretchy="false">−</mo>
                      <mi>s</mi>
                    </mrow>
                  </mrow>
                  <mo fence="true" stretchy="false">)</mo>
                </mrow>
              </mrow>
              <mn>720</mn>
            </mfrac>
            <mo stretchy="false">+</mo>
            <mn>...</mn>
          </mrow>
        </mrow>
        <mo fence="true" stretchy="false">)</mo>
      </mrow>
    </mrow>
    <annotation encoding="StarMath 5.0">%zeta( -s ) = lim from {n rightarrow infinity}{}( sum from j = 1 to n j^s - { n^{1+s}}over{1+s}-{ {n^s}over{2} }+{{n^{s-1} cdot (0-s)} over 12}-{{n^{s-3} cdot (0-s)(1-s)(2-s)} over 720}+...)</annotation>
  </semantics>
</math>
</file>

<file path=Object 39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frac>
        <mrow>
          <mrow>
            <mrow>
              <msup>
                <mi>n</mi>
                <mrow>
                  <mn>1</mn>
                  <mo stretchy="false">−</mo>
                  <mi>s</mi>
                </mrow>
              </msup>
              <mo stretchy="false">⋅</mo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</mrow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p>
                  <mi>j</mi>
                  <mi>s</mi>
                </msup>
              </mrow>
              <mo stretchy="false">−</mo>
              <msup>
                <mi>n</mi>
                <mn>2</mn>
              </msup>
            </mrow>
          </mrow>
          <mo stretchy="false">−</mo>
          <mfrac>
            <mrow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  <mi>n</mi>
            </mrow>
            <mn>2</mn>
          </mfrac>
          <mo stretchy="false">+</mo>
          <mfrac>
            <mrow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0</mn>
                    <mo stretchy="false">−</mo>
                    <mi>s</mi>
                  </mrow>
                </mrow>
                <mo fence="true" stretchy="false">)</mo>
              </mrow>
            </mrow>
            <mn>12</mn>
          </mfrac>
        </mrow>
        <mrow>
          <msup>
            <mi>n</mi>
            <mrow>
              <mn>1</mn>
              <mo stretchy="false">−</mo>
              <mi>s</mi>
            </mrow>
          </msup>
          <mo stretchy="false">⋅</mo>
          <mrow>
            <mo fence="true" stretchy="false">(</mo>
            <mrow>
              <mrow>
                <mn>1</mn>
                <mo stretchy="false">+</mo>
                <mi>s</mi>
              </mrow>
            </mrow>
            <mo fence="true" stretchy="false">)</mo>
          </mrow>
        </mrow>
      </mfrac>
    </mrow>
    <annotation encoding="StarMath 5.0">%zeta( -s ) = lim from {n rightarrow infinity}{} 

{{n^{1-s} cdot ( 1+s )sum from j = 1 to n  j^s-n^2}-{{(1+s)n} over 2}+{{(1+s)(0-s)} over 12}} 

over { n^{1-s} cdot (1+s) }</annotation>
  </semantics>
</math>
</file>

<file path=Object 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n>1</mn>
            <mo stretchy="false">−</mo>
            <mi>s</mi>
          </mrow>
        </mrow>
        <mo fence="true" stretchy="false">)</mo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i>s</mi>
                    </msup>
                  </mfrac>
                </mrow>
              </mrow>
            </mrow>
          </mrow>
          <mo fence="true" stretchy="false">)</mo>
        </mrow>
        <mo stretchy="false">+</mo>
        <msup>
          <mi>n</mi>
          <mi>x</mi>
        </msup>
      </mrow>
      <mrow>
        <mo fence="true" stretchy="false">(</mo>
        <mrow>
          <mrow>
            <mi>s</mi>
            <mo stretchy="false">−</mo>
            <mn>1</mn>
            <mo stretchy="false">+</mo>
            <mi>x</mi>
          </mrow>
        </mrow>
        <mo fence="true" stretchy="false">)</mo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i>s</mi>
                      <mo stretchy="false">+</mo>
                      <mi>x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row>
                        <mi>s</mi>
                        <mo stretchy="false">+</mo>
                        <mi>x</mi>
                      </mrow>
                    </msup>
                  </mfrac>
                </mrow>
              </mrow>
            </mrow>
          </mrow>
          <mo fence="true" stretchy="false">)</mo>
        </mrow>
        <mo stretchy="false">=</mo>
        <mn>0</mn>
      </mrow>
    </mrow>
    <annotation encoding="StarMath 5.0">lim from {n rightarrow infinity }{ }(1-s)(%zeta( s )-sum from j = 1 to n {1 over j^s})+n^x(s-1+x)(%zeta( s+x )-sum from j = 1 to n {1 over j^{s+x}}) = 0</annotation>
  </semantics>
</math>
</file>

<file path=Object 40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frac>
        <mrow>
          <mrow>
            <mrow>
              <mo fence="true" stretchy="false">(</mo>
              <mrow>
                <mrow>
                  <mn>1</mn>
                  <mo stretchy="false">+</mo>
                  <mi>s</mi>
                </mrow>
              </mrow>
              <mo fence="true" stretchy="false">)</mo>
            </mrow>
            <mo stretchy="false">−</mo>
            <mn>2</mn>
          </mrow>
          <mi>n</mi>
          <mrow>
            <mo fence="true" stretchy="false">(</mo>
            <mrow>
              <mrow>
                <mrow>
                  <msup>
                    <mi>n</mi>
                    <mrow>
                      <mrow>
                        <mo stretchy="false">−</mo>
                        <mi>s</mi>
                      </mrow>
                      <mo stretchy="false">−</mo>
                      <mn>1</mn>
                    </mrow>
                  </msup>
                  <mo stretchy="false">⋅</mo>
                  <mrow>
                    <mo fence="true" stretchy="false">(</mo>
                    <mrow>
                      <mrow>
                        <mn>1</mn>
                        <mo stretchy="false">+</mo>
                        <mi>s</mi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underover>
                          <mo stretchy="false">∑</mo>
                          <mrow>
                            <mi>j</mi>
                            <mo stretchy="false">=</mo>
                            <mn>1</mn>
                          </mrow>
                          <mi>n</mi>
                        </munderover>
                        <msup>
                          <mi>j</mi>
                          <mi>s</mi>
                        </msup>
                      </mrow>
                    </mrow>
                    <mo fence="true" stretchy="false">)</mo>
                  </mrow>
                  <mo stretchy="false">−</mo>
                  <mn>1</mn>
                </mrow>
              </mrow>
            </mrow>
            <mo fence="true" stretchy="false">)</mo>
          </mrow>
        </mrow>
        <mrow>
          <mrow>
            <mo stretchy="false">−</mo>
            <mn>2</mn>
          </mrow>
          <mrow>
            <msup>
              <mi>n</mi>
              <mrow>
                <mo stretchy="false">−</mo>
                <mi>s</mi>
              </mrow>
            </msup>
            <mo stretchy="false">⋅</mo>
            <mrow>
              <mo fence="true" stretchy="false">(</mo>
              <mrow>
                <mrow>
                  <mn>1</mn>
                  <mo stretchy="false">+</mo>
                  <mi>s</mi>
                </mrow>
              </mrow>
              <mo fence="true" stretchy="false">)</mo>
            </mrow>
          </mrow>
        </mrow>
      </mfrac>
    </mrow>
    <annotation encoding="StarMath 5.0">%zeta( -s ) = lim from {n rightarrow infinity}{} {(1+s)-2 n({n^{-s-1} cdot ( 1+s )(sum from j = 1 to n  j^s)-1})} over { -2 n^-s cdot (1+s) }</annotation>
  </semantics>
</math>
</file>

<file path=Object 41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frac>
        <mrow>
          <mrow>
            <msup>
              <mi>n</mi>
              <mrow>
                <mo stretchy="false">−</mo>
                <mi>s</mi>
              </mrow>
            </msup>
            <mo stretchy="false">⋅</mo>
            <mrow>
              <mo fence="true" stretchy="false">(</mo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i>j</mi>
                    <mi>s</mi>
                  </msup>
                </mrow>
              </mrow>
              <mo fence="true" stretchy="false">)</mo>
            </mrow>
          </mrow>
          <mo stretchy="false">−</mo>
          <mfrac>
            <mi>n</mi>
            <mrow>
              <mn>1</mn>
              <mo stretchy="false">+</mo>
              <mi>s</mi>
            </mrow>
          </mfrac>
          <mo stretchy="false">−</mo>
          <mfrac>
            <mn>1</mn>
            <mn>2</mn>
          </mfrac>
        </mrow>
        <msup>
          <mi>n</mi>
          <mrow>
            <mo stretchy="false">−</mo>
            <mi>s</mi>
          </mrow>
        </msup>
      </mfrac>
    </mrow>
    <annotation encoding="StarMath 5.0">%zeta( -s ) = lim from {n rightarrow infinity}{} {{n^{-s} cdot (sum from j = 1 to n  j^s)}-n over {1+s}-1 over 2} over { n^-s }</annotation>
  </semantics>
</math>
</file>

<file path=Object 42/content.xml><?xml version="1.0" encoding="utf-8"?>
<math xmlns="http://www.w3.org/1998/Math/MathML" display="block">
  <semantics>
    <mrow>
      <mi>g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frac>
        <mrow>
          <mrow>
            <mrow>
              <msup>
                <mi>n</mi>
                <mrow>
                  <mo stretchy="false">−</mo>
                  <mi>s</mi>
                </mrow>
              </msup>
              <mo stretchy="false">⋅</mo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i>j</mi>
                    <mi>s</mi>
                  </msup>
                </mrow>
              </mrow>
              <mo fence="true" stretchy="false">)</mo>
            </mrow>
          </mrow>
          <mo stretchy="false">−</mo>
          <mi>n</mi>
          <mo stretchy="false">−</mo>
          <mfrac>
            <mrow>
              <mn>1</mn>
              <mo stretchy="false">+</mo>
              <mi>s</mi>
            </mrow>
            <mn>2</mn>
          </mfrac>
        </mrow>
        <mrow>
          <mo fence="true" stretchy="true">|</mo>
          <mrow>
            <mi>s</mi>
          </mrow>
          <mo fence="true" stretchy="true">|</mo>
        </mrow>
      </mfrac>
    </mrow>
    <annotation encoding="StarMath 5.0">g(s) = lim from {n rightarrow infinity}{} {{n^{-s} cdot ( 1+s )(sum from j = 1 to n  j^s)}-n-{1+s} over 2 } over { abs s}</annotation>
  </semantics>
</math>
</file>

<file path=Object 43/content.xml><?xml version="1.0" encoding="utf-8"?>
<math xmlns="http://www.w3.org/1998/Math/MathML" display="block">
  <semantics>
    <mrow>
      <mi>g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frac>
        <mrow>
          <mrow>
            <mrow>
              <msup>
                <mi>n</mi>
                <mrow>
                  <mo stretchy="false">−</mo>
                  <mi>s</mi>
                </mrow>
              </msup>
              <mo stretchy="false">⋅</mo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i>j</mi>
                    <mi>s</mi>
                  </msup>
                </mrow>
              </mrow>
              <mo fence="true" stretchy="false">)</mo>
            </mrow>
          </mrow>
          <mo stretchy="false">−</mo>
          <mi>n</mi>
          <mo stretchy="false">−</mo>
          <mfrac>
            <mrow>
              <mn>1</mn>
              <mo stretchy="false">+</mo>
              <mi>s</mi>
            </mrow>
            <mn>2</mn>
          </mfrac>
        </mrow>
        <mrow>
          <mo fence="true" stretchy="true">|</mo>
          <mrow>
            <mi>s</mi>
          </mrow>
          <mo fence="true" stretchy="true">|</mo>
        </mrow>
      </mfrac>
    </mrow>
    <annotation encoding="StarMath 5.0">g(s) = lim from {n rightarrow infinity}{} {{n^{-s} cdot ( 1+s )(sum from j = 1 to n  j^s)}-n-{1+s} over 2 } over { abs s}</annotation>
  </semantics>
</math>
</file>

<file path=Object 44/content.xml><?xml version="1.0" encoding="utf-8"?>
<math xmlns="http://www.w3.org/1998/Math/MathML" display="block">
  <semantics>
    <mrow>
      <mi>g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row>
            <mo fence="true" stretchy="false">(</mo>
            <mrow>
              <mrow>
                <mn>1</mn>
                <mo stretchy="false">+</mo>
                <mi>s</mi>
              </mrow>
            </mrow>
            <mo fence="true" stretchy="false">)</mo>
          </mrow>
          <mrow>
            <mo fence="true" stretchy="false">(</mo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p>
                  <mrow>
                    <mo fence="true" stretchy="false">(</mo>
                    <mrow>
                      <mfrac>
                        <mi>j</mi>
                        <mi>n</mi>
                      </mfrac>
                    </mrow>
                    <mo fence="true" stretchy="false">)</mo>
                  </mrow>
                  <mi>s</mi>
                </msup>
              </mrow>
            </mrow>
            <mo fence="true" stretchy="false">)</mo>
          </mrow>
        </mrow>
        <mo stretchy="false">−</mo>
        <mi>n</mi>
        <mo stretchy="false">−</mo>
        <mfrac>
          <mrow>
            <mn>1</mn>
            <mo stretchy="false">+</mo>
            <mi>s</mi>
          </mrow>
          <mn>2</mn>
        </mfrac>
      </mrow>
    </mrow>
    <annotation encoding="StarMath 5.0">g(s) = lim from {n rightarrow infinity}{} {{( 1+s )(sum from j = 1 to n  (j over n)^s)}-n-{1+s} over 2 }</annotation>
  </semantics>
</math>
</file>

<file path=Object 45/content.xml><?xml version="1.0" encoding="utf-8"?>
<math xmlns="http://www.w3.org/1998/Math/MathML" display="block">
  <semantics>
    <mrow>
      <mi>g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row>
            <mrow>
              <mo fence="true" stretchy="false">(</mo>
              <mrow>
                <mrow>
                  <mn>1</mn>
                  <mo stretchy="false">+</mo>
                  <mi>s</mi>
                </mrow>
              </mrow>
              <mo fence="true" stretchy="false">)</mo>
            </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frac>
                      <mi>j</mi>
                      <mi>n</mi>
                    </mfrac>
                  </mrow>
                  <mo fence="true" stretchy="false">)</mo>
                </mrow>
                <mi>s</mi>
              </msup>
            </mrow>
          </mrow>
          <mo stretchy="false">−</mo>
          <mrow>
            <mo fence="true" stretchy="false">(</mo>
            <mrow>
              <mrow>
                <mn>1</mn>
                <mo stretchy="false">+</mo>
                <mi>s</mi>
              </mrow>
            </mrow>
            <mo fence="true" stretchy="false">)</mo>
          </mrow>
        </mrow>
        <mrow>
          <mrow>
            <munderover>
              <mo stretchy="false">∫</mo>
              <mn>0</mn>
              <mi>n</mi>
            </munderover>
            <mrow>
              <msup>
                <mrow>
                  <mo fence="true" stretchy="false">(</mo>
                  <mrow>
                    <mfrac>
                      <mi>j</mi>
                      <mi>n</mi>
                    </mfrac>
                  </mrow>
                  <mo fence="true" stretchy="false">)</mo>
                </mrow>
                <mi>s</mi>
              </msup>
              <mi mathvariant="italic">dj</mi>
            </mrow>
          </mrow>
          <mo stretchy="false">−</mo>
          <mfrac>
            <mrow>
              <mn>1</mn>
              <mo stretchy="false">+</mo>
              <mi>s</mi>
            </mrow>
            <mn>2</mn>
          </mfrac>
        </mrow>
      </mrow>
    </mrow>
    <annotation encoding="StarMath 5.0">g(s) = lim from {n rightarrow infinity}{} {{( 1+s )sum from j = 1 to n  (j over n)^s}-(1+s)int from 0 to n {(j over n )^s dj}-{1+s} over 2 }</annotation>
  </semantics>
</math>
</file>

<file path=Object 46/content.xml><?xml version="1.0" encoding="utf-8"?>
<math xmlns="http://www.w3.org/1998/Math/MathML" display="block">
  <semantics>
    <mrow>
      <mi>g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o fence="true" stretchy="false">(</mo>
        <mrow>
          <mrow>
            <mn>1</mn>
            <mo stretchy="false">+</mo>
            <mi>s</mi>
          </mrow>
        </mrow>
        <mo fence="true" stretchy="false">)</mo>
      </mrow>
      <mrow>
        <mo fence="true" stretchy="false">(</mo>
        <mrow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frac>
                      <mi>j</mi>
                      <mi>n</mi>
                    </mfrac>
                  </mrow>
                  <mo fence="true" stretchy="false">)</mo>
                </mrow>
                <mi>s</mi>
              </msup>
            </mrow>
            <mo stretchy="false">−</mo>
            <mrow>
              <munderover>
                <mo stretchy="false">∫</mo>
                <mn>0</mn>
                <mi>n</mi>
              </munderover>
              <mrow>
                <msup>
                  <mrow>
                    <mo fence="true" stretchy="false">(</mo>
                    <mrow>
                      <mfrac>
                        <mi>j</mi>
                        <mi>n</mi>
                      </mfrac>
                    </mrow>
                    <mo fence="true" stretchy="false">)</mo>
                  </mrow>
                  <mi>s</mi>
                </msup>
                <mi mathvariant="italic">dj</mi>
              </mrow>
            </mrow>
            <mo stretchy="false">−</mo>
            <mfrac>
              <mn>1</mn>
              <mn>2</mn>
            </mfrac>
          </mrow>
        </mrow>
        <mo fence="true" stretchy="false">)</mo>
      </mrow>
    </mrow>
    <annotation encoding="StarMath 5.0">g(s) = lim from {n rightarrow infinity}{} ( 1+s )({{sum from j = 1 to n  (j over n)^s}-int from 0 to n {(j over n )^s dj}-1 over 2 })</annotation>
  </semantics>
</math>
</file>

<file path=Object 47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frac>
          <mrow>
            <mo fence="true" stretchy="false">(</mo>
            <mrow>
              <mrow>
                <mn>1</mn>
                <mo stretchy="false">+</mo>
                <mi>s</mi>
              </mrow>
            </mrow>
            <mo fence="true" stretchy="false">)</mo>
          </mrow>
          <msup>
            <mi>n</mi>
            <mi>s</mi>
          </msup>
        </mfrac>
        <mo stretchy="false">⋅</mo>
        <mi mathvariant="normal">ζ</mi>
      </mrow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o fence="true" stretchy="false">(</mo>
        <mrow>
          <mrow>
            <mn>1</mn>
            <mo stretchy="false">+</mo>
            <mi>s</mi>
          </mrow>
        </mrow>
        <mo fence="true" stretchy="false">)</mo>
      </mrow>
      <mrow>
        <mo fence="true" stretchy="false">(</mo>
        <mrow>
          <mrow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p>
                  <mrow>
                    <mo fence="true" stretchy="false">(</mo>
                    <mrow>
                      <mfrac>
                        <mi>j</mi>
                        <mi>n</mi>
                      </mfrac>
                    </mrow>
                    <mo fence="true" stretchy="false">)</mo>
                  </mrow>
                  <mi>s</mi>
                </msup>
              </mrow>
              <mo stretchy="false">−</mo>
              <mrow>
                <munderover>
                  <mo stretchy="false">∫</mo>
                  <mn>0</mn>
                  <mi>n</mi>
                </munderover>
                <msup>
                  <mrow>
                    <mo fence="true" stretchy="false">(</mo>
                    <mrow>
                      <mfrac>
                        <mi>j</mi>
                        <mi>n</mi>
                      </mfrac>
                    </mrow>
                    <mo fence="true" stretchy="false">)</mo>
                  </mrow>
                  <mi>s</mi>
                </msup>
              </mrow>
            </mrow>
            <mrow>
              <mi mathvariant="italic">dj</mi>
              <mo stretchy="false">−</mo>
              <mfrac>
                <mn>1</mn>
                <mn>2</mn>
              </mfrac>
            </mrow>
          </mrow>
        </mrow>
        <mo fence="true" stretchy="false">)</mo>
      </mrow>
    </mrow>
    <annotation encoding="StarMath 5.0">lim from {n rightarrow infinity}{}(1+s) over n^s cdot %zeta( -s ) = lim from {n rightarrow infinity}{} 

( 1+s )(sum from j = 1 to n  (j over n )^s-int from 0 to n  (j over n )^s dj -1 over 2)
</annotation>
  </semantics>
</math>
</file>

<file path=Object 48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i>j</mi>
            <mi>s</mi>
          </msup>
        </mrow>
        <mo stretchy="false">−</mo>
        <mrow>
          <munderover>
            <mo stretchy="false">∫</mo>
            <mn>0</mn>
            <mi>n</mi>
          </munderover>
          <msup>
            <mi>j</mi>
            <mi>s</mi>
          </msup>
        </mrow>
      </mrow>
      <mi mathvariant="italic">dj</mi>
    </mrow>
    <annotation encoding="StarMath 5.0">%zeta( -s ) = lim from {n rightarrow infinity}{} 

sum from j = 1 to n  j^s-int from 0 to n  j^s dj

</annotation>
  </semantics>
</math>
</file>

<file path=Object 49/content.xml><?xml version="1.0" encoding="utf-8"?>
<math xmlns="http://www.w3.org/1998/Math/MathML" display="block">
  <semantics>
    <mrow>
      <mi>g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row>
            <mo fence="true" stretchy="false">(</mo>
            <mrow>
              <mrow>
                <mn>1</mn>
                <mo stretchy="false">+</mo>
                <mi>s</mi>
              </mrow>
            </mrow>
            <mo fence="true" stretchy="false">)</mo>
          </mrow>
          <mrow>
            <mo fence="true" stretchy="false">(</mo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p>
                  <mrow>
                    <mo fence="true" stretchy="false">(</mo>
                    <mrow>
                      <mfrac>
                        <mi>j</mi>
                        <mi>n</mi>
                      </mfrac>
                    </mrow>
                    <mo fence="true" stretchy="false">)</mo>
                  </mrow>
                  <mi>s</mi>
                </msup>
              </mrow>
            </mrow>
            <mo fence="true" stretchy="false">)</mo>
          </mrow>
        </mrow>
        <mo stretchy="false">−</mo>
        <mi>n</mi>
        <mo stretchy="false">−</mo>
        <mfrac>
          <mrow>
            <mn>1</mn>
            <mo stretchy="false">+</mo>
            <mi>s</mi>
          </mrow>
          <mn>2</mn>
        </mfrac>
      </mrow>
    </mrow>
    <annotation encoding="StarMath 5.0">g(s) = lim from {n rightarrow infinity}{} {{( 1+s )(sum from j = 1 to n  (j over n)^s)}-n-{1+s} over 2 }</annotation>
  </semantics>
</math>
</file>

<file path=Object 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p>
        <mi>n</mi>
        <mi>y</mi>
      </msup>
      <mrow>
        <mo fence="true" stretchy="false">(</mo>
        <mrow>
          <mrow>
            <mi>s</mi>
            <mo stretchy="false">−</mo>
            <mn>1</mn>
            <mo stretchy="false">+</mo>
            <mi>y</mi>
          </mrow>
        </mrow>
        <mo fence="true" stretchy="false">)</mo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i>s</mi>
                      <mo stretchy="false">+</mo>
                      <mi>y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row>
                        <mi>s</mi>
                        <mo stretchy="false">+</mo>
                        <mi>y</mi>
                      </mrow>
                    </msup>
                  </mfrac>
                </mrow>
              </mrow>
            </mrow>
          </mrow>
          <mo fence="true" stretchy="false">)</mo>
        </mrow>
        <mo stretchy="false">−</mo>
        <msup>
          <mi>n</mi>
          <mi>x</mi>
        </msup>
      </mrow>
      <mrow>
        <mo fence="true" stretchy="false">(</mo>
        <mrow>
          <mrow>
            <mi>s</mi>
            <mo stretchy="false">−</mo>
            <mn>1</mn>
            <mo stretchy="false">+</mo>
            <mi>x</mi>
          </mrow>
        </mrow>
        <mo fence="true" stretchy="false">)</mo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i>s</mi>
                      <mo stretchy="false">+</mo>
                      <mi>x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row>
                        <mi>s</mi>
                        <mo stretchy="false">+</mo>
                        <mi>x</mi>
                      </mrow>
                    </msup>
                  </mfrac>
                </mrow>
              </mrow>
            </mrow>
          </mrow>
          <mo fence="true" stretchy="false">)</mo>
        </mrow>
        <mo stretchy="false">=</mo>
        <mn>0</mn>
      </mrow>
    </mrow>
    <annotation encoding="StarMath 5.0">lim from {n rightarrow infinity }{ }n^y(s-1+y)(%zeta( s+y )-sum from j = 1 to n {1 over j^{s+y}})-n^x(s-1+x)(%zeta( s+x )-sum from j = 1 to n {1 over j^{s+x}}) = 0</annotation>
  </semantics>
</math>
</file>

<file path=Object 50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frac>
          <mrow>
            <mo fence="true" stretchy="false">(</mo>
            <mrow>
              <mrow>
                <mn>1</mn>
                <mo stretchy="false">+</mo>
                <mi>s</mi>
              </mrow>
            </mrow>
            <mo fence="true" stretchy="false">)</mo>
          </mrow>
          <msup>
            <mi>n</mi>
            <mi>s</mi>
          </msup>
        </mfrac>
        <mo stretchy="false">⋅</mo>
        <mi mathvariant="normal">ζ</mi>
      </mrow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row>
            <mo fence="true" stretchy="false">(</mo>
            <mrow>
              <mrow>
                <mn>1</mn>
                <mo stretchy="false">+</mo>
                <mi>s</mi>
              </mrow>
            </mrow>
            <mo fence="true" stretchy="false">)</mo>
          </mrow>
          <mrow>
            <mo fence="true" stretchy="false">(</mo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p>
                  <mrow>
                    <mo fence="true" stretchy="false">(</mo>
                    <mrow>
                      <mfrac>
                        <mi>j</mi>
                        <mi>n</mi>
                      </mfrac>
                    </mrow>
                    <mo fence="true" stretchy="false">)</mo>
                  </mrow>
                  <mi>s</mi>
                </msup>
              </mrow>
            </mrow>
            <mo fence="true" stretchy="false">)</mo>
          </mrow>
        </mrow>
        <mo stretchy="false">−</mo>
        <mi>n</mi>
        <mo stretchy="false">−</mo>
        <mfrac>
          <mrow>
            <mn>1</mn>
            <mo stretchy="false">+</mo>
            <mi>s</mi>
          </mrow>
          <mn>2</mn>
        </mfrac>
      </mrow>
    </mrow>
    <annotation encoding="StarMath 5.0">lim from {n rightarrow infinity}{}

(1+s) over n^s cdot %zeta( -s )  = 


lim from {n rightarrow infinity}{} 

{{( 1+s )(sum from j = 1 to n  (j over n)^s)}-n-{1+s} over 2 }</annotation>
  </semantics>
</math>
</file>

<file path=Object 51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frac>
          <mrow>
            <mo fence="true" stretchy="false">(</mo>
            <mrow>
              <mrow>
                <mn>1</mn>
                <mo stretchy="false">+</mo>
                <mi>s</mi>
              </mrow>
            </mrow>
            <mo fence="true" stretchy="false">)</mo>
          </mrow>
          <msup>
            <mi>n</mi>
            <mi>s</mi>
          </msup>
        </mfrac>
        <mo stretchy="false">⋅</mo>
        <mi mathvariant="normal">ζ</mi>
      </mrow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−</mo>
        <mrow>
          <mfrac>
            <mrow>
              <mo fence="true" stretchy="false">(</mo>
              <mrow>
                <mrow>
                  <mn>1</mn>
                  <mo stretchy="false">+</mo>
                  <mi>t</mi>
                </mrow>
              </mrow>
              <mo fence="true" stretchy="false">)</mo>
            </mrow>
            <msup>
              <mi>n</mi>
              <mi>t</mi>
            </msup>
          </mfrac>
          <mo stretchy="false">⋅</mo>
          <mi mathvariant="normal">ζ</mi>
        </mrow>
      </mrow>
      <mrow>
        <mrow>
          <mo fence="true" stretchy="false">(</mo>
          <mrow>
            <mrow>
              <mo stretchy="false">−</mo>
              <mi>t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row>
            <mo fence="true" stretchy="false">(</mo>
            <mrow>
              <mrow>
                <mn>1</mn>
                <mo stretchy="false">+</mo>
                <mi>s</mi>
              </mrow>
            </mrow>
            <mo fence="true" stretchy="false">)</mo>
          </mrow>
          <mrow>
            <mo fence="true" stretchy="false">(</mo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p>
                  <mrow>
                    <mo fence="true" stretchy="false">(</mo>
                    <mrow>
                      <mfrac>
                        <mi>j</mi>
                        <mi>n</mi>
                      </mfrac>
                    </mrow>
                    <mo fence="true" stretchy="false">)</mo>
                  </mrow>
                  <mi>s</mi>
                </msup>
              </mrow>
            </mrow>
            <mo fence="true" stretchy="false">)</mo>
          </mrow>
        </mrow>
        <mo stretchy="false">−</mo>
        <mi>n</mi>
        <mo stretchy="false">−</mo>
        <mfrac>
          <mrow>
            <mn>1</mn>
            <mo stretchy="false">+</mo>
            <mi>s</mi>
          </mrow>
          <mn>2</mn>
        </mfrac>
        <mo stretchy="false">−</mo>
        <mrow>
          <mrow>
            <mo fence="true" stretchy="false">(</mo>
            <mrow>
              <mrow>
                <mn>1</mn>
                <mo stretchy="false">+</mo>
                <mi>t</mi>
              </mrow>
            </mrow>
            <mo fence="true" stretchy="false">)</mo>
          </mrow>
          <mrow>
            <mo fence="true" stretchy="false">(</mo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p>
                  <mrow>
                    <mo fence="true" stretchy="false">(</mo>
                    <mrow>
                      <mfrac>
                        <mi>j</mi>
                        <mi>n</mi>
                      </mfrac>
                    </mrow>
                    <mo fence="true" stretchy="false">)</mo>
                  </mrow>
                  <mi>t</mi>
                </msup>
              </mrow>
            </mrow>
            <mo fence="true" stretchy="false">)</mo>
          </mrow>
        </mrow>
        <mo stretchy="false">+</mo>
        <mi>n</mi>
        <mo stretchy="false">+</mo>
        <mfrac>
          <mrow>
            <mn>1</mn>
            <mo stretchy="false">+</mo>
            <mi>t</mi>
          </mrow>
          <mn>2</mn>
        </mfrac>
      </mrow>
    </mrow>
    <annotation encoding="StarMath 5.0">lim from {n rightarrow infinity}{}

(1+s) over n^s cdot %zeta( -s ) 

- (1+t) over n^t cdot %zeta( -t ) = 


lim from {n rightarrow infinity}{} 

{{( 1+s )(sum from j = 1 to n  (j over n)^s)}-n-{1+s} over 2 }

-

{{( 1+t )(sum from j = 1 to n  (j over n)^t)}+n+{1+t} over 2 }</annotation>
  </semantics>
</math>
</file>

<file path=Object 52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n>1</mn>
            <mo stretchy="false">+</mo>
            <mi>s</mi>
          </mrow>
        </mrow>
        <mo fence="true" stretchy="false">)</mo>
      </mrow>
      <mrow>
        <msup>
          <mi>n</mi>
          <mrow>
            <mo stretchy="false">−</mo>
            <mi>s</mi>
          </mrow>
        </msup>
        <mo stretchy="false">⋅</mo>
        <mi mathvariant="normal">ζ</mi>
      </mrow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−</mo>
        <mrow>
          <mo fence="true" stretchy="false">(</mo>
          <mrow>
            <mrow>
              <mn>1</mn>
              <mo stretchy="false">+</mo>
              <mi>t</mi>
            </mrow>
          </mrow>
          <mo fence="true" stretchy="false">)</mo>
        </mrow>
      </mrow>
      <mrow>
        <msup>
          <mi>n</mi>
          <mrow>
            <mo stretchy="false">−</mo>
            <mi>t</mi>
          </mrow>
        </msup>
        <mo stretchy="false">⋅</mo>
        <mi mathvariant="normal">ζ</mi>
      </mrow>
      <mrow>
        <mrow>
          <mo fence="true" stretchy="false">(</mo>
          <mrow>
            <mrow>
              <mo stretchy="false">−</mo>
              <mi>t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row>
            <mo fence="true" stretchy="false">(</mo>
            <mrow>
              <mrow>
                <mn>1</mn>
                <mo stretchy="false">+</mo>
                <mi>s</mi>
              </mrow>
            </mrow>
            <mo fence="true" stretchy="false">)</mo>
          </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j</mi>
                    <mi>n</mi>
                  </mfrac>
                </mrow>
                <mo fence="true" stretchy="false">)</mo>
              </mrow>
              <mi>s</mi>
            </msup>
          </mrow>
        </mrow>
        <mo stretchy="false">−</mo>
        <mfrac>
          <mrow>
            <mn>1</mn>
            <mo stretchy="false">+</mo>
            <mi>s</mi>
          </mrow>
          <mn>2</mn>
        </mfrac>
        <mo stretchy="false">−</mo>
        <mrow>
          <mrow>
            <mo fence="true" stretchy="false">(</mo>
            <mrow>
              <mrow>
                <mn>1</mn>
                <mo stretchy="false">+</mo>
                <mi>t</mi>
              </mrow>
            </mrow>
            <mo fence="true" stretchy="false">)</mo>
          </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j</mi>
                    <mi>n</mi>
                  </mfrac>
                </mrow>
                <mo fence="true" stretchy="false">)</mo>
              </mrow>
              <mi>t</mi>
            </msup>
          </mrow>
        </mrow>
        <mo stretchy="false">+</mo>
        <mfrac>
          <mrow>
            <mn>1</mn>
            <mo stretchy="false">+</mo>
            <mi>t</mi>
          </mrow>
          <mn>2</mn>
        </mfrac>
      </mrow>
    </mrow>
    <annotation encoding="StarMath 5.0">lim from {n rightarrow infinity}{}

(1+s)n^-s cdot %zeta( -s ) 

- (1+t)n^-t cdot %zeta( -t ) = 


lim from {n rightarrow infinity}{} 

{{( 1+s )sum from j = 1 to n  (j over n)^s}-{1+s} over 2 }

-

{{( 1+t )sum from j = 1 to n  (j over n)^t}+{1+t} over 2 }</annotation>
  </semantics>
</math>
</file>

<file path=Object 53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n>1</mn>
            <mo stretchy="false">+</mo>
            <mrow>
              <mo fence="true" stretchy="false">(</mo>
              <mrow>
                <mrow>
                  <mi>s</mi>
                  <mo stretchy="false">−</mo>
                  <mfrac>
                    <mn>1</mn>
                    <mn>2</mn>
                  </mfrac>
                </mrow>
              </mrow>
              <mo fence="true" stretchy="false">)</mo>
            </mrow>
          </mrow>
        </mrow>
        <mo fence="true" stretchy="false">)</mo>
      </mrow>
      <mrow>
        <msup>
          <mi>n</mi>
          <mrow>
            <mo stretchy="false">−</mo>
            <mrow>
              <mo fence="true" stretchy="false">(</mo>
              <mrow>
                <mrow>
                  <mi>s</mi>
                  <mo stretchy="false">−</mo>
                  <mfrac>
                    <mn>1</mn>
                    <mn>2</mn>
                  </mfrac>
                </mrow>
              </mrow>
              <mo fence="true" stretchy="false">)</mo>
            </mrow>
          </mrow>
        </msup>
        <mo stretchy="false">⋅</mo>
        <mi mathvariant="normal">ζ</mi>
      </mrow>
      <mrow>
        <mrow>
          <mo fence="true" stretchy="false">(</mo>
          <mrow>
            <mrow>
              <mo stretchy="false">−</mo>
              <mrow>
                <mo fence="true" stretchy="false">(</mo>
                <mrow>
                  <mrow>
                    <mi>s</mi>
                    <mo stretchy="false">−</mo>
                    <mfrac>
                      <mn>1</mn>
                      <mn>2</mn>
                    </mfrac>
                  </mrow>
                </mrow>
                <mo fence="true" stretchy="false">)</mo>
              </mrow>
            </mrow>
          </mrow>
          <mo fence="true" stretchy="false">)</mo>
        </mrow>
        <mo stretchy="false">−</mo>
        <mrow>
          <mo fence="true" stretchy="false">(</mo>
          <mrow>
            <mrow>
              <mn>1</mn>
              <mo stretchy="false">+</mo>
              <mrow>
                <mo fence="true" stretchy="false">(</mo>
                <mrow>
                  <mrow>
                    <mrow>
                      <mo stretchy="false">−</mo>
                      <mi>s</mi>
                    </mrow>
                    <mo stretchy="false">−</mo>
                    <mfrac>
                      <mn>1</mn>
                      <mn>2</mn>
                    </mfrac>
                  </mrow>
                </mrow>
                <mo fence="true" stretchy="false">)</mo>
              </mrow>
            </mrow>
          </mrow>
          <mo fence="true" stretchy="false">)</mo>
        </mrow>
      </mrow>
      <mrow>
        <msup>
          <mi>n</mi>
          <mrow>
            <mo stretchy="false">−</mo>
            <mrow>
              <mo fence="true" stretchy="false">(</mo>
              <mrow>
                <mrow>
                  <mrow>
                    <mo stretchy="false">−</mo>
                    <mi>s</mi>
                  </mrow>
                  <mo stretchy="false">−</mo>
                  <mfrac>
                    <mn>1</mn>
                    <mn>2</mn>
                  </mfrac>
                </mrow>
              </mrow>
              <mo fence="true" stretchy="false">)</mo>
            </mrow>
          </mrow>
        </msup>
        <mo stretchy="false">⋅</mo>
        <mi mathvariant="normal">ζ</mi>
      </mrow>
      <mrow>
        <mrow>
          <mo fence="true" stretchy="false">(</mo>
          <mrow>
            <mrow>
              <mo stretchy="false">−</mo>
              <mrow>
                <mo fence="true" stretchy="false">(</mo>
                <mrow>
                  <mrow>
                    <mrow>
                      <mo stretchy="false">−</mo>
                      <mi>s</mi>
                    </mrow>
                    <mo stretchy="false">−</mo>
                    <mfrac>
                      <mn>1</mn>
                      <mn>2</mn>
                    </mfrac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row>
            <mo fence="true" stretchy="false">(</mo>
            <mrow>
              <mrow>
                <mn>1</mn>
                <mo stretchy="false">+</mo>
                <mrow>
                  <mo fence="true" stretchy="false">(</mo>
                  <mrow>
                    <mrow>
                      <mi>s</mi>
                      <mo stretchy="false">−</mo>
                      <mfrac>
                        <mn>1</mn>
                        <mn>2</mn>
                      </mfrac>
                    </mrow>
                  </mrow>
                  <mo fence="true" stretchy="false">)</mo>
                </mrow>
              </mrow>
            </mrow>
            <mo fence="true" stretchy="false">)</mo>
          </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j</mi>
                    <mi>n</mi>
                  </mfrac>
                </mrow>
                <mo fence="true" stretchy="false">)</mo>
              </mrow>
              <mrow>
                <mo fence="true" stretchy="false">(</mo>
                <mrow>
                  <mrow>
                    <mi>s</mi>
                    <mo stretchy="false">−</mo>
                    <mfrac>
                      <mn>1</mn>
                      <mn>2</mn>
                    </mfrac>
                  </mrow>
                </mrow>
                <mo fence="true" stretchy="false">)</mo>
              </mrow>
            </msup>
          </mrow>
        </mrow>
        <mo stretchy="false">−</mo>
        <mfrac>
          <mrow>
            <mn>1</mn>
            <mo stretchy="false">+</mo>
            <mrow>
              <mo fence="true" stretchy="false">(</mo>
              <mrow>
                <mrow>
                  <mi>s</mi>
                  <mo stretchy="false">−</mo>
                  <mfrac>
                    <mn>1</mn>
                    <mn>2</mn>
                  </mfrac>
                </mrow>
              </mrow>
              <mo fence="true" stretchy="false">)</mo>
            </mrow>
          </mrow>
          <mn>2</mn>
        </mfrac>
        <mo stretchy="false">−</mo>
        <mrow>
          <mrow>
            <mo fence="true" stretchy="false">(</mo>
            <mrow>
              <mrow>
                <mn>1</mn>
                <mo stretchy="false">+</mo>
                <mrow>
                  <mo fence="true" stretchy="false">(</mo>
                  <mrow>
                    <mrow>
                      <mrow>
                        <mo stretchy="false">−</mo>
                        <mi>s</mi>
                      </mrow>
                      <mo stretchy="false">−</mo>
                      <mfrac>
                        <mn>1</mn>
                        <mn>2</mn>
                      </mfrac>
                    </mrow>
                  </mrow>
                  <mo fence="true" stretchy="false">)</mo>
                </mrow>
              </mrow>
            </mrow>
            <mo fence="true" stretchy="false">)</mo>
          </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j</mi>
                    <mi>n</mi>
                  </mfrac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o stretchy="false">−</mo>
                      <mi>s</mi>
                    </mrow>
                    <mo stretchy="false">−</mo>
                    <mfrac>
                      <mn>1</mn>
                      <mn>2</mn>
                    </mfrac>
                  </mrow>
                </mrow>
                <mo fence="true" stretchy="false">)</mo>
              </mrow>
            </msup>
          </mrow>
        </mrow>
        <mo stretchy="false">+</mo>
        <mfrac>
          <mrow>
            <mn>1</mn>
            <mo stretchy="false">+</mo>
            <mrow>
              <mo fence="true" stretchy="false">(</mo>
              <mrow>
                <mrow>
                  <mrow>
                    <mo stretchy="false">−</mo>
                    <mi>s</mi>
                  </mrow>
                  <mo stretchy="false">−</mo>
                  <mfrac>
                    <mn>1</mn>
                    <mn>2</mn>
                  </mfrac>
                </mrow>
              </mrow>
              <mo fence="true" stretchy="false">)</mo>
            </mrow>
          </mrow>
          <mn>2</mn>
        </mfrac>
      </mrow>
    </mrow>
    <annotation encoding="StarMath 5.0">lim from {n rightarrow infinity}{}

(1+(s-1 over 2))n^-(s-1 over 2) cdot %zeta( -(s-1 over 2) ) 

-(1+(-s-1 over 2))n^-(-s-1 over 2) cdot %zeta( -(-s-1 over 2) ) = 


lim from {n rightarrow infinity}{} 

{{( 1+(s-1 over 2) )sum from j = 1 to n  (j over n)^(s-1 over 2)}-{1+(s-1 over 2)} over 2 }

-

{{( 1+(-s-1 over 2) )sum from j = 1 to n  (j over n)^(-s-1 over 2)}+{1+(-s-1 over 2)} over 2 }</annotation>
  </semantics>
</math>
</file>

<file path=Object 5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row>
        <msup>
          <mi>n</mi>
          <mrow>
            <mfrac>
              <mn>1</mn>
              <mn>2</mn>
            </mfrac>
            <mo stretchy="false">−</mo>
            <mi>s</mi>
          </mrow>
        </msup>
        <mo stretchy="false">⋅</mo>
        <mi mathvariant="normal">ζ</mi>
      </mrow>
      <mrow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sup>
          <mi>n</mi>
          <mrow>
            <mfrac>
              <mn>1</mn>
              <mn>2</mn>
            </mfrac>
            <mo stretchy="false">+</mo>
            <mi>s</mi>
          </mrow>
        </msup>
        <mo stretchy="false">⋅</mo>
        <mi mathvariant="normal">ζ</mi>
      </mrow>
      <mrow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row>
            <mo fence="true" stretchy="false">(</mo>
            <mrow>
              <mrow>
                <mn>1</mn>
                <mo stretchy="false">+</mo>
                <mrow>
                  <mo fence="true" stretchy="false">(</mo>
                  <mrow>
                    <mrow>
                      <mi>s</mi>
                      <mo stretchy="false">−</mo>
                      <mfrac>
                        <mn>1</mn>
                        <mn>2</mn>
                      </mfrac>
                    </mrow>
                  </mrow>
                  <mo fence="true" stretchy="false">)</mo>
                </mrow>
              </mrow>
            </mrow>
            <mo fence="true" stretchy="false">)</mo>
          </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j</mi>
                    <mi>n</mi>
                  </mfrac>
                </mrow>
                <mo fence="true" stretchy="false">)</mo>
              </mrow>
              <mrow>
                <mo fence="true" stretchy="false">(</mo>
                <mrow>
                  <mrow>
                    <mi>s</mi>
                    <mo stretchy="false">−</mo>
                    <mfrac>
                      <mn>1</mn>
                      <mn>2</mn>
                    </mfrac>
                  </mrow>
                </mrow>
                <mo fence="true" stretchy="false">)</mo>
              </mrow>
            </msup>
          </mrow>
        </mrow>
        <mo stretchy="false">−</mo>
        <mfrac>
          <mrow>
            <mn>1</mn>
            <mo stretchy="false">+</mo>
            <mrow>
              <mo fence="true" stretchy="false">(</mo>
              <mrow>
                <mrow>
                  <mi>s</mi>
                  <mo stretchy="false">−</mo>
                  <mfrac>
                    <mn>1</mn>
                    <mn>2</mn>
                  </mfrac>
                </mrow>
              </mrow>
              <mo fence="true" stretchy="false">)</mo>
            </mrow>
          </mrow>
          <mn>2</mn>
        </mfrac>
        <mo stretchy="false">−</mo>
        <mrow>
          <mrow>
            <mo fence="true" stretchy="false">(</mo>
            <mrow>
              <mrow>
                <mn>1</mn>
                <mo stretchy="false">+</mo>
                <mrow>
                  <mo fence="true" stretchy="false">(</mo>
                  <mrow>
                    <mrow>
                      <mrow>
                        <mo stretchy="false">−</mo>
                        <mi>s</mi>
                      </mrow>
                      <mo stretchy="false">−</mo>
                      <mfrac>
                        <mn>1</mn>
                        <mn>2</mn>
                      </mfrac>
                    </mrow>
                  </mrow>
                  <mo fence="true" stretchy="false">)</mo>
                </mrow>
              </mrow>
            </mrow>
            <mo fence="true" stretchy="false">)</mo>
          </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j</mi>
                    <mi>n</mi>
                  </mfrac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o stretchy="false">−</mo>
                      <mi>s</mi>
                    </mrow>
                    <mo stretchy="false">−</mo>
                    <mfrac>
                      <mn>1</mn>
                      <mn>2</mn>
                    </mfrac>
                  </mrow>
                </mrow>
                <mo fence="true" stretchy="false">)</mo>
              </mrow>
            </msup>
          </mrow>
        </mrow>
        <mo stretchy="false">+</mo>
        <mfrac>
          <mrow>
            <mn>1</mn>
            <mo stretchy="false">+</mo>
            <mrow>
              <mo fence="true" stretchy="false">(</mo>
              <mrow>
                <mrow>
                  <mrow>
                    <mo stretchy="false">−</mo>
                    <mi>s</mi>
                  </mrow>
                  <mo stretchy="false">−</mo>
                  <mfrac>
                    <mn>1</mn>
                    <mn>2</mn>
                  </mfrac>
                </mrow>
              </mrow>
              <mo fence="true" stretchy="false">)</mo>
            </mrow>
          </mrow>
          <mn>2</mn>
        </mfrac>
      </mrow>
    </mrow>
    <annotation encoding="StarMath 5.0">lim from {n rightarrow infinity}{}

(1 over 2 + s )n^{1 over 2-s} cdot %zeta( 1 over 2 -s ) 

-(1 over 2 - s )n^{1 over 2+s} cdot %zeta( 1 over 2 + s ) = 


lim from {n rightarrow infinity}{} 

{{( 1+(s-1 over 2) )sum from j = 1 to n  (j over n)^(s-1 over 2)}-{1+(s-1 over 2)} over 2 }

-

{{( 1+(-s-1 over 2) )sum from j = 1 to n  (j over n)^(-s-1 over 2)}+{1+(-s-1 over 2)} over 2 }</annotation>
  </semantics>
</math>
</file>

<file path=Object 5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row>
        <msup>
          <mi>n</mi>
          <mrow>
            <mfrac>
              <mn>1</mn>
              <mn>2</mn>
            </mfrac>
            <mo stretchy="false">−</mo>
            <mi>s</mi>
          </mrow>
        </msup>
        <mo stretchy="false">⋅</mo>
        <mi mathvariant="normal">ζ</mi>
      </mrow>
      <mrow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sup>
          <mi>n</mi>
          <mrow>
            <mfrac>
              <mn>1</mn>
              <mn>2</mn>
            </mfrac>
            <mo stretchy="false">+</mo>
            <mi>s</mi>
          </mrow>
        </msup>
        <mo stretchy="false">⋅</mo>
        <mi mathvariant="normal">ζ</mi>
      </mrow>
      <mrow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row>
            <mo fence="true" stretchy="false">(</mo>
            <mrow>
              <mrow>
                <mfrac>
                  <mn>1</mn>
                  <mn>2</mn>
                </mfrac>
                <mo stretchy="false">+</mo>
                <mi>s</mi>
              </mrow>
            </mrow>
            <mo fence="true" stretchy="false">)</mo>
          </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j</mi>
                    <mi>n</mi>
                  </mfrac>
                </mrow>
                <mo fence="true" stretchy="false">)</mo>
              </mrow>
              <mrow>
                <mrow>
                  <mo stretchy="false">−</mo>
                  <mfrac>
                    <mn>1</mn>
                    <mn>2</mn>
                  </mfrac>
                </mrow>
                <mo stretchy="false">+</mo>
                <mi>s</mi>
              </mrow>
            </msup>
          </mrow>
        </mrow>
        <mo stretchy="false">−</mo>
        <mfrac>
          <mrow>
            <mfrac>
              <mn>1</mn>
              <mn>2</mn>
            </mfrac>
            <mo stretchy="false">+</mo>
            <mi>s</mi>
          </mrow>
          <mn>2</mn>
        </mfrac>
        <mo stretchy="false">−</mo>
        <mrow>
          <mrow>
            <mo fence="true" stretchy="false">(</mo>
            <mrow>
              <mrow>
                <mfrac>
                  <mn>1</mn>
                  <mn>2</mn>
                </mfrac>
                <mo stretchy="false">−</mo>
                <mi>s</mi>
              </mrow>
            </mrow>
            <mo fence="true" stretchy="false">)</mo>
          </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j</mi>
                    <mi>n</mi>
                  </mfrac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o stretchy="false">−</mo>
                      <mfrac>
                        <mn>1</mn>
                        <mn>2</mn>
                      </mfrac>
                    </mrow>
                    <mo stretchy="false">−</mo>
                    <mi>s</mi>
                  </mrow>
                </mrow>
                <mo fence="true" stretchy="false">)</mo>
              </mrow>
            </msup>
          </mrow>
        </mrow>
        <mo stretchy="false">+</mo>
        <mfrac>
          <mrow>
            <mfrac>
              <mn>1</mn>
              <mn>2</mn>
            </mfrac>
            <mo stretchy="false">−</mo>
            <mi>s</mi>
          </mrow>
          <mn>2</mn>
        </mfrac>
      </mrow>
    </mrow>
    <annotation encoding="StarMath 5.0">lim from {n rightarrow infinity}{}

(1 over 2 + s )n^{1 over 2-s} cdot %zeta( 1 over 2 -s ) 

-(1 over 2 - s )n^{1 over 2+s} cdot %zeta( 1 over 2 + s ) = 


lim from {n rightarrow infinity}{} 

{{( 1 over 2 + s )sum from j = 1 to n  (j over n)^{-{1 over 2}+s}}-{1 over 2 +s} over 2 }

-

{{( 1 over 2 -s )sum from j = 1 to n  (j over n)^(-{1 over 2} - s)}+{1 over 2 -s} over 2 }</annotation>
  </semantics>
</math>
</file>

<file path=Object 56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row>
        <msup>
          <mi>n</mi>
          <mrow>
            <mfrac>
              <mn>1</mn>
              <mn>2</mn>
            </mfrac>
            <mo stretchy="false">−</mo>
            <mi>s</mi>
          </mrow>
        </msup>
        <mo stretchy="false">⋅</mo>
        <mi mathvariant="normal">ζ</mi>
      </mrow>
      <mrow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sup>
          <mi>n</mi>
          <mrow>
            <mfrac>
              <mn>1</mn>
              <mn>2</mn>
            </mfrac>
            <mo stretchy="false">+</mo>
            <mi>s</mi>
          </mrow>
        </msup>
        <mo stretchy="false">⋅</mo>
        <mi mathvariant="normal">ζ</mi>
      </mrow>
      <mrow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row>
            <mo fence="true" stretchy="false">(</mo>
            <mrow>
              <mrow>
                <mfrac>
                  <mn>1</mn>
                  <mn>2</mn>
                </mfrac>
                <mo stretchy="false">+</mo>
                <mi>s</mi>
              </mrow>
            </mrow>
            <mo fence="true" stretchy="false">)</mo>
          </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j</mi>
                    <mi>n</mi>
                  </mfrac>
                </mrow>
                <mo fence="true" stretchy="false">)</mo>
              </mrow>
              <mrow>
                <mrow>
                  <mo stretchy="false">−</mo>
                  <mfrac>
                    <mn>1</mn>
                    <mn>2</mn>
                  </mfrac>
                </mrow>
                <mo stretchy="false">+</mo>
                <mi>s</mi>
              </mrow>
            </msup>
          </mrow>
        </mrow>
        <mo stretchy="false">−</mo>
        <mrow>
          <mrow>
            <mo fence="true" stretchy="false">(</mo>
            <mrow>
              <mrow>
                <mfrac>
                  <mn>1</mn>
                  <mn>2</mn>
                </mfrac>
                <mo stretchy="false">−</mo>
                <mi>s</mi>
              </mrow>
            </mrow>
            <mo fence="true" stretchy="false">)</mo>
          </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j</mi>
                    <mi>n</mi>
                  </mfrac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o stretchy="false">−</mo>
                      <mfrac>
                        <mn>1</mn>
                        <mn>2</mn>
                      </mfrac>
                    </mrow>
                    <mo stretchy="false">−</mo>
                    <mi>s</mi>
                  </mrow>
                </mrow>
                <mo fence="true" stretchy="false">)</mo>
              </mrow>
            </msup>
          </mrow>
        </mrow>
        <mo stretchy="false">−</mo>
        <mi>s</mi>
      </mrow>
    </mrow>
    <annotation encoding="StarMath 5.0">lim from {n rightarrow infinity}{}

(1 over 2 + s )n^{1 over 2-s} cdot %zeta( 1 over 2 -s ) 

-(1 over 2 - s )n^{1 over 2+s} cdot %zeta( 1 over 2 + s ) = 


lim from {n rightarrow infinity}{} 

{{( 1 over 2 + s )sum from j = 1 to n  (j over n)^{-{1 over 2}+s}} }

-

{{( 1 over 2 -s )sum from j = 1 to n  (j over n)^(-{1 over 2} - s)}-s }</annotation>
  </semantics>
</math>
</file>

<file path=Object 57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p>
        <mi>n</mi>
        <mfrac>
          <mn>1</mn>
          <mn>2</mn>
        </mfrac>
      </msup>
      <mrow>
        <mrow>
          <mo fence="true" stretchy="false">(</mo>
          <mrow>
            <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  <mrow>
                <msup>
                  <mi>n</mi>
                  <mrow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</mrow>
              <mrow>
                <msup>
                  <mi>n</mi>
                  <mi>s</mi>
                </msup>
                <mo stretchy="false">⋅</mo>
                <mi mathvariant="normal">ζ</mi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row>
            <mo fence="true" stretchy="false">(</mo>
            <mrow>
              <mrow>
                <mfrac>
                  <mn>1</mn>
                  <mn>2</mn>
                </mfrac>
                <mo stretchy="false">+</mo>
                <mi>s</mi>
              </mrow>
            </mrow>
            <mo fence="true" stretchy="false">)</mo>
          </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j</mi>
                    <mi>n</mi>
                  </mfrac>
                </mrow>
                <mo fence="true" stretchy="false">)</mo>
              </mrow>
              <mrow>
                <mrow>
                  <mo stretchy="false">−</mo>
                  <mfrac>
                    <mn>1</mn>
                    <mn>2</mn>
                  </mfrac>
                </mrow>
                <mo stretchy="false">+</mo>
                <mi>s</mi>
              </mrow>
            </msup>
          </mrow>
        </mrow>
        <mo stretchy="false">−</mo>
        <mrow>
          <mrow>
            <mo fence="true" stretchy="false">(</mo>
            <mrow>
              <mrow>
                <mfrac>
                  <mn>1</mn>
                  <mn>2</mn>
                </mfrac>
                <mo stretchy="false">−</mo>
                <mi>s</mi>
              </mrow>
            </mrow>
            <mo fence="true" stretchy="false">)</mo>
          </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j</mi>
                    <mi>n</mi>
                  </mfrac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o stretchy="false">−</mo>
                      <mfrac>
                        <mn>1</mn>
                        <mn>2</mn>
                      </mfrac>
                    </mrow>
                    <mo stretchy="false">−</mo>
                    <mi>s</mi>
                  </mrow>
                </mrow>
                <mo fence="true" stretchy="false">)</mo>
              </mrow>
            </msup>
          </mrow>
        </mrow>
        <mo stretchy="false">−</mo>
        <mi>s</mi>
      </mrow>
    </mrow>
    <annotation encoding="StarMath 5.0">lim from {n rightarrow infinity}{}

n^{1 over 2}((1 over 2 + s )n^{-s} cdot %zeta( 1 over 2 -s ) 

-(1 over 2 - s )n^{s} cdot %zeta( 1 over 2 + s )) = 


lim from {n rightarrow infinity}{} 

{{( 1 over 2 + s )sum from j = 1 to n  (j over n)^{-{1 over 2}+s}} }

-

{{( 1 over 2 -s )sum from j = 1 to n  (j over n)^(-{1 over 2} - s)}-s }</annotation>
  </semantics>
</math>
</file>

<file path=Object 58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p>
        <mi>n</mi>
        <mfrac>
          <mn>1</mn>
          <mn>2</mn>
        </mfrac>
      </msup>
      <mrow>
        <mrow>
          <mo fence="true" stretchy="false">(</mo>
          <mrow>
            <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  <mrow>
                <msup>
                  <mi>n</mi>
                  <mrow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</mrow>
              <mrow>
                <msup>
                  <mi>n</mi>
                  <mi>s</mi>
                </msup>
                <mo stretchy="false">⋅</mo>
                <mi mathvariant="normal">ζ</mi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i>j</mi>
                  <mi>n</mi>
                </mfrac>
              </mrow>
              <mo fence="true" stretchy="false">)</mo>
            </mrow>
            <mrow>
              <mo stretchy="false">−</mo>
              <mfrac>
                <mn>1</mn>
                <mn>2</mn>
              </mfrac>
            </mrow>
          </msup>
        </mrow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  <mrow>
          <msup>
            <mrow>
              <mo fence="true" stretchy="false">(</mo>
              <mrow>
                <mfrac>
                  <mi>j</mi>
                  <mi>n</mi>
                </mfrac>
              </mrow>
              <mo fence="true" stretchy="false">)</mo>
            </mrow>
            <mi>s</mi>
          </msup>
          <mo stretchy="false">−</mo>
          <mrow>
            <mo fence="true" stretchy="false">(</mo>
            <mrow>
              <mrow>
                <mfrac>
                  <mn>1</mn>
                  <mn>2</mn>
                </mfrac>
                <mo stretchy="false">−</mo>
                <mi>s</mi>
              </mrow>
            </mrow>
            <mo fence="true" stretchy="false">)</mo>
          </mrow>
        </mrow>
        <msup>
          <mrow>
            <mo fence="true" stretchy="false">(</mo>
            <mrow>
              <mfrac>
                <mi>j</mi>
                <mi>n</mi>
              </mfrac>
            </mrow>
            <mo fence="true" stretchy="false">)</mo>
          </mrow>
          <mrow>
            <mo stretchy="false">−</mo>
            <mi>s</mi>
          </mrow>
        </msup>
      </mrow>
      <mrow>
        <mo stretchy="false">−</mo>
        <mi>s</mi>
      </mrow>
    </mrow>
    <annotation encoding="StarMath 5.0">lim from {n rightarrow infinity}{}

n^{1 over 2}((1 over 2 + s )n^{-s} cdot %zeta( 1 over 2 -s ) 

-(1 over 2 - s )n^{s} cdot %zeta( 1 over 2 + s )) = 


lim from {n rightarrow infinity}{} 

{{sum from j = 1 to n  (j over n)^{-{1 over 2}}( 1 over 2 + s )(j over n)^s-( 1 over 2 -s )(j over n)^{-s}} }



{-s }</annotation>
  </semantics>
</math>
</file>

<file path=Object 59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p>
        <mi>n</mi>
        <mfrac>
          <mn>1</mn>
          <mn>2</mn>
        </mfrac>
      </msup>
      <mrow>
        <mrow>
          <mo fence="true" stretchy="false">(</mo>
          <mrow>
            <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  <mrow>
                <msup>
                  <mi>n</mi>
                  <mrow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</mrow>
              <mrow>
                <msup>
                  <mi>n</mi>
                  <mi>s</mi>
                </msup>
                <mo stretchy="false">⋅</mo>
                <mi mathvariant="normal">ζ</mi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sup>
        <mi>n</mi>
        <mfrac>
          <mn>1</mn>
          <mn>2</mn>
        </mfrac>
      </msup>
      <mrow>
        <mrow>
          <mo fence="true" stretchy="false">(</mo>
          <mrow>
            <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i>j</mi>
                    <mrow>
                      <mo stretchy="false">−</mo>
                      <mfrac>
                        <mn>1</mn>
                        <mn>2</mn>
                      </mfrac>
                    </mrow>
                  </msup>
                </mrow>
                <msup>
                  <mrow>
                    <mo fence="true" stretchy="false">(</mo>
                    <mrow>
                      <mfrac>
                        <mi>j</mi>
                        <mi>n</mi>
                      </mfrac>
                    </mrow>
                    <mo fence="true" stretchy="false">)</mo>
                  </mrow>
                  <mi>s</mi>
                </msup>
              </mrow>
              <mo stretchy="false">−</mo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i>j</mi>
                    <mrow>
                      <mo stretchy="false">−</mo>
                      <mfrac>
                        <mn>1</mn>
                        <mn>2</mn>
                      </mfrac>
                    </mrow>
                  </msup>
                </mrow>
                <msup>
                  <mrow>
                    <mo fence="true" stretchy="false">(</mo>
                    <mrow>
                      <mfrac>
                        <mi>j</mi>
                        <mi>n</mi>
                      </mfrac>
                    </mrow>
                    <mo fence="true" stretchy="false">)</mo>
                  </mrow>
                  <mrow>
                    <mo stretchy="false">−</mo>
                    <mi>s</mi>
                  </mrow>
                </msup>
              </mrow>
            </mrow>
          </mrow>
          <mo fence="true" stretchy="false">)</mo>
        </mrow>
        <mo stretchy="false">−</mo>
        <mi>s</mi>
      </mrow>
    </mrow>
    <annotation encoding="StarMath 5.0">lim from {n rightarrow infinity}{}

n^{1 over 2}((1 over 2 + s )n^{-s} cdot %zeta( 1 over 2 -s ) 

-(1 over 2 - s )n^{s} cdot %zeta( 1 over 2 + s )) = 


lim from {n rightarrow infinity}{} 

n^{1 over 2}({{( 1 over 2 + s )sum from j = 1 to n  j^{-{1 over 2}}(j over n)^s} }

-

{( 1 over 2 -s )sum from j = 1 to n j^{-{1 over 2}} (j over n)^{- s}})

-s </annotation>
  </semantics>
</math>
</file>

<file path=Object 6/content.xml><?xml version="1.0" encoding="utf-8"?>
<math xmlns="http://www.w3.org/1998/Math/MathML" display="block">
  <semantics>
    <mrow>
      <mi>g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row>
            <mo fence="true" stretchy="false">(</mo>
            <mrow>
              <mrow>
                <mn>1</mn>
                <mo stretchy="false">+</mo>
                <mi>s</mi>
              </mrow>
            </mrow>
            <mo fence="true" stretchy="false">)</mo>
          </mrow>
          <mo stretchy="false">−</mo>
          <mn>2</mn>
        </mrow>
        <mi>n</mi>
        <mrow>
          <mo fence="true" stretchy="false">(</mo>
          <mrow>
            <mrow>
              <mrow>
                <msup>
                  <mi>n</mi>
                  <mrow>
                    <mrow>
                      <mo stretchy="false">−</mo>
                      <mi>s</mi>
                    </mrow>
                    <mo stretchy="false">−</mo>
                    <mn>1</mn>
                  </mrow>
                </msup>
                <mo stretchy="false">⋅</mo>
                <mrow>
                  <mo fence="true" stretchy="false">(</mo>
                  <mrow>
                    <mrow>
                      <mn>1</mn>
                      <mo stretchy="false">+</mo>
                      <mi>s</mi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sup>
                        <mi>j</mi>
                        <mi>s</mi>
                      </msup>
                    </mrow>
                  </mrow>
                  <mo fence="true" stretchy="false">)</mo>
                </mrow>
                <mo stretchy="false">−</mo>
                <mn>1</mn>
              </mrow>
            </mrow>
          </mrow>
          <mo fence="true" stretchy="false">)</mo>
        </mrow>
      </mrow>
    </mrow>
    <annotation encoding="StarMath 5.0">g(s) = lim from {n rightarrow infinity}{} {(1+s)-2 n({n^{-s-1} cdot ( 1+s )(sum from j = 1 to n  j^s)-1})}</annotation>
  </semantics>
</math>
</file>

<file path=Object 60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p>
        <mi>n</mi>
        <mfrac>
          <mn>1</mn>
          <mn>2</mn>
        </mfrac>
      </msup>
      <mrow>
        <mrow>
          <mo fence="true" stretchy="false">(</mo>
          <mrow>
            <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  <mrow>
                <msup>
                  <mi>n</mi>
                  <mrow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</mrow>
              <mrow>
                <msup>
                  <mi>n</mi>
                  <mi>s</mi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o stretchy="false">−</mo>
                <mrow>
                  <mrow>
                    <mo fence="true" stretchy="false">(</mo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</mrow>
                    <mo fence="true" stretchy="false">)</mo>
                  </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sup>
                      <mi>j</mi>
                      <mrow>
                        <mo stretchy="false">−</mo>
                        <mfrac>
                          <mn>1</mn>
                          <mn>2</mn>
                        </mfrac>
                      </mrow>
                    </msup>
                  </mrow>
                  <msup>
                    <mrow>
                      <mo fence="true" stretchy="false">(</mo>
                      <mrow>
                        <mfrac>
                          <mi>j</mi>
                          <mi>n</mi>
                        </mfrac>
                      </mrow>
                      <mo fence="true" stretchy="false">)</mo>
                    </mrow>
                    <mi>s</mi>
                  </msup>
                </mrow>
                <mo stretchy="false">+</mo>
                <mrow>
                  <mrow>
                    <mo fence="true" stretchy="false">(</mo>
                    <mrow>
                      <mrow>
                        <mfrac>
                          <mn>1</mn>
                          <mn>2</mn>
                        </mfrac>
                        <mo stretchy="false">−</mo>
                        <mi>s</mi>
                      </mrow>
                    </mrow>
                    <mo fence="true" stretchy="false">)</mo>
                  </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sup>
                      <mi>j</mi>
                      <mrow>
                        <mo stretchy="false">−</mo>
                        <mfrac>
                          <mn>1</mn>
                          <mn>2</mn>
                        </mfrac>
                      </mrow>
                    </msup>
                  </mrow>
                  <msup>
                    <mrow>
                      <mo fence="true" stretchy="false">(</mo>
                      <mrow>
                        <mfrac>
                          <mi>j</mi>
                          <mi>n</mi>
                        </mfrac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=</mo>
        <mrow>
          <mo stretchy="false">−</mo>
          <mi>s</mi>
        </mrow>
      </mrow>
    </mrow>
    <annotation encoding="StarMath 5.0">lim from {n rightarrow infinity}{}

n^{1 over 2}((1 over 2 + s )n^{-s} cdot %zeta( 1 over 2 -s ) 

-(1 over 2 - s )n^{s} cdot %zeta( 1 over 2 + s )

-{{( 1 over 2 + s )sum from j = 1 to n  j^{-{1 over 2}}(j over n)^s} }



+{( 1 over 2 -s )sum from j = 1 to n j^{-{1 over 2}} (j over n)^{- s}}

)
= 






-s </annotation>
  </semantics>
</math>
</file>

<file path=Object 61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p>
        <mi>n</mi>
        <mfrac>
          <mn>1</mn>
          <mn>2</mn>
        </mfrac>
      </msup>
      <mrow>
        <mrow>
          <mo fence="true" stretchy="false">(</mo>
          <mrow>
            <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  <mrow>
                <msup>
                  <mi>n</mi>
                  <mrow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row>
                    <mo fence="true" stretchy="false">(</mo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</mrow>
                    <mo fence="true" stretchy="false">)</mo>
                  </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sup>
                      <mi>j</mi>
                      <mrow>
                        <mo stretchy="false">−</mo>
                        <mfrac>
                          <mn>1</mn>
                          <mn>2</mn>
                        </mfrac>
                      </mrow>
                    </msup>
                  </mrow>
                  <msup>
                    <mrow>
                      <mo fence="true" stretchy="false">(</mo>
                      <mrow>
                        <mfrac>
                          <mi>j</mi>
                          <mi>n</mi>
                        </mfrac>
                      </mrow>
                      <mo fence="true" stretchy="false">)</mo>
                    </mrow>
                    <mi>s</mi>
                  </msup>
                </mrow>
                <mo stretchy="false">−</mo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</mrow>
              <mrow>
                <msup>
                  <mi>n</mi>
                  <mi>s</mi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o stretchy="false">+</mo>
                <mrow>
                  <mrow>
                    <mo fence="true" stretchy="false">(</mo>
                    <mrow>
                      <mrow>
                        <mfrac>
                          <mn>1</mn>
                          <mn>2</mn>
                        </mfrac>
                        <mo stretchy="false">−</mo>
                        <mi>s</mi>
                      </mrow>
                    </mrow>
                    <mo fence="true" stretchy="false">)</mo>
                  </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sup>
                      <mi>j</mi>
                      <mrow>
                        <mo stretchy="false">−</mo>
                        <mfrac>
                          <mn>1</mn>
                          <mn>2</mn>
                        </mfrac>
                      </mrow>
                    </msup>
                  </mrow>
                  <msup>
                    <mrow>
                      <mo fence="true" stretchy="false">(</mo>
                      <mrow>
                        <mfrac>
                          <mi>j</mi>
                          <mi>n</mi>
                        </mfrac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=</mo>
        <mrow>
          <mo stretchy="false">−</mo>
          <mi>s</mi>
        </mrow>
      </mrow>
    </mrow>
    <annotation encoding="StarMath 5.0">lim from {n rightarrow infinity}{}

n^{1 over 2}((1 over 2 + s )n^{-s} cdot %zeta( 1 over 2 -s ) 

-{{( 1 over 2 + s )sum from j = 1 to n  j^{-{1 over 2}}(j over n)^s} }

-(1 over 2 - s )n^s cdot %zeta( 1 over 2 + s )

+{( 1 over 2 -s )sum from j = 1 to n j^{-{1 over 2}} (j over n)^{- s}}

)
= 






-s </annotation>
  </semantics>
</math>
</file>

<file path=Object 62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p>
        <mi>n</mi>
        <mfrac>
          <mn>1</mn>
          <mn>2</mn>
        </mfrac>
      </msup>
      <mrow>
        <mrow>
          <mo fence="true" stretchy="false">(</mo>
          <mrow>
            <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  <mrow>
                <msup>
                  <mi>n</mi>
                  <mrow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row>
                    <mo fence="true" stretchy="false">(</mo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</mrow>
                    <mo fence="true" stretchy="false">)</mo>
                  </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sup>
                      <mi>j</mi>
                      <mrow>
                        <mo stretchy="false">−</mo>
                        <mfrac>
                          <mn>1</mn>
                          <mn>2</mn>
                        </mfrac>
                      </mrow>
                    </msup>
                  </mrow>
                  <msup>
                    <mrow>
                      <mo fence="true" stretchy="false">(</mo>
                      <mrow>
                        <mfrac>
                          <mi>j</mi>
                          <mi>n</mi>
                        </mfrac>
                      </mrow>
                      <mo fence="true" stretchy="false">)</mo>
                    </mrow>
                    <mi>s</mi>
                  </msup>
                </mrow>
                <mo stretchy="false">−</mo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</mrow>
              <mrow>
                <msup>
                  <mi>n</mi>
                  <mi>s</mi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o stretchy="false">+</mo>
                <mrow>
                  <mrow>
                    <mo fence="true" stretchy="false">(</mo>
                    <mrow>
                      <mrow>
                        <mfrac>
                          <mn>1</mn>
                          <mn>2</mn>
                        </mfrac>
                        <mo stretchy="false">−</mo>
                        <mi>s</mi>
                      </mrow>
                    </mrow>
                    <mo fence="true" stretchy="false">)</mo>
                  </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sup>
                      <mi>j</mi>
                      <mrow>
                        <mo stretchy="false">−</mo>
                        <mfrac>
                          <mn>1</mn>
                          <mn>2</mn>
                        </mfrac>
                      </mrow>
                    </msup>
                  </mrow>
                  <msup>
                    <mrow>
                      <mo fence="true" stretchy="false">(</mo>
                      <mrow>
                        <mfrac>
                          <mi>j</mi>
                          <mi>n</mi>
                        </mfrac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=</mo>
        <mrow>
          <mo stretchy="false">−</mo>
          <mi>s</mi>
        </mrow>
      </mrow>
    </mrow>
    <annotation encoding="StarMath 5.0">lim from {n rightarrow infinity}{}

n^{1 over 2}((1 over 2 + s )n^{-s} cdot %zeta( 1 over 2 -s ) 

-{{( 1 over 2 + s )sum from j = 1 to n  j^{-{1 over 2}}(j over n)^s} }

-(1 over 2 - s )n^s cdot %zeta( 1 over 2 + s )

+{( 1 over 2 -s )sum from j = 1 to n j^{-{1 over 2}} (j over n)^{- s}}

)
= 






-s </annotation>
  </semantics>
</math>
</file>

<file path=Object 63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i>j</mi>
            <mi>s</mi>
          </msup>
        </mrow>
        <mo stretchy="false">−</mo>
        <mrow>
          <munderover>
            <mo stretchy="false">∫</mo>
            <mn>0</mn>
            <mi>n</mi>
          </munderover>
          <msup>
            <mi>j</mi>
            <mi>s</mi>
          </msup>
        </mrow>
      </mrow>
      <mrow>
        <mi mathvariant="italic">dj</mi>
        <mo stretchy="false">=</mo>
        <mi mathvariant="normal">ζ</mi>
      </mrow>
      <mrow>
        <mo fence="true" stretchy="false">(</mo>
        <mrow>
          <mrow>
            <mo stretchy="false">−</mo>
            <mi>s</mi>
          </mrow>
        </mrow>
        <mo fence="true" stretchy="false">)</mo>
      </mrow>
    </mrow>
    <annotation encoding="StarMath 5.0">lim from {n rightarrow infinity}{}

sum from j = 1 to n j^s - int from 0 to n j^s dj = %zeta( -s )</annotation>
  </semantics>
</math>
</file>

<file path=Object 6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i>j</mi>
              <mi>s</mi>
            </msup>
          </mrow>
          <mo stretchy="false">−</mo>
          <mfrac>
            <msup>
              <mi>n</mi>
              <mrow>
                <mn>1</mn>
                <mo stretchy="false">+</mo>
                <mi>s</mi>
              </mrow>
            </msup>
            <mrow>
              <mn>1</mn>
              <mo stretchy="false">+</mo>
              <mi>s</mi>
            </mrow>
          </mfrac>
        </mrow>
        <mo stretchy="false">=</mo>
        <mi mathvariant="normal">ζ</mi>
      </mrow>
      <mrow>
        <mo fence="true" stretchy="false">(</mo>
        <mrow>
          <mrow>
            <mo stretchy="false">−</mo>
            <mi>s</mi>
          </mrow>
        </mrow>
        <mo fence="true" stretchy="false">)</mo>
      </mrow>
    </mrow>
    <annotation encoding="StarMath 5.0">lim from {n rightarrow infinity}{}

sum from j = 1 to n j^s - n^{1+s} over {1+s} = %zeta( -s )</annotation>
  </semantics>
</math>
</file>

<file path=Object 6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i>j</mi>
            <mi>s</mi>
          </msup>
        </mrow>
        <mo stretchy="false">−</mo>
        <mfrac>
          <msup>
            <mi>n</mi>
            <mrow>
              <mn>1</mn>
              <mo stretchy="false">+</mo>
              <mi>s</mi>
            </mrow>
          </msup>
          <mrow>
            <mn>1</mn>
            <mo stretchy="false">+</mo>
            <mi>s</mi>
          </mrow>
        </mfrac>
        <mo stretchy="false">−</mo>
        <mi mathvariant="normal">ζ</mi>
      </mrow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n>0</mn>
      </mrow>
    </mrow>
    <annotation encoding="StarMath 5.0">lim from {n rightarrow infinity}{}

sum from j = 1 to n j^s - n^{1+s} over {1+s} - %zeta( -s ) = 0</annotation>
  </semantics>
</math>
</file>

<file path=Object 66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n>1</mn>
            <mo stretchy="false">+</mo>
            <mi>s</mi>
          </mrow>
        </mrow>
        <mo fence="true" stretchy="false">)</mo>
      </mrow>
      <msup>
        <mi>n</mi>
        <mrow>
          <mrow>
            <mo stretchy="false">−</mo>
            <mn>1</mn>
          </mrow>
          <mo stretchy="false">−</mo>
          <mi>s</mi>
        </mrow>
      </msup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i>j</mi>
            <mi>s</mi>
          </msup>
        </mrow>
        <mo stretchy="false">−</mo>
        <mn>1</mn>
        <mo stretchy="false">−</mo>
        <msup>
          <mi>n</mi>
          <mrow>
            <mrow>
              <mo stretchy="false">−</mo>
              <mn>1</mn>
            </mrow>
            <mo stretchy="false">−</mo>
            <mi>s</mi>
          </mrow>
        </msup>
      </mrow>
      <mrow>
        <mo fence="true" stretchy="false">(</mo>
        <mrow>
          <mrow>
            <mn>1</mn>
            <mo stretchy="false">+</mo>
            <mi>s</mi>
          </mrow>
        </mrow>
        <mo fence="true" stretchy="false">)</mo>
      </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n>0</mn>
      </mrow>
    </mrow>
    <annotation encoding="StarMath 5.0">lim from {n rightarrow infinity}{}

(1+s)n^{-1-s} sum from j = 1 to n j^s - 1 - n^{-1-s}(1+s)%zeta( -s ) = 0</annotation>
  </semantics>
</math>
</file>

<file path=Object 67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frac>
        <mrow>
          <mn>1</mn>
          <mo stretchy="false">+</mo>
          <mi>s</mi>
        </mrow>
        <mi>n</mi>
      </mfrac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i>j</mi>
                  <mi>n</mi>
                </mfrac>
              </mrow>
              <mo fence="true" stretchy="false">)</mo>
            </mrow>
            <mi>s</mi>
          </msup>
        </mrow>
        <mo stretchy="false">−</mo>
        <msup>
          <mi>n</mi>
          <mrow>
            <mrow>
              <mo stretchy="false">−</mo>
              <mn>1</mn>
            </mrow>
            <mo stretchy="false">−</mo>
            <mi>s</mi>
          </mrow>
        </msup>
      </mrow>
      <mrow>
        <mo fence="true" stretchy="false">(</mo>
        <mrow>
          <mrow>
            <mn>1</mn>
            <mo stretchy="false">+</mo>
            <mi>s</mi>
          </mrow>
        </mrow>
        <mo fence="true" stretchy="false">)</mo>
      </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n>1</mn>
      </mrow>
    </mrow>
    <annotation encoding="StarMath 5.0">lim from {n rightarrow infinity}{}

{1+s} over n sum from j = 1 to n (j over n)^s - n^{-1-s}(1+s)%zeta( -s ) = 1</annotation>
  </semantics>
</math>
</file>

<file path=Object 68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frac>
        <mrow>
          <mfrac>
            <mn>1</mn>
            <mn>2</mn>
          </mfrac>
          <mo stretchy="false">+</mo>
          <mi>s</mi>
        </mrow>
        <mi>n</mi>
      </mfrac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i>j</mi>
                  <mi>n</mi>
                </mfrac>
              </mrow>
              <mo fence="true" stretchy="false">)</mo>
            </mrow>
            <mrow>
              <mrow>
                <mo stretchy="false">−</mo>
                <mfrac>
                  <mn>1</mn>
                  <mn>2</mn>
                </mfrac>
              </mrow>
              <mo stretchy="false">+</mo>
              <mi>s</mi>
            </mrow>
          </msup>
        </mrow>
        <mo stretchy="false">−</mo>
        <msup>
          <mi>n</mi>
          <mrow>
            <mrow>
              <mo stretchy="false">−</mo>
              <mfrac>
                <mn>1</mn>
                <mn>2</mn>
              </mfrac>
            </mrow>
            <mo stretchy="false">−</mo>
            <mi>s</mi>
          </mrow>
        </msup>
      </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i mathvariant="normal">ζ</mi>
      <mrow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  <mo stretchy="false">=</mo>
        <mn>1</mn>
      </mrow>
    </mrow>
    <annotation encoding="StarMath 5.0">lim from {n rightarrow infinity}{}

{1 over 2  + s} over n sum from j = 1 to n (j over n)^{-{1 over 2} + s} - n^{-{1 over 2}-s }(1 over 2 + s )%zeta( 1 over 2 - s ) = 1</annotation>
  </semantics>
</math>
</file>

<file path=Object 69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frac>
        <mrow>
          <mfrac>
            <mn>1</mn>
            <mn>2</mn>
          </mfrac>
          <mo stretchy="false">−</mo>
          <mi>s</mi>
        </mrow>
        <mi>n</mi>
      </mfrac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i>j</mi>
                  <mi>n</mi>
                </mfrac>
              </mrow>
              <mo fence="true" stretchy="false">)</mo>
            </mrow>
            <mrow>
              <mrow>
                <mo stretchy="false">−</mo>
                <mfrac>
                  <mn>1</mn>
                  <mn>2</mn>
                </mfrac>
              </mrow>
              <mo stretchy="false">−</mo>
              <mi>s</mi>
            </mrow>
          </msup>
        </mrow>
        <mo stretchy="false">−</mo>
        <msup>
          <mi>n</mi>
          <mrow>
            <mrow>
              <mo stretchy="false">−</mo>
              <mfrac>
                <mn>1</mn>
                <mn>2</mn>
              </mfrac>
            </mrow>
            <mo stretchy="false">+</mo>
            <mi>s</mi>
          </mrow>
        </msup>
      </mrow>
      <mrow>
        <mo fence="true" stretchy="false">(</mo>
        <mrow>
          <mrow>
            <mfrac>
              <mn>1</mn>
              <mn>2</mn>
            </mfrac>
            <mo stretchy="false">−</mo>
            <mi>s</mi>
          </mrow>
        </mrow>
        <mo fence="true" stretchy="false">)</mo>
      </mrow>
      <mi mathvariant="normal">ζ</mi>
      <mrow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  <mo stretchy="false">=</mo>
        <mn>1</mn>
      </mrow>
    </mrow>
    <annotation encoding="StarMath 5.0">lim from {n rightarrow infinity}{}

{1 over 2  - s} over n sum from j = 1 to n (j over n)^{-{1 over 2} - s} - n^{-{1 over 2}+s }(1 over 2 - s )%zeta( 1 over 2 + s ) = 1</annotation>
  </semantics>
</math>
</file>

<file path=Object 7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frac>
        <mrow>
          <mrow>
            <mrow>
              <mo fence="true" stretchy="false">(</mo>
              <mrow>
                <mrow>
                  <mn>1</mn>
                  <mo stretchy="false">+</mo>
                  <mi>s</mi>
                </mrow>
              </mrow>
              <mo fence="true" stretchy="false">)</mo>
            </mrow>
            <mo stretchy="false">−</mo>
            <mn>2</mn>
          </mrow>
          <mi>n</mi>
          <mrow>
            <mo fence="true" stretchy="false">(</mo>
            <mrow>
              <mrow>
                <mrow>
                  <msup>
                    <mi>n</mi>
                    <mrow>
                      <mrow>
                        <mo stretchy="false">−</mo>
                        <mi>s</mi>
                      </mrow>
                      <mo stretchy="false">−</mo>
                      <mn>1</mn>
                    </mrow>
                  </msup>
                  <mo stretchy="false">⋅</mo>
                  <mrow>
                    <mo fence="true" stretchy="false">(</mo>
                    <mrow>
                      <mrow>
                        <mn>1</mn>
                        <mo stretchy="false">+</mo>
                        <mi>s</mi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underover>
                          <mo stretchy="false">∑</mo>
                          <mrow>
                            <mi>j</mi>
                            <mo stretchy="false">=</mo>
                            <mn>1</mn>
                          </mrow>
                          <mi>n</mi>
                        </munderover>
                        <msup>
                          <mi>j</mi>
                          <mi>s</mi>
                        </msup>
                      </mrow>
                    </mrow>
                    <mo fence="true" stretchy="false">)</mo>
                  </mrow>
                  <mo stretchy="false">−</mo>
                  <mn>1</mn>
                </mrow>
              </mrow>
            </mrow>
            <mo fence="true" stretchy="false">)</mo>
          </mrow>
        </mrow>
        <mrow>
          <mrow>
            <mo stretchy="false">−</mo>
            <mn>2</mn>
          </mrow>
          <mrow>
            <msup>
              <mi>n</mi>
              <mrow>
                <mo stretchy="false">−</mo>
                <mi>s</mi>
              </mrow>
            </msup>
            <mo stretchy="false">⋅</mo>
            <mrow>
              <mo fence="true" stretchy="false">(</mo>
              <mrow>
                <mrow>
                  <mn>1</mn>
                  <mo stretchy="false">+</mo>
                  <mi>s</mi>
                </mrow>
              </mrow>
              <mo fence="true" stretchy="false">)</mo>
            </mrow>
          </mrow>
        </mrow>
      </mfrac>
    </mrow>
    <annotation encoding="StarMath 5.0">%zeta( -s ) = lim from {n rightarrow infinity}{} {(1+s)-2 n({n^{-s-1} cdot ( 1+s )(sum from j = 1 to n  j^s)-1})} over { -2 n^-s cdot (1+s) }</annotation>
  </semantics>
</math>
</file>

<file path=Object 70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frac>
        <mn>1</mn>
        <mi>n</mi>
      </mfrac>
      <mrow>
        <mrow>
          <mo fence="true" stretchy="false">(</mo>
          <mrow>
            <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−</mo>
                    <mi>s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row>
                        <munderover>
                          <mo stretchy="false">∑</mo>
                          <mrow>
                            <mi>j</mi>
                            <mo stretchy="false">=</mo>
                            <mn>1</mn>
                          </mrow>
                          <mi>n</mi>
                        </munderover>
                        <msup>
                          <mrow>
                            <mo fence="true" stretchy="false">(</mo>
                            <mrow>
                              <mfrac>
                                <mi>n</mi>
                                <mi>j</mi>
                              </mfrac>
                            </mrow>
                            <mo fence="true" stretchy="false">)</mo>
                          </mrow>
                          <mrow>
                            <mfrac>
                              <mn>1</mn>
                              <mn>2</mn>
                            </mfrac>
                            <mo stretchy="false">+</mo>
                            <mi>s</mi>
                          </mrow>
                        </msup>
                      </mrow>
                      <mo stretchy="false">−</mo>
                      <msup>
                        <mi>n</mi>
                        <mrow>
                          <mfrac>
                            <mn>1</mn>
                            <mn>2</mn>
                          </mfrac>
                          <mo stretchy="false">+</mo>
                          <mi>s</mi>
                        </mrow>
                      </msup>
                    </mrow>
                    <mi mathvariant="normal">ζ</mi>
                    <mrow>
                      <mo fence="true" stretchy="false">(</mo>
                      <mrow>
                        <mrow>
                          <mfrac>
                            <mn>1</mn>
                            <mn>2</mn>
                          </mfrac>
                          <mo stretchy="false">+</mo>
                          <mi>s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n>1</mn>
      </mrow>
    </mrow>
    <annotation encoding="StarMath 5.0">lim from {n rightarrow infinity}{}

1 over n ( 

{(1 over 2  - s)}( sum from j = 1 to n (n over j)^{{1 over 2} + s} - n^{{1 over 2}+s } %zeta( 1 over 2 + s ) ))= 1</annotation>
  </semantics>
</math>
</file>

<file path=Object 71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frac>
        <mn>1</mn>
        <mi>n</mi>
      </mfrac>
      <mrow>
        <mrow>
          <mo fence="true" stretchy="false">(</mo>
          <mrow>
            <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row>
                        <munderover>
                          <mo stretchy="false">∑</mo>
                          <mrow>
                            <mi>j</mi>
                            <mo stretchy="false">=</mo>
                            <mn>1</mn>
                          </mrow>
                          <mi>n</mi>
                        </munderover>
                        <msup>
                          <mrow>
                            <mo fence="true" stretchy="false">(</mo>
                            <mrow>
                              <mfrac>
                                <mi>n</mi>
                                <mi>j</mi>
                              </mfrac>
                            </mrow>
                            <mo fence="true" stretchy="false">)</mo>
                          </mrow>
                          <mrow>
                            <mfrac>
                              <mn>1</mn>
                              <mn>2</mn>
                            </mfrac>
                            <mo stretchy="false">−</mo>
                            <mi>s</mi>
                          </mrow>
                        </msup>
                      </mrow>
                      <mo stretchy="false">−</mo>
                      <msup>
                        <mi>n</mi>
                        <mrow>
                          <mfrac>
                            <mn>1</mn>
                            <mn>2</mn>
                          </mfrac>
                          <mo stretchy="false">−</mo>
                          <mi>s</mi>
                        </mrow>
                      </msup>
                    </mrow>
                    <mi mathvariant="normal">ζ</mi>
                    <mrow>
                      <mo fence="true" stretchy="false">(</mo>
                      <mrow>
                        <mrow>
                          <mfrac>
                            <mn>1</mn>
                            <mn>2</mn>
                          </mfrac>
                          <mo stretchy="false">−</mo>
                          <mi>s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n>1</mn>
      </mrow>
    </mrow>
    <annotation encoding="StarMath 5.0">lim from {n rightarrow infinity}{}

1 over n ( 

{(1 over 2  + s)} (sum from j = 1 to n (n over j)^{{1 over 2} - s} - n^{{1 over 2}-s }%zeta( 1 over 2 - s ) ))= 1</annotation>
  </semantics>
</math>
</file>

<file path=Object 72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+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</mrow>
              </mrow>
            </mrow>
          </mrow>
          <mo fence="true" stretchy="false">)</mo>
        </mrow>
        <mo stretchy="false">=</mo>
        <mrow>
          <mo stretchy="false">−</mo>
          <mi>s</mi>
        </mrow>
      </mrow>
    </mrow>
    <annotation encoding="StarMath 5.0">lim from {n rightarrow infinity}{}

(1 over 2 + s )(n^{1 over 2 -s} cdot %zeta( 1 over 2 -s ) 

-{{sum from j = 1 to n  (n over j)^{1 over 2 - s}} })

-(1 over 2 - s )(n^{1 over 2 + s} cdot %zeta( 1 over 2 + s )

-{sum from j = 1 to n (n over j)^{1 over 2+ s}})


= 






-s </annotation>
  </semantics>
</math>
</file>

<file path=Object 73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n>2</mn>
      </mrow>
      <mrow>
        <mi>n</mi>
        <mo stretchy="false">+</mo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+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</mrow>
              </mrow>
            </mrow>
          </mrow>
          <mo fence="true" stretchy="false">)</mo>
        </mrow>
        <mo stretchy="false">=</mo>
        <mrow>
          <mo stretchy="false">−</mo>
          <mfrac>
            <mn>1</mn>
            <mn>2</mn>
          </mfrac>
        </mrow>
      </mrow>
    </mrow>
    <annotation encoding="StarMath 5.0">lim from {n rightarrow infinity}{}

-2n + 

(1 over 2 + s )(n^{1 over 2 -s} cdot %zeta( 1 over 2 -s ) 

-{{sum from j = 1 to n  (n over j)^{1 over 2 - s}} })

+(1 over 2 - s )(n^{1 over 2 + s} cdot %zeta( 1 over 2 + s )

-{sum from j = 1 to n (n over j)^{1 over 2+ s}})


= 

-{1 over 2} </annotation>
  </semantics>
</math>
</file>

<file path=Object 74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i>n</mi>
        <mo stretchy="false">+</mo>
        <mrow>
          <mo fence="true" stretchy="false">(</mo>
          <mrow>
            <mrow>
              <mn>1</mn>
              <mo stretchy="false">+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  <mo stretchy="false">−</mo>
                <mrow>
                  <msup>
                    <mi>n</mi>
                    <mrow>
                      <mo stretchy="false">−</mo>
                      <mi>s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o stretchy="false">−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frac>
          <mrow>
            <mn>1</mn>
            <mo stretchy="false">+</mo>
            <mi>s</mi>
          </mrow>
          <mn>2</mn>
        </mfrac>
      </mrow>
    </mrow>
    <annotation encoding="StarMath 5.0">lim from {n rightarrow infinity}{} 

-n+

( 1+s )(sum from j = 1 to n  (n over j)^-s

- n^-s cdot %zeta( -s ))

=

{1+s} over 2</annotation>
  </semantics>
</math>
</file>

<file path=Object 75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i>n</mi>
        <mo stretchy="false">+</mo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  <mo stretchy="false">−</mo>
                <mrow>
                  <msup>
                    <mi>n</mi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−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frac>
          <mrow>
            <mfrac>
              <mn>1</mn>
              <mn>2</mn>
            </mfrac>
            <mo stretchy="false">+</mo>
            <mi>s</mi>
          </mrow>
          <mn>2</mn>
        </mfrac>
      </mrow>
    </mrow>
    <annotation encoding="StarMath 5.0">lim from {n rightarrow infinity}{} 

-n+

( 1 over 2 + s )(sum from j = 1 to n  (n over j)^{1 over 2 - s}

- n^{1 over 2 -s} cdot %zeta( 1 over 2 - s ))

=

{1 over 2 + s} over 2</annotation>
  </semantics>
</math>
</file>

<file path=Object 76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i>n</mi>
        <mo stretchy="false">+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</mrow>
                <mo stretchy="false">−</mo>
                <mrow>
                  <msup>
                    <mi>n</mi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frac>
          <mrow>
            <mfrac>
              <mn>1</mn>
              <mn>2</mn>
            </mfrac>
            <mo stretchy="false">−</mo>
            <mi>s</mi>
          </mrow>
          <mn>2</mn>
        </mfrac>
      </mrow>
    </mrow>
    <annotation encoding="StarMath 5.0">lim from {n rightarrow infinity}{} 

-n+

( 1 over 2 - s )(sum from j = 1 to n  (n over j)^{1 over 2 + s}

- n^{1 over 2 + s} cdot %zeta( 1 over 2 + s ))

=

{1 over 2 - s} over 2</annotation>
  </semantics>
</math>
</file>

<file path=Object 77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n>2</mn>
      </mrow>
      <mrow>
        <mi>n</mi>
        <mo stretchy="false">+</mo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+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o stretchy="false">+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</mrow>
              </mrow>
            </mrow>
          </mrow>
          <mo fence="true" stretchy="false">)</mo>
        </mrow>
        <mo stretchy="false">=</mo>
        <mrow>
          <mo stretchy="false">−</mo>
          <mfrac>
            <mn>1</mn>
            <mn>2</mn>
          </mfrac>
        </mrow>
      </mrow>
    </mrow>
    <annotation encoding="StarMath 5.0">lim from {n rightarrow infinity}{}

-2n + 

(1 over 2 + s )(n^{1 over 2 -s} cdot %zeta( 1 over 2 -s ) 

-{{sum from j = 1 to n  (n over j)^{1 over 2 - s}} })

+(1 over 2 - s )(n^{1 over 2 + s} cdot %zeta( 1 over 2 + s )

+{sum from j = 1 to n (n over j)^{1 over 2+ s}})


= 

-{1 over 2} </annotation>
  </semantics>
</math>
</file>

<file path=Object 78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+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row>
                  <mo fence="true" stretchy="false">)</mo>
                </mrow>
                <mo stretchy="false">+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+</mo>
                      <mi>s</mi>
                    </mrow>
                  </msup>
                </mrow>
              </mrow>
            </mrow>
          </mrow>
          <mo fence="true" stretchy="false">)</mo>
        </mrow>
        <mo stretchy="false">=</mo>
        <mrow>
          <mo stretchy="false">−</mo>
          <mi>s</mi>
        </mrow>
      </mrow>
    </mrow>
    <annotation encoding="StarMath 5.0">lim from {n rightarrow infinity}{}

(1 over 2 + s )(n^{1 over 2 -s} cdot %zeta( 1 over 2 -s ) 

-{{sum from j = 1 to n  (n over j)^{1 over 2 - s}} })

-(1 over 2 - s )(n^{1 over 2 + s} cdot %zeta( 1 over 2 + s )

+{sum from j = 1 to n (n over j)^{1 over 2+ s}})


= 






-s </annotation>
  </semantics>
</math>
</file>

<file path=Object 79/content.xml><?xml version="1.0" encoding="utf-8"?>
<math xmlns="http://www.w3.org/1998/Math/MathML" display="block">
  <semantics>
    <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−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+</mo>
                    <mi>s</mi>
                  </mrow>
                </msup>
                <mo stretchy="false">⋅</mo>
                <mi mathvariant="normal">ζ</mi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frac>
                      <mi>n</mi>
                      <mi>j</mi>
                    </mfrac>
                  </mrow>
                  <mo fence="true" stretchy="false">)</mo>
                </mrow>
                <mrow>
                  <mfrac>
                    <mn>1</mn>
                    <mn>2</mn>
                  </mfrac>
                  <mo stretchy="false">−</mo>
                  <mi>s</mi>
                </mrow>
              </msup>
            </mrow>
          </mrow>
          <mo fence="true" stretchy="false">)</mo>
        </mrow>
        <mo stretchy="false">+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o fence="true" stretchy="false">(</mo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row>
                <mfrac>
                  <mn>1</mn>
                  <mn>2</mn>
                </mfrac>
                <mo stretchy="false">+</mo>
                <mi>s</mi>
              </mrow>
            </msup>
          </mrow>
        </mrow>
        <mo fence="true" stretchy="false">)</mo>
      </mrow>
    </mrow>
    <annotation encoding="StarMath 5.0"> (1 over 2 + s )(n^{1 over 2 -s} cdot %zeta( 1 over 2 -s ))
-(1 over 2 - s )(n^{1 over 2 + s} cdot %zeta( 1 over 2 + s ))


-(1 over 2 + s )(sum from j = 1 to n (n over j)^{1 over 2 - s} )
+(1 over 2 - s )(sum from j = 1 to n (n over j)^{1 over 2+ s})
</annotation>
  </semantics>
</math>
</file>

<file path=Object 8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i>j</mi>
              <mi>s</mi>
            </msup>
          </mrow>
          <mo stretchy="false">−</mo>
          <mfrac>
            <msup>
              <mi>n</mi>
              <mrow>
                <mn>1</mn>
                <mo stretchy="false">+</mo>
                <mi>s</mi>
              </mrow>
            </msup>
            <mrow>
              <mn>1</mn>
              <mo stretchy="false">+</mo>
              <mi>s</mi>
            </mrow>
          </mfrac>
          <mo stretchy="false">−</mo>
          <mfrac>
            <msup>
              <mi>n</mi>
              <mi>s</mi>
            </msup>
            <mn>2</mn>
          </mfrac>
        </mrow>
      </mrow>
    </mrow>
    <annotation encoding="StarMath 5.0">%zeta( -s ) = sum from j=1 to n j^s - { n^{1+s} }over{ 1+s }- { {n^s} over {2 } }</annotation>
  </semantics>
</math>
</file>

<file path=Object 80/content.xml><?xml version="1.0" encoding="utf-8"?>
<math xmlns="http://www.w3.org/1998/Math/MathML" display="block">
  <semantics>
    <mrow>
      <msup>
        <mi>n</mi>
        <mfrac>
          <mn>1</mn>
          <mn>2</mn>
        </mfrac>
      </msup>
      <mrow>
        <mrow>
          <mo fence="true" stretchy="false">(</mo>
          <mrow>
            <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  <mrow>
                <msup>
                  <mi>n</mi>
                  <mrow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</mrow>
              <mrow>
                <msup>
                  <mi>n</mi>
                  <mi>s</mi>
                </msup>
                <mo stretchy="false">⋅</mo>
                <mi mathvariant="normal">ζ</mi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row>
          <mo stretchy="false">⋅</mo>
          <mrow>
            <mo fence="true" stretchy="false">(</mo>
            <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row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i>s</mi>
                  </msup>
                  <mo stretchy="false">−</mo>
                  <mrow>
                    <mo fence="true" stretchy="false">(</mo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frac>
                        <mi>n</mi>
                        <mi>j</mi>
                      </mfrac>
                    </mrow>
                    <mo fence="true" stretchy="false">)</mo>
                  </mrow>
                  <mrow>
                    <mo stretchy="false">−</mo>
                    <mi>s</mi>
                  </mrow>
                </msup>
              </mrow>
            </mrow>
            <mo fence="true" stretchy="false">)</mo>
          </mrow>
        </mrow>
      </mrow>
    </mrow>
    <annotation encoding="StarMath 5.0"> n^{1 over 2}((1 over 2 + s )n^{-s} cdot %zeta( 1 over 2 -s )
-(1 over 2 - s )n^{s} cdot %zeta( 1 over 2 + s ))

+sum from j = 1 to n (n over j)^{1 over 2} cdot ((1 over 2 - s )(n over j)^{ s}-(1 over 2 + s )(n over j)^{-s})

</annotation>
  </semantics>
</math>
</file>

<file path=Object 81/content.xml><?xml version="1.0" encoding="utf-8"?>
<math xmlns="http://www.w3.org/1998/Math/MathML" display="block">
  <semantics>
    <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o fence="true" stretchy="false">(</mo>
        <mrow>
          <mrow>
            <mrow>
              <msup>
                <mi>n</mi>
                <mrow>
                  <mfrac>
                    <mn>1</mn>
                    <mn>2</mn>
                  </mfrac>
                  <mo stretchy="false">+</mo>
                  <mi>s</mi>
                </mrow>
              </msup>
              <mo stretchy="false">⋅</mo>
              <mi mathvariant="normal">ζ</mi>
            </mrow>
            <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p>
                  <mrow>
                    <mo fence="true" stretchy="false">(</mo>
                    <mrow>
                      <mfrac>
                        <mi>n</mi>
                        <mi>j</mi>
                      </mfrac>
                    </mrow>
                    <mo fence="true" stretchy="false">)</mo>
                  </mrow>
                  <mrow>
                    <mfrac>
                      <mn>1</mn>
                      <mn>2</mn>
                    </mfrac>
                    <mo stretchy="false">+</mo>
                    <mi>s</mi>
                  </mrow>
                </msup>
              </mrow>
            </mrow>
          </mrow>
        </mrow>
        <mo fence="true" stretchy="false">)</mo>
      </mrow>
    </mrow>
    <annotation encoding="StarMath 5.0">(1 over 2 + s )(n^{1 over 2 -s} cdot %zeta( 1 over 2 -s ) 

-{{sum from j = 1 to n  (n over j)^{1 over 2 - s}} })

-(1 over 2 - s )(n^{1 over 2 + s} cdot %zeta( 1 over 2 + s )

+{sum from j = 1 to n (n over j)^{1 over 2+ s}})
</annotation>
  </semantics>
</math>
</file>

<file path=Object 82/content.xml><?xml version="1.0" encoding="utf-8"?>
<math xmlns="http://www.w3.org/1998/Math/MathML" display="block">
  <semantics>
    <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frac>
                        <mn>1</mn>
                        <mn>2</mn>
                      </mfrac>
                      <mo stretchy="false">−</mo>
                      <mi>s</mi>
                    </mrow>
                  </msup>
                </mrow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o fence="true" stretchy="false">(</mo>
        <mrow>
          <mrow>
            <mrow>
              <msup>
                <mi>n</mi>
                <mrow>
                  <mfrac>
                    <mn>1</mn>
                    <mn>2</mn>
                  </mfrac>
                  <mo stretchy="false">+</mo>
                  <mi>s</mi>
                </mrow>
              </msup>
              <mo stretchy="false">⋅</mo>
              <mi mathvariant="normal">ζ</mi>
            </mrow>
            <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+</mo>
                    <mi>s</mi>
                  </mrow>
                </mrow>
                <mo fence="true" stretchy="false">)</mo>
              </mrow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p>
                  <mrow>
                    <mo fence="true" stretchy="false">(</mo>
                    <mrow>
                      <mfrac>
                        <mi>n</mi>
                        <mi>j</mi>
                      </mfrac>
                    </mrow>
                    <mo fence="true" stretchy="false">)</mo>
                  </mrow>
                  <mrow>
                    <mfrac>
                      <mn>1</mn>
                      <mn>2</mn>
                    </mfrac>
                    <mo stretchy="false">+</mo>
                    <mi>s</mi>
                  </mrow>
                </msup>
              </mrow>
            </mrow>
          </mrow>
        </mrow>
        <mo fence="true" stretchy="false">)</mo>
      </mrow>
    </mrow>
    <annotation encoding="StarMath 5.0">
(1 over 2 + s )(n^{1 over 2 -s} cdot %zeta( 1 over 2 -s ) 

-{{sum from j = 1 to n  (n over j)^{1 over 2 - s}} })

+(1 over 2 - s )(n^{1 over 2 + s} cdot %zeta( 1 over 2 + s )

+{sum from j = 1 to n (n over j)^{1 over 2+ s}})
</annotation>
  </semantics>
</math>
</file>

<file path=Object 83/content.xml><?xml version="1.0" encoding="utf-8"?>
<math xmlns="http://www.w3.org/1998/Math/MathML" display="block">
  <semantics>
    <mrow>
      <mi mathvariant="normal">ξ</mi>
      <mrow>
        <mrow>
          <mo fence="true" stretchy="false">(</mo>
          <mrow>
            <mi>s</mi>
          </mrow>
          <mo fence="true" stretchy="false">)</mo>
        </mrow>
        <mo stretchy="false">=</mo>
        <mrow>
          <mfrac>
            <mn>1</mn>
            <mn>2</mn>
          </mfrac>
          <mo stretchy="false">⋅</mo>
          <mi>s</mi>
        </mrow>
      </mrow>
      <mrow>
        <mo fence="true" stretchy="false">(</mo>
        <mrow>
          <mrow>
            <mi>s</mi>
            <mo stretchy="false">−</mo>
            <mn>1</mn>
          </mrow>
        </mrow>
        <mo fence="true" stretchy="false">)</mo>
      </mrow>
      <msup>
        <mi mathvariant="normal">π</mi>
        <mrow>
          <mo fence="true" stretchy="false">(</mo>
          <mrow>
            <mrow>
              <mrow>
                <mo stretchy="false">−</mo>
                <mi>s</mi>
              </mrow>
              <mo stretchy="false">/</mo>
              <mn>2</mn>
            </mrow>
          </mrow>
          <mo fence="true" stretchy="false">)</mo>
        </mrow>
      </msup>
      <mi mathvariant="normal">Γ</mi>
      <mrow>
        <mrow>
          <mo fence="true" stretchy="false">(</mo>
          <mrow>
            <mrow>
              <mfrac>
                <mn>1</mn>
                <mn>2</mn>
              </mfrac>
              <mo stretchy="false">⋅</mo>
              <mi>s</mi>
            </mrow>
          </mrow>
          <mo fence="true" stretchy="false">)</mo>
        </mrow>
        <mo stretchy="false">⋅</mo>
        <mi mathvariant="normal">ζ</mi>
      </mrow>
      <mrow>
        <mo fence="true" stretchy="false">(</mo>
        <mrow>
          <mi>s</mi>
        </mrow>
        <mo fence="true" stretchy="false">)</mo>
      </mrow>
    </mrow>
    <annotation encoding="StarMath 5.0">%xi( s ) = 1 over 2 cdot s( s-1 )%pi^( -s/2 ) %GAMMA( 1 over 2 cdot s ) cdot %zeta( s )</annotation>
  </semantics>
</math>
</file>

<file path=Object 84/content.xml><?xml version="1.0" encoding="utf-8"?>
<math xmlns="http://www.w3.org/1998/Math/MathML" display="block">
  <semantics>
    <mrow>
      <mfrac>
        <mrow>
          <mn>2</mn>
          <msup>
            <mi mathvariant="normal">π</mi>
            <mrow>
              <mo fence="true" stretchy="false">(</mo>
              <mrow>
                <mrow>
                  <mi>s</mi>
                  <mo stretchy="false">/</mo>
                  <mn>2</mn>
                </mrow>
              </mrow>
              <mo fence="true" stretchy="false">)</mo>
            </mrow>
          </msup>
        </mrow>
        <mrow>
          <mi>s</mi>
          <mrow>
            <mrow>
              <mo fence="true" stretchy="false">(</mo>
              <mrow>
                <mrow>
                  <mi>s</mi>
                  <mo stretchy="false">−</mo>
                  <mn>1</mn>
                </mrow>
              </mrow>
              <mo fence="true" stretchy="false">)</mo>
            </mrow>
            <mo stretchy="false">⋅</mo>
            <mi mathvariant="normal">Γ</mi>
          </mrow>
          <mrow>
            <mo fence="true" stretchy="false">(</mo>
            <mrow>
              <mrow>
                <mfrac>
                  <mn>1</mn>
                  <mn>2</mn>
                </mfrac>
                <mo stretchy="false">⋅</mo>
                <mi>s</mi>
              </mrow>
            </mrow>
            <mo fence="true" stretchy="false">)</mo>
          </mrow>
        </mrow>
      </mfrac>
      <mi mathvariant="normal">ξ</mi>
      <mrow>
        <mrow>
          <mo fence="true" stretchy="false">(</mo>
          <mrow>
            <mi>s</mi>
          </mrow>
          <mo fence="true" stretchy="false">)</mo>
        </mrow>
        <mo stretchy="false">=</mo>
        <mi mathvariant="normal">ζ</mi>
      </mrow>
      <mrow>
        <mo fence="true" stretchy="false">(</mo>
        <mrow>
          <mi>s</mi>
        </mrow>
        <mo fence="true" stretchy="false">)</mo>
      </mrow>
    </mrow>
    <annotation encoding="StarMath 5.0">{2 %pi^( s/2 )}over{s(s-1) cdot %GAMMA( 1 over 2 cdot s )} %xi( s ) = %zeta( s )</annotation>
  </semantics>
</math>
</file>

<file path=Object 85/content.xml><?xml version="1.0" encoding="utf-8"?>
<math xmlns="http://www.w3.org/1998/Math/MathML" display="block">
  <semantics>
    <mrow>
      <mfrac>
        <mrow>
          <mn>2</mn>
          <msup>
            <mi mathvariant="normal">π</mi>
            <mrow>
              <mfrac>
                <mi>s</mi>
                <mn>2</mn>
              </mfrac>
              <mo stretchy="false">+</mo>
              <mfrac>
                <mn>1</mn>
                <mn>4</mn>
              </mfrac>
            </mrow>
          </msup>
        </mrow>
        <mrow>
          <mrow>
            <mo fence="true" stretchy="false">(</mo>
            <mrow>
              <mrow>
                <mi>s</mi>
                <mo stretchy="false">+</mo>
                <mfrac>
                  <mn>1</mn>
                  <mn>2</mn>
                </mfrac>
              </mrow>
            </mrow>
            <mo fence="true" stretchy="false">)</mo>
          </mrow>
          <mrow>
            <mrow>
              <mo fence="true" stretchy="false">(</mo>
              <mrow>
                <mrow>
                  <mi>s</mi>
                  <mo stretchy="false">−</mo>
                  <mfrac>
                    <mn>1</mn>
                    <mn>2</mn>
                  </mfrac>
                </mrow>
              </mrow>
              <mo fence="true" stretchy="false">)</mo>
            </mrow>
            <mo stretchy="false">⋅</mo>
            <mi mathvariant="normal">Γ</mi>
          </mrow>
          <mrow>
            <mo fence="true" stretchy="false">(</mo>
            <mrow>
              <mrow>
                <mfrac>
                  <mn>1</mn>
                  <mn>4</mn>
                </mfrac>
                <mo stretchy="false">⋅</mo>
                <mfrac>
                  <mi>s</mi>
                  <mn>2</mn>
                </mfrac>
              </mrow>
            </mrow>
            <mo fence="true" stretchy="false">)</mo>
          </mrow>
        </mrow>
      </mfrac>
      <mi mathvariant="normal">ξ</mi>
      <mrow>
        <mrow>
          <mo fence="true" stretchy="false">(</mo>
          <mrow>
            <mrow>
              <mfrac>
                <mn>1</mn>
                <mn>2</mn>
              </mfrac>
              <mo stretchy="false">+</mo>
              <mi>s</mi>
            </mrow>
          </mrow>
          <mo fence="true" stretchy="false">)</mo>
        </mrow>
        <mo stretchy="false">=</mo>
        <mi mathvariant="normal">ζ</mi>
      </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</mrow>
    <annotation encoding="StarMath 5.0">{2 %pi^{ s over 2 + 1 over 4 }}over{(s+1 over 2)(s-1 over 2) cdot %GAMMA( {1 over 4} cdot {s over 2} )} %xi( 1 over 2+s ) = %zeta( 1 over 2+s )</annotation>
  </semantics>
</math>
</file>

<file path=Object 86/content.xml><?xml version="1.0" encoding="utf-8"?>
<math xmlns="http://www.w3.org/1998/Math/MathML" display="block">
  <semantics>
    <mrow>
      <mfrac>
        <mrow>
          <mn>2</mn>
          <msup>
            <mi mathvariant="normal">π</mi>
            <mrow>
              <mrow>
                <mo stretchy="false">−</mo>
                <mfrac>
                  <mi>s</mi>
                  <mn>2</mn>
                </mfrac>
              </mrow>
              <mo stretchy="false">+</mo>
              <mfrac>
                <mn>1</mn>
                <mn>4</mn>
              </mfrac>
            </mrow>
          </msup>
        </mrow>
        <mrow>
          <mrow>
            <mo fence="true" stretchy="false">(</mo>
            <mrow>
              <mrow>
                <mrow>
                  <mo stretchy="false">−</mo>
                  <mi>s</mi>
                </mrow>
                <mo stretchy="false">+</mo>
                <mfrac>
                  <mn>1</mn>
                  <mn>2</mn>
                </mfrac>
              </mrow>
            </mrow>
            <mo fence="true" stretchy="false">)</mo>
          </mrow>
          <mrow>
            <mrow>
              <mo fence="true" stretchy="false">(</mo>
              <mrow>
                <mrow>
                  <mrow>
                    <mo stretchy="false">−</mo>
                    <mi>s</mi>
                  </mrow>
                  <mo stretchy="false">−</mo>
                  <mfrac>
                    <mn>1</mn>
                    <mn>2</mn>
                  </mfrac>
                </mrow>
              </mrow>
              <mo fence="true" stretchy="false">)</mo>
            </mrow>
            <mo stretchy="false">⋅</mo>
            <mi mathvariant="normal">Γ</mi>
          </mrow>
          <mrow>
            <mo fence="true" stretchy="false">(</mo>
            <mrow>
              <mrow>
                <mfrac>
                  <mn>1</mn>
                  <mn>4</mn>
                </mfrac>
                <mo stretchy="false">⋅</mo>
                <mrow>
                  <mo stretchy="false">−</mo>
                  <mfrac>
                    <mi>s</mi>
                    <mn>2</mn>
                  </mfrac>
                </mrow>
              </mrow>
            </mrow>
            <mo fence="true" stretchy="false">)</mo>
          </mrow>
        </mrow>
      </mfrac>
      <mi mathvariant="normal">ξ</mi>
      <mrow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  <mo stretchy="false">=</mo>
        <mi mathvariant="normal">ζ</mi>
      </mrow>
      <mrow>
        <mo fence="true" stretchy="false">(</mo>
        <mrow>
          <mrow>
            <mfrac>
              <mn>1</mn>
              <mn>2</mn>
            </mfrac>
            <mo stretchy="false">−</mo>
            <mi>s</mi>
          </mrow>
        </mrow>
        <mo fence="true" stretchy="false">)</mo>
      </mrow>
    </mrow>
    <annotation encoding="StarMath 5.0">{2 %pi^{ -{s over 2} + 1 over 4 }}over{(-s+1 over 2)(-s-1 over 2) cdot %GAMMA( {1 over 4} cdot -{s over 2} )} %xi( 1 over 2-s ) = %zeta( 1 over 2-s )</annotation>
  </semantics>
</math>
</file>

<file path=Object 87/content.xml><?xml version="1.0" encoding="utf-8"?>
<math xmlns="http://www.w3.org/1998/Math/MathML" display="block">
  <semantics>
    <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−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o fence="true" stretchy="false">(</mo>
        <mrow>
          <mrow>
            <mrow>
              <msup>
                <mi>n</mi>
                <mrow>
                  <mfrac>
                    <mn>1</mn>
                    <mn>2</mn>
                  </mfrac>
                  <mo stretchy="false">+</mo>
                  <mi>s</mi>
                </mrow>
              </msup>
              <mo stretchy="false">⋅</mo>
              <mi mathvariant="normal">ζ</mi>
            </mrow>
            <mrow>
              <mo fence="true" stretchy="false">(</mo>
              <mrow>
                <mrow>
                  <mfrac>
                    <mn>1</mn>
                    <mn>2</mn>
                  </mfrac>
                  <mo stretchy="false">+</mo>
                  <mi>s</mi>
                </mrow>
              </mrow>
              <mo fence="true" stretchy="false">)</mo>
            </mrow>
          </mrow>
        </mrow>
        <mo fence="true" stretchy="false">)</mo>
      </mrow>
    </mrow>
    <annotation encoding="StarMath 5.0"> (1 over 2 + s )(n^{1 over 2 -s} cdot %zeta( 1 over 2 -s ))
-(1 over 2 - s )(n^{1 over 2 + s} cdot %zeta( 1 over 2 + s ))
</annotation>
  </semantics>
</math>
</file>

<file path=Object 88/content.xml><?xml version="1.0" encoding="utf-8"?>
<math xmlns="http://www.w3.org/1998/Math/MathML" display="block">
  <semantics>
    <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row>
        <mrow>
          <mo fence="true" stretchy="false">(</mo>
          <mrow>
            <mrow>
              <mrow>
                <msup>
                  <mi>n</mi>
                  <mrow>
                    <mfrac>
                      <mn>1</mn>
                      <mn>2</mn>
                    </mfrac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−</mo>
                    <mi>s</mi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o fence="true" stretchy="false">(</mo>
        <mrow>
          <mrow>
            <mrow>
              <msup>
                <mi>n</mi>
                <mrow>
                  <mfrac>
                    <mn>1</mn>
                    <mn>2</mn>
                  </mfrac>
                  <mo stretchy="false">+</mo>
                  <mi>s</mi>
                </mrow>
              </msup>
              <mo stretchy="false">⋅</mo>
              <mi mathvariant="normal">ζ</mi>
            </mrow>
            <mrow>
              <mo fence="true" stretchy="false">(</mo>
              <mrow>
                <mrow>
                  <mfrac>
                    <mn>1</mn>
                    <mn>2</mn>
                  </mfrac>
                  <mo stretchy="false">+</mo>
                  <mi>s</mi>
                </mrow>
              </mrow>
              <mo fence="true" stretchy="false">)</mo>
            </mrow>
          </mrow>
        </mrow>
        <mo fence="true" stretchy="false">)</mo>
      </mrow>
    </mrow>
    <annotation encoding="StarMath 5.0"> (1 over 2 + s )(n^{1 over 2 -s} cdot %zeta( 1 over 2 -s ))
+(1 over 2 - s )(n^{1 over 2 + s} cdot %zeta( 1 over 2 + s ))
</annotation>
  </semantics>
</math>
</file>

<file path=Object 89/content.xml><?xml version="1.0" encoding="utf-8"?>
<math xmlns="http://www.w3.org/1998/Math/MathML" display="block">
  <semantics>
    <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row>
        <mrow>
          <mo fence="true" stretchy="false">(</mo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frac>
                      <mi>n</mi>
                      <mi>j</mi>
                    </mfrac>
                  </mrow>
                  <mo fence="true" stretchy="false">)</mo>
                </mrow>
                <mrow>
                  <mfrac>
                    <mn>1</mn>
                    <mn>2</mn>
                  </mfrac>
                  <mo stretchy="false">−</mo>
                  <mi>s</mi>
                </mrow>
              </msup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o fence="true" stretchy="false">(</mo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row>
                <mfrac>
                  <mn>1</mn>
                  <mn>2</mn>
                </mfrac>
                <mo stretchy="false">+</mo>
                <mi>s</mi>
              </mrow>
            </msup>
          </mrow>
        </mrow>
        <mo fence="true" stretchy="false">)</mo>
      </mrow>
    </mrow>
    <annotation encoding="StarMath 5.0">(1 over 2 + s )(sum from j = 1 to n (n over j)^{1 over 2 - s} )
-(1 over 2 - s )(sum from j = 1 to n (n over j)^{1 over 2+ s})
</annotation>
  </semantics>
</math>
</file>

<file path=Object 9/content.xml><?xml version="1.0" encoding="utf-8"?>
<math xmlns="http://www.w3.org/1998/Math/MathML" display="block">
  <semantics>
    <mrow>
      <mi mathvariant="italic">if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0</mn>
      </mrow>
      <mi>,</mi>
      <mi>g</mi>
      <mrow>
        <mrow>
          <mo fence="true" stretchy="false">(</mo>
          <mrow>
            <mi>s</mi>
          </mrow>
          <mo fence="true" stretchy="false">)</mo>
        </mrow>
        <mo stretchy="false">=</mo>
        <mn>0</mn>
      </mrow>
    </mrow>
    <annotation encoding="StarMath 5.0">if Re(s) &gt; 0 , g( s ) = 0</annotation>
  </semantics>
</math>
</file>

<file path=Object 90/content.xml><?xml version="1.0" encoding="utf-8"?>
<math xmlns="http://www.w3.org/1998/Math/MathML" display="block">
  <semantics>
    <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row>
        <mrow>
          <mo fence="true" stretchy="false">(</mo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frac>
                      <mi>n</mi>
                      <mi>j</mi>
                    </mfrac>
                  </mrow>
                  <mo fence="true" stretchy="false">)</mo>
                </mrow>
                <mrow>
                  <mfrac>
                    <mn>1</mn>
                    <mn>2</mn>
                  </mfrac>
                  <mo stretchy="false">−</mo>
                  <mi>s</mi>
                </mrow>
              </msup>
            </mrow>
          </mrow>
          <mo fence="true" stretchy="false">)</mo>
        </mrow>
        <mo stretchy="false">+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o fence="true" stretchy="false">(</mo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row>
                <mfrac>
                  <mn>1</mn>
                  <mn>2</mn>
                </mfrac>
                <mo stretchy="false">+</mo>
                <mi>s</mi>
              </mrow>
            </msup>
          </mrow>
        </mrow>
        <mo fence="true" stretchy="false">)</mo>
      </mrow>
    </mrow>
    <annotation encoding="StarMath 5.0">(1 over 2 + s )(sum from j = 1 to n (n over j)^{1 over 2 - s} )
+(1 over 2 - s )(sum from j = 1 to n (n over j)^{1 over 2+ s})
</annotation>
  </semantics>
</math>
</file>

<file path=Object 91/content.xml><?xml version="1.0" encoding="utf-8"?>
<math xmlns="http://www.w3.org/1998/Math/MathML" display="block">
  <semantics>
    <mrow>
      <mrow>
        <mo fence="true" stretchy="false">(</mo>
        <mrow>
          <mrow>
            <mfrac>
              <mn>1</mn>
              <mn>2</mn>
            </mfrac>
            <mo stretchy="false">+</mo>
            <mi>s</mi>
          </mrow>
        </mrow>
        <mo fence="true" stretchy="false">)</mo>
      </mrow>
      <mrow>
        <mrow>
          <mo fence="true" stretchy="false">(</mo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frac>
                      <mi>n</mi>
                      <mi>j</mi>
                    </mfrac>
                  </mrow>
                  <mo fence="true" stretchy="false">)</mo>
                </mrow>
                <mrow>
                  <mfrac>
                    <mn>1</mn>
                    <mn>2</mn>
                  </mfrac>
                  <mo stretchy="false">−</mo>
                  <mi>s</mi>
                </mrow>
              </msup>
            </mrow>
          </mrow>
          <mo fence="true" stretchy="false">)</mo>
        </mrow>
        <mo stretchy="false">−</mo>
        <mrow>
          <mo fence="true" stretchy="false">(</mo>
          <mrow>
            <mrow>
              <mfrac>
                <mn>1</mn>
                <mn>2</mn>
              </mfrac>
              <mo stretchy="false">−</mo>
              <mi>s</mi>
            </mrow>
          </mrow>
          <mo fence="true" stretchy="false">)</mo>
        </mrow>
      </mrow>
      <mrow>
        <mo fence="true" stretchy="false">(</mo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row>
                <mfrac>
                  <mn>1</mn>
                  <mn>2</mn>
                </mfrac>
                <mo stretchy="false">+</mo>
                <mi>s</mi>
              </mrow>
            </msup>
          </mrow>
        </mrow>
        <mo fence="true" stretchy="false">)</mo>
      </mrow>
    </mrow>
    <annotation encoding="StarMath 5.0">(1 over 2 + s )(sum from j = 1 to n (n over j)^{1 over 2 - s} )
-(1 over 2 - s )(sum from j = 1 to n (n over j)^{1 over 2+ s})
</annotation>
  </semantics>
</math>
</file>

<file path=Object 92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row>
        <mo fence="true" stretchy="false">(</mo>
        <mrow>
          <mrow>
            <mrow>
              <mo fence="true" stretchy="false">(</mo>
              <mrow>
                <mrow>
                  <mfrac>
                    <mn>1</mn>
                    <mn>2</mn>
                  </mfrac>
                  <mo stretchy="false">+</mo>
                  <mi>s</mi>
                </mrow>
              </mrow>
              <mo fence="true" stretchy="false">)</mo>
            </mrow>
            <mrow>
              <msup>
                <mrow>
                  <mo fence="true" stretchy="false">(</mo>
                  <mrow>
                    <mfrac>
                      <mi>n</mi>
                      <mi>j</mi>
                    </mfrac>
                  </mrow>
                  <mo fence="true" stretchy="false">)</mo>
                </mrow>
                <mrow>
                  <mo stretchy="false">−</mo>
                  <mi>s</mi>
                </mrow>
              </msup>
              <mo stretchy="false">−</mo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−</mo>
                    <mi>s</mi>
                  </mrow>
                </mrow>
                <mo fence="true" stretchy="false">)</mo>
              </mrow>
            </mrow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i>s</mi>
            </msup>
          </mrow>
        </mrow>
        <mo fence="true" stretchy="false">)</mo>
      </mrow>
    </mrow>
    <annotation encoding="StarMath 5.0">sum from j = 1 to n (n over j)^{1 over 2}((1 over 2 + s )(n over j)^{-s} 
-(1 over 2 - s )(n over j)^s)
</annotation>
  </semantics>
</math>
</file>

<file path=Object 93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row>
        <mo fence="true" stretchy="false">(</mo>
        <mrow>
          <mrow>
            <mfrac>
              <mn>1</mn>
              <mn>2</mn>
            </mfrac>
            <mrow>
              <msup>
                <mrow>
                  <mo fence="true" stretchy="false">(</mo>
                  <mrow>
                    <mfrac>
                      <mi>n</mi>
                      <mi>j</mi>
                    </mfrac>
                  </mrow>
                  <mo fence="true" stretchy="false">)</mo>
                </mrow>
                <mrow>
                  <mo stretchy="false">−</mo>
                  <mi>s</mi>
                </mrow>
              </msup>
              <mo stretchy="false">+</mo>
              <mi>s</mi>
            </mrow>
            <mrow>
              <msup>
                <mrow>
                  <mo fence="true" stretchy="false">(</mo>
                  <mrow>
                    <mfrac>
                      <mi>n</mi>
                      <mi>j</mi>
                    </mfrac>
                  </mrow>
                  <mo fence="true" stretchy="false">)</mo>
                </mrow>
                <mrow>
                  <mo stretchy="false">−</mo>
                  <mi>s</mi>
                </mrow>
              </msup>
              <mo stretchy="false">−</mo>
              <mfrac>
                <mn>1</mn>
                <mn>2</mn>
              </mfrac>
            </mrow>
            <mrow>
              <msup>
                <mrow>
                  <mo fence="true" stretchy="false">(</mo>
                  <mrow>
                    <mfrac>
                      <mi>n</mi>
                      <mi>j</mi>
                    </mfrac>
                  </mrow>
                  <mo fence="true" stretchy="false">)</mo>
                </mrow>
                <mi>s</mi>
              </msup>
              <mo stretchy="false">+</mo>
              <mi>s</mi>
            </mrow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i>s</mi>
            </msup>
          </mrow>
        </mrow>
        <mo fence="true" stretchy="false">)</mo>
      </mrow>
    </mrow>
    <annotation encoding="StarMath 5.0">sum from j = 1 to n (n over j)^{1 over 2}(

{1 over 2}(n over j)^{-s} 
+ s (n over j)^{-s} 

-{1 over 2}(n over j)^s
+ s (n over j)^s

)
</annotation>
  </semantics>
</math>
</file>

<file path=Object 94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row>
        <mo fence="true" stretchy="false">(</mo>
        <mrow>
          <mrow>
            <mfrac>
              <mn>1</mn>
              <mn>2</mn>
            </mfrac>
            <mrow>
              <msup>
                <mrow>
                  <mo fence="true" stretchy="false">(</mo>
                  <mrow>
                    <mfrac>
                      <mi>n</mi>
                      <mi>j</mi>
                    </mfrac>
                  </mrow>
                  <mo fence="true" stretchy="false">)</mo>
                </mrow>
                <mrow>
                  <mo stretchy="false">−</mo>
                  <mi>s</mi>
                </mrow>
              </msup>
              <mo stretchy="false">+</mo>
              <mi>s</mi>
            </mrow>
            <mrow>
              <msup>
                <mrow>
                  <mo fence="true" stretchy="false">(</mo>
                  <mrow>
                    <mfrac>
                      <mi>n</mi>
                      <mi>j</mi>
                    </mfrac>
                  </mrow>
                  <mo fence="true" stretchy="false">)</mo>
                </mrow>
                <mrow>
                  <mo stretchy="false">−</mo>
                  <mi>s</mi>
                </mrow>
              </msup>
              <mo stretchy="false">+</mo>
              <mfrac>
                <mn>1</mn>
                <mn>2</mn>
              </mfrac>
            </mrow>
            <mrow>
              <msup>
                <mrow>
                  <mo fence="true" stretchy="false">(</mo>
                  <mrow>
                    <mfrac>
                      <mi>n</mi>
                      <mi>j</mi>
                    </mfrac>
                  </mrow>
                  <mo fence="true" stretchy="false">)</mo>
                </mrow>
                <mi>s</mi>
              </msup>
              <mo stretchy="false">−</mo>
              <mi>s</mi>
            </mrow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i>s</mi>
            </msup>
          </mrow>
        </mrow>
        <mo fence="true" stretchy="false">)</mo>
      </mrow>
    </mrow>
    <annotation encoding="StarMath 5.0">sum from j = 1 to n (n over j)^{1 over 2}(

{1 over 2}(n over j)^{-s} 
+ s (n over j)^{-s} 

+{1 over 2}(n over j)^s
- s (n over j)^s

)
</annotation>
  </semantics>
</math>
</file>

<file path=Object 95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row>
        <mo fence="true" stretchy="false">(</mo>
        <mrow>
          <mrow>
            <mfrac>
              <mn>1</mn>
              <mn>2</mn>
            </mfrac>
            <mrow>
              <mrow>
                <mo fence="true" stretchy="false">(</mo>
                <mrow>
                  <mrow>
                    <msup>
                      <mrow>
                        <mo fence="true" stretchy="false">(</mo>
                        <mrow>
                          <mfrac>
                            <mi>n</mi>
                            <mi>j</mi>
                          </mfrac>
                        </mrow>
                        <mo fence="true" stretchy="false">)</mo>
                      </mrow>
                      <mrow>
                        <mo stretchy="false">−</mo>
                        <mi>s</mi>
                      </mrow>
                    </msup>
                    <mo stretchy="false">−</mo>
                    <msup>
                      <mrow>
                        <mo fence="true" stretchy="false">(</mo>
                        <mrow>
                          <mfrac>
                            <mi>n</mi>
                            <mi>j</mi>
                          </mfrac>
                        </mrow>
                        <mo fence="true" stretchy="false">)</mo>
                      </mrow>
                      <mi>s</mi>
                    </msup>
                  </mrow>
                </mrow>
                <mo fence="true" stretchy="false">)</mo>
              </mrow>
              <mo stretchy="false">+</mo>
              <mi>s</mi>
            </mrow>
            <mrow>
              <mo fence="true" stretchy="false">(</mo>
              <mrow>
                <mrow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  <mo stretchy="false">+</mo>
                  <msup>
                    <mrow>
                      <mo fence="true" stretchy="false">(</mo>
                      <mrow>
                        <mfrac>
                          <mi>n</mi>
                          <mi>j</mi>
                        </mfrac>
                      </mrow>
                      <mo fence="true" stretchy="false">)</mo>
                    </mrow>
                    <mi>s</mi>
                  </msup>
                </mrow>
              </mrow>
              <mo fence="true" stretchy="false">)</mo>
            </mrow>
          </mrow>
        </mrow>
        <mo fence="true" stretchy="false">)</mo>
      </mrow>
    </mrow>
    <annotation encoding="StarMath 5.0">sum from j = 1 to n (n over j)^{1 over 2}(

{1 over 2}((n over j)^{-s} 
-(n over j)^s)

+ s( (n over j)^{-s} 
+ (n over j)^s)

)
</annotation>
  </semantics>
</math>
</file>

<file path=Object 96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row>
        <mo fence="true" stretchy="false">(</mo>
        <mrow>
          <mrow>
            <mn>2</mn>
            <mi>s</mi>
            <mi>cosh</mi>
            <mrow>
              <mrow>
                <mo fence="true" stretchy="false">(</mo>
                <mrow>
                  <mrow>
                    <mi>s</mi>
                    <mi>log</mi>
                    <mfrac>
                      <mi>n</mi>
                      <mi>j</mi>
                    </mfrac>
                  </mrow>
                </mrow>
                <mo fence="true" stretchy="false">)</mo>
              </mrow>
              <mo stretchy="false">−</mo>
              <mi>sinh</mi>
            </mrow>
            <mrow>
              <mo fence="true" stretchy="false">(</mo>
              <mrow>
                <mrow>
                  <mi>s</mi>
                  <mi>log</mi>
                  <mfrac>
                    <mi>n</mi>
                    <mi>j</mi>
                  </mfrac>
                </mrow>
              </mrow>
              <mo fence="true" stretchy="false">)</mo>
            </mrow>
          </mrow>
        </mrow>
        <mo fence="true" stretchy="false">)</mo>
      </mrow>
    </mrow>
    <annotation encoding="StarMath 5.0">sum from j = 1 to n (n over j)^{1 over 2}(

2 s cosh( s log {n over j} ) - sinh( s log {n over j} )

)
</annotation>
  </semantics>
</math>
</file>

<file path=Object 97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row>
        <mo fence="true" stretchy="false">(</mo>
        <mrow>
          <mrow>
            <mi>cosh</mi>
            <mrow>
              <mrow>
                <mo fence="true" stretchy="false">(</mo>
                <mrow>
                  <mrow>
                    <mi>s</mi>
                    <mi>log</mi>
                    <mfrac>
                      <mi>n</mi>
                      <mi>j</mi>
                    </mfrac>
                  </mrow>
                </mrow>
                <mo fence="true" stretchy="false">)</mo>
              </mrow>
              <mo stretchy="false">−</mo>
              <mn>2</mn>
            </mrow>
            <mi>s</mi>
            <mi>sinh</mi>
            <mrow>
              <mo fence="true" stretchy="false">(</mo>
              <mrow>
                <mrow>
                  <mi>s</mi>
                  <mi>log</mi>
                  <mfrac>
                    <mi>n</mi>
                    <mi>j</mi>
                  </mfrac>
                </mrow>
              </mrow>
              <mo fence="true" stretchy="false">)</mo>
            </mrow>
          </mrow>
        </mrow>
        <mo fence="true" stretchy="false">)</mo>
      </mrow>
    </mrow>
    <annotation encoding="StarMath 5.0">sum from j = 1 to n (n over j)^{1 over 2}(

 cosh( s log {n over j} ) - 2 s sinh( s log {n over j} )

)
</annotation>
  </semantics>
</math>
</file>

<file path=Object 98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/>
        </mrow>
        <mo stretchy="false">−</mo>
        <mn>2</mn>
      </mrow>
      <mrow>
        <mi>n</mi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i>n</mi>
                  <mi>j</mi>
                </mfrac>
              </mrow>
              <mo fence="true" stretchy="false">)</mo>
            </mrow>
            <mfrac>
              <mn>1</mn>
              <mn>2</mn>
            </mfrac>
          </msup>
        </mrow>
      </mrow>
      <mrow>
        <mrow>
          <mo fence="true" stretchy="false">(</mo>
          <mrow>
            <mrow>
              <mi>cos</mi>
              <mrow>
                <mrow>
                  <mo fence="true" stretchy="false">(</mo>
                  <mrow>
                    <mrow>
                      <mi>s</mi>
                      <mi>log</mi>
                      <mfrac>
                        <mi>n</mi>
                        <mi>j</mi>
                      </mfrac>
                    </mrow>
                  </mrow>
                  <mo fence="true" stretchy="false">)</mo>
                </mrow>
                <mo stretchy="false">+</mo>
                <mn>2</mn>
              </mrow>
              <mi>s</mi>
              <mi>sin</mi>
              <mrow>
                <mo fence="true" stretchy="false">(</mo>
                <mrow>
                  <mrow>
                    <mi>s</mi>
                    <mi>log</mi>
                    <mfrac>
                      <mi>n</mi>
                      <mi>j</mi>
                    </mfrac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frac>
          <mn>1</mn>
          <mn>2</mn>
        </mfrac>
      </mrow>
    </mrow>
    <annotation encoding="StarMath 5.0">lim from {n rightarrow infinity}{}

- 2n + 

sum from j = 1 to n (n over j)^{1 over 2} ( cos (s log { n over j}) + 2 s sin(s log{ n over j}) )

= 

1 over 2</annotation>
  </semantics>
</math>
</file>

<file path=Object 99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underover>
          <mo stretchy="false">∑</mo>
          <mrow>
            <mi>j</mi>
            <mo stretchy="false">=</mo>
            <mn>1</mn>
          </mrow>
          <mi>n</mi>
        </munderover>
        <msup>
          <mrow>
            <mo fence="true" stretchy="false">(</mo>
            <mrow>
              <mfrac>
                <mi>n</mi>
                <mi>j</mi>
              </mfrac>
            </mrow>
            <mo fence="true" stretchy="false">)</mo>
          </mrow>
          <mfrac>
            <mn>1</mn>
            <mn>2</mn>
          </mfrac>
        </msup>
      </mrow>
      <mrow>
        <mrow>
          <mo fence="true" stretchy="false">(</mo>
          <mrow>
            <mrow>
              <mn>2</mn>
              <mi>s</mi>
              <mi>cos</mi>
              <mrow>
                <mrow>
                  <mo fence="true" stretchy="false">(</mo>
                  <mrow>
                    <mrow>
                      <mi>s</mi>
                      <mi>log</mi>
                      <mfrac>
                        <mi>n</mi>
                        <mi>j</mi>
                      </mfrac>
                    </mrow>
                  </mrow>
                  <mo fence="true" stretchy="false">)</mo>
                </mrow>
                <mo stretchy="false">−</mo>
                <mi>sin</mi>
              </mrow>
              <mrow>
                <mo fence="true" stretchy="false">(</mo>
                <mrow>
                  <mrow>
                    <mi>s</mi>
                    <mi>log</mi>
                    <mfrac>
                      <mi>n</mi>
                      <mi>j</mi>
                    </mfrac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i>s</mi>
      </mrow>
    </mrow>
    <annotation encoding="StarMath 5.0">lim from {n rightarrow infinity}{}

sum from j = 1 to n (n over j)^{1 over 2} ( 2 s cos (s log { n over j}) - sin(s log{ n over j}) )

= 

s </annotation>
  </semantics>
</math>
</file>